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Pictures/100002000000013E0000002AB802E60F044A5C73.png" manifest:media-type="image/png"/>
  <manifest:file-entry manifest:full-path="Pictures/2000006600001B900000039A1AD9628391012692.svm" manifest:media-type="image/x-svm"/>
  <manifest:file-entry manifest:full-path="Pictures/10000200000000F10000002A101EAE3043F8BB60.png" manifest:media-type="image/png"/>
  <manifest:file-entry manifest:full-path="Pictures/2000005B000014DC0000039AB717965DC63DA573.svm" manifest:media-type="image/x-svm"/>
  <manifest:file-entry manifest:full-path="content.xml" manifest:media-type="text/xml"/>
  <manifest:file-entry manifest:full-path="setting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1.25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61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PageStyle_5f_NY_20_State_20_Counties">
      <style:table-properties table:display="true" style:writing-mode="lr-tb"/>
    </style:style>
    <style:style style:name="ta2" style:family="table" style:master-page-name="PageStyle_5f_100K_20_Coefficient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Age-Gender-Raw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82"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">
      <style:table-cell-properties style:rotation-align="none"/>
    </style:style>
    <style:style style:name="ce6" style:family="table-cell" style:parent-style-name="Default" style:data-style-name="N125">
      <style:table-cell-properties style:rotation-align="none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3"/>
    <style:style style:name="ce9" style:family="table-cell" style:parent-style-name="Default" style:data-style-name="N82">
      <style:table-cell-properties style:rotation-align="none"/>
    </style:style>
    <style:style style:name="ce10" style:family="table-cell" style:parent-style-name="Default">
      <style:table-cell-properties fo:background-color="#ffffa6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 style:data-style-name="N3">
      <style:table-cell-properties style:rotation-align="none"/>
    </style:style>
    <style:style style:name="ce13" style:family="table-cell" style:parent-style-name="Default" style:data-style-name="N3">
      <style:table-cell-properties fo:background-color="#ffffa6" style:rotation-align="none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5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NY State Counties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43" table:default-cell-style-name="ce2"/>
        <table:table-column table:style-name="co1" table:number-columns-repeated="18" table:default-cell-style-name="Default"/>
        <table:table-row table:style-name="ro1">
          <table:table-cell table:style-name="ce1" office:value-type="string" calcext:value-type="string">
            <text:p>GEOID</text:p>
          </table:table-cell>
          <table:table-cell table:style-name="ce1" office:value-type="string" calcext:value-type="string">
            <text:p>NYS</text:p>
          </table:table-cell>
          <table:table-cell table:style-name="ce1" office:value-type="string" calcext:value-type="string">
            <text:p>NYC</text:p>
          </table:table-cell>
          <table:table-cell table:style-name="ce1" office:value-type="string" calcext:value-type="string">
            <text:p>0-17</text:p>
          </table:table-cell>
          <table:table-cell table:style-name="ce1" office:value-type="string" calcext:value-type="string">
            <text:p>18-44</text:p>
          </table:table-cell>
          <table:table-cell table:style-name="ce1" office:value-type="string" calcext:value-type="string">
            <text:p>45-64</text:p>
          </table:table-cell>
          <table:table-cell table:style-name="ce1" office:value-type="string" calcext:value-type="string">
            <text:p>65-74</text:p>
          </table:table-cell>
          <table:table-cell table:style-name="ce1" office:value-type="string" calcext:value-type="string">
            <text:p>75+</text:p>
          </table:table-cell>
          <table:table-cell table:style-name="ce1" office:value-type="string" calcext:value-type="string">
            <text:p>Total populatio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0-17</text:p>
          </table:table-cell>
          <table:table-cell table:style-name="ce1" office:value-type="string" calcext:value-type="string">
            <text:p>18-44</text:p>
          </table:table-cell>
          <table:table-cell table:style-name="ce1" office:value-type="string" calcext:value-type="string">
            <text:p>45-64</text:p>
          </table:table-cell>
          <table:table-cell table:style-name="ce1" office:value-type="string" calcext:value-type="string">
            <text:p>65-74</text:p>
          </table:table-cell>
          <table:table-cell table:style-name="ce1" office:value-type="string" calcext:value-type="string">
            <text:p>75+</text:p>
          </table:table-cell>
          <table:table-cell table:style-name="ce1" office:value-type="string" calcext:value-type="string">
            <text:p>Total populatio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Under 5 years</text:p>
          </table:table-cell>
          <table:table-cell table:style-name="ce1" office:value-type="string" calcext:value-type="string">
            <text:p>5 to 9 years</text:p>
          </table:table-cell>
          <table:table-cell table:style-name="ce1" office:value-type="string" calcext:value-type="string">
            <text:p>10 to 14 years</text:p>
          </table:table-cell>
          <table:table-cell table:style-name="ce1" office:value-type="string" calcext:value-type="string">
            <text:p>15 to 19 years</text:p>
          </table:table-cell>
          <table:table-cell table:style-name="ce1" office:value-type="string" calcext:value-type="string">
            <text:p>20 to 24 years</text:p>
          </table:table-cell>
          <table:table-cell table:style-name="ce1" office:value-type="string" calcext:value-type="string">
            <text:p>25 to 34 years</text:p>
          </table:table-cell>
          <table:table-cell table:style-name="ce1" office:value-type="string" calcext:value-type="string">
            <text:p>35 to 44 years</text:p>
          </table:table-cell>
          <table:table-cell table:style-name="ce1" office:value-type="string" calcext:value-type="string">
            <text:p>45 to 54 years</text:p>
          </table:table-cell>
          <table:table-cell table:style-name="ce1" office:value-type="string" calcext:value-type="string">
            <text:p>55 to 59 years</text:p>
          </table:table-cell>
          <table:table-cell table:style-name="ce1" office:value-type="string" calcext:value-type="string">
            <text:p>60 to 64 years</text:p>
          </table:table-cell>
          <table:table-cell table:style-name="ce1" office:value-type="string" calcext:value-type="string">
            <text:p>65 to 74 years</text:p>
          </table:table-cell>
          <table:table-cell table:style-name="ce1" office:value-type="string" calcext:value-type="string">
            <text:p>75 to 84 years</text:p>
          </table:table-cell>
          <table:table-cell table:style-name="ce1" office:value-type="string" calcext:value-type="string">
            <text:p>85 years and over</text:p>
          </table:table-cell>
          <table:table-cell table:style-name="ce1" office:value-type="string" calcext:value-type="string">
            <text:p>Median age (years)</text:p>
          </table:table-cell>
          <table:table-cell table:style-name="ce1" office:value-type="string" calcext:value-type="string">
            <text:p>Under 18 years</text:p>
          </table:table-cell>
          <table:table-cell table:style-name="ce1" office:value-type="string" calcext:value-type="string">
            <text:p>16 years and over</text:p>
          </table:table-cell>
          <table:table-cell table:style-name="ce1" office:value-type="string" calcext:value-type="string">
            <text:p>18 years and over</text:p>
          </table:table-cell>
          <table:table-cell table:style-name="ce1" office:value-type="string" calcext:value-type="string">
            <text:p>21 years and over</text:p>
          </table:table-cell>
          <table:table-cell table:style-name="ce1" office:value-type="string" calcext:value-type="string">
            <text:p>62 years and over</text:p>
          </table:table-cell>
          <table:table-cell table:style-name="ce1" office:value-type="string" calcext:value-type="string">
            <text:p>65 years and over</text:p>
          </table:table-cell>
          <table:table-cell table:style-name="ce1" office:value-type="string" calcext:value-type="string">
            <text:p>18 years and ove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65 years and ove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Female</text:p>
          </table:table-cell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05000US36001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.56517" calcext:value-type="float">
            <text:p>0.56517</text:p>
          </table:table-cell>
          <table:table-cell office:value-type="float" office:value="1.20294" calcext:value-type="float">
            <text:p>1.20294</text:p>
          </table:table-cell>
          <table:table-cell office:value-type="float" office:value="0.7799" calcext:value-type="float">
            <text:p>0.7799</text:p>
          </table:table-cell>
          <table:table-cell office:value-type="float" office:value="0.30005" calcext:value-type="float">
            <text:p>0.30005</text:p>
          </table:table-cell>
          <table:table-cell office:value-type="float" office:value="0.22311" calcext:value-type="float">
            <text:p>0.22311</text:p>
          </table:table-cell>
          <table:table-cell office:value-type="float" office:value="3.07117" calcext:value-type="float">
            <text:p>3.07117</text:p>
          </table:table-cell>
          <table:table-cell office:value-type="float" office:value="1.49679" calcext:value-type="float">
            <text:p>1.49679</text:p>
          </table:table-cell>
          <table:table-cell office:value-type="float" office:value="1.57438" calcext:value-type="float">
            <text:p>1.57438</text:p>
          </table:table-cell>
          <table:table-cell office:value-type="float" office:value="56517" calcext:value-type="float">
            <text:p>56517</text:p>
          </table:table-cell>
          <table:table-cell office:value-type="float" office:value="120294" calcext:value-type="float">
            <text:p>120294</text:p>
          </table:table-cell>
          <table:table-cell office:value-type="float" office:value="77990" calcext:value-type="float">
            <text:p>77990</text:p>
          </table:table-cell>
          <table:table-cell office:value-type="float" office:value="30005" calcext:value-type="float">
            <text:p>30005</text:p>
          </table:table-cell>
          <table:table-cell office:value-type="float" office:value="22311" calcext:value-type="float">
            <text:p>22311</text:p>
          </table:table-cell>
          <table:table-cell office:value-type="float" office:value="307117" calcext:value-type="float">
            <text:p>307117</text:p>
          </table:table-cell>
          <table:table-cell office:value-type="float" office:value="149679" calcext:value-type="float">
            <text:p>149679</text:p>
          </table:table-cell>
          <table:table-cell office:value-type="float" office:value="157438" calcext:value-type="float">
            <text:p>157438</text:p>
          </table:table-cell>
          <table:table-cell office:value-type="float" office:value="14893" calcext:value-type="float">
            <text:p>14893</text:p>
          </table:table-cell>
          <table:table-cell office:value-type="float" office:value="13914" calcext:value-type="float">
            <text:p>13914</text:p>
          </table:table-cell>
          <table:table-cell office:value-type="float" office:value="17175" calcext:value-type="float">
            <text:p>17175</text:p>
          </table:table-cell>
          <table:table-cell office:value-type="float" office:value="24092" calcext:value-type="float">
            <text:p>24092</text:p>
          </table:table-cell>
          <table:table-cell office:value-type="float" office:value="31561" calcext:value-type="float">
            <text:p>31561</text:p>
          </table:table-cell>
          <table:table-cell office:value-type="float" office:value="40393" calcext:value-type="float">
            <text:p>40393</text:p>
          </table:table-cell>
          <table:table-cell office:value-type="float" office:value="34783" calcext:value-type="float">
            <text:p>34783</text:p>
          </table:table-cell>
          <table:table-cell office:value-type="float" office:value="37943" calcext:value-type="float">
            <text:p>37943</text:p>
          </table:table-cell>
          <table:table-cell office:value-type="float" office:value="19766" calcext:value-type="float">
            <text:p>19766</text:p>
          </table:table-cell>
          <table:table-cell office:value-type="float" office:value="20281" calcext:value-type="float">
            <text:p>20281</text:p>
          </table:table-cell>
          <table:table-cell office:value-type="float" office:value="30005" calcext:value-type="float">
            <text:p>30005</text:p>
          </table:table-cell>
          <table:table-cell office:value-type="float" office:value="15261" calcext:value-type="float">
            <text:p>15261</text:p>
          </table:table-cell>
          <table:table-cell office:value-type="float" office:value="7050" calcext:value-type="float">
            <text:p>7050</text:p>
          </table:table-cell>
          <table:table-cell office:value-type="float" office:value="37.9" calcext:value-type="float">
            <text:p>37.9</text:p>
          </table:table-cell>
          <table:table-cell office:value-type="float" office:value="56517" calcext:value-type="float">
            <text:p>56517</text:p>
          </table:table-cell>
          <table:table-cell office:value-type="float" office:value="258349" calcext:value-type="float">
            <text:p>258349</text:p>
          </table:table-cell>
          <table:table-cell office:value-type="float" office:value="250600" calcext:value-type="float">
            <text:p>250600</text:p>
          </table:table-cell>
          <table:table-cell office:value-type="float" office:value="228483" calcext:value-type="float">
            <text:p>228483</text:p>
          </table:table-cell>
          <table:table-cell office:value-type="float" office:value="65011" calcext:value-type="float">
            <text:p>65011</text:p>
          </table:table-cell>
          <table:table-cell office:value-type="float" office:value="52316" calcext:value-type="float">
            <text:p>52316</text:p>
          </table:table-cell>
          <table:table-cell office:value-type="float" office:value="250600" calcext:value-type="float">
            <text:p>250600</text:p>
          </table:table-cell>
          <table:table-cell office:value-type="float" office:value="119855" calcext:value-type="float">
            <text:p>119855</text:p>
          </table:table-cell>
          <table:table-cell office:value-type="float" office:value="130745" calcext:value-type="float">
            <text:p>130745</text:p>
          </table:table-cell>
          <table:table-cell office:value-type="float" office:value="52316" calcext:value-type="float">
            <text:p>52316</text:p>
          </table:table-cell>
          <table:table-cell office:value-type="float" office:value="22460" calcext:value-type="float">
            <text:p>22460</text:p>
          </table:table-cell>
          <table:table-cell office:value-type="float" office:value="29856" calcext:value-type="float">
            <text:p>29856</text:p>
          </table:table-cell>
          <table:table-cell office:value-type="float" office:value="2438496.9" calcext:value-type="float">
            <text:p>2438496.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5000US36005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office:value-type="float" office:value="3.55049" calcext:value-type="float">
            <text:p>3.55049</text:p>
          </table:table-cell>
          <table:table-cell office:value-type="float" office:value="5.53984" calcext:value-type="float">
            <text:p>5.53984</text:p>
          </table:table-cell>
          <table:table-cell office:value-type="float" office:value="3.39934" calcext:value-type="float">
            <text:p>3.39934</text:p>
          </table:table-cell>
          <table:table-cell office:value-type="float" office:value="1.01971" calcext:value-type="float">
            <text:p>1.01971</text:p>
          </table:table-cell>
          <table:table-cell office:value-type="float" office:value="0.81194" calcext:value-type="float">
            <text:p>0.81194</text:p>
          </table:table-cell>
          <table:table-cell office:value-type="float" office:value="14.32132" calcext:value-type="float">
            <text:p>14.32132</text:p>
          </table:table-cell>
          <table:table-cell office:value-type="float" office:value="6.73951" calcext:value-type="float">
            <text:p>6.73951</text:p>
          </table:table-cell>
          <table:table-cell office:value-type="float" office:value="7.58181" calcext:value-type="float">
            <text:p>7.58181</text:p>
          </table:table-cell>
          <table:table-cell office:value-type="float" office:value="355049" calcext:value-type="float">
            <text:p>355049</text:p>
          </table:table-cell>
          <table:table-cell office:value-type="float" office:value="553984" calcext:value-type="float">
            <text:p>553984</text:p>
          </table:table-cell>
          <table:table-cell office:value-type="float" office:value="339934" calcext:value-type="float">
            <text:p>339934</text:p>
          </table:table-cell>
          <table:table-cell office:value-type="float" office:value="101971" calcext:value-type="float">
            <text:p>101971</text:p>
          </table:table-cell>
          <table:table-cell office:value-type="float" office:value="81194" calcext:value-type="float">
            <text:p>81194</text:p>
          </table:table-cell>
          <table:table-cell office:value-type="float" office:value="1432132" calcext:value-type="float">
            <text:p>1432132</text:p>
          </table:table-cell>
          <table:table-cell office:value-type="float" office:value="673951" calcext:value-type="float">
            <text:p>673951</text:p>
          </table:table-cell>
          <table:table-cell office:value-type="float" office:value="758181" calcext:value-type="float">
            <text:p>758181</text:p>
          </table:table-cell>
          <table:table-cell office:value-type="float" office:value="102764" calcext:value-type="float">
            <text:p>102764</text:p>
          </table:table-cell>
          <table:table-cell office:value-type="float" office:value="94486" calcext:value-type="float">
            <text:p>94486</text:p>
          </table:table-cell>
          <table:table-cell office:value-type="float" office:value="100545" calcext:value-type="float">
            <text:p>100545</text:p>
          </table:table-cell>
          <table:table-cell office:value-type="float" office:value="95617" calcext:value-type="float">
            <text:p>95617</text:p>
          </table:table-cell>
          <table:table-cell office:value-type="float" office:value="104329" calcext:value-type="float">
            <text:p>104329</text:p>
          </table:table-cell>
          <table:table-cell office:value-type="float" office:value="230160" calcext:value-type="float">
            <text:p>230160</text:p>
          </table:table-cell>
          <table:table-cell office:value-type="float" office:value="181132" calcext:value-type="float">
            <text:p>181132</text:p>
          </table:table-cell>
          <table:table-cell office:value-type="float" office:value="179609" calcext:value-type="float">
            <text:p>179609</text:p>
          </table:table-cell>
          <table:table-cell office:value-type="float" office:value="85317" calcext:value-type="float">
            <text:p>85317</text:p>
          </table:table-cell>
          <table:table-cell office:value-type="float" office:value="75008" calcext:value-type="float">
            <text:p>75008</text:p>
          </table:table-cell>
          <table:table-cell office:value-type="float" office:value="101971" calcext:value-type="float">
            <text:p>101971</text:p>
          </table:table-cell>
          <table:table-cell office:value-type="float" office:value="60006" calcext:value-type="float">
            <text:p>60006</text:p>
          </table:table-cell>
          <table:table-cell office:value-type="float" office:value="21188" calcext:value-type="float">
            <text:p>21188</text:p>
          </table:table-cell>
          <table:table-cell office:value-type="float" office:value="34.4" calcext:value-type="float">
            <text:p>34.4</text:p>
          </table:table-cell>
          <table:table-cell office:value-type="float" office:value="355049" calcext:value-type="float">
            <text:p>355049</text:p>
          </table:table-cell>
          <table:table-cell office:value-type="float" office:value="1115777" calcext:value-type="float">
            <text:p>1115777</text:p>
          </table:table-cell>
          <table:table-cell office:value-type="float" office:value="1077083" calcext:value-type="float">
            <text:p>1077083</text:p>
          </table:table-cell>
          <table:table-cell office:value-type="float" office:value="1020096" calcext:value-type="float">
            <text:p>1020096</text:p>
          </table:table-cell>
          <table:table-cell office:value-type="float" office:value="227713" calcext:value-type="float">
            <text:p>227713</text:p>
          </table:table-cell>
          <table:table-cell office:value-type="float" office:value="183165" calcext:value-type="float">
            <text:p>183165</text:p>
          </table:table-cell>
          <table:table-cell office:value-type="float" office:value="1077083" calcext:value-type="float">
            <text:p>1077083</text:p>
          </table:table-cell>
          <table:table-cell office:value-type="float" office:value="493603" calcext:value-type="float">
            <text:p>493603</text:p>
          </table:table-cell>
          <table:table-cell office:value-type="float" office:value="583480" calcext:value-type="float">
            <text:p>583480</text:p>
          </table:table-cell>
          <table:table-cell office:value-type="float" office:value="183165" calcext:value-type="float">
            <text:p>183165</text:p>
          </table:table-cell>
          <table:table-cell office:value-type="float" office:value="71944" calcext:value-type="float">
            <text:p>71944</text:p>
          </table:table-cell>
          <table:table-cell office:value-type="float" office:value="111221" calcext:value-type="float">
            <text:p>111221</text:p>
          </table:table-cell>
          <table:table-cell office:value-type="float" office:value="10795809.4" calcext:value-type="float">
            <text:p>10795809.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5000US36007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.36745" calcext:value-type="float">
            <text:p>0.36745</text:p>
          </table:table-cell>
          <table:table-cell office:value-type="float" office:value="0.686" calcext:value-type="float">
            <text:p>0.686</text:p>
          </table:table-cell>
          <table:table-cell office:value-type="float" office:value="0.49521" calcext:value-type="float">
            <text:p>0.49521</text:p>
          </table:table-cell>
          <table:table-cell office:value-type="float" office:value="0.19617" calcext:value-type="float">
            <text:p>0.19617</text:p>
          </table:table-cell>
          <table:table-cell office:value-type="float" office:value="0.17176" calcext:value-type="float">
            <text:p>0.17176</text:p>
          </table:table-cell>
          <table:table-cell office:value-type="float" office:value="1.91659" calcext:value-type="float">
            <text:p>1.91659</text:p>
          </table:table-cell>
          <table:table-cell office:value-type="float" office:value="0.9315" calcext:value-type="float">
            <text:p>0.9315</text:p>
          </table:table-cell>
          <table:table-cell office:value-type="float" office:value="0.98509" calcext:value-type="float">
            <text:p>0.98509</text:p>
          </table:table-cell>
          <table:table-cell office:value-type="float" office:value="36745" calcext:value-type="float">
            <text:p>36745</text:p>
          </table:table-cell>
          <table:table-cell office:value-type="float" office:value="68600" calcext:value-type="float">
            <text:p>68600</text:p>
          </table:table-cell>
          <table:table-cell office:value-type="float" office:value="49521" calcext:value-type="float">
            <text:p>49521</text:p>
          </table:table-cell>
          <table:table-cell office:value-type="float" office:value="19617" calcext:value-type="float">
            <text:p>19617</text:p>
          </table:table-cell>
          <table:table-cell office:value-type="float" office:value="17176" calcext:value-type="float">
            <text:p>17176</text:p>
          </table:table-cell>
          <table:table-cell office:value-type="float" office:value="191659" calcext:value-type="float">
            <text:p>191659</text:p>
          </table:table-cell>
          <table:table-cell office:value-type="float" office:value="93150" calcext:value-type="float">
            <text:p>93150</text:p>
          </table:table-cell>
          <table:table-cell office:value-type="float" office:value="98509" calcext:value-type="float">
            <text:p>98509</text:p>
          </table:table-cell>
          <table:table-cell office:value-type="float" office:value="9796" calcext:value-type="float">
            <text:p>9796</text:p>
          </table:table-cell>
          <table:table-cell office:value-type="float" office:value="10769" calcext:value-type="float">
            <text:p>10769</text:p>
          </table:table-cell>
          <table:table-cell office:value-type="float" office:value="9900" calcext:value-type="float">
            <text:p>9900</text:p>
          </table:table-cell>
          <table:table-cell office:value-type="float" office:value="15095" calcext:value-type="float">
            <text:p>15095</text:p>
          </table:table-cell>
          <table:table-cell office:value-type="float" office:value="16868" calcext:value-type="float">
            <text:p>16868</text:p>
          </table:table-cell>
          <table:table-cell office:value-type="float" office:value="22983" calcext:value-type="float">
            <text:p>22983</text:p>
          </table:table-cell>
          <table:table-cell office:value-type="float" office:value="19934" calcext:value-type="float">
            <text:p>19934</text:p>
          </table:table-cell>
          <table:table-cell office:value-type="float" office:value="22191" calcext:value-type="float">
            <text:p>22191</text:p>
          </table:table-cell>
          <table:table-cell office:value-type="float" office:value="13207" calcext:value-type="float">
            <text:p>13207</text:p>
          </table:table-cell>
          <table:table-cell office:value-type="float" office:value="14123" calcext:value-type="float">
            <text:p>14123</text:p>
          </table:table-cell>
          <table:table-cell office:value-type="float" office:value="19617" calcext:value-type="float">
            <text:p>19617</text:p>
          </table:table-cell>
          <table:table-cell office:value-type="float" office:value="10842" calcext:value-type="float">
            <text:p>10842</text:p>
          </table:table-cell>
          <table:table-cell office:value-type="float" office:value="6334" calcext:value-type="float">
            <text:p>6334</text:p>
          </table:table-cell>
          <table:table-cell office:value-type="float" office:value="40.2" calcext:value-type="float">
            <text:p>40.2</text:p>
          </table:table-cell>
          <table:table-cell office:value-type="float" office:value="36745" calcext:value-type="float">
            <text:p>36745</text:p>
          </table:table-cell>
          <table:table-cell office:value-type="float" office:value="159298" calcext:value-type="float">
            <text:p>159298</text:p>
          </table:table-cell>
          <table:table-cell office:value-type="float" office:value="154914" calcext:value-type="float">
            <text:p>154914</text:p>
          </table:table-cell>
          <table:table-cell office:value-type="float" office:value="142687" calcext:value-type="float">
            <text:p>142687</text:p>
          </table:table-cell>
          <table:table-cell office:value-type="float" office:value="43959" calcext:value-type="float">
            <text:p>43959</text:p>
          </table:table-cell>
          <table:table-cell office:value-type="float" office:value="36793" calcext:value-type="float">
            <text:p>36793</text:p>
          </table:table-cell>
          <table:table-cell office:value-type="float" office:value="154914" calcext:value-type="float">
            <text:p>154914</text:p>
          </table:table-cell>
          <table:table-cell office:value-type="float" office:value="74745" calcext:value-type="float">
            <text:p>74745</text:p>
          </table:table-cell>
          <table:table-cell office:value-type="float" office:value="80169" calcext:value-type="float">
            <text:p>80169</text:p>
          </table:table-cell>
          <table:table-cell office:value-type="float" office:value="36793" calcext:value-type="float">
            <text:p>36793</text:p>
          </table:table-cell>
          <table:table-cell office:value-type="float" office:value="15680" calcext:value-type="float">
            <text:p>15680</text:p>
          </table:table-cell>
          <table:table-cell office:value-type="float" office:value="21113" calcext:value-type="float">
            <text:p>21113</text:p>
          </table:table-cell>
          <table:table-cell office:value-type="float" office:value="1532827.2" calcext:value-type="float">
            <text:p>1532827.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5000US36009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.16725" calcext:value-type="float">
            <text:p>0.16725</text:p>
          </table:table-cell>
          <table:table-cell office:value-type="float" office:value="0.2382" calcext:value-type="float">
            <text:p>0.2382</text:p>
          </table:table-cell>
          <table:table-cell office:value-type="float" office:value="0.21654" calcext:value-type="float">
            <text:p>0.21654</text:p>
          </table:table-cell>
          <table:table-cell office:value-type="float" office:value="0.08449" calcext:value-type="float">
            <text:p>0.08449</text:p>
          </table:table-cell>
          <table:table-cell office:value-type="float" office:value="0.06192" calcext:value-type="float">
            <text:p>0.06192</text:p>
          </table:table-cell>
          <table:table-cell office:value-type="float" office:value="0.7684" calcext:value-type="float">
            <text:p>0.7684</text:p>
          </table:table-cell>
          <table:table-cell office:value-type="float" office:value="0.38067" calcext:value-type="float">
            <text:p>0.38067</text:p>
          </table:table-cell>
          <table:table-cell office:value-type="float" office:value="0.38773" calcext:value-type="float">
            <text:p>0.38773</text:p>
          </table:table-cell>
          <table:table-cell office:value-type="float" office:value="16725" calcext:value-type="float">
            <text:p>16725</text:p>
          </table:table-cell>
          <table:table-cell office:value-type="float" office:value="23820" calcext:value-type="float">
            <text:p>23820</text:p>
          </table:table-cell>
          <table:table-cell office:value-type="float" office:value="21654" calcext:value-type="float">
            <text:p>21654</text:p>
          </table:table-cell>
          <table:table-cell office:value-type="float" office:value="8449" calcext:value-type="float">
            <text:p>8449</text:p>
          </table:table-cell>
          <table:table-cell office:value-type="float" office:value="6192" calcext:value-type="float">
            <text:p>6192</text:p>
          </table:table-cell>
          <table:table-cell office:value-type="float" office:value="76840" calcext:value-type="float">
            <text:p>76840</text:p>
          </table:table-cell>
          <table:table-cell office:value-type="float" office:value="38067" calcext:value-type="float">
            <text:p>38067</text:p>
          </table:table-cell>
          <table:table-cell office:value-type="float" office:value="38773" calcext:value-type="float">
            <text:p>38773</text:p>
          </table:table-cell>
          <table:table-cell office:value-type="float" office:value="4068" calcext:value-type="float">
            <text:p>4068</text:p>
          </table:table-cell>
          <table:table-cell office:value-type="float" office:value="4647" calcext:value-type="float">
            <text:p>4647</text:p>
          </table:table-cell>
          <table:table-cell office:value-type="float" office:value="4813" calcext:value-type="float">
            <text:p>4813</text:p>
          </table:table-cell>
          <table:table-cell office:value-type="float" office:value="5205" calcext:value-type="float">
            <text:p>5205</text:p>
          </table:table-cell>
          <table:table-cell office:value-type="float" office:value="4737" calcext:value-type="float">
            <text:p>4737</text:p>
          </table:table-cell>
          <table:table-cell office:value-type="float" office:value="8445" calcext:value-type="float">
            <text:p>8445</text:p>
          </table:table-cell>
          <table:table-cell office:value-type="float" office:value="8630" calcext:value-type="float">
            <text:p>8630</text:p>
          </table:table-cell>
          <table:table-cell office:value-type="float" office:value="10083" calcext:value-type="float">
            <text:p>10083</text:p>
          </table:table-cell>
          <table:table-cell office:value-type="float" office:value="5672" calcext:value-type="float">
            <text:p>5672</text:p>
          </table:table-cell>
          <table:table-cell office:value-type="float" office:value="5899" calcext:value-type="float">
            <text:p>5899</text:p>
          </table:table-cell>
          <table:table-cell office:value-type="float" office:value="8449" calcext:value-type="float">
            <text:p>8449</text:p>
          </table:table-cell>
          <table:table-cell office:value-type="float" office:value="4668" calcext:value-type="float">
            <text:p>4668</text:p>
          </table:table-cell>
          <table:table-cell office:value-type="float" office:value="1524" calcext:value-type="float">
            <text:p>1524</text:p>
          </table:table-cell>
          <table:table-cell office:value-type="float" office:value="42.4" calcext:value-type="float">
            <text:p>42.4</text:p>
          </table:table-cell>
          <table:table-cell office:value-type="float" office:value="16725" calcext:value-type="float">
            <text:p>16725</text:p>
          </table:table-cell>
          <table:table-cell office:value-type="float" office:value="62371" calcext:value-type="float">
            <text:p>62371</text:p>
          </table:table-cell>
          <table:table-cell office:value-type="float" office:value="60115" calcext:value-type="float">
            <text:p>60115</text:p>
          </table:table-cell>
          <table:table-cell office:value-type="float" office:value="57068" calcext:value-type="float">
            <text:p>57068</text:p>
          </table:table-cell>
          <table:table-cell office:value-type="float" office:value="18474" calcext:value-type="float">
            <text:p>18474</text:p>
          </table:table-cell>
          <table:table-cell office:value-type="float" office:value="14641" calcext:value-type="float">
            <text:p>14641</text:p>
          </table:table-cell>
          <table:table-cell office:value-type="float" office:value="60115" calcext:value-type="float">
            <text:p>60115</text:p>
          </table:table-cell>
          <table:table-cell office:value-type="float" office:value="29494" calcext:value-type="float">
            <text:p>29494</text:p>
          </table:table-cell>
          <table:table-cell office:value-type="float" office:value="30621" calcext:value-type="float">
            <text:p>30621</text:p>
          </table:table-cell>
          <table:table-cell office:value-type="float" office:value="14641" calcext:value-type="float">
            <text:p>14641</text:p>
          </table:table-cell>
          <table:table-cell office:value-type="float" office:value="6851" calcext:value-type="float">
            <text:p>6851</text:p>
          </table:table-cell>
          <table:table-cell office:value-type="float" office:value="7790" calcext:value-type="float">
            <text:p>7790</text:p>
          </table:table-cell>
          <table:table-cell office:value-type="float" office:value="609468.4" calcext:value-type="float">
            <text:p>609468.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5000US36011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.15264" calcext:value-type="float">
            <text:p>0.15264</text:p>
          </table:table-cell>
          <table:table-cell office:value-type="float" office:value="0.25379" calcext:value-type="float">
            <text:p>0.25379</text:p>
          </table:table-cell>
          <table:table-cell office:value-type="float" office:value="0.2218" calcext:value-type="float">
            <text:p>0.2218</text:p>
          </table:table-cell>
          <table:table-cell office:value-type="float" office:value="0.08238" calcext:value-type="float">
            <text:p>0.08238</text:p>
          </table:table-cell>
          <table:table-cell office:value-type="float" office:value="0.06084" calcext:value-type="float">
            <text:p>0.06084</text:p>
          </table:table-cell>
          <table:table-cell office:value-type="float" office:value="0.77145" calcext:value-type="float">
            <text:p>0.77145</text:p>
          </table:table-cell>
          <table:table-cell office:value-type="float" office:value="0.39764" calcext:value-type="float">
            <text:p>0.39764</text:p>
          </table:table-cell>
          <table:table-cell office:value-type="float" office:value="0.37381" calcext:value-type="float">
            <text:p>0.37381</text:p>
          </table:table-cell>
          <table:table-cell office:value-type="float" office:value="15264" calcext:value-type="float">
            <text:p>15264</text:p>
          </table:table-cell>
          <table:table-cell office:value-type="float" office:value="25379" calcext:value-type="float">
            <text:p>25379</text:p>
          </table:table-cell>
          <table:table-cell office:value-type="float" office:value="22180" calcext:value-type="float">
            <text:p>22180</text:p>
          </table:table-cell>
          <table:table-cell office:value-type="float" office:value="8238" calcext:value-type="float">
            <text:p>8238</text:p>
          </table:table-cell>
          <table:table-cell office:value-type="float" office:value="6084" calcext:value-type="float">
            <text:p>6084</text:p>
          </table:table-cell>
          <table:table-cell office:value-type="float" office:value="77145" calcext:value-type="float">
            <text:p>77145</text:p>
          </table:table-cell>
          <table:table-cell office:value-type="float" office:value="39764" calcext:value-type="float">
            <text:p>39764</text:p>
          </table:table-cell>
          <table:table-cell office:value-type="float" office:value="37381" calcext:value-type="float">
            <text:p>37381</text:p>
          </table:table-cell>
          <table:table-cell office:value-type="float" office:value="3951" calcext:value-type="float">
            <text:p>3951</text:p>
          </table:table-cell>
          <table:table-cell office:value-type="float" office:value="4632" calcext:value-type="float">
            <text:p>4632</text:p>
          </table:table-cell>
          <table:table-cell office:value-type="float" office:value="3874" calcext:value-type="float">
            <text:p>3874</text:p>
          </table:table-cell>
          <table:table-cell office:value-type="float" office:value="4611" calcext:value-type="float">
            <text:p>4611</text:p>
          </table:table-cell>
          <table:table-cell office:value-type="float" office:value="4008" calcext:value-type="float">
            <text:p>4008</text:p>
          </table:table-cell>
          <table:table-cell office:value-type="float" office:value="10239" calcext:value-type="float">
            <text:p>10239</text:p>
          </table:table-cell>
          <table:table-cell office:value-type="float" office:value="9328" calcext:value-type="float">
            <text:p>9328</text:p>
          </table:table-cell>
          <table:table-cell office:value-type="float" office:value="10250" calcext:value-type="float">
            <text:p>10250</text:p>
          </table:table-cell>
          <table:table-cell office:value-type="float" office:value="6553" calcext:value-type="float">
            <text:p>6553</text:p>
          </table:table-cell>
          <table:table-cell office:value-type="float" office:value="5377" calcext:value-type="float">
            <text:p>5377</text:p>
          </table:table-cell>
          <table:table-cell office:value-type="float" office:value="8238" calcext:value-type="float">
            <text:p>8238</text:p>
          </table:table-cell>
          <table:table-cell office:value-type="float" office:value="4408" calcext:value-type="float">
            <text:p>4408</text:p>
          </table:table-cell>
          <table:table-cell office:value-type="float" office:value="1676" calcext:value-type="float">
            <text:p>1676</text:p>
          </table:table-cell>
          <table:table-cell office:value-type="float" office:value="42.4" calcext:value-type="float">
            <text:p>42.4</text:p>
          </table:table-cell>
          <table:table-cell office:value-type="float" office:value="15264" calcext:value-type="float">
            <text:p>15264</text:p>
          </table:table-cell>
          <table:table-cell office:value-type="float" office:value="63827" calcext:value-type="float">
            <text:p>63827</text:p>
          </table:table-cell>
          <table:table-cell office:value-type="float" office:value="61881" calcext:value-type="float">
            <text:p>61881</text:p>
          </table:table-cell>
          <table:table-cell office:value-type="float" office:value="59126" calcext:value-type="float">
            <text:p>59126</text:p>
          </table:table-cell>
          <table:table-cell office:value-type="float" office:value="17475" calcext:value-type="float">
            <text:p>17475</text:p>
          </table:table-cell>
          <table:table-cell office:value-type="float" office:value="14322" calcext:value-type="float">
            <text:p>14322</text:p>
          </table:table-cell>
          <table:table-cell office:value-type="float" office:value="61881" calcext:value-type="float">
            <text:p>61881</text:p>
          </table:table-cell>
          <table:table-cell office:value-type="float" office:value="31819" calcext:value-type="float">
            <text:p>31819</text:p>
          </table:table-cell>
          <table:table-cell office:value-type="float" office:value="30062" calcext:value-type="float">
            <text:p>30062</text:p>
          </table:table-cell>
          <table:table-cell office:value-type="float" office:value="14322" calcext:value-type="float">
            <text:p>14322</text:p>
          </table:table-cell>
          <table:table-cell office:value-type="float" office:value="6663" calcext:value-type="float">
            <text:p>6663</text:p>
          </table:table-cell>
          <table:table-cell office:value-type="float" office:value="7659" calcext:value-type="float">
            <text:p>7659</text:p>
          </table:table-cell>
          <table:table-cell office:value-type="float" office:value="615778.4" calcext:value-type="float">
            <text:p>615778.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5000US36013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.2557" calcext:value-type="float">
            <text:p>0.2557</text:p>
          </table:table-cell>
          <table:table-cell office:value-type="float" office:value="0.41249" calcext:value-type="float">
            <text:p>0.41249</text:p>
          </table:table-cell>
          <table:table-cell office:value-type="float" office:value="0.35533" calcext:value-type="float">
            <text:p>0.35533</text:p>
          </table:table-cell>
          <table:table-cell office:value-type="float" office:value="0.14268" calcext:value-type="float">
            <text:p>0.14268</text:p>
          </table:table-cell>
          <table:table-cell office:value-type="float" office:value="0.11319" calcext:value-type="float">
            <text:p>0.11319</text:p>
          </table:table-cell>
          <table:table-cell office:value-type="float" office:value="1.27939" calcext:value-type="float">
            <text:p>1.27939</text:p>
          </table:table-cell>
          <table:table-cell office:value-type="float" office:value="0.63814" calcext:value-type="float">
            <text:p>0.63814</text:p>
          </table:table-cell>
          <table:table-cell office:value-type="float" office:value="0.64125" calcext:value-type="float">
            <text:p>0.64125</text:p>
          </table:table-cell>
          <table:table-cell office:value-type="float" office:value="25570" calcext:value-type="float">
            <text:p>25570</text:p>
          </table:table-cell>
          <table:table-cell office:value-type="float" office:value="41249" calcext:value-type="float">
            <text:p>41249</text:p>
          </table:table-cell>
          <table:table-cell office:value-type="float" office:value="35533" calcext:value-type="float">
            <text:p>35533</text:p>
          </table:table-cell>
          <table:table-cell office:value-type="float" office:value="14268" calcext:value-type="float">
            <text:p>14268</text:p>
          </table:table-cell>
          <table:table-cell office:value-type="float" office:value="11319" calcext:value-type="float">
            <text:p>11319</text:p>
          </table:table-cell>
          <table:table-cell office:value-type="float" office:value="127939" calcext:value-type="float">
            <text:p>127939</text:p>
          </table:table-cell>
          <table:table-cell office:value-type="float" office:value="63814" calcext:value-type="float">
            <text:p>63814</text:p>
          </table:table-cell>
          <table:table-cell office:value-type="float" office:value="64125" calcext:value-type="float">
            <text:p>64125</text:p>
          </table:table-cell>
          <table:table-cell office:value-type="float" office:value="6821" calcext:value-type="float">
            <text:p>6821</text:p>
          </table:table-cell>
          <table:table-cell office:value-type="float" office:value="6837" calcext:value-type="float">
            <text:p>6837</text:p>
          </table:table-cell>
          <table:table-cell office:value-type="float" office:value="7436" calcext:value-type="float">
            <text:p>7436</text:p>
          </table:table-cell>
          <table:table-cell office:value-type="float" office:value="8779" calcext:value-type="float">
            <text:p>8779</text:p>
          </table:table-cell>
          <table:table-cell office:value-type="float" office:value="7752" calcext:value-type="float">
            <text:p>7752</text:p>
          </table:table-cell>
          <table:table-cell office:value-type="float" office:value="15435" calcext:value-type="float">
            <text:p>15435</text:p>
          </table:table-cell>
          <table:table-cell office:value-type="float" office:value="13759" calcext:value-type="float">
            <text:p>13759</text:p>
          </table:table-cell>
          <table:table-cell office:value-type="float" office:value="15620" calcext:value-type="float">
            <text:p>15620</text:p>
          </table:table-cell>
          <table:table-cell office:value-type="float" office:value="10433" calcext:value-type="float">
            <text:p>10433</text:p>
          </table:table-cell>
          <table:table-cell office:value-type="float" office:value="9480" calcext:value-type="float">
            <text:p>9480</text:p>
          </table:table-cell>
          <table:table-cell office:value-type="float" office:value="14268" calcext:value-type="float">
            <text:p>14268</text:p>
          </table:table-cell>
          <table:table-cell office:value-type="float" office:value="7411" calcext:value-type="float">
            <text:p>7411</text:p>
          </table:table-cell>
          <table:table-cell office:value-type="float" office:value="3908" calcext:value-type="float">
            <text:p>3908</text:p>
          </table:table-cell>
          <table:table-cell office:value-type="float" office:value="42.4" calcext:value-type="float">
            <text:p>42.4</text:p>
          </table:table-cell>
          <table:table-cell office:value-type="float" office:value="25570" calcext:value-type="float">
            <text:p>25570</text:p>
          </table:table-cell>
          <table:table-cell office:value-type="float" office:value="105623" calcext:value-type="float">
            <text:p>105623</text:p>
          </table:table-cell>
          <table:table-cell office:value-type="float" office:value="102369" calcext:value-type="float">
            <text:p>102369</text:p>
          </table:table-cell>
          <table:table-cell office:value-type="float" office:value="96435" calcext:value-type="float">
            <text:p>96435</text:p>
          </table:table-cell>
          <table:table-cell office:value-type="float" office:value="31011" calcext:value-type="float">
            <text:p>31011</text:p>
          </table:table-cell>
          <table:table-cell office:value-type="float" office:value="25587" calcext:value-type="float">
            <text:p>25587</text:p>
          </table:table-cell>
          <table:table-cell office:value-type="float" office:value="102369" calcext:value-type="float">
            <text:p>102369</text:p>
          </table:table-cell>
          <table:table-cell office:value-type="float" office:value="50465" calcext:value-type="float">
            <text:p>50465</text:p>
          </table:table-cell>
          <table:table-cell office:value-type="float" office:value="51904" calcext:value-type="float">
            <text:p>51904</text:p>
          </table:table-cell>
          <table:table-cell office:value-type="float" office:value="25587" calcext:value-type="float">
            <text:p>25587</text:p>
          </table:table-cell>
          <table:table-cell office:value-type="float" office:value="11598" calcext:value-type="float">
            <text:p>11598</text:p>
          </table:table-cell>
          <table:table-cell office:value-type="float" office:value="13989" calcext:value-type="float">
            <text:p>13989</text:p>
          </table:table-cell>
          <table:table-cell office:value-type="float" office:value="1026366.4" calcext:value-type="float">
            <text:p>1026366.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5000US36015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.17598" calcext:value-type="float">
            <text:p>0.17598</text:p>
          </table:table-cell>
          <table:table-cell office:value-type="float" office:value="0.263" calcext:value-type="float">
            <text:p>0.263</text:p>
          </table:table-cell>
          <table:table-cell office:value-type="float" office:value="0.23743" calcext:value-type="float">
            <text:p>0.23743</text:p>
          </table:table-cell>
          <table:table-cell office:value-type="float" office:value="0.09519" calcext:value-type="float">
            <text:p>0.09519</text:p>
          </table:table-cell>
          <table:table-cell office:value-type="float" office:value="0.07094" calcext:value-type="float">
            <text:p>0.07094</text:p>
          </table:table-cell>
          <table:table-cell office:value-type="float" office:value="0.84254" calcext:value-type="float">
            <text:p>0.84254</text:p>
          </table:table-cell>
          <table:table-cell office:value-type="float" office:value="0.40747" calcext:value-type="float">
            <text:p>0.40747</text:p>
          </table:table-cell>
          <table:table-cell office:value-type="float" office:value="0.43507" calcext:value-type="float">
            <text:p>0.43507</text:p>
          </table:table-cell>
          <table:table-cell office:value-type="float" office:value="17598" calcext:value-type="float">
            <text:p>17598</text:p>
          </table:table-cell>
          <table:table-cell office:value-type="float" office:value="26300" calcext:value-type="float">
            <text:p>26300</text:p>
          </table:table-cell>
          <table:table-cell office:value-type="float" office:value="23743" calcext:value-type="float">
            <text:p>23743</text:p>
          </table:table-cell>
          <table:table-cell office:value-type="float" office:value="9519" calcext:value-type="float">
            <text:p>9519</text:p>
          </table:table-cell>
          <table:table-cell office:value-type="float" office:value="7094" calcext:value-type="float">
            <text:p>7094</text:p>
          </table:table-cell>
          <table:table-cell office:value-type="float" office:value="84254" calcext:value-type="float">
            <text:p>84254</text:p>
          </table:table-cell>
          <table:table-cell office:value-type="float" office:value="40747" calcext:value-type="float">
            <text:p>40747</text:p>
          </table:table-cell>
          <table:table-cell office:value-type="float" office:value="43507" calcext:value-type="float">
            <text:p>43507</text:p>
          </table:table-cell>
          <table:table-cell office:value-type="float" office:value="4726" calcext:value-type="float">
            <text:p>4726</text:p>
          </table:table-cell>
          <table:table-cell office:value-type="float" office:value="6135" calcext:value-type="float">
            <text:p>6135</text:p>
          </table:table-cell>
          <table:table-cell office:value-type="float" office:value="3936" calcext:value-type="float">
            <text:p>3936</text:p>
          </table:table-cell>
          <table:table-cell office:value-type="float" office:value="4855" calcext:value-type="float">
            <text:p>4855</text:p>
          </table:table-cell>
          <table:table-cell office:value-type="float" office:value="4974" calcext:value-type="float">
            <text:p>4974</text:p>
          </table:table-cell>
          <table:table-cell office:value-type="float" office:value="9789" calcext:value-type="float">
            <text:p>9789</text:p>
          </table:table-cell>
          <table:table-cell office:value-type="float" office:value="9483" calcext:value-type="float">
            <text:p>9483</text:p>
          </table:table-cell>
          <table:table-cell office:value-type="float" office:value="10979" calcext:value-type="float">
            <text:p>10979</text:p>
          </table:table-cell>
          <table:table-cell office:value-type="float" office:value="7197" calcext:value-type="float">
            <text:p>7197</text:p>
          </table:table-cell>
          <table:table-cell office:value-type="float" office:value="5567" calcext:value-type="float">
            <text:p>5567</text:p>
          </table:table-cell>
          <table:table-cell office:value-type="float" office:value="9519" calcext:value-type="float">
            <text:p>9519</text:p>
          </table:table-cell>
          <table:table-cell office:value-type="float" office:value="5189" calcext:value-type="float">
            <text:p>5189</text:p>
          </table:table-cell>
          <table:table-cell office:value-type="float" office:value="1905" calcext:value-type="float">
            <text:p>1905</text:p>
          </table:table-cell>
          <table:table-cell office:value-type="float" office:value="43.1" calcext:value-type="float">
            <text:p>43.1</text:p>
          </table:table-cell>
          <table:table-cell office:value-type="float" office:value="17598" calcext:value-type="float">
            <text:p>17598</text:p>
          </table:table-cell>
          <table:table-cell office:value-type="float" office:value="68809" calcext:value-type="float">
            <text:p>68809</text:p>
          </table:table-cell>
          <table:table-cell office:value-type="float" office:value="66656" calcext:value-type="float">
            <text:p>66656</text:p>
          </table:table-cell>
          <table:table-cell office:value-type="float" office:value="63949" calcext:value-type="float">
            <text:p>63949</text:p>
          </table:table-cell>
          <table:table-cell office:value-type="float" office:value="19779" calcext:value-type="float">
            <text:p>19779</text:p>
          </table:table-cell>
          <table:table-cell office:value-type="float" office:value="16613" calcext:value-type="float">
            <text:p>16613</text:p>
          </table:table-cell>
          <table:table-cell office:value-type="float" office:value="66656" calcext:value-type="float">
            <text:p>66656</text:p>
          </table:table-cell>
          <table:table-cell office:value-type="float" office:value="31537" calcext:value-type="float">
            <text:p>31537</text:p>
          </table:table-cell>
          <table:table-cell office:value-type="float" office:value="35119" calcext:value-type="float">
            <text:p>35119</text:p>
          </table:table-cell>
          <table:table-cell office:value-type="float" office:value="16613" calcext:value-type="float">
            <text:p>16613</text:p>
          </table:table-cell>
          <table:table-cell office:value-type="float" office:value="7007" calcext:value-type="float">
            <text:p>7007</text:p>
          </table:table-cell>
          <table:table-cell office:value-type="float" office:value="9606" calcext:value-type="float">
            <text:p>9606</text:p>
          </table:table-cell>
          <table:table-cell office:value-type="float" office:value="672747.1" calcext:value-type="float">
            <text:p>672747.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5000US36019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.14181" calcext:value-type="float">
            <text:p>0.14181</text:p>
          </table:table-cell>
          <table:table-cell office:value-type="float" office:value="0.30865" calcext:value-type="float">
            <text:p>0.30865</text:p>
          </table:table-cell>
          <table:table-cell office:value-type="float" office:value="0.22126" calcext:value-type="float">
            <text:p>0.22126</text:p>
          </table:table-cell>
          <table:table-cell office:value-type="float" office:value="0.07865" calcext:value-type="float">
            <text:p>0.07865</text:p>
          </table:table-cell>
          <table:table-cell office:value-type="float" office:value="0.05658" calcext:value-type="float">
            <text:p>0.05658</text:p>
          </table:table-cell>
          <table:table-cell office:value-type="float" office:value="0.80695" calcext:value-type="float">
            <text:p>0.80695</text:p>
          </table:table-cell>
          <table:table-cell office:value-type="float" office:value="0.42358" calcext:value-type="float">
            <text:p>0.42358</text:p>
          </table:table-cell>
          <table:table-cell office:value-type="float" office:value="0.38337" calcext:value-type="float">
            <text:p>0.38337</text:p>
          </table:table-cell>
          <table:table-cell office:value-type="float" office:value="14181" calcext:value-type="float">
            <text:p>14181</text:p>
          </table:table-cell>
          <table:table-cell office:value-type="float" office:value="30865" calcext:value-type="float">
            <text:p>30865</text:p>
          </table:table-cell>
          <table:table-cell office:value-type="float" office:value="22126" calcext:value-type="float">
            <text:p>22126</text:p>
          </table:table-cell>
          <table:table-cell office:value-type="float" office:value="7865" calcext:value-type="float">
            <text:p>7865</text:p>
          </table:table-cell>
          <table:table-cell office:value-type="float" office:value="5658" calcext:value-type="float">
            <text:p>5658</text:p>
          </table:table-cell>
          <table:table-cell office:value-type="float" office:value="80695" calcext:value-type="float">
            <text:p>80695</text:p>
          </table:table-cell>
          <table:table-cell office:value-type="float" office:value="42358" calcext:value-type="float">
            <text:p>42358</text:p>
          </table:table-cell>
          <table:table-cell office:value-type="float" office:value="38337" calcext:value-type="float">
            <text:p>38337</text:p>
          </table:table-cell>
          <table:table-cell office:value-type="float" office:value="3782" calcext:value-type="float">
            <text:p>3782</text:p>
          </table:table-cell>
          <table:table-cell office:value-type="float" office:value="3522" calcext:value-type="float">
            <text:p>3522</text:p>
          </table:table-cell>
          <table:table-cell office:value-type="float" office:value="4274" calcext:value-type="float">
            <text:p>4274</text:p>
          </table:table-cell>
          <table:table-cell office:value-type="float" office:value="6138" calcext:value-type="float">
            <text:p>6138</text:p>
          </table:table-cell>
          <table:table-cell office:value-type="float" office:value="7667" calcext:value-type="float">
            <text:p>7667</text:p>
          </table:table-cell>
          <table:table-cell office:value-type="float" office:value="10736" calcext:value-type="float">
            <text:p>10736</text:p>
          </table:table-cell>
          <table:table-cell office:value-type="float" office:value="8927" calcext:value-type="float">
            <text:p>8927</text:p>
          </table:table-cell>
          <table:table-cell office:value-type="float" office:value="10269" calcext:value-type="float">
            <text:p>10269</text:p>
          </table:table-cell>
          <table:table-cell office:value-type="float" office:value="5501" calcext:value-type="float">
            <text:p>5501</text:p>
          </table:table-cell>
          <table:table-cell office:value-type="float" office:value="6356" calcext:value-type="float">
            <text:p>6356</text:p>
          </table:table-cell>
          <table:table-cell office:value-type="float" office:value="7865" calcext:value-type="float">
            <text:p>7865</text:p>
          </table:table-cell>
          <table:table-cell office:value-type="float" office:value="4160" calcext:value-type="float">
            <text:p>4160</text:p>
          </table:table-cell>
          <table:table-cell office:value-type="float" office:value="1498" calcext:value-type="float">
            <text:p>1498</text:p>
          </table:table-cell>
          <table:table-cell office:value-type="float" office:value="39.5" calcext:value-type="float">
            <text:p>39.5</text:p>
          </table:table-cell>
          <table:table-cell office:value-type="float" office:value="14181" calcext:value-type="float">
            <text:p>14181</text:p>
          </table:table-cell>
          <table:table-cell office:value-type="float" office:value="67958" calcext:value-type="float">
            <text:p>67958</text:p>
          </table:table-cell>
          <table:table-cell office:value-type="float" office:value="66514" calcext:value-type="float">
            <text:p>66514</text:p>
          </table:table-cell>
          <table:table-cell office:value-type="float" office:value="61766" calcext:value-type="float">
            <text:p>61766</text:p>
          </table:table-cell>
          <table:table-cell office:value-type="float" office:value="16420" calcext:value-type="float">
            <text:p>16420</text:p>
          </table:table-cell>
          <table:table-cell office:value-type="float" office:value="13523" calcext:value-type="float">
            <text:p>13523</text:p>
          </table:table-cell>
          <table:table-cell office:value-type="float" office:value="66514" calcext:value-type="float">
            <text:p>66514</text:p>
          </table:table-cell>
          <table:table-cell office:value-type="float" office:value="35008" calcext:value-type="float">
            <text:p>35008</text:p>
          </table:table-cell>
          <table:table-cell office:value-type="float" office:value="31506" calcext:value-type="float">
            <text:p>31506</text:p>
          </table:table-cell>
          <table:table-cell office:value-type="float" office:value="13523" calcext:value-type="float">
            <text:p>13523</text:p>
          </table:table-cell>
          <table:table-cell office:value-type="float" office:value="6233" calcext:value-type="float">
            <text:p>6233</text:p>
          </table:table-cell>
          <table:table-cell office:value-type="float" office:value="7290" calcext:value-type="float">
            <text:p>7290</text:p>
          </table:table-cell>
          <table:table-cell office:value-type="float" office:value="642560.5" calcext:value-type="float">
            <text:p>642560.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5000US36027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.55347" calcext:value-type="float">
            <text:p>0.55347</text:p>
          </table:table-cell>
          <table:table-cell office:value-type="float" office:value="1.00934" calcext:value-type="float">
            <text:p>1.00934</text:p>
          </table:table-cell>
          <table:table-cell office:value-type="float" office:value="0.85864" calcext:value-type="float">
            <text:p>0.85864</text:p>
          </table:table-cell>
          <table:table-cell office:value-type="float" office:value="0.29217" calcext:value-type="float">
            <text:p>0.29217</text:p>
          </table:table-cell>
          <table:table-cell office:value-type="float" office:value="0.22356" calcext:value-type="float">
            <text:p>0.22356</text:p>
          </table:table-cell>
          <table:table-cell office:value-type="float" office:value="2.93718" calcext:value-type="float">
            <text:p>2.93718</text:p>
          </table:table-cell>
          <table:table-cell office:value-type="float" office:value="1.46156" calcext:value-type="float">
            <text:p>1.46156</text:p>
          </table:table-cell>
          <table:table-cell office:value-type="float" office:value="1.47562" calcext:value-type="float">
            <text:p>1.47562</text:p>
          </table:table-cell>
          <table:table-cell office:value-type="float" office:value="55347" calcext:value-type="float">
            <text:p>55347</text:p>
          </table:table-cell>
          <table:table-cell office:value-type="float" office:value="100934" calcext:value-type="float">
            <text:p>100934</text:p>
          </table:table-cell>
          <table:table-cell office:value-type="float" office:value="85864" calcext:value-type="float">
            <text:p>85864</text:p>
          </table:table-cell>
          <table:table-cell office:value-type="float" office:value="29217" calcext:value-type="float">
            <text:p>29217</text:p>
          </table:table-cell>
          <table:table-cell office:value-type="float" office:value="22356" calcext:value-type="float">
            <text:p>22356</text:p>
          </table:table-cell>
          <table:table-cell office:value-type="float" office:value="293718" calcext:value-type="float">
            <text:p>293718</text:p>
          </table:table-cell>
          <table:table-cell office:value-type="float" office:value="146156" calcext:value-type="float">
            <text:p>146156</text:p>
          </table:table-cell>
          <table:table-cell office:value-type="float" office:value="147562" calcext:value-type="float">
            <text:p>147562</text:p>
          </table:table-cell>
          <table:table-cell office:value-type="float" office:value="13417" calcext:value-type="float">
            <text:p>13417</text:p>
          </table:table-cell>
          <table:table-cell office:value-type="float" office:value="14757" calcext:value-type="float">
            <text:p>14757</text:p>
          </table:table-cell>
          <table:table-cell office:value-type="float" office:value="16151" calcext:value-type="float">
            <text:p>16151</text:p>
          </table:table-cell>
          <table:table-cell office:value-type="float" office:value="21333" calcext:value-type="float">
            <text:p>21333</text:p>
          </table:table-cell>
          <table:table-cell office:value-type="float" office:value="21801" calcext:value-type="float">
            <text:p>21801</text:p>
          </table:table-cell>
          <table:table-cell office:value-type="float" office:value="34866" calcext:value-type="float">
            <text:p>34866</text:p>
          </table:table-cell>
          <table:table-cell office:value-type="float" office:value="33956" calcext:value-type="float">
            <text:p>33956</text:p>
          </table:table-cell>
          <table:table-cell office:value-type="float" office:value="41268" calcext:value-type="float">
            <text:p>41268</text:p>
          </table:table-cell>
          <table:table-cell office:value-type="float" office:value="22670" calcext:value-type="float">
            <text:p>22670</text:p>
          </table:table-cell>
          <table:table-cell office:value-type="float" office:value="21926" calcext:value-type="float">
            <text:p>21926</text:p>
          </table:table-cell>
          <table:table-cell office:value-type="float" office:value="29217" calcext:value-type="float">
            <text:p>29217</text:p>
          </table:table-cell>
          <table:table-cell office:value-type="float" office:value="15868" calcext:value-type="float">
            <text:p>15868</text:p>
          </table:table-cell>
          <table:table-cell office:value-type="float" office:value="6488" calcext:value-type="float">
            <text:p>6488</text:p>
          </table:table-cell>
          <table:table-cell office:value-type="float" office:value="42.5" calcext:value-type="float">
            <text:p>42.5</text:p>
          </table:table-cell>
          <table:table-cell office:value-type="float" office:value="55347" calcext:value-type="float">
            <text:p>55347</text:p>
          </table:table-cell>
          <table:table-cell office:value-type="float" office:value="245515" calcext:value-type="float">
            <text:p>245515</text:p>
          </table:table-cell>
          <table:table-cell office:value-type="float" office:value="238371" calcext:value-type="float">
            <text:p>238371</text:p>
          </table:table-cell>
          <table:table-cell office:value-type="float" office:value="224348" calcext:value-type="float">
            <text:p>224348</text:p>
          </table:table-cell>
          <table:table-cell office:value-type="float" office:value="64558" calcext:value-type="float">
            <text:p>64558</text:p>
          </table:table-cell>
          <table:table-cell office:value-type="float" office:value="51573" calcext:value-type="float">
            <text:p>51573</text:p>
          </table:table-cell>
          <table:table-cell office:value-type="float" office:value="238371" calcext:value-type="float">
            <text:p>238371</text:p>
          </table:table-cell>
          <table:table-cell office:value-type="float" office:value="117918" calcext:value-type="float">
            <text:p>117918</text:p>
          </table:table-cell>
          <table:table-cell office:value-type="float" office:value="120453" calcext:value-type="float">
            <text:p>120453</text:p>
          </table:table-cell>
          <table:table-cell office:value-type="float" office:value="51573" calcext:value-type="float">
            <text:p>51573</text:p>
          </table:table-cell>
          <table:table-cell office:value-type="float" office:value="23127" calcext:value-type="float">
            <text:p>23127</text:p>
          </table:table-cell>
          <table:table-cell office:value-type="float" office:value="28446" calcext:value-type="float">
            <text:p>28446</text:p>
          </table:table-cell>
          <table:table-cell office:value-type="float" office:value="2340796.5" calcext:value-type="float">
            <text:p>2340796.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5000US36029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.86092" calcext:value-type="float">
            <text:p>1.86092</text:p>
          </table:table-cell>
          <table:table-cell office:value-type="float" office:value="3.1913" calcext:value-type="float">
            <text:p>3.1913</text:p>
          </table:table-cell>
          <table:table-cell office:value-type="float" office:value="2.49281" calcext:value-type="float">
            <text:p>2.49281</text:p>
          </table:table-cell>
          <table:table-cell office:value-type="float" office:value="0.91755" calcext:value-type="float">
            <text:p>0.91755</text:p>
          </table:table-cell>
          <table:table-cell office:value-type="float" office:value="0.73461" calcext:value-type="float">
            <text:p>0.73461</text:p>
          </table:table-cell>
          <table:table-cell office:value-type="float" office:value="9.19719" calcext:value-type="float">
            <text:p>9.19719</text:p>
          </table:table-cell>
          <table:table-cell office:value-type="float" office:value="4.44847" calcext:value-type="float">
            <text:p>4.44847</text:p>
          </table:table-cell>
          <table:table-cell office:value-type="float" office:value="4.74872" calcext:value-type="float">
            <text:p>4.74872</text:p>
          </table:table-cell>
          <table:table-cell office:value-type="float" office:value="186092" calcext:value-type="float">
            <text:p>186092</text:p>
          </table:table-cell>
          <table:table-cell office:value-type="float" office:value="319130" calcext:value-type="float">
            <text:p>319130</text:p>
          </table:table-cell>
          <table:table-cell office:value-type="float" office:value="249281" calcext:value-type="float">
            <text:p>249281</text:p>
          </table:table-cell>
          <table:table-cell office:value-type="float" office:value="91755" calcext:value-type="float">
            <text:p>91755</text:p>
          </table:table-cell>
          <table:table-cell office:value-type="float" office:value="73461" calcext:value-type="float">
            <text:p>73461</text:p>
          </table:table-cell>
          <table:table-cell office:value-type="float" office:value="919719" calcext:value-type="float">
            <text:p>919719</text:p>
          </table:table-cell>
          <table:table-cell office:value-type="float" office:value="444847" calcext:value-type="float">
            <text:p>444847</text:p>
          </table:table-cell>
          <table:table-cell office:value-type="float" office:value="474872" calcext:value-type="float">
            <text:p>474872</text:p>
          </table:table-cell>
          <table:table-cell office:value-type="float" office:value="50206" calcext:value-type="float">
            <text:p>50206</text:p>
          </table:table-cell>
          <table:table-cell office:value-type="float" office:value="51537" calcext:value-type="float">
            <text:p>51537</text:p>
          </table:table-cell>
          <table:table-cell office:value-type="float" office:value="50935" calcext:value-type="float">
            <text:p>50935</text:p>
          </table:table-cell>
          <table:table-cell office:value-type="float" office:value="60014" calcext:value-type="float">
            <text:p>60014</text:p>
          </table:table-cell>
          <table:table-cell office:value-type="float" office:value="58010" calcext:value-type="float">
            <text:p>58010</text:p>
          </table:table-cell>
          <table:table-cell office:value-type="float" office:value="131523" calcext:value-type="float">
            <text:p>131523</text:p>
          </table:table-cell>
          <table:table-cell office:value-type="float" office:value="102997" calcext:value-type="float">
            <text:p>102997</text:p>
          </table:table-cell>
          <table:table-cell office:value-type="float" office:value="116781" calcext:value-type="float">
            <text:p>116781</text:p>
          </table:table-cell>
          <table:table-cell office:value-type="float" office:value="67872" calcext:value-type="float">
            <text:p>67872</text:p>
          </table:table-cell>
          <table:table-cell office:value-type="float" office:value="64628" calcext:value-type="float">
            <text:p>64628</text:p>
          </table:table-cell>
          <table:table-cell office:value-type="float" office:value="91755" calcext:value-type="float">
            <text:p>91755</text:p>
          </table:table-cell>
          <table:table-cell office:value-type="float" office:value="49490" calcext:value-type="float">
            <text:p>49490</text:p>
          </table:table-cell>
          <table:table-cell office:value-type="float" office:value="23971" calcext:value-type="float">
            <text:p>23971</text:p>
          </table:table-cell>
          <table:table-cell office:value-type="float" office:value="40.3" calcext:value-type="float">
            <text:p>40.3</text:p>
          </table:table-cell>
          <table:table-cell office:value-type="float" office:value="186092" calcext:value-type="float">
            <text:p>186092</text:p>
          </table:table-cell>
          <table:table-cell office:value-type="float" office:value="757371" calcext:value-type="float">
            <text:p>757371</text:p>
          </table:table-cell>
          <table:table-cell office:value-type="float" office:value="733627" calcext:value-type="float">
            <text:p>733627</text:p>
          </table:table-cell>
          <table:table-cell office:value-type="float" office:value="695120" calcext:value-type="float">
            <text:p>695120</text:p>
          </table:table-cell>
          <table:table-cell office:value-type="float" office:value="202755" calcext:value-type="float">
            <text:p>202755</text:p>
          </table:table-cell>
          <table:table-cell office:value-type="float" office:value="165216" calcext:value-type="float">
            <text:p>165216</text:p>
          </table:table-cell>
          <table:table-cell office:value-type="float" office:value="733627" calcext:value-type="float">
            <text:p>733627</text:p>
          </table:table-cell>
          <table:table-cell office:value-type="float" office:value="350245" calcext:value-type="float">
            <text:p>350245</text:p>
          </table:table-cell>
          <table:table-cell office:value-type="float" office:value="383382" calcext:value-type="float">
            <text:p>383382</text:p>
          </table:table-cell>
          <table:table-cell office:value-type="float" office:value="165216" calcext:value-type="float">
            <text:p>165216</text:p>
          </table:table-cell>
          <table:table-cell office:value-type="float" office:value="70998" calcext:value-type="float">
            <text:p>70998</text:p>
          </table:table-cell>
          <table:table-cell office:value-type="float" office:value="94218" calcext:value-type="float">
            <text:p>94218</text:p>
          </table:table-cell>
          <table:table-cell office:value-type="float" office:value="7297064.3" calcext:value-type="float">
            <text:p>7297064.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5000US36045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.26799" calcext:value-type="float">
            <text:p>0.26799</text:p>
          </table:table-cell>
          <table:table-cell office:value-type="float" office:value="0.4513" calcext:value-type="float">
            <text:p>0.4513</text:p>
          </table:table-cell>
          <table:table-cell office:value-type="float" office:value="0.24368" calcext:value-type="float">
            <text:p>0.24368</text:p>
          </table:table-cell>
          <table:table-cell office:value-type="float" office:value="0.09065" calcext:value-type="float">
            <text:p>0.09065</text:p>
          </table:table-cell>
          <table:table-cell office:value-type="float" office:value="0.06393" calcext:value-type="float">
            <text:p>0.06393</text:p>
          </table:table-cell>
          <table:table-cell office:value-type="float" office:value="1.11755" calcext:value-type="float">
            <text:p>1.11755</text:p>
          </table:table-cell>
          <table:table-cell office:value-type="float" office:value="0.58729" calcext:value-type="float">
            <text:p>0.58729</text:p>
          </table:table-cell>
          <table:table-cell office:value-type="float" office:value="0.53026" calcext:value-type="float">
            <text:p>0.53026</text:p>
          </table:table-cell>
          <table:table-cell office:value-type="float" office:value="26799" calcext:value-type="float">
            <text:p>26799</text:p>
          </table:table-cell>
          <table:table-cell office:value-type="float" office:value="45130" calcext:value-type="float">
            <text:p>45130</text:p>
          </table:table-cell>
          <table:table-cell office:value-type="float" office:value="24368" calcext:value-type="float">
            <text:p>24368</text:p>
          </table:table-cell>
          <table:table-cell office:value-type="float" office:value="9065" calcext:value-type="float">
            <text:p>9065</text:p>
          </table:table-cell>
          <table:table-cell office:value-type="float" office:value="6393" calcext:value-type="float">
            <text:p>6393</text:p>
          </table:table-cell>
          <table:table-cell office:value-type="float" office:value="111755" calcext:value-type="float">
            <text:p>111755</text:p>
          </table:table-cell>
          <table:table-cell office:value-type="float" office:value="58729" calcext:value-type="float">
            <text:p>58729</text:p>
          </table:table-cell>
          <table:table-cell office:value-type="float" office:value="53026" calcext:value-type="float">
            <text:p>53026</text:p>
          </table:table-cell>
          <table:table-cell office:value-type="float" office:value="8684" calcext:value-type="float">
            <text:p>8684</text:p>
          </table:table-cell>
          <table:table-cell office:value-type="float" office:value="8073" calcext:value-type="float">
            <text:p>8073</text:p>
          </table:table-cell>
          <table:table-cell office:value-type="float" office:value="6320" calcext:value-type="float">
            <text:p>6320</text:p>
          </table:table-cell>
          <table:table-cell office:value-type="float" office:value="6461" calcext:value-type="float">
            <text:p>6461</text:p>
          </table:table-cell>
          <table:table-cell office:value-type="float" office:value="11377" calcext:value-type="float">
            <text:p>11377</text:p>
          </table:table-cell>
          <table:table-cell office:value-type="float" office:value="18072" calcext:value-type="float">
            <text:p>18072</text:p>
          </table:table-cell>
          <table:table-cell office:value-type="float" office:value="12942" calcext:value-type="float">
            <text:p>12942</text:p>
          </table:table-cell>
          <table:table-cell office:value-type="float" office:value="12009" calcext:value-type="float">
            <text:p>12009</text:p>
          </table:table-cell>
          <table:table-cell office:value-type="float" office:value="5976" calcext:value-type="float">
            <text:p>5976</text:p>
          </table:table-cell>
          <table:table-cell office:value-type="float" office:value="6383" calcext:value-type="float">
            <text:p>6383</text:p>
          </table:table-cell>
          <table:table-cell office:value-type="float" office:value="9065" calcext:value-type="float">
            <text:p>9065</text:p>
          </table:table-cell>
          <table:table-cell office:value-type="float" office:value="4745" calcext:value-type="float">
            <text:p>4745</text:p>
          </table:table-cell>
          <table:table-cell office:value-type="float" office:value="1648" calcext:value-type="float">
            <text:p>1648</text:p>
          </table:table-cell>
          <table:table-cell office:value-type="float" office:value="33" calcext:value-type="float">
            <text:p>33</text:p>
          </table:table-cell>
          <table:table-cell office:value-type="float" office:value="26799" calcext:value-type="float">
            <text:p>26799</text:p>
          </table:table-cell>
          <table:table-cell office:value-type="float" office:value="87104" calcext:value-type="float">
            <text:p>87104</text:p>
          </table:table-cell>
          <table:table-cell office:value-type="float" office:value="84956" calcext:value-type="float">
            <text:p>84956</text:p>
          </table:table-cell>
          <table:table-cell office:value-type="float" office:value="80486" calcext:value-type="float">
            <text:p>80486</text:p>
          </table:table-cell>
          <table:table-cell office:value-type="float" office:value="19263" calcext:value-type="float">
            <text:p>19263</text:p>
          </table:table-cell>
          <table:table-cell office:value-type="float" office:value="15458" calcext:value-type="float">
            <text:p>15458</text:p>
          </table:table-cell>
          <table:table-cell office:value-type="float" office:value="84956" calcext:value-type="float">
            <text:p>84956</text:p>
          </table:table-cell>
          <table:table-cell office:value-type="float" office:value="45062" calcext:value-type="float">
            <text:p>45062</text:p>
          </table:table-cell>
          <table:table-cell office:value-type="float" office:value="39894" calcext:value-type="float">
            <text:p>39894</text:p>
          </table:table-cell>
          <table:table-cell office:value-type="float" office:value="15458" calcext:value-type="float">
            <text:p>15458</text:p>
          </table:table-cell>
          <table:table-cell office:value-type="float" office:value="6947" calcext:value-type="float">
            <text:p>6947</text:p>
          </table:table-cell>
          <table:table-cell office:value-type="float" office:value="8511" calcext:value-type="float">
            <text:p>8511</text:p>
          </table:table-cell>
          <table:table-cell office:value-type="float" office:value="850192" calcext:value-type="float">
            <text:p>8501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5000US36047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office:value-type="float" office:value="5.88823" calcext:value-type="float">
            <text:p>5.88823</text:p>
          </table:table-cell>
          <table:table-cell office:value-type="float" office:value="10.43561" calcext:value-type="float">
            <text:p>10.43561</text:p>
          </table:table-cell>
          <table:table-cell office:value-type="float" office:value="5.91649" calcext:value-type="float">
            <text:p>5.91649</text:p>
          </table:table-cell>
          <table:table-cell office:value-type="float" office:value="2.04057" calcext:value-type="float">
            <text:p>2.04057</text:p>
          </table:table-cell>
          <table:table-cell office:value-type="float" office:value="1.5474" calcext:value-type="float">
            <text:p>1.5474</text:p>
          </table:table-cell>
          <table:table-cell office:value-type="float" office:value="25.8283" calcext:value-type="float">
            <text:p>25.8283</text:p>
          </table:table-cell>
          <table:table-cell office:value-type="float" office:value="12.23278" calcext:value-type="float">
            <text:p>12.23278</text:p>
          </table:table-cell>
          <table:table-cell office:value-type="float" office:value="13.59552" calcext:value-type="float">
            <text:p>13.59552</text:p>
          </table:table-cell>
          <table:table-cell office:value-type="float" office:value="588823" calcext:value-type="float">
            <text:p>588823</text:p>
          </table:table-cell>
          <table:table-cell office:value-type="float" office:value="1043561" calcext:value-type="float">
            <text:p>1043561</text:p>
          </table:table-cell>
          <table:table-cell office:value-type="float" office:value="591649" calcext:value-type="float">
            <text:p>591649</text:p>
          </table:table-cell>
          <table:table-cell office:value-type="float" office:value="204057" calcext:value-type="float">
            <text:p>204057</text:p>
          </table:table-cell>
          <table:table-cell office:value-type="float" office:value="154740" calcext:value-type="float">
            <text:p>154740</text:p>
          </table:table-cell>
          <table:table-cell office:value-type="float" office:value="2582830" calcext:value-type="float">
            <text:p>2582830</text:p>
          </table:table-cell>
          <table:table-cell office:value-type="float" office:value="1223278" calcext:value-type="float">
            <text:p>1223278</text:p>
          </table:table-cell>
          <table:table-cell office:value-type="float" office:value="1359552" calcext:value-type="float">
            <text:p>1359552</text:p>
          </table:table-cell>
          <table:table-cell office:value-type="float" office:value="187096" calcext:value-type="float">
            <text:p>187096</text:p>
          </table:table-cell>
          <table:table-cell office:value-type="float" office:value="156195" calcext:value-type="float">
            <text:p>156195</text:p>
          </table:table-cell>
          <table:table-cell office:value-type="float" office:value="158534" calcext:value-type="float">
            <text:p>158534</text:p>
          </table:table-cell>
          <table:table-cell office:value-type="float" office:value="136580" calcext:value-type="float">
            <text:p>136580</text:p>
          </table:table-cell>
          <table:table-cell office:value-type="float" office:value="159102" calcext:value-type="float">
            <text:p>159102</text:p>
          </table:table-cell>
          <table:table-cell office:value-type="float" office:value="474567" calcext:value-type="float">
            <text:p>474567</text:p>
          </table:table-cell>
          <table:table-cell office:value-type="float" office:value="360310" calcext:value-type="float">
            <text:p>360310</text:p>
          </table:table-cell>
          <table:table-cell office:value-type="float" office:value="303300" calcext:value-type="float">
            <text:p>303300</text:p>
          </table:table-cell>
          <table:table-cell office:value-type="float" office:value="147328" calcext:value-type="float">
            <text:p>147328</text:p>
          </table:table-cell>
          <table:table-cell office:value-type="float" office:value="141021" calcext:value-type="float">
            <text:p>141021</text:p>
          </table:table-cell>
          <table:table-cell office:value-type="float" office:value="204057" calcext:value-type="float">
            <text:p>204057</text:p>
          </table:table-cell>
          <table:table-cell office:value-type="float" office:value="108944" calcext:value-type="float">
            <text:p>108944</text:p>
          </table:table-cell>
          <table:table-cell office:value-type="float" office:value="45796" calcext:value-type="float">
            <text:p>45796</text:p>
          </table:table-cell>
          <table:table-cell office:value-type="float" office:value="35.4" calcext:value-type="float">
            <text:p>35.4</text:p>
          </table:table-cell>
          <table:table-cell office:value-type="float" office:value="588823" calcext:value-type="float">
            <text:p>588823</text:p>
          </table:table-cell>
          <table:table-cell office:value-type="float" office:value="2050989" calcext:value-type="float">
            <text:p>2050989</text:p>
          </table:table-cell>
          <table:table-cell office:value-type="float" office:value="1994007" calcext:value-type="float">
            <text:p>1994007</text:p>
          </table:table-cell>
          <table:table-cell office:value-type="float" office:value="1915350" calcext:value-type="float">
            <text:p>1915350</text:p>
          </table:table-cell>
          <table:table-cell office:value-type="float" office:value="441486" calcext:value-type="float">
            <text:p>441486</text:p>
          </table:table-cell>
          <table:table-cell office:value-type="float" office:value="358797" calcext:value-type="float">
            <text:p>358797</text:p>
          </table:table-cell>
          <table:table-cell office:value-type="float" office:value="1994007" calcext:value-type="float">
            <text:p>1994007</text:p>
          </table:table-cell>
          <table:table-cell office:value-type="float" office:value="922639" calcext:value-type="float">
            <text:p>922639</text:p>
          </table:table-cell>
          <table:table-cell office:value-type="float" office:value="1071368" calcext:value-type="float">
            <text:p>1071368</text:p>
          </table:table-cell>
          <table:table-cell office:value-type="float" office:value="358797" calcext:value-type="float">
            <text:p>358797</text:p>
          </table:table-cell>
          <table:table-cell office:value-type="float" office:value="146753" calcext:value-type="float">
            <text:p>146753</text:p>
          </table:table-cell>
          <table:table-cell office:value-type="float" office:value="212044" calcext:value-type="float">
            <text:p>212044</text:p>
          </table:table-cell>
          <table:table-cell office:value-type="float" office:value="19803585.4" calcext:value-type="float">
            <text:p>19803585.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5000US36051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.11279" calcext:value-type="float">
            <text:p>0.11279</text:p>
          </table:table-cell>
          <table:table-cell office:value-type="float" office:value="0.22626" calcext:value-type="float">
            <text:p>0.22626</text:p>
          </table:table-cell>
          <table:table-cell office:value-type="float" office:value="0.18205" calcext:value-type="float">
            <text:p>0.18205</text:p>
          </table:table-cell>
          <table:table-cell office:value-type="float" office:value="0.06462" calcext:value-type="float">
            <text:p>0.06462</text:p>
          </table:table-cell>
          <table:table-cell office:value-type="float" office:value="0.04655" calcext:value-type="float">
            <text:p>0.04655</text:p>
          </table:table-cell>
          <table:table-cell office:value-type="float" office:value="0.63227" calcext:value-type="float">
            <text:p>0.63227</text:p>
          </table:table-cell>
          <table:table-cell office:value-type="float" office:value="0.32028" calcext:value-type="float">
            <text:p>0.32028</text:p>
          </table:table-cell>
          <table:table-cell office:value-type="float" office:value="0.31199" calcext:value-type="float">
            <text:p>0.31199</text:p>
          </table:table-cell>
          <table:table-cell office:value-type="float" office:value="11279" calcext:value-type="float">
            <text:p>11279</text:p>
          </table:table-cell>
          <table:table-cell office:value-type="float" office:value="22626" calcext:value-type="float">
            <text:p>22626</text:p>
          </table:table-cell>
          <table:table-cell office:value-type="float" office:value="18205" calcext:value-type="float">
            <text:p>18205</text:p>
          </table:table-cell>
          <table:table-cell office:value-type="float" office:value="6462" calcext:value-type="float">
            <text:p>6462</text:p>
          </table:table-cell>
          <table:table-cell office:value-type="float" office:value="4655" calcext:value-type="float">
            <text:p>4655</text:p>
          </table:table-cell>
          <table:table-cell office:value-type="float" office:value="63227" calcext:value-type="float">
            <text:p>63227</text:p>
          </table:table-cell>
          <table:table-cell office:value-type="float" office:value="32028" calcext:value-type="float">
            <text:p>32028</text:p>
          </table:table-cell>
          <table:table-cell office:value-type="float" office:value="31199" calcext:value-type="float">
            <text:p>31199</text:p>
          </table:table-cell>
          <table:table-cell office:value-type="float" office:value="2757" calcext:value-type="float">
            <text:p>2757</text:p>
          </table:table-cell>
          <table:table-cell office:value-type="float" office:value="3095" calcext:value-type="float">
            <text:p>3095</text:p>
          </table:table-cell>
          <table:table-cell office:value-type="float" office:value="3139" calcext:value-type="float">
            <text:p>3139</text:p>
          </table:table-cell>
          <table:table-cell office:value-type="float" office:value="6093" calcext:value-type="float">
            <text:p>6093</text:p>
          </table:table-cell>
          <table:table-cell office:value-type="float" office:value="5232" calcext:value-type="float">
            <text:p>5232</text:p>
          </table:table-cell>
          <table:table-cell office:value-type="float" office:value="6989" calcext:value-type="float">
            <text:p>6989</text:p>
          </table:table-cell>
          <table:table-cell office:value-type="float" office:value="6600" calcext:value-type="float">
            <text:p>6600</text:p>
          </table:table-cell>
          <table:table-cell office:value-type="float" office:value="8505" calcext:value-type="float">
            <text:p>8505</text:p>
          </table:table-cell>
          <table:table-cell office:value-type="float" office:value="4829" calcext:value-type="float">
            <text:p>4829</text:p>
          </table:table-cell>
          <table:table-cell office:value-type="float" office:value="4871" calcext:value-type="float">
            <text:p>4871</text:p>
          </table:table-cell>
          <table:table-cell office:value-type="float" office:value="6462" calcext:value-type="float">
            <text:p>6462</text:p>
          </table:table-cell>
          <table:table-cell office:value-type="float" office:value="3639" calcext:value-type="float">
            <text:p>3639</text:p>
          </table:table-cell>
          <table:table-cell office:value-type="float" office:value="1016" calcext:value-type="float">
            <text:p>1016</text:p>
          </table:table-cell>
          <table:table-cell office:value-type="float" office:value="42.3" calcext:value-type="float">
            <text:p>42.3</text:p>
          </table:table-cell>
          <table:table-cell office:value-type="float" office:value="11279" calcext:value-type="float">
            <text:p>11279</text:p>
          </table:table-cell>
          <table:table-cell office:value-type="float" office:value="53188" calcext:value-type="float">
            <text:p>53188</text:p>
          </table:table-cell>
          <table:table-cell office:value-type="float" office:value="51948" calcext:value-type="float">
            <text:p>51948</text:p>
          </table:table-cell>
          <table:table-cell office:value-type="float" office:value="46903" calcext:value-type="float">
            <text:p>46903</text:p>
          </table:table-cell>
          <table:table-cell office:value-type="float" office:value="14244" calcext:value-type="float">
            <text:p>14244</text:p>
          </table:table-cell>
          <table:table-cell office:value-type="float" office:value="11117" calcext:value-type="float">
            <text:p>11117</text:p>
          </table:table-cell>
          <table:table-cell office:value-type="float" office:value="51948" calcext:value-type="float">
            <text:p>51948</text:p>
          </table:table-cell>
          <table:table-cell office:value-type="float" office:value="26276" calcext:value-type="float">
            <text:p>26276</text:p>
          </table:table-cell>
          <table:table-cell office:value-type="float" office:value="25672" calcext:value-type="float">
            <text:p>25672</text:p>
          </table:table-cell>
          <table:table-cell office:value-type="float" office:value="11117" calcext:value-type="float">
            <text:p>11117</text:p>
          </table:table-cell>
          <table:table-cell office:value-type="float" office:value="5125" calcext:value-type="float">
            <text:p>5125</text:p>
          </table:table-cell>
          <table:table-cell office:value-type="float" office:value="5992" calcext:value-type="float">
            <text:p>5992</text:p>
          </table:table-cell>
          <table:table-cell office:value-type="float" office:value="504532.3" calcext:value-type="float">
            <text:p>504532.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5000US36053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.13477" calcext:value-type="float">
            <text:p>0.13477</text:p>
          </table:table-cell>
          <table:table-cell office:value-type="float" office:value="0.23873" calcext:value-type="float">
            <text:p>0.23873</text:p>
          </table:table-cell>
          <table:table-cell office:value-type="float" office:value="0.20358" calcext:value-type="float">
            <text:p>0.20358</text:p>
          </table:table-cell>
          <table:table-cell office:value-type="float" office:value="0.07724" calcext:value-type="float">
            <text:p>0.07724</text:p>
          </table:table-cell>
          <table:table-cell office:value-type="float" office:value="0.05363" calcext:value-type="float">
            <text:p>0.05363</text:p>
          </table:table-cell>
          <table:table-cell office:value-type="float" office:value="0.70795" calcext:value-type="float">
            <text:p>0.70795</text:p>
          </table:table-cell>
          <table:table-cell office:value-type="float" office:value="0.34819" calcext:value-type="float">
            <text:p>0.34819</text:p>
          </table:table-cell>
          <table:table-cell office:value-type="float" office:value="0.35976" calcext:value-type="float">
            <text:p>0.35976</text:p>
          </table:table-cell>
          <table:table-cell office:value-type="float" office:value="13477" calcext:value-type="float">
            <text:p>13477</text:p>
          </table:table-cell>
          <table:table-cell office:value-type="float" office:value="23873" calcext:value-type="float">
            <text:p>23873</text:p>
          </table:table-cell>
          <table:table-cell office:value-type="float" office:value="20358" calcext:value-type="float">
            <text:p>20358</text:p>
          </table:table-cell>
          <table:table-cell office:value-type="float" office:value="7724" calcext:value-type="float">
            <text:p>7724</text:p>
          </table:table-cell>
          <table:table-cell office:value-type="float" office:value="5363" calcext:value-type="float">
            <text:p>5363</text:p>
          </table:table-cell>
          <table:table-cell office:value-type="float" office:value="70795" calcext:value-type="float">
            <text:p>70795</text:p>
          </table:table-cell>
          <table:table-cell office:value-type="float" office:value="34819" calcext:value-type="float">
            <text:p>34819</text:p>
          </table:table-cell>
          <table:table-cell office:value-type="float" office:value="35976" calcext:value-type="float">
            <text:p>35976</text:p>
          </table:table-cell>
          <table:table-cell office:value-type="float" office:value="3092" calcext:value-type="float">
            <text:p>3092</text:p>
          </table:table-cell>
          <table:table-cell office:value-type="float" office:value="4064" calcext:value-type="float">
            <text:p>4064</text:p>
          </table:table-cell>
          <table:table-cell office:value-type="float" office:value="3603" calcext:value-type="float">
            <text:p>3603</text:p>
          </table:table-cell>
          <table:table-cell office:value-type="float" office:value="6677" calcext:value-type="float">
            <text:p>6677</text:p>
          </table:table-cell>
          <table:table-cell office:value-type="float" office:value="5654" calcext:value-type="float">
            <text:p>5654</text:p>
          </table:table-cell>
          <table:table-cell office:value-type="float" office:value="7055" calcext:value-type="float">
            <text:p>7055</text:p>
          </table:table-cell>
          <table:table-cell office:value-type="float" office:value="7205" calcext:value-type="float">
            <text:p>7205</text:p>
          </table:table-cell>
          <table:table-cell office:value-type="float" office:value="9372" calcext:value-type="float">
            <text:p>9372</text:p>
          </table:table-cell>
          <table:table-cell office:value-type="float" office:value="5222" calcext:value-type="float">
            <text:p>5222</text:p>
          </table:table-cell>
          <table:table-cell office:value-type="float" office:value="5764" calcext:value-type="float">
            <text:p>5764</text:p>
          </table:table-cell>
          <table:table-cell office:value-type="float" office:value="7724" calcext:value-type="float">
            <text:p>7724</text:p>
          </table:table-cell>
          <table:table-cell office:value-type="float" office:value="3974" calcext:value-type="float">
            <text:p>3974</text:p>
          </table:table-cell>
          <table:table-cell office:value-type="float" office:value="1389" calcext:value-type="float">
            <text:p>1389</text:p>
          </table:table-cell>
          <table:table-cell office:value-type="float" office:value="42.4" calcext:value-type="float">
            <text:p>42.4</text:p>
          </table:table-cell>
          <table:table-cell office:value-type="float" office:value="13477" calcext:value-type="float">
            <text:p>13477</text:p>
          </table:table-cell>
          <table:table-cell office:value-type="float" office:value="59098" calcext:value-type="float">
            <text:p>59098</text:p>
          </table:table-cell>
          <table:table-cell office:value-type="float" office:value="57318" calcext:value-type="float">
            <text:p>57318</text:p>
          </table:table-cell>
          <table:table-cell office:value-type="float" office:value="51297" calcext:value-type="float">
            <text:p>51297</text:p>
          </table:table-cell>
          <table:table-cell office:value-type="float" office:value="16439" calcext:value-type="float">
            <text:p>16439</text:p>
          </table:table-cell>
          <table:table-cell office:value-type="float" office:value="13087" calcext:value-type="float">
            <text:p>13087</text:p>
          </table:table-cell>
          <table:table-cell office:value-type="float" office:value="57318" calcext:value-type="float">
            <text:p>57318</text:p>
          </table:table-cell>
          <table:table-cell office:value-type="float" office:value="28139" calcext:value-type="float">
            <text:p>28139</text:p>
          </table:table-cell>
          <table:table-cell office:value-type="float" office:value="29179" calcext:value-type="float">
            <text:p>29179</text:p>
          </table:table-cell>
          <table:table-cell office:value-type="float" office:value="13087" calcext:value-type="float">
            <text:p>13087</text:p>
          </table:table-cell>
          <table:table-cell office:value-type="float" office:value="6028" calcext:value-type="float">
            <text:p>6028</text:p>
          </table:table-cell>
          <table:table-cell office:value-type="float" office:value="7059" calcext:value-type="float">
            <text:p>7059</text:p>
          </table:table-cell>
          <table:table-cell office:value-type="float" office:value="563953.4" calcext:value-type="float">
            <text:p>563953.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5000US36055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.54216" calcext:value-type="float">
            <text:p>1.54216</text:p>
          </table:table-cell>
          <table:table-cell office:value-type="float" office:value="2.63334" calcext:value-type="float">
            <text:p>2.63334</text:p>
          </table:table-cell>
          <table:table-cell office:value-type="float" office:value="1.96814" calcext:value-type="float">
            <text:p>1.96814</text:p>
          </table:table-cell>
          <table:table-cell office:value-type="float" office:value="0.72844" calcext:value-type="float">
            <text:p>0.72844</text:p>
          </table:table-cell>
          <table:table-cell office:value-type="float" office:value="0.55266" calcext:value-type="float">
            <text:p>0.55266</text:p>
          </table:table-cell>
          <table:table-cell office:value-type="float" office:value="7.42474" calcext:value-type="float">
            <text:p>7.42474</text:p>
          </table:table-cell>
          <table:table-cell office:value-type="float" office:value="3.58147" calcext:value-type="float">
            <text:p>3.58147</text:p>
          </table:table-cell>
          <table:table-cell office:value-type="float" office:value="3.84327" calcext:value-type="float">
            <text:p>3.84327</text:p>
          </table:table-cell>
          <table:table-cell office:value-type="float" office:value="154216" calcext:value-type="float">
            <text:p>154216</text:p>
          </table:table-cell>
          <table:table-cell office:value-type="float" office:value="263334" calcext:value-type="float">
            <text:p>263334</text:p>
          </table:table-cell>
          <table:table-cell office:value-type="float" office:value="196814" calcext:value-type="float">
            <text:p>196814</text:p>
          </table:table-cell>
          <table:table-cell office:value-type="float" office:value="72844" calcext:value-type="float">
            <text:p>72844</text:p>
          </table:table-cell>
          <table:table-cell office:value-type="float" office:value="55266" calcext:value-type="float">
            <text:p>55266</text:p>
          </table:table-cell>
          <table:table-cell office:value-type="float" office:value="742474" calcext:value-type="float">
            <text:p>742474</text:p>
          </table:table-cell>
          <table:table-cell office:value-type="float" office:value="358147" calcext:value-type="float">
            <text:p>358147</text:p>
          </table:table-cell>
          <table:table-cell office:value-type="float" office:value="384327" calcext:value-type="float">
            <text:p>384327</text:p>
          </table:table-cell>
          <table:table-cell office:value-type="float" office:value="40565" calcext:value-type="float">
            <text:p>40565</text:p>
          </table:table-cell>
          <table:table-cell office:value-type="float" office:value="41752" calcext:value-type="float">
            <text:p>41752</text:p>
          </table:table-cell>
          <table:table-cell office:value-type="float" office:value="44604" calcext:value-type="float">
            <text:p>44604</text:p>
          </table:table-cell>
          <table:table-cell office:value-type="float" office:value="49463" calcext:value-type="float">
            <text:p>49463</text:p>
          </table:table-cell>
          <table:table-cell office:value-type="float" office:value="51462" calcext:value-type="float">
            <text:p>51462</text:p>
          </table:table-cell>
          <table:table-cell office:value-type="float" office:value="104660" calcext:value-type="float">
            <text:p>104660</text:p>
          </table:table-cell>
          <table:table-cell office:value-type="float" office:value="85044" calcext:value-type="float">
            <text:p>85044</text:p>
          </table:table-cell>
          <table:table-cell office:value-type="float" office:value="94181" calcext:value-type="float">
            <text:p>94181</text:p>
          </table:table-cell>
          <table:table-cell office:value-type="float" office:value="48050" calcext:value-type="float">
            <text:p>48050</text:p>
          </table:table-cell>
          <table:table-cell office:value-type="float" office:value="54583" calcext:value-type="float">
            <text:p>54583</text:p>
          </table:table-cell>
          <table:table-cell office:value-type="float" office:value="72844" calcext:value-type="float">
            <text:p>72844</text:p>
          </table:table-cell>
          <table:table-cell office:value-type="float" office:value="37580" calcext:value-type="float">
            <text:p>37580</text:p>
          </table:table-cell>
          <table:table-cell office:value-type="float" office:value="17686" calcext:value-type="float">
            <text:p>17686</text:p>
          </table:table-cell>
          <table:table-cell office:value-type="float" office:value="39.2" calcext:value-type="float">
            <text:p>39.2</text:p>
          </table:table-cell>
          <table:table-cell office:value-type="float" office:value="154216" calcext:value-type="float">
            <text:p>154216</text:p>
          </table:table-cell>
          <table:table-cell office:value-type="float" office:value="605945" calcext:value-type="float">
            <text:p>605945</text:p>
          </table:table-cell>
          <table:table-cell office:value-type="float" office:value="588258" calcext:value-type="float">
            <text:p>588258</text:p>
          </table:table-cell>
          <table:table-cell office:value-type="float" office:value="555410" calcext:value-type="float">
            <text:p>555410</text:p>
          </table:table-cell>
          <table:table-cell office:value-type="float" office:value="160356" calcext:value-type="float">
            <text:p>160356</text:p>
          </table:table-cell>
          <table:table-cell office:value-type="float" office:value="128110" calcext:value-type="float">
            <text:p>128110</text:p>
          </table:table-cell>
          <table:table-cell office:value-type="float" office:value="588258" calcext:value-type="float">
            <text:p>588258</text:p>
          </table:table-cell>
          <table:table-cell office:value-type="float" office:value="279526" calcext:value-type="float">
            <text:p>279526</text:p>
          </table:table-cell>
          <table:table-cell office:value-type="float" office:value="308732" calcext:value-type="float">
            <text:p>308732</text:p>
          </table:table-cell>
          <table:table-cell office:value-type="float" office:value="128110" calcext:value-type="float">
            <text:p>128110</text:p>
          </table:table-cell>
          <table:table-cell office:value-type="float" office:value="55674" calcext:value-type="float">
            <text:p>55674</text:p>
          </table:table-cell>
          <table:table-cell office:value-type="float" office:value="72436" calcext:value-type="float">
            <text:p>72436</text:p>
          </table:table-cell>
          <table:table-cell office:value-type="float" office:value="5852492.2" calcext:value-type="float">
            <text:p>5852492.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5000US36059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2.91228" calcext:value-type="float">
            <text:p>2.91228</text:p>
          </table:table-cell>
          <table:table-cell office:value-type="float" office:value="4.41722" calcext:value-type="float">
            <text:p>4.41722</text:p>
          </table:table-cell>
          <table:table-cell office:value-type="float" office:value="3.84063" calcext:value-type="float">
            <text:p>3.84063</text:p>
          </table:table-cell>
          <table:table-cell office:value-type="float" office:value="1.32963" calcext:value-type="float">
            <text:p>1.32963</text:p>
          </table:table-cell>
          <table:table-cell office:value-type="float" office:value="1.08367" calcext:value-type="float">
            <text:p>1.08367</text:p>
          </table:table-cell>
          <table:table-cell office:value-type="float" office:value="13.58343" calcext:value-type="float">
            <text:p>13.58343</text:p>
          </table:table-cell>
          <table:table-cell office:value-type="float" office:value="6.61642" calcext:value-type="float">
            <text:p>6.61642</text:p>
          </table:table-cell>
          <table:table-cell office:value-type="float" office:value="6.96701" calcext:value-type="float">
            <text:p>6.96701</text:p>
          </table:table-cell>
          <table:table-cell office:value-type="float" office:value="291228" calcext:value-type="float">
            <text:p>291228</text:p>
          </table:table-cell>
          <table:table-cell office:value-type="float" office:value="441722" calcext:value-type="float">
            <text:p>441722</text:p>
          </table:table-cell>
          <table:table-cell office:value-type="float" office:value="384063" calcext:value-type="float">
            <text:p>384063</text:p>
          </table:table-cell>
          <table:table-cell office:value-type="float" office:value="132963" calcext:value-type="float">
            <text:p>132963</text:p>
          </table:table-cell>
          <table:table-cell office:value-type="float" office:value="108367" calcext:value-type="float">
            <text:p>108367</text:p>
          </table:table-cell>
          <table:table-cell office:value-type="float" office:value="1358343" calcext:value-type="float">
            <text:p>1358343</text:p>
          </table:table-cell>
          <table:table-cell office:value-type="float" office:value="661642" calcext:value-type="float">
            <text:p>661642</text:p>
          </table:table-cell>
          <table:table-cell office:value-type="float" office:value="696701" calcext:value-type="float">
            <text:p>696701</text:p>
          </table:table-cell>
          <table:table-cell office:value-type="float" office:value="74276" calcext:value-type="float">
            <text:p>74276</text:p>
          </table:table-cell>
          <table:table-cell office:value-type="float" office:value="79224" calcext:value-type="float">
            <text:p>79224</text:p>
          </table:table-cell>
          <table:table-cell office:value-type="float" office:value="84587" calcext:value-type="float">
            <text:p>84587</text:p>
          </table:table-cell>
          <table:table-cell office:value-type="float" office:value="86141" calcext:value-type="float">
            <text:p>86141</text:p>
          </table:table-cell>
          <table:table-cell office:value-type="float" office:value="86361" calcext:value-type="float">
            <text:p>86361</text:p>
          </table:table-cell>
          <table:table-cell office:value-type="float" office:value="159096" calcext:value-type="float">
            <text:p>159096</text:p>
          </table:table-cell>
          <table:table-cell office:value-type="float" office:value="163265" calcext:value-type="float">
            <text:p>163265</text:p>
          </table:table-cell>
          <table:table-cell office:value-type="float" office:value="189199" calcext:value-type="float">
            <text:p>189199</text:p>
          </table:table-cell>
          <table:table-cell office:value-type="float" office:value="100421" calcext:value-type="float">
            <text:p>100421</text:p>
          </table:table-cell>
          <table:table-cell office:value-type="float" office:value="94443" calcext:value-type="float">
            <text:p>94443</text:p>
          </table:table-cell>
          <table:table-cell office:value-type="float" office:value="132963" calcext:value-type="float">
            <text:p>132963</text:p>
          </table:table-cell>
          <table:table-cell office:value-type="float" office:value="69184" calcext:value-type="float">
            <text:p>69184</text:p>
          </table:table-cell>
          <table:table-cell office:value-type="float" office:value="39183" calcext:value-type="float">
            <text:p>39183</text:p>
          </table:table-cell>
          <table:table-cell office:value-type="float" office:value="41.7" calcext:value-type="float">
            <text:p>41.7</text:p>
          </table:table-cell>
          <table:table-cell office:value-type="float" office:value="291228" calcext:value-type="float">
            <text:p>291228</text:p>
          </table:table-cell>
          <table:table-cell office:value-type="float" office:value="1102592" calcext:value-type="float">
            <text:p>1102592</text:p>
          </table:table-cell>
          <table:table-cell office:value-type="float" office:value="1067115" calcext:value-type="float">
            <text:p>1067115</text:p>
          </table:table-cell>
          <table:table-cell office:value-type="float" office:value="1017069" calcext:value-type="float">
            <text:p>1017069</text:p>
          </table:table-cell>
          <table:table-cell office:value-type="float" office:value="293141" calcext:value-type="float">
            <text:p>293141</text:p>
          </table:table-cell>
          <table:table-cell office:value-type="float" office:value="241330" calcext:value-type="float">
            <text:p>241330</text:p>
          </table:table-cell>
          <table:table-cell office:value-type="float" office:value="1067115" calcext:value-type="float">
            <text:p>1067115</text:p>
          </table:table-cell>
          <table:table-cell office:value-type="float" office:value="512348" calcext:value-type="float">
            <text:p>512348</text:p>
          </table:table-cell>
          <table:table-cell office:value-type="float" office:value="554767" calcext:value-type="float">
            <text:p>554767</text:p>
          </table:table-cell>
          <table:table-cell office:value-type="float" office:value="241330" calcext:value-type="float">
            <text:p>241330</text:p>
          </table:table-cell>
          <table:table-cell office:value-type="float" office:value="104848" calcext:value-type="float">
            <text:p>104848</text:p>
          </table:table-cell>
          <table:table-cell office:value-type="float" office:value="136482" calcext:value-type="float">
            <text:p>136482</text:p>
          </table:table-cell>
          <table:table-cell office:value-type="float" office:value="10704435.7" calcext:value-type="float">
            <text:p>10704435.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5000US36061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office:value-type="float" office:value="2.32979" calcext:value-type="float">
            <text:p>2.32979</text:p>
          </table:table-cell>
          <table:table-cell office:value-type="float" office:value="7.4311" calcext:value-type="float">
            <text:p>7.4311</text:p>
          </table:table-cell>
          <table:table-cell office:value-type="float" office:value="3.83778" calcext:value-type="float">
            <text:p>3.83778</text:p>
          </table:table-cell>
          <table:table-cell office:value-type="float" office:value="1.4635" calcext:value-type="float">
            <text:p>1.4635</text:p>
          </table:table-cell>
          <table:table-cell office:value-type="float" office:value="1.22484" calcext:value-type="float">
            <text:p>1.22484</text:p>
          </table:table-cell>
          <table:table-cell office:value-type="float" office:value="16.28701" calcext:value-type="float">
            <text:p>16.28701</text:p>
          </table:table-cell>
          <table:table-cell office:value-type="float" office:value="7.70362" calcext:value-type="float">
            <text:p>7.70362</text:p>
          </table:table-cell>
          <table:table-cell office:value-type="float" office:value="8.58339" calcext:value-type="float">
            <text:p>8.58339</text:p>
          </table:table-cell>
          <table:table-cell office:value-type="float" office:value="232979" calcext:value-type="float">
            <text:p>232979</text:p>
          </table:table-cell>
          <table:table-cell office:value-type="float" office:value="743110" calcext:value-type="float">
            <text:p>743110</text:p>
          </table:table-cell>
          <table:table-cell office:value-type="float" office:value="383778" calcext:value-type="float">
            <text:p>383778</text:p>
          </table:table-cell>
          <table:table-cell office:value-type="float" office:value="146350" calcext:value-type="float">
            <text:p>146350</text:p>
          </table:table-cell>
          <table:table-cell office:value-type="float" office:value="122484" calcext:value-type="float">
            <text:p>122484</text:p>
          </table:table-cell>
          <table:table-cell office:value-type="float" office:value="1628701" calcext:value-type="float">
            <text:p>1628701</text:p>
          </table:table-cell>
          <table:table-cell office:value-type="float" office:value="770362" calcext:value-type="float">
            <text:p>770362</text:p>
          </table:table-cell>
          <table:table-cell office:value-type="float" office:value="858339" calcext:value-type="float">
            <text:p>858339</text:p>
          </table:table-cell>
          <table:table-cell office:value-type="float" office:value="76770" calcext:value-type="float">
            <text:p>76770</text:p>
          </table:table-cell>
          <table:table-cell office:value-type="float" office:value="59013" calcext:value-type="float">
            <text:p>59013</text:p>
          </table:table-cell>
          <table:table-cell office:value-type="float" office:value="63661" calcext:value-type="float">
            <text:p>63661</text:p>
          </table:table-cell>
          <table:table-cell office:value-type="float" office:value="68060" calcext:value-type="float">
            <text:p>68060</text:p>
          </table:table-cell>
          <table:table-cell office:value-type="float" office:value="111359" calcext:value-type="float">
            <text:p>111359</text:p>
          </table:table-cell>
          <table:table-cell office:value-type="float" office:value="364144" calcext:value-type="float">
            <text:p>364144</text:p>
          </table:table-cell>
          <table:table-cell office:value-type="float" office:value="233082" calcext:value-type="float">
            <text:p>233082</text:p>
          </table:table-cell>
          <table:table-cell office:value-type="float" office:value="199097" calcext:value-type="float">
            <text:p>199097</text:p>
          </table:table-cell>
          <table:table-cell office:value-type="float" office:value="93224" calcext:value-type="float">
            <text:p>93224</text:p>
          </table:table-cell>
          <table:table-cell office:value-type="float" office:value="91457" calcext:value-type="float">
            <text:p>91457</text:p>
          </table:table-cell>
          <table:table-cell office:value-type="float" office:value="146350" calcext:value-type="float">
            <text:p>146350</text:p>
          </table:table-cell>
          <table:table-cell office:value-type="float" office:value="82875" calcext:value-type="float">
            <text:p>82875</text:p>
          </table:table-cell>
          <table:table-cell office:value-type="float" office:value="39609" calcext:value-type="float">
            <text:p>39609</text:p>
          </table:table-cell>
          <table:table-cell office:value-type="float" office:value="37.6" calcext:value-type="float">
            <text:p>37.6</text:p>
          </table:table-cell>
          <table:table-cell office:value-type="float" office:value="232979" calcext:value-type="float">
            <text:p>232979</text:p>
          </table:table-cell>
          <table:table-cell office:value-type="float" office:value="1418001" calcext:value-type="float">
            <text:p>1418001</text:p>
          </table:table-cell>
          <table:table-cell office:value-type="float" office:value="1395722" calcext:value-type="float">
            <text:p>1395722</text:p>
          </table:table-cell>
          <table:table-cell office:value-type="float" office:value="1343289" calcext:value-type="float">
            <text:p>1343289</text:p>
          </table:table-cell>
          <table:table-cell office:value-type="float" office:value="321233" calcext:value-type="float">
            <text:p>321233</text:p>
          </table:table-cell>
          <table:table-cell office:value-type="float" office:value="268834" calcext:value-type="float">
            <text:p>268834</text:p>
          </table:table-cell>
          <table:table-cell office:value-type="float" office:value="1395722" calcext:value-type="float">
            <text:p>1395722</text:p>
          </table:table-cell>
          <table:table-cell office:value-type="float" office:value="653157" calcext:value-type="float">
            <text:p>653157</text:p>
          </table:table-cell>
          <table:table-cell office:value-type="float" office:value="742565" calcext:value-type="float">
            <text:p>742565</text:p>
          </table:table-cell>
          <table:table-cell office:value-type="float" office:value="268834" calcext:value-type="float">
            <text:p>268834</text:p>
          </table:table-cell>
          <table:table-cell office:value-type="float" office:value="109763" calcext:value-type="float">
            <text:p>109763</text:p>
          </table:table-cell>
          <table:table-cell office:value-type="float" office:value="159071" calcext:value-type="float">
            <text:p>159071</text:p>
          </table:table-cell>
          <table:table-cell office:value-type="float" office:value="13195310.6" calcext:value-type="float">
            <text:p>13195310.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5000US36063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.42063" calcext:value-type="float">
            <text:p>0.42063</text:p>
          </table:table-cell>
          <table:table-cell office:value-type="float" office:value="0.66227" calcext:value-type="float">
            <text:p>0.66227</text:p>
          </table:table-cell>
          <table:table-cell office:value-type="float" office:value="0.6233" calcext:value-type="float">
            <text:p>0.6233</text:p>
          </table:table-cell>
          <table:table-cell office:value-type="float" office:value="0.23034" calcext:value-type="float">
            <text:p>0.23034</text:p>
          </table:table-cell>
          <table:table-cell office:value-type="float" office:value="0.16779" calcext:value-type="float">
            <text:p>0.16779</text:p>
          </table:table-cell>
          <table:table-cell office:value-type="float" office:value="2.10433" calcext:value-type="float">
            <text:p>2.10433</text:p>
          </table:table-cell>
          <table:table-cell office:value-type="float" office:value="1.02743" calcext:value-type="float">
            <text:p>1.02743</text:p>
          </table:table-cell>
          <table:table-cell office:value-type="float" office:value="1.0769" calcext:value-type="float">
            <text:p>1.0769</text:p>
          </table:table-cell>
          <table:table-cell office:value-type="float" office:value="42063" calcext:value-type="float">
            <text:p>42063</text:p>
          </table:table-cell>
          <table:table-cell office:value-type="float" office:value="66227" calcext:value-type="float">
            <text:p>66227</text:p>
          </table:table-cell>
          <table:table-cell office:value-type="float" office:value="62330" calcext:value-type="float">
            <text:p>62330</text:p>
          </table:table-cell>
          <table:table-cell office:value-type="float" office:value="23034" calcext:value-type="float">
            <text:p>23034</text:p>
          </table:table-cell>
          <table:table-cell office:value-type="float" office:value="16779" calcext:value-type="float">
            <text:p>16779</text:p>
          </table:table-cell>
          <table:table-cell office:value-type="float" office:value="210433" calcext:value-type="float">
            <text:p>210433</text:p>
          </table:table-cell>
          <table:table-cell office:value-type="float" office:value="102743" calcext:value-type="float">
            <text:p>102743</text:p>
          </table:table-cell>
          <table:table-cell office:value-type="float" office:value="107690" calcext:value-type="float">
            <text:p>107690</text:p>
          </table:table-cell>
          <table:table-cell office:value-type="float" office:value="10889" calcext:value-type="float">
            <text:p>10889</text:p>
          </table:table-cell>
          <table:table-cell office:value-type="float" office:value="10201" calcext:value-type="float">
            <text:p>10201</text:p>
          </table:table-cell>
          <table:table-cell office:value-type="float" office:value="13221" calcext:value-type="float">
            <text:p>13221</text:p>
          </table:table-cell>
          <table:table-cell office:value-type="float" office:value="12678" calcext:value-type="float">
            <text:p>12678</text:p>
          </table:table-cell>
          <table:table-cell office:value-type="float" office:value="12336" calcext:value-type="float">
            <text:p>12336</text:p>
          </table:table-cell>
          <table:table-cell office:value-type="float" office:value="25584" calcext:value-type="float">
            <text:p>25584</text:p>
          </table:table-cell>
          <table:table-cell office:value-type="float" office:value="23381" calcext:value-type="float">
            <text:p>23381</text:p>
          </table:table-cell>
          <table:table-cell office:value-type="float" office:value="28445" calcext:value-type="float">
            <text:p>28445</text:p>
          </table:table-cell>
          <table:table-cell office:value-type="float" office:value="14789" calcext:value-type="float">
            <text:p>14789</text:p>
          </table:table-cell>
          <table:table-cell office:value-type="float" office:value="19096" calcext:value-type="float">
            <text:p>19096</text:p>
          </table:table-cell>
          <table:table-cell office:value-type="float" office:value="23034" calcext:value-type="float">
            <text:p>23034</text:p>
          </table:table-cell>
          <table:table-cell office:value-type="float" office:value="10979" calcext:value-type="float">
            <text:p>10979</text:p>
          </table:table-cell>
          <table:table-cell office:value-type="float" office:value="5800" calcext:value-type="float">
            <text:p>5800</text:p>
          </table:table-cell>
          <table:table-cell office:value-type="float" office:value="43.7" calcext:value-type="float">
            <text:p>43.7</text:p>
          </table:table-cell>
          <table:table-cell office:value-type="float" office:value="42063" calcext:value-type="float">
            <text:p>42063</text:p>
          </table:table-cell>
          <table:table-cell office:value-type="float" office:value="174363" calcext:value-type="float">
            <text:p>174363</text:p>
          </table:table-cell>
          <table:table-cell office:value-type="float" office:value="168370" calcext:value-type="float">
            <text:p>168370</text:p>
          </table:table-cell>
          <table:table-cell office:value-type="float" office:value="160231" calcext:value-type="float">
            <text:p>160231</text:p>
          </table:table-cell>
          <table:table-cell office:value-type="float" office:value="50320" calcext:value-type="float">
            <text:p>50320</text:p>
          </table:table-cell>
          <table:table-cell office:value-type="float" office:value="39813" calcext:value-type="float">
            <text:p>39813</text:p>
          </table:table-cell>
          <table:table-cell office:value-type="float" office:value="168370" calcext:value-type="float">
            <text:p>168370</text:p>
          </table:table-cell>
          <table:table-cell office:value-type="float" office:value="81372" calcext:value-type="float">
            <text:p>81372</text:p>
          </table:table-cell>
          <table:table-cell office:value-type="float" office:value="86998" calcext:value-type="float">
            <text:p>86998</text:p>
          </table:table-cell>
          <table:table-cell office:value-type="float" office:value="39813" calcext:value-type="float">
            <text:p>39813</text:p>
          </table:table-cell>
          <table:table-cell office:value-type="float" office:value="17666" calcext:value-type="float">
            <text:p>17666</text:p>
          </table:table-cell>
          <table:table-cell office:value-type="float" office:value="22147" calcext:value-type="float">
            <text:p>22147</text:p>
          </table:table-cell>
          <table:table-cell office:value-type="float" office:value="1682868.7" calcext:value-type="float">
            <text:p>1682868.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5000US36065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.48649" calcext:value-type="float">
            <text:p>0.48649</text:p>
          </table:table-cell>
          <table:table-cell office:value-type="float" office:value="0.76108" calcext:value-type="float">
            <text:p>0.76108</text:p>
          </table:table-cell>
          <table:table-cell office:value-type="float" office:value="0.62265" calcext:value-type="float">
            <text:p>0.62265</text:p>
          </table:table-cell>
          <table:table-cell office:value-type="float" office:value="0.23065" calcext:value-type="float">
            <text:p>0.23065</text:p>
          </table:table-cell>
          <table:table-cell office:value-type="float" office:value="0.1949" calcext:value-type="float">
            <text:p>0.1949</text:p>
          </table:table-cell>
          <table:table-cell office:value-type="float" office:value="2.29577" calcext:value-type="float">
            <text:p>2.29577</text:p>
          </table:table-cell>
          <table:table-cell office:value-type="float" office:value="1.13987" calcext:value-type="float">
            <text:p>1.13987</text:p>
          </table:table-cell>
          <table:table-cell office:value-type="float" office:value="1.1559" calcext:value-type="float">
            <text:p>1.1559</text:p>
          </table:table-cell>
          <table:table-cell office:value-type="float" office:value="48649" calcext:value-type="float">
            <text:p>48649</text:p>
          </table:table-cell>
          <table:table-cell office:value-type="float" office:value="76108" calcext:value-type="float">
            <text:p>76108</text:p>
          </table:table-cell>
          <table:table-cell office:value-type="float" office:value="62265" calcext:value-type="float">
            <text:p>62265</text:p>
          </table:table-cell>
          <table:table-cell office:value-type="float" office:value="23065" calcext:value-type="float">
            <text:p>23065</text:p>
          </table:table-cell>
          <table:table-cell office:value-type="float" office:value="19490" calcext:value-type="float">
            <text:p>19490</text:p>
          </table:table-cell>
          <table:table-cell office:value-type="float" office:value="229577" calcext:value-type="float">
            <text:p>229577</text:p>
          </table:table-cell>
          <table:table-cell office:value-type="float" office:value="113987" calcext:value-type="float">
            <text:p>113987</text:p>
          </table:table-cell>
          <table:table-cell office:value-type="float" office:value="115590" calcext:value-type="float">
            <text:p>115590</text:p>
          </table:table-cell>
          <table:table-cell office:value-type="float" office:value="12745" calcext:value-type="float">
            <text:p>12745</text:p>
          </table:table-cell>
          <table:table-cell office:value-type="float" office:value="13780" calcext:value-type="float">
            <text:p>13780</text:p>
          </table:table-cell>
          <table:table-cell office:value-type="float" office:value="14365" calcext:value-type="float">
            <text:p>14365</text:p>
          </table:table-cell>
          <table:table-cell office:value-type="float" office:value="14672" calcext:value-type="float">
            <text:p>14672</text:p>
          </table:table-cell>
          <table:table-cell office:value-type="float" office:value="13912" calcext:value-type="float">
            <text:p>13912</text:p>
          </table:table-cell>
          <table:table-cell office:value-type="float" office:value="30285" calcext:value-type="float">
            <text:p>30285</text:p>
          </table:table-cell>
          <table:table-cell office:value-type="float" office:value="24998" calcext:value-type="float">
            <text:p>24998</text:p>
          </table:table-cell>
          <table:table-cell office:value-type="float" office:value="29494" calcext:value-type="float">
            <text:p>29494</text:p>
          </table:table-cell>
          <table:table-cell office:value-type="float" office:value="15652" calcext:value-type="float">
            <text:p>15652</text:p>
          </table:table-cell>
          <table:table-cell office:value-type="float" office:value="17119" calcext:value-type="float">
            <text:p>17119</text:p>
          </table:table-cell>
          <table:table-cell office:value-type="float" office:value="23065" calcext:value-type="float">
            <text:p>23065</text:p>
          </table:table-cell>
          <table:table-cell office:value-type="float" office:value="12601" calcext:value-type="float">
            <text:p>12601</text:p>
          </table:table-cell>
          <table:table-cell office:value-type="float" office:value="6889" calcext:value-type="float">
            <text:p>6889</text:p>
          </table:table-cell>
          <table:table-cell office:value-type="float" office:value="41" calcext:value-type="float">
            <text:p>41</text:p>
          </table:table-cell>
          <table:table-cell office:value-type="float" office:value="48649" calcext:value-type="float">
            <text:p>48649</text:p>
          </table:table-cell>
          <table:table-cell office:value-type="float" office:value="185887" calcext:value-type="float">
            <text:p>185887</text:p>
          </table:table-cell>
          <table:table-cell office:value-type="float" office:value="180928" calcext:value-type="float">
            <text:p>180928</text:p>
          </table:table-cell>
          <table:table-cell office:value-type="float" office:value="170641" calcext:value-type="float">
            <text:p>170641</text:p>
          </table:table-cell>
          <table:table-cell office:value-type="float" office:value="52222" calcext:value-type="float">
            <text:p>52222</text:p>
          </table:table-cell>
          <table:table-cell office:value-type="float" office:value="42555" calcext:value-type="float">
            <text:p>42555</text:p>
          </table:table-cell>
          <table:table-cell office:value-type="float" office:value="180928" calcext:value-type="float">
            <text:p>180928</text:p>
          </table:table-cell>
          <table:table-cell office:value-type="float" office:value="89512" calcext:value-type="float">
            <text:p>89512</text:p>
          </table:table-cell>
          <table:table-cell office:value-type="float" office:value="91416" calcext:value-type="float">
            <text:p>91416</text:p>
          </table:table-cell>
          <table:table-cell office:value-type="float" office:value="42555" calcext:value-type="float">
            <text:p>42555</text:p>
          </table:table-cell>
          <table:table-cell office:value-type="float" office:value="18586" calcext:value-type="float">
            <text:p>18586</text:p>
          </table:table-cell>
          <table:table-cell office:value-type="float" office:value="23969" calcext:value-type="float">
            <text:p>23969</text:p>
          </table:table-cell>
          <table:table-cell office:value-type="float" office:value="1816620" calcext:value-type="float">
            <text:p>18166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5000US36067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.98023" calcext:value-type="float">
            <text:p>0.98023</text:p>
          </table:table-cell>
          <table:table-cell office:value-type="float" office:value="1.61523" calcext:value-type="float">
            <text:p>1.61523</text:p>
          </table:table-cell>
          <table:table-cell office:value-type="float" office:value="1.23396" calcext:value-type="float">
            <text:p>1.23396</text:p>
          </table:table-cell>
          <table:table-cell office:value-type="float" office:value="0.44565" calcext:value-type="float">
            <text:p>0.44565</text:p>
          </table:table-cell>
          <table:table-cell office:value-type="float" office:value="0.34302" calcext:value-type="float">
            <text:p>0.34302</text:p>
          </table:table-cell>
          <table:table-cell office:value-type="float" office:value="4.61809" calcext:value-type="float">
            <text:p>4.61809</text:p>
          </table:table-cell>
          <table:table-cell office:value-type="float" office:value="2.22736" calcext:value-type="float">
            <text:p>2.22736</text:p>
          </table:table-cell>
          <table:table-cell office:value-type="float" office:value="2.39073" calcext:value-type="float">
            <text:p>2.39073</text:p>
          </table:table-cell>
          <table:table-cell office:value-type="float" office:value="98023" calcext:value-type="float">
            <text:p>98023</text:p>
          </table:table-cell>
          <table:table-cell office:value-type="float" office:value="161523" calcext:value-type="float">
            <text:p>161523</text:p>
          </table:table-cell>
          <table:table-cell office:value-type="float" office:value="123396" calcext:value-type="float">
            <text:p>123396</text:p>
          </table:table-cell>
          <table:table-cell office:value-type="float" office:value="44565" calcext:value-type="float">
            <text:p>44565</text:p>
          </table:table-cell>
          <table:table-cell office:value-type="float" office:value="34302" calcext:value-type="float">
            <text:p>34302</text:p>
          </table:table-cell>
          <table:table-cell office:value-type="float" office:value="461809" calcext:value-type="float">
            <text:p>461809</text:p>
          </table:table-cell>
          <table:table-cell office:value-type="float" office:value="222736" calcext:value-type="float">
            <text:p>222736</text:p>
          </table:table-cell>
          <table:table-cell office:value-type="float" office:value="239073" calcext:value-type="float">
            <text:p>239073</text:p>
          </table:table-cell>
          <table:table-cell office:value-type="float" office:value="26513" calcext:value-type="float">
            <text:p>26513</text:p>
          </table:table-cell>
          <table:table-cell office:value-type="float" office:value="29196" calcext:value-type="float">
            <text:p>29196</text:p>
          </table:table-cell>
          <table:table-cell office:value-type="float" office:value="24961" calcext:value-type="float">
            <text:p>24961</text:p>
          </table:table-cell>
          <table:table-cell office:value-type="float" office:value="33371" calcext:value-type="float">
            <text:p>33371</text:p>
          </table:table-cell>
          <table:table-cell office:value-type="float" office:value="32733" calcext:value-type="float">
            <text:p>32733</text:p>
          </table:table-cell>
          <table:table-cell office:value-type="float" office:value="60838" calcext:value-type="float">
            <text:p>60838</text:p>
          </table:table-cell>
          <table:table-cell office:value-type="float" office:value="51934" calcext:value-type="float">
            <text:p>51934</text:p>
          </table:table-cell>
          <table:table-cell office:value-type="float" office:value="58434" calcext:value-type="float">
            <text:p>58434</text:p>
          </table:table-cell>
          <table:table-cell office:value-type="float" office:value="31972" calcext:value-type="float">
            <text:p>31972</text:p>
          </table:table-cell>
          <table:table-cell office:value-type="float" office:value="32990" calcext:value-type="float">
            <text:p>32990</text:p>
          </table:table-cell>
          <table:table-cell office:value-type="float" office:value="44565" calcext:value-type="float">
            <text:p>44565</text:p>
          </table:table-cell>
          <table:table-cell office:value-type="float" office:value="22284" calcext:value-type="float">
            <text:p>22284</text:p>
          </table:table-cell>
          <table:table-cell office:value-type="float" office:value="12018" calcext:value-type="float">
            <text:p>12018</text:p>
          </table:table-cell>
          <table:table-cell office:value-type="float" office:value="39.3" calcext:value-type="float">
            <text:p>39.3</text:p>
          </table:table-cell>
          <table:table-cell office:value-type="float" office:value="98023" calcext:value-type="float">
            <text:p>98023</text:p>
          </table:table-cell>
          <table:table-cell office:value-type="float" office:value="375891" calcext:value-type="float">
            <text:p>375891</text:p>
          </table:table-cell>
          <table:table-cell office:value-type="float" office:value="363786" calcext:value-type="float">
            <text:p>363786</text:p>
          </table:table-cell>
          <table:table-cell office:value-type="float" office:value="340293" calcext:value-type="float">
            <text:p>340293</text:p>
          </table:table-cell>
          <table:table-cell office:value-type="float" office:value="98103" calcext:value-type="float">
            <text:p>98103</text:p>
          </table:table-cell>
          <table:table-cell office:value-type="float" office:value="78867" calcext:value-type="float">
            <text:p>78867</text:p>
          </table:table-cell>
          <table:table-cell office:value-type="float" office:value="363786" calcext:value-type="float">
            <text:p>363786</text:p>
          </table:table-cell>
          <table:table-cell office:value-type="float" office:value="173021" calcext:value-type="float">
            <text:p>173021</text:p>
          </table:table-cell>
          <table:table-cell office:value-type="float" office:value="190765" calcext:value-type="float">
            <text:p>190765</text:p>
          </table:table-cell>
          <table:table-cell office:value-type="float" office:value="78867" calcext:value-type="float">
            <text:p>78867</text:p>
          </table:table-cell>
          <table:table-cell office:value-type="float" office:value="34336" calcext:value-type="float">
            <text:p>34336</text:p>
          </table:table-cell>
          <table:table-cell office:value-type="float" office:value="44531" calcext:value-type="float">
            <text:p>44531</text:p>
          </table:table-cell>
          <table:table-cell office:value-type="float" office:value="3625735.3" calcext:value-type="float">
            <text:p>3625735.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5000US36069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.22309" calcext:value-type="float">
            <text:p>0.22309</text:p>
          </table:table-cell>
          <table:table-cell office:value-type="float" office:value="0.33775" calcext:value-type="float">
            <text:p>0.33775</text:p>
          </table:table-cell>
          <table:table-cell office:value-type="float" office:value="0.32135" calcext:value-type="float">
            <text:p>0.32135</text:p>
          </table:table-cell>
          <table:table-cell office:value-type="float" office:value="0.12678" calcext:value-type="float">
            <text:p>0.12678</text:p>
          </table:table-cell>
          <table:table-cell office:value-type="float" office:value="0.08967" calcext:value-type="float">
            <text:p>0.08967</text:p>
          </table:table-cell>
          <table:table-cell office:value-type="float" office:value="1.09864" calcext:value-type="float">
            <text:p>1.09864</text:p>
          </table:table-cell>
          <table:table-cell office:value-type="float" office:value="0.53729" calcext:value-type="float">
            <text:p>0.53729</text:p>
          </table:table-cell>
          <table:table-cell office:value-type="float" office:value="0.56135" calcext:value-type="float">
            <text:p>0.56135</text:p>
          </table:table-cell>
          <table:table-cell office:value-type="float" office:value="22309" calcext:value-type="float">
            <text:p>22309</text:p>
          </table:table-cell>
          <table:table-cell office:value-type="float" office:value="33775" calcext:value-type="float">
            <text:p>33775</text:p>
          </table:table-cell>
          <table:table-cell office:value-type="float" office:value="32135" calcext:value-type="float">
            <text:p>32135</text:p>
          </table:table-cell>
          <table:table-cell office:value-type="float" office:value="12678" calcext:value-type="float">
            <text:p>12678</text:p>
          </table:table-cell>
          <table:table-cell office:value-type="float" office:value="8967" calcext:value-type="float">
            <text:p>8967</text:p>
          </table:table-cell>
          <table:table-cell office:value-type="float" office:value="109864" calcext:value-type="float">
            <text:p>109864</text:p>
          </table:table-cell>
          <table:table-cell office:value-type="float" office:value="53729" calcext:value-type="float">
            <text:p>53729</text:p>
          </table:table-cell>
          <table:table-cell office:value-type="float" office:value="56135" calcext:value-type="float">
            <text:p>56135</text:p>
          </table:table-cell>
          <table:table-cell office:value-type="float" office:value="5547" calcext:value-type="float">
            <text:p>5547</text:p>
          </table:table-cell>
          <table:table-cell office:value-type="float" office:value="6387" calcext:value-type="float">
            <text:p>6387</text:p>
          </table:table-cell>
          <table:table-cell office:value-type="float" office:value="6062" calcext:value-type="float">
            <text:p>6062</text:p>
          </table:table-cell>
          <table:table-cell office:value-type="float" office:value="6856" calcext:value-type="float">
            <text:p>6856</text:p>
          </table:table-cell>
          <table:table-cell office:value-type="float" office:value="7042" calcext:value-type="float">
            <text:p>7042</text:p>
          </table:table-cell>
          <table:table-cell office:value-type="float" office:value="12114" calcext:value-type="float">
            <text:p>12114</text:p>
          </table:table-cell>
          <table:table-cell office:value-type="float" office:value="12076" calcext:value-type="float">
            <text:p>12076</text:p>
          </table:table-cell>
          <table:table-cell office:value-type="float" office:value="15508" calcext:value-type="float">
            <text:p>15508</text:p>
          </table:table-cell>
          <table:table-cell office:value-type="float" office:value="8104" calcext:value-type="float">
            <text:p>8104</text:p>
          </table:table-cell>
          <table:table-cell office:value-type="float" office:value="8523" calcext:value-type="float">
            <text:p>8523</text:p>
          </table:table-cell>
          <table:table-cell office:value-type="float" office:value="12678" calcext:value-type="float">
            <text:p>12678</text:p>
          </table:table-cell>
          <table:table-cell office:value-type="float" office:value="6322" calcext:value-type="float">
            <text:p>6322</text:p>
          </table:table-cell>
          <table:table-cell office:value-type="float" office:value="2645" calcext:value-type="float">
            <text:p>2645</text:p>
          </table:table-cell>
          <table:table-cell office:value-type="float" office:value="43.7" calcext:value-type="float">
            <text:p>43.7</text:p>
          </table:table-cell>
          <table:table-cell office:value-type="float" office:value="22309" calcext:value-type="float">
            <text:p>22309</text:p>
          </table:table-cell>
          <table:table-cell office:value-type="float" office:value="89843" calcext:value-type="float">
            <text:p>89843</text:p>
          </table:table-cell>
          <table:table-cell office:value-type="float" office:value="87555" calcext:value-type="float">
            <text:p>87555</text:p>
          </table:table-cell>
          <table:table-cell office:value-type="float" office:value="83364" calcext:value-type="float">
            <text:p>83364</text:p>
          </table:table-cell>
          <table:table-cell office:value-type="float" office:value="26280" calcext:value-type="float">
            <text:p>26280</text:p>
          </table:table-cell>
          <table:table-cell office:value-type="float" office:value="21645" calcext:value-type="float">
            <text:p>21645</text:p>
          </table:table-cell>
          <table:table-cell office:value-type="float" office:value="87555" calcext:value-type="float">
            <text:p>87555</text:p>
          </table:table-cell>
          <table:table-cell office:value-type="float" office:value="42135" calcext:value-type="float">
            <text:p>42135</text:p>
          </table:table-cell>
          <table:table-cell office:value-type="float" office:value="45420" calcext:value-type="float">
            <text:p>45420</text:p>
          </table:table-cell>
          <table:table-cell office:value-type="float" office:value="21645" calcext:value-type="float">
            <text:p>21645</text:p>
          </table:table-cell>
          <table:table-cell office:value-type="float" office:value="9557" calcext:value-type="float">
            <text:p>9557</text:p>
          </table:table-cell>
          <table:table-cell office:value-type="float" office:value="12088" calcext:value-type="float">
            <text:p>12088</text:p>
          </table:table-cell>
          <table:table-cell office:value-type="float" office:value="879031.7" calcext:value-type="float">
            <text:p>879031.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5000US36071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.97252" calcext:value-type="float">
            <text:p>0.97252</text:p>
          </table:table-cell>
          <table:table-cell office:value-type="float" office:value="1.30244" calcext:value-type="float">
            <text:p>1.30244</text:p>
          </table:table-cell>
          <table:table-cell office:value-type="float" office:value="1.01064" calcext:value-type="float">
            <text:p>1.01064</text:p>
          </table:table-cell>
          <table:table-cell office:value-type="float" office:value="0.31913" calcext:value-type="float">
            <text:p>0.31913</text:p>
          </table:table-cell>
          <table:table-cell office:value-type="float" office:value="0.21478" calcext:value-type="float">
            <text:p>0.21478</text:p>
          </table:table-cell>
          <table:table-cell office:value-type="float" office:value="3.81951" calcext:value-type="float">
            <text:p>3.81951</text:p>
          </table:table-cell>
          <table:table-cell office:value-type="float" office:value="1.92029" calcext:value-type="float">
            <text:p>1.92029</text:p>
          </table:table-cell>
          <table:table-cell office:value-type="float" office:value="1.89922" calcext:value-type="float">
            <text:p>1.89922</text:p>
          </table:table-cell>
          <table:table-cell office:value-type="float" office:value="97252" calcext:value-type="float">
            <text:p>97252</text:p>
          </table:table-cell>
          <table:table-cell office:value-type="float" office:value="130244" calcext:value-type="float">
            <text:p>130244</text:p>
          </table:table-cell>
          <table:table-cell office:value-type="float" office:value="101064" calcext:value-type="float">
            <text:p>101064</text:p>
          </table:table-cell>
          <table:table-cell office:value-type="float" office:value="31913" calcext:value-type="float">
            <text:p>31913</text:p>
          </table:table-cell>
          <table:table-cell office:value-type="float" office:value="21478" calcext:value-type="float">
            <text:p>21478</text:p>
          </table:table-cell>
          <table:table-cell office:value-type="float" office:value="381951" calcext:value-type="float">
            <text:p>381951</text:p>
          </table:table-cell>
          <table:table-cell office:value-type="float" office:value="192029" calcext:value-type="float">
            <text:p>192029</text:p>
          </table:table-cell>
          <table:table-cell office:value-type="float" office:value="189922" calcext:value-type="float">
            <text:p>189922</text:p>
          </table:table-cell>
          <table:table-cell office:value-type="float" office:value="25102" calcext:value-type="float">
            <text:p>25102</text:p>
          </table:table-cell>
          <table:table-cell office:value-type="float" office:value="25194" calcext:value-type="float">
            <text:p>25194</text:p>
          </table:table-cell>
          <table:table-cell office:value-type="float" office:value="29416" calcext:value-type="float">
            <text:p>29416</text:p>
          </table:table-cell>
          <table:table-cell office:value-type="float" office:value="29236" calcext:value-type="float">
            <text:p>29236</text:p>
          </table:table-cell>
          <table:table-cell office:value-type="float" office:value="27763" calcext:value-type="float">
            <text:p>27763</text:p>
          </table:table-cell>
          <table:table-cell office:value-type="float" office:value="45386" calcext:value-type="float">
            <text:p>45386</text:p>
          </table:table-cell>
          <table:table-cell office:value-type="float" office:value="45399" calcext:value-type="float">
            <text:p>45399</text:p>
          </table:table-cell>
          <table:table-cell office:value-type="float" office:value="52407" calcext:value-type="float">
            <text:p>52407</text:p>
          </table:table-cell>
          <table:table-cell office:value-type="float" office:value="24771" calcext:value-type="float">
            <text:p>24771</text:p>
          </table:table-cell>
          <table:table-cell office:value-type="float" office:value="23886" calcext:value-type="float">
            <text:p>23886</text:p>
          </table:table-cell>
          <table:table-cell office:value-type="float" office:value="31913" calcext:value-type="float">
            <text:p>31913</text:p>
          </table:table-cell>
          <table:table-cell office:value-type="float" office:value="14421" calcext:value-type="float">
            <text:p>14421</text:p>
          </table:table-cell>
          <table:table-cell office:value-type="float" office:value="7057" calcext:value-type="float">
            <text:p>7057</text:p>
          </table:table-cell>
          <table:table-cell office:value-type="float" office:value="36.9" calcext:value-type="float">
            <text:p>36.9</text:p>
          </table:table-cell>
          <table:table-cell office:value-type="float" office:value="97252" calcext:value-type="float">
            <text:p>97252</text:p>
          </table:table-cell>
          <table:table-cell office:value-type="float" office:value="295914" calcext:value-type="float">
            <text:p>295914</text:p>
          </table:table-cell>
          <table:table-cell office:value-type="float" office:value="284699" calcext:value-type="float">
            <text:p>284699</text:p>
          </table:table-cell>
          <table:table-cell office:value-type="float" office:value="267856" calcext:value-type="float">
            <text:p>267856</text:p>
          </table:table-cell>
          <table:table-cell office:value-type="float" office:value="68651" calcext:value-type="float">
            <text:p>68651</text:p>
          </table:table-cell>
          <table:table-cell office:value-type="float" office:value="53391" calcext:value-type="float">
            <text:p>53391</text:p>
          </table:table-cell>
          <table:table-cell office:value-type="float" office:value="284699" calcext:value-type="float">
            <text:p>284699</text:p>
          </table:table-cell>
          <table:table-cell office:value-type="float" office:value="141656" calcext:value-type="float">
            <text:p>141656</text:p>
          </table:table-cell>
          <table:table-cell office:value-type="float" office:value="143043" calcext:value-type="float">
            <text:p>143043</text:p>
          </table:table-cell>
          <table:table-cell office:value-type="float" office:value="53391" calcext:value-type="float">
            <text:p>53391</text:p>
          </table:table-cell>
          <table:table-cell office:value-type="float" office:value="23532" calcext:value-type="float">
            <text:p>23532</text:p>
          </table:table-cell>
          <table:table-cell office:value-type="float" office:value="29859" calcext:value-type="float">
            <text:p>29859</text:p>
          </table:table-cell>
          <table:table-cell office:value-type="float" office:value="2889832.9" calcext:value-type="float">
            <text:p>2889832.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5000US36075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.24424" calcext:value-type="float">
            <text:p>0.24424</text:p>
          </table:table-cell>
          <table:table-cell office:value-type="float" office:value="0.40608" calcext:value-type="float">
            <text:p>0.40608</text:p>
          </table:table-cell>
          <table:table-cell office:value-type="float" office:value="0.33417" calcext:value-type="float">
            <text:p>0.33417</text:p>
          </table:table-cell>
          <table:table-cell office:value-type="float" office:value="0.11699" calcext:value-type="float">
            <text:p>0.11699</text:p>
          </table:table-cell>
          <table:table-cell office:value-type="float" office:value="0.0775" calcext:value-type="float">
            <text:p>0.0775</text:p>
          </table:table-cell>
          <table:table-cell office:value-type="float" office:value="1.17898" calcext:value-type="float">
            <text:p>1.17898</text:p>
          </table:table-cell>
          <table:table-cell office:value-type="float" office:value="0.59222" calcext:value-type="float">
            <text:p>0.59222</text:p>
          </table:table-cell>
          <table:table-cell office:value-type="float" office:value="0.58676" calcext:value-type="float">
            <text:p>0.58676</text:p>
          </table:table-cell>
          <table:table-cell office:value-type="float" office:value="24424" calcext:value-type="float">
            <text:p>24424</text:p>
          </table:table-cell>
          <table:table-cell office:value-type="float" office:value="40608" calcext:value-type="float">
            <text:p>40608</text:p>
          </table:table-cell>
          <table:table-cell office:value-type="float" office:value="33417" calcext:value-type="float">
            <text:p>33417</text:p>
          </table:table-cell>
          <table:table-cell office:value-type="float" office:value="11699" calcext:value-type="float">
            <text:p>11699</text:p>
          </table:table-cell>
          <table:table-cell office:value-type="float" office:value="7750" calcext:value-type="float">
            <text:p>7750</text:p>
          </table:table-cell>
          <table:table-cell office:value-type="float" office:value="117898" calcext:value-type="float">
            <text:p>117898</text:p>
          </table:table-cell>
          <table:table-cell office:value-type="float" office:value="59222" calcext:value-type="float">
            <text:p>59222</text:p>
          </table:table-cell>
          <table:table-cell office:value-type="float" office:value="58676" calcext:value-type="float">
            <text:p>58676</text:p>
          </table:table-cell>
          <table:table-cell office:value-type="float" office:value="6162" calcext:value-type="float">
            <text:p>6162</text:p>
          </table:table-cell>
          <table:table-cell office:value-type="float" office:value="6045" calcext:value-type="float">
            <text:p>6045</text:p>
          </table:table-cell>
          <table:table-cell office:value-type="float" office:value="7534" calcext:value-type="float">
            <text:p>7534</text:p>
          </table:table-cell>
          <table:table-cell office:value-type="float" office:value="9102" calcext:value-type="float">
            <text:p>9102</text:p>
          </table:table-cell>
          <table:table-cell office:value-type="float" office:value="8771" calcext:value-type="float">
            <text:p>8771</text:p>
          </table:table-cell>
          <table:table-cell office:value-type="float" office:value="14844" calcext:value-type="float">
            <text:p>14844</text:p>
          </table:table-cell>
          <table:table-cell office:value-type="float" office:value="12574" calcext:value-type="float">
            <text:p>12574</text:p>
          </table:table-cell>
          <table:table-cell office:value-type="float" office:value="16103" calcext:value-type="float">
            <text:p>16103</text:p>
          </table:table-cell>
          <table:table-cell office:value-type="float" office:value="9824" calcext:value-type="float">
            <text:p>9824</text:p>
          </table:table-cell>
          <table:table-cell office:value-type="float" office:value="7490" calcext:value-type="float">
            <text:p>7490</text:p>
          </table:table-cell>
          <table:table-cell office:value-type="float" office:value="11699" calcext:value-type="float">
            <text:p>11699</text:p>
          </table:table-cell>
          <table:table-cell office:value-type="float" office:value="6041" calcext:value-type="float">
            <text:p>6041</text:p>
          </table:table-cell>
          <table:table-cell office:value-type="float" office:value="1709" calcext:value-type="float">
            <text:p>1709</text:p>
          </table:table-cell>
          <table:table-cell office:value-type="float" office:value="39.4" calcext:value-type="float">
            <text:p>39.4</text:p>
          </table:table-cell>
          <table:table-cell office:value-type="float" office:value="24424" calcext:value-type="float">
            <text:p>24424</text:p>
          </table:table-cell>
          <table:table-cell office:value-type="float" office:value="97154" calcext:value-type="float">
            <text:p>97154</text:p>
          </table:table-cell>
          <table:table-cell office:value-type="float" office:value="93474" calcext:value-type="float">
            <text:p>93474</text:p>
          </table:table-cell>
          <table:table-cell office:value-type="float" office:value="86838" calcext:value-type="float">
            <text:p>86838</text:p>
          </table:table-cell>
          <table:table-cell office:value-type="float" office:value="23360" calcext:value-type="float">
            <text:p>23360</text:p>
          </table:table-cell>
          <table:table-cell office:value-type="float" office:value="19449" calcext:value-type="float">
            <text:p>19449</text:p>
          </table:table-cell>
          <table:table-cell office:value-type="float" office:value="93474" calcext:value-type="float">
            <text:p>93474</text:p>
          </table:table-cell>
          <table:table-cell office:value-type="float" office:value="46986" calcext:value-type="float">
            <text:p>46986</text:p>
          </table:table-cell>
          <table:table-cell office:value-type="float" office:value="46488" calcext:value-type="float">
            <text:p>46488</text:p>
          </table:table-cell>
          <table:table-cell office:value-type="float" office:value="19449" calcext:value-type="float">
            <text:p>19449</text:p>
          </table:table-cell>
          <table:table-cell office:value-type="float" office:value="8990" calcext:value-type="float">
            <text:p>8990</text:p>
          </table:table-cell>
          <table:table-cell office:value-type="float" office:value="10459" calcext:value-type="float">
            <text:p>10459</text:p>
          </table:table-cell>
          <table:table-cell office:value-type="float" office:value="924278.4" calcext:value-type="float">
            <text:p>924278.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5000US36079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.1959" calcext:value-type="float">
            <text:p>0.1959</text:p>
          </table:table-cell>
          <table:table-cell office:value-type="float" office:value="0.30697" calcext:value-type="float">
            <text:p>0.30697</text:p>
          </table:table-cell>
          <table:table-cell office:value-type="float" office:value="0.31511" calcext:value-type="float">
            <text:p>0.31511</text:p>
          </table:table-cell>
          <table:table-cell office:value-type="float" office:value="0.10434" calcext:value-type="float">
            <text:p>0.10434</text:p>
          </table:table-cell>
          <table:table-cell office:value-type="float" office:value="0.0666" calcext:value-type="float">
            <text:p>0.0666</text:p>
          </table:table-cell>
          <table:table-cell office:value-type="float" office:value="0.98892" calcext:value-type="float">
            <text:p>0.98892</text:p>
          </table:table-cell>
          <table:table-cell office:value-type="float" office:value="0.49528" calcext:value-type="float">
            <text:p>0.49528</text:p>
          </table:table-cell>
          <table:table-cell office:value-type="float" office:value="0.49364" calcext:value-type="float">
            <text:p>0.49364</text:p>
          </table:table-cell>
          <table:table-cell office:value-type="float" office:value="19590" calcext:value-type="float">
            <text:p>19590</text:p>
          </table:table-cell>
          <table:table-cell office:value-type="float" office:value="30697" calcext:value-type="float">
            <text:p>30697</text:p>
          </table:table-cell>
          <table:table-cell office:value-type="float" office:value="31511" calcext:value-type="float">
            <text:p>31511</text:p>
          </table:table-cell>
          <table:table-cell office:value-type="float" office:value="10434" calcext:value-type="float">
            <text:p>10434</text:p>
          </table:table-cell>
          <table:table-cell office:value-type="float" office:value="6660" calcext:value-type="float">
            <text:p>6660</text:p>
          </table:table-cell>
          <table:table-cell office:value-type="float" office:value="98892" calcext:value-type="float">
            <text:p>98892</text:p>
          </table:table-cell>
          <table:table-cell office:value-type="float" office:value="49528" calcext:value-type="float">
            <text:p>49528</text:p>
          </table:table-cell>
          <table:table-cell office:value-type="float" office:value="49364" calcext:value-type="float">
            <text:p>49364</text:p>
          </table:table-cell>
          <table:table-cell office:value-type="float" office:value="4456" calcext:value-type="float">
            <text:p>4456</text:p>
          </table:table-cell>
          <table:table-cell office:value-type="float" office:value="5287" calcext:value-type="float">
            <text:p>5287</text:p>
          </table:table-cell>
          <table:table-cell office:value-type="float" office:value="5399" calcext:value-type="float">
            <text:p>5399</text:p>
          </table:table-cell>
          <table:table-cell office:value-type="float" office:value="6771" calcext:value-type="float">
            <text:p>6771</text:p>
          </table:table-cell>
          <table:table-cell office:value-type="float" office:value="6135" calcext:value-type="float">
            <text:p>6135</text:p>
          </table:table-cell>
          <table:table-cell office:value-type="float" office:value="11523" calcext:value-type="float">
            <text:p>11523</text:p>
          </table:table-cell>
          <table:table-cell office:value-type="float" office:value="10716" calcext:value-type="float">
            <text:p>10716</text:p>
          </table:table-cell>
          <table:table-cell office:value-type="float" office:value="15885" calcext:value-type="float">
            <text:p>15885</text:p>
          </table:table-cell>
          <table:table-cell office:value-type="float" office:value="7635" calcext:value-type="float">
            <text:p>7635</text:p>
          </table:table-cell>
          <table:table-cell office:value-type="float" office:value="7991" calcext:value-type="float">
            <text:p>7991</text:p>
          </table:table-cell>
          <table:table-cell office:value-type="float" office:value="10434" calcext:value-type="float">
            <text:p>10434</text:p>
          </table:table-cell>
          <table:table-cell office:value-type="float" office:value="5064" calcext:value-type="float">
            <text:p>5064</text:p>
          </table:table-cell>
          <table:table-cell office:value-type="float" office:value="1596" calcext:value-type="float">
            <text:p>1596</text:p>
          </table:table-cell>
          <table:table-cell office:value-type="float" office:value="43.7" calcext:value-type="float">
            <text:p>43.7</text:p>
          </table:table-cell>
          <table:table-cell office:value-type="float" office:value="19590" calcext:value-type="float">
            <text:p>19590</text:p>
          </table:table-cell>
          <table:table-cell office:value-type="float" office:value="82364" calcext:value-type="float">
            <text:p>82364</text:p>
          </table:table-cell>
          <table:table-cell office:value-type="float" office:value="79302" calcext:value-type="float">
            <text:p>79302</text:p>
          </table:table-cell>
          <table:table-cell office:value-type="float" office:value="76070" calcext:value-type="float">
            <text:p>76070</text:p>
          </table:table-cell>
          <table:table-cell office:value-type="float" office:value="21756" calcext:value-type="float">
            <text:p>21756</text:p>
          </table:table-cell>
          <table:table-cell office:value-type="float" office:value="17094" calcext:value-type="float">
            <text:p>17094</text:p>
          </table:table-cell>
          <table:table-cell office:value-type="float" office:value="79302" calcext:value-type="float">
            <text:p>79302</text:p>
          </table:table-cell>
          <table:table-cell office:value-type="float" office:value="39350" calcext:value-type="float">
            <text:p>39350</text:p>
          </table:table-cell>
          <table:table-cell office:value-type="float" office:value="39952" calcext:value-type="float">
            <text:p>39952</text:p>
          </table:table-cell>
          <table:table-cell office:value-type="float" office:value="17094" calcext:value-type="float">
            <text:p>17094</text:p>
          </table:table-cell>
          <table:table-cell office:value-type="float" office:value="7793" calcext:value-type="float">
            <text:p>7793</text:p>
          </table:table-cell>
          <table:table-cell office:value-type="float" office:value="9301" calcext:value-type="float">
            <text:p>9301</text:p>
          </table:table-cell>
          <table:table-cell office:value-type="float" office:value="785687.7" calcext:value-type="float">
            <text:p>785687.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5000US36081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office:value-type="float" office:value="4.58368" calcext:value-type="float">
            <text:p>4.58368</text:p>
          </table:table-cell>
          <table:table-cell office:value-type="float" office:value="8.53576" calcext:value-type="float">
            <text:p>8.53576</text:p>
          </table:table-cell>
          <table:table-cell office:value-type="float" office:value="6.09332" calcext:value-type="float">
            <text:p>6.09332</text:p>
          </table:table-cell>
          <table:table-cell office:value-type="float" office:value="2.01575" calcext:value-type="float">
            <text:p>2.01575</text:p>
          </table:table-cell>
          <table:table-cell office:value-type="float" office:value="1.56055" calcext:value-type="float">
            <text:p>1.56055</text:p>
          </table:table-cell>
          <table:table-cell office:value-type="float" office:value="22.78906" calcext:value-type="float">
            <text:p>22.78906</text:p>
          </table:table-cell>
          <table:table-cell office:value-type="float" office:value="11.05577" calcext:value-type="float">
            <text:p>11.05577</text:p>
          </table:table-cell>
          <table:table-cell office:value-type="float" office:value="11.73329" calcext:value-type="float">
            <text:p>11.73329</text:p>
          </table:table-cell>
          <table:table-cell office:value-type="float" office:value="458368" calcext:value-type="float">
            <text:p>458368</text:p>
          </table:table-cell>
          <table:table-cell office:value-type="float" office:value="853576" calcext:value-type="float">
            <text:p>853576</text:p>
          </table:table-cell>
          <table:table-cell office:value-type="float" office:value="609332" calcext:value-type="float">
            <text:p>609332</text:p>
          </table:table-cell>
          <table:table-cell office:value-type="float" office:value="201575" calcext:value-type="float">
            <text:p>201575</text:p>
          </table:table-cell>
          <table:table-cell office:value-type="float" office:value="156055" calcext:value-type="float">
            <text:p>156055</text:p>
          </table:table-cell>
          <table:table-cell office:value-type="float" office:value="2278906" calcext:value-type="float">
            <text:p>2278906</text:p>
          </table:table-cell>
          <table:table-cell office:value-type="float" office:value="1105577" calcext:value-type="float">
            <text:p>1105577</text:p>
          </table:table-cell>
          <table:table-cell office:value-type="float" office:value="1173329" calcext:value-type="float">
            <text:p>1173329</text:p>
          </table:table-cell>
          <table:table-cell office:value-type="float" office:value="141025" calcext:value-type="float">
            <text:p>141025</text:p>
          </table:table-cell>
          <table:table-cell office:value-type="float" office:value="114733" calcext:value-type="float">
            <text:p>114733</text:p>
          </table:table-cell>
          <table:table-cell office:value-type="float" office:value="131467" calcext:value-type="float">
            <text:p>131467</text:p>
          </table:table-cell>
          <table:table-cell office:value-type="float" office:value="114739" calcext:value-type="float">
            <text:p>114739</text:p>
          </table:table-cell>
          <table:table-cell office:value-type="float" office:value="130400" calcext:value-type="float">
            <text:p>130400</text:p>
          </table:table-cell>
          <table:table-cell office:value-type="float" office:value="366269" calcext:value-type="float">
            <text:p>366269</text:p>
          </table:table-cell>
          <table:table-cell office:value-type="float" office:value="313311" calcext:value-type="float">
            <text:p>313311</text:p>
          </table:table-cell>
          <table:table-cell office:value-type="float" office:value="308299" calcext:value-type="float">
            <text:p>308299</text:p>
          </table:table-cell>
          <table:table-cell office:value-type="float" office:value="159360" calcext:value-type="float">
            <text:p>159360</text:p>
          </table:table-cell>
          <table:table-cell office:value-type="float" office:value="141673" calcext:value-type="float">
            <text:p>141673</text:p>
          </table:table-cell>
          <table:table-cell office:value-type="float" office:value="201575" calcext:value-type="float">
            <text:p>201575</text:p>
          </table:table-cell>
          <table:table-cell office:value-type="float" office:value="110882" calcext:value-type="float">
            <text:p>110882</text:p>
          </table:table-cell>
          <table:table-cell office:value-type="float" office:value="45173" calcext:value-type="float">
            <text:p>45173</text:p>
          </table:table-cell>
          <table:table-cell office:value-type="float" office:value="39.2" calcext:value-type="float">
            <text:p>39.2</text:p>
          </table:table-cell>
          <table:table-cell office:value-type="float" office:value="458368" calcext:value-type="float">
            <text:p>458368</text:p>
          </table:table-cell>
          <table:table-cell office:value-type="float" office:value="1869987" calcext:value-type="float">
            <text:p>1869987</text:p>
          </table:table-cell>
          <table:table-cell office:value-type="float" office:value="1820538" calcext:value-type="float">
            <text:p>1820538</text:p>
          </table:table-cell>
          <table:table-cell office:value-type="float" office:value="1750152" calcext:value-type="float">
            <text:p>1750152</text:p>
          </table:table-cell>
          <table:table-cell office:value-type="float" office:value="435146" calcext:value-type="float">
            <text:p>435146</text:p>
          </table:table-cell>
          <table:table-cell office:value-type="float" office:value="357630" calcext:value-type="float">
            <text:p>357630</text:p>
          </table:table-cell>
          <table:table-cell office:value-type="float" office:value="1820538" calcext:value-type="float">
            <text:p>1820538</text:p>
          </table:table-cell>
          <table:table-cell office:value-type="float" office:value="870620" calcext:value-type="float">
            <text:p>870620</text:p>
          </table:table-cell>
          <table:table-cell office:value-type="float" office:value="949918" calcext:value-type="float">
            <text:p>949918</text:p>
          </table:table-cell>
          <table:table-cell office:value-type="float" office:value="357630" calcext:value-type="float">
            <text:p>357630</text:p>
          </table:table-cell>
          <table:table-cell office:value-type="float" office:value="151243" calcext:value-type="float">
            <text:p>151243</text:p>
          </table:table-cell>
          <table:table-cell office:value-type="float" office:value="206387" calcext:value-type="float">
            <text:p>206387</text:p>
          </table:table-cell>
          <table:table-cell office:value-type="float" office:value="17884914.2" calcext:value-type="float">
            <text:p>17884914.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5000US36083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.31179" calcext:value-type="float">
            <text:p>0.31179</text:p>
          </table:table-cell>
          <table:table-cell office:value-type="float" office:value="0.58147" calcext:value-type="float">
            <text:p>0.58147</text:p>
          </table:table-cell>
          <table:table-cell office:value-type="float" office:value="0.43559" calcext:value-type="float">
            <text:p>0.43559</text:p>
          </table:table-cell>
          <table:table-cell office:value-type="float" office:value="0.16007" calcext:value-type="float">
            <text:p>0.16007</text:p>
          </table:table-cell>
          <table:table-cell office:value-type="float" office:value="0.1055" calcext:value-type="float">
            <text:p>0.1055</text:p>
          </table:table-cell>
          <table:table-cell office:value-type="float" office:value="1.59442" calcext:value-type="float">
            <text:p>1.59442</text:p>
          </table:table-cell>
          <table:table-cell office:value-type="float" office:value="0.78766" calcext:value-type="float">
            <text:p>0.78766</text:p>
          </table:table-cell>
          <table:table-cell office:value-type="float" office:value="0.80676" calcext:value-type="float">
            <text:p>0.80676</text:p>
          </table:table-cell>
          <table:table-cell office:value-type="float" office:value="31179" calcext:value-type="float">
            <text:p>31179</text:p>
          </table:table-cell>
          <table:table-cell office:value-type="float" office:value="58147" calcext:value-type="float">
            <text:p>58147</text:p>
          </table:table-cell>
          <table:table-cell office:value-type="float" office:value="43559" calcext:value-type="float">
            <text:p>43559</text:p>
          </table:table-cell>
          <table:table-cell office:value-type="float" office:value="16007" calcext:value-type="float">
            <text:p>16007</text:p>
          </table:table-cell>
          <table:table-cell office:value-type="float" office:value="10550" calcext:value-type="float">
            <text:p>10550</text:p>
          </table:table-cell>
          <table:table-cell office:value-type="float" office:value="159442" calcext:value-type="float">
            <text:p>159442</text:p>
          </table:table-cell>
          <table:table-cell office:value-type="float" office:value="78766" calcext:value-type="float">
            <text:p>78766</text:p>
          </table:table-cell>
          <table:table-cell office:value-type="float" office:value="80676" calcext:value-type="float">
            <text:p>80676</text:p>
          </table:table-cell>
          <table:table-cell office:value-type="float" office:value="8115" calcext:value-type="float">
            <text:p>8115</text:p>
          </table:table-cell>
          <table:table-cell office:value-type="float" office:value="8189" calcext:value-type="float">
            <text:p>8189</text:p>
          </table:table-cell>
          <table:table-cell office:value-type="float" office:value="9280" calcext:value-type="float">
            <text:p>9280</text:p>
          </table:table-cell>
          <table:table-cell office:value-type="float" office:value="11542" calcext:value-type="float">
            <text:p>11542</text:p>
          </table:table-cell>
          <table:table-cell office:value-type="float" office:value="11114" calcext:value-type="float">
            <text:p>11114</text:p>
          </table:table-cell>
          <table:table-cell office:value-type="float" office:value="22408" calcext:value-type="float">
            <text:p>22408</text:p>
          </table:table-cell>
          <table:table-cell office:value-type="float" office:value="18678" calcext:value-type="float">
            <text:p>18678</text:p>
          </table:table-cell>
          <table:table-cell office:value-type="float" office:value="20559" calcext:value-type="float">
            <text:p>20559</text:p>
          </table:table-cell>
          <table:table-cell office:value-type="float" office:value="11897" calcext:value-type="float">
            <text:p>11897</text:p>
          </table:table-cell>
          <table:table-cell office:value-type="float" office:value="11103" calcext:value-type="float">
            <text:p>11103</text:p>
          </table:table-cell>
          <table:table-cell office:value-type="float" office:value="16007" calcext:value-type="float">
            <text:p>16007</text:p>
          </table:table-cell>
          <table:table-cell office:value-type="float" office:value="6818" calcext:value-type="float">
            <text:p>6818</text:p>
          </table:table-cell>
          <table:table-cell office:value-type="float" office:value="3732" calcext:value-type="float">
            <text:p>3732</text:p>
          </table:table-cell>
          <table:table-cell office:value-type="float" office:value="39.4" calcext:value-type="float">
            <text:p>39.4</text:p>
          </table:table-cell>
          <table:table-cell office:value-type="float" office:value="31179" calcext:value-type="float">
            <text:p>31179</text:p>
          </table:table-cell>
          <table:table-cell office:value-type="float" office:value="132146" calcext:value-type="float">
            <text:p>132146</text:p>
          </table:table-cell>
          <table:table-cell office:value-type="float" office:value="128263" calcext:value-type="float">
            <text:p>128263</text:p>
          </table:table-cell>
          <table:table-cell office:value-type="float" office:value="120608" calcext:value-type="float">
            <text:p>120608</text:p>
          </table:table-cell>
          <table:table-cell office:value-type="float" office:value="33797" calcext:value-type="float">
            <text:p>33797</text:p>
          </table:table-cell>
          <table:table-cell office:value-type="float" office:value="26557" calcext:value-type="float">
            <text:p>26557</text:p>
          </table:table-cell>
          <table:table-cell office:value-type="float" office:value="128263" calcext:value-type="float">
            <text:p>128263</text:p>
          </table:table-cell>
          <table:table-cell office:value-type="float" office:value="62774" calcext:value-type="float">
            <text:p>62774</text:p>
          </table:table-cell>
          <table:table-cell office:value-type="float" office:value="65489" calcext:value-type="float">
            <text:p>65489</text:p>
          </table:table-cell>
          <table:table-cell office:value-type="float" office:value="26557" calcext:value-type="float">
            <text:p>26557</text:p>
          </table:table-cell>
          <table:table-cell office:value-type="float" office:value="11847" calcext:value-type="float">
            <text:p>11847</text:p>
          </table:table-cell>
          <table:table-cell office:value-type="float" office:value="14710" calcext:value-type="float">
            <text:p>14710</text:p>
          </table:table-cell>
          <table:table-cell office:value-type="float" office:value="1260555.4" calcext:value-type="float">
            <text:p>1260555.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5000US36085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office:value-type="float" office:value="1.04037" calcext:value-type="float">
            <text:p>1.04037</text:p>
          </table:table-cell>
          <table:table-cell office:value-type="float" office:value="1.63696" calcext:value-type="float">
            <text:p>1.63696</text:p>
          </table:table-cell>
          <table:table-cell office:value-type="float" office:value="1.31392" calcext:value-type="float">
            <text:p>1.31392</text:p>
          </table:table-cell>
          <table:table-cell office:value-type="float" office:value="0.45983" calcext:value-type="float">
            <text:p>0.45983</text:p>
          </table:table-cell>
          <table:table-cell office:value-type="float" office:value="0.31071" calcext:value-type="float">
            <text:p>0.31071</text:p>
          </table:table-cell>
          <table:table-cell office:value-type="float" office:value="4.76179" calcext:value-type="float">
            <text:p>4.76179</text:p>
          </table:table-cell>
          <table:table-cell office:value-type="float" office:value="2.30765" calcext:value-type="float">
            <text:p>2.30765</text:p>
          </table:table-cell>
          <table:table-cell office:value-type="float" office:value="2.45414" calcext:value-type="float">
            <text:p>2.45414</text:p>
          </table:table-cell>
          <table:table-cell office:value-type="float" office:value="104037" calcext:value-type="float">
            <text:p>104037</text:p>
          </table:table-cell>
          <table:table-cell office:value-type="float" office:value="163696" calcext:value-type="float">
            <text:p>163696</text:p>
          </table:table-cell>
          <table:table-cell office:value-type="float" office:value="131392" calcext:value-type="float">
            <text:p>131392</text:p>
          </table:table-cell>
          <table:table-cell office:value-type="float" office:value="45983" calcext:value-type="float">
            <text:p>45983</text:p>
          </table:table-cell>
          <table:table-cell office:value-type="float" office:value="31071" calcext:value-type="float">
            <text:p>31071</text:p>
          </table:table-cell>
          <table:table-cell office:value-type="float" office:value="476179" calcext:value-type="float">
            <text:p>476179</text:p>
          </table:table-cell>
          <table:table-cell office:value-type="float" office:value="230765" calcext:value-type="float">
            <text:p>230765</text:p>
          </table:table-cell>
          <table:table-cell office:value-type="float" office:value="245414" calcext:value-type="float">
            <text:p>245414</text:p>
          </table:table-cell>
          <table:table-cell office:value-type="float" office:value="27413" calcext:value-type="float">
            <text:p>27413</text:p>
          </table:table-cell>
          <table:table-cell office:value-type="float" office:value="28482" calcext:value-type="float">
            <text:p>28482</text:p>
          </table:table-cell>
          <table:table-cell office:value-type="float" office:value="29742" calcext:value-type="float">
            <text:p>29742</text:p>
          </table:table-cell>
          <table:table-cell office:value-type="float" office:value="29915" calcext:value-type="float">
            <text:p>29915</text:p>
          </table:table-cell>
          <table:table-cell office:value-type="float" office:value="27976" calcext:value-type="float">
            <text:p>27976</text:p>
          </table:table-cell>
          <table:table-cell office:value-type="float" office:value="64892" calcext:value-type="float">
            <text:p>64892</text:p>
          </table:table-cell>
          <table:table-cell office:value-type="float" office:value="59313" calcext:value-type="float">
            <text:p>59313</text:p>
          </table:table-cell>
          <table:table-cell office:value-type="float" office:value="65569" calcext:value-type="float">
            <text:p>65569</text:p>
          </table:table-cell>
          <table:table-cell office:value-type="float" office:value="32166" calcext:value-type="float">
            <text:p>32166</text:p>
          </table:table-cell>
          <table:table-cell office:value-type="float" office:value="33657" calcext:value-type="float">
            <text:p>33657</text:p>
          </table:table-cell>
          <table:table-cell office:value-type="float" office:value="45983" calcext:value-type="float">
            <text:p>45983</text:p>
          </table:table-cell>
          <table:table-cell office:value-type="float" office:value="22470" calcext:value-type="float">
            <text:p>22470</text:p>
          </table:table-cell>
          <table:table-cell office:value-type="float" office:value="8601" calcext:value-type="float">
            <text:p>8601</text:p>
          </table:table-cell>
          <table:table-cell office:value-type="float" office:value="40.1" calcext:value-type="float">
            <text:p>40.1</text:p>
          </table:table-cell>
          <table:table-cell office:value-type="float" office:value="104037" calcext:value-type="float">
            <text:p>104037</text:p>
          </table:table-cell>
          <table:table-cell office:value-type="float" office:value="384432" calcext:value-type="float">
            <text:p>384432</text:p>
          </table:table-cell>
          <table:table-cell office:value-type="float" office:value="372142" calcext:value-type="float">
            <text:p>372142</text:p>
          </table:table-cell>
          <table:table-cell office:value-type="float" office:value="356111" calcext:value-type="float">
            <text:p>356111</text:p>
          </table:table-cell>
          <table:table-cell office:value-type="float" office:value="98085" calcext:value-type="float">
            <text:p>98085</text:p>
          </table:table-cell>
          <table:table-cell office:value-type="float" office:value="77054" calcext:value-type="float">
            <text:p>77054</text:p>
          </table:table-cell>
          <table:table-cell office:value-type="float" office:value="372142" calcext:value-type="float">
            <text:p>372142</text:p>
          </table:table-cell>
          <table:table-cell office:value-type="float" office:value="177463" calcext:value-type="float">
            <text:p>177463</text:p>
          </table:table-cell>
          <table:table-cell office:value-type="float" office:value="194679" calcext:value-type="float">
            <text:p>194679</text:p>
          </table:table-cell>
          <table:table-cell office:value-type="float" office:value="77054" calcext:value-type="float">
            <text:p>77054</text:p>
          </table:table-cell>
          <table:table-cell office:value-type="float" office:value="33233" calcext:value-type="float">
            <text:p>33233</text:p>
          </table:table-cell>
          <table:table-cell office:value-type="float" office:value="43821" calcext:value-type="float">
            <text:p>43821</text:p>
          </table:table-cell>
          <table:table-cell office:value-type="float" office:value="3718830.1" calcext:value-type="float">
            <text:p>3718830.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5000US36087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.91712" calcext:value-type="float">
            <text:p>0.91712</text:p>
          </table:table-cell>
          <table:table-cell office:value-type="float" office:value="1.03682" calcext:value-type="float">
            <text:p>1.03682</text:p>
          </table:table-cell>
          <table:table-cell office:value-type="float" office:value="0.79192" calcext:value-type="float">
            <text:p>0.79192</text:p>
          </table:table-cell>
          <table:table-cell office:value-type="float" office:value="0.27953" calcext:value-type="float">
            <text:p>0.27953</text:p>
          </table:table-cell>
          <table:table-cell office:value-type="float" office:value="0.23156" calcext:value-type="float">
            <text:p>0.23156</text:p>
          </table:table-cell>
          <table:table-cell office:value-type="float" office:value="3.25695" calcext:value-type="float">
            <text:p>3.25695</text:p>
          </table:table-cell>
          <table:table-cell office:value-type="float" office:value="1.6023" calcext:value-type="float">
            <text:p>1.6023</text:p>
          </table:table-cell>
          <table:table-cell office:value-type="float" office:value="1.65465" calcext:value-type="float">
            <text:p>1.65465</text:p>
          </table:table-cell>
          <table:table-cell office:value-type="float" office:value="91712" calcext:value-type="float">
            <text:p>91712</text:p>
          </table:table-cell>
          <table:table-cell office:value-type="float" office:value="103682" calcext:value-type="float">
            <text:p>103682</text:p>
          </table:table-cell>
          <table:table-cell office:value-type="float" office:value="79192" calcext:value-type="float">
            <text:p>79192</text:p>
          </table:table-cell>
          <table:table-cell office:value-type="float" office:value="27953" calcext:value-type="float">
            <text:p>27953</text:p>
          </table:table-cell>
          <table:table-cell office:value-type="float" office:value="23156" calcext:value-type="float">
            <text:p>23156</text:p>
          </table:table-cell>
          <table:table-cell office:value-type="float" office:value="325695" calcext:value-type="float">
            <text:p>325695</text:p>
          </table:table-cell>
          <table:table-cell office:value-type="float" office:value="160230" calcext:value-type="float">
            <text:p>160230</text:p>
          </table:table-cell>
          <table:table-cell office:value-type="float" office:value="165465" calcext:value-type="float">
            <text:p>165465</text:p>
          </table:table-cell>
          <table:table-cell office:value-type="float" office:value="26348" calcext:value-type="float">
            <text:p>26348</text:p>
          </table:table-cell>
          <table:table-cell office:value-type="float" office:value="24313" calcext:value-type="float">
            <text:p>24313</text:p>
          </table:table-cell>
          <table:table-cell office:value-type="float" office:value="25878" calcext:value-type="float">
            <text:p>25878</text:p>
          </table:table-cell>
          <table:table-cell office:value-type="float" office:value="23812" calcext:value-type="float">
            <text:p>23812</text:p>
          </table:table-cell>
          <table:table-cell office:value-type="float" office:value="21799" calcext:value-type="float">
            <text:p>21799</text:p>
          </table:table-cell>
          <table:table-cell office:value-type="float" office:value="36801" calcext:value-type="float">
            <text:p>36801</text:p>
          </table:table-cell>
          <table:table-cell office:value-type="float" office:value="36443" calcext:value-type="float">
            <text:p>36443</text:p>
          </table:table-cell>
          <table:table-cell office:value-type="float" office:value="39698" calcext:value-type="float">
            <text:p>39698</text:p>
          </table:table-cell>
          <table:table-cell office:value-type="float" office:value="19836" calcext:value-type="float">
            <text:p>19836</text:p>
          </table:table-cell>
          <table:table-cell office:value-type="float" office:value="19658" calcext:value-type="float">
            <text:p>19658</text:p>
          </table:table-cell>
          <table:table-cell office:value-type="float" office:value="27953" calcext:value-type="float">
            <text:p>27953</text:p>
          </table:table-cell>
          <table:table-cell office:value-type="float" office:value="15280" calcext:value-type="float">
            <text:p>15280</text:p>
          </table:table-cell>
          <table:table-cell office:value-type="float" office:value="7876" calcext:value-type="float">
            <text:p>7876</text:p>
          </table:table-cell>
          <table:table-cell office:value-type="float" office:value="35.9" calcext:value-type="float">
            <text:p>35.9</text:p>
          </table:table-cell>
          <table:table-cell office:value-type="float" office:value="91712" calcext:value-type="float">
            <text:p>91712</text:p>
          </table:table-cell>
          <table:table-cell office:value-type="float" office:value="243733" calcext:value-type="float">
            <text:p>243733</text:p>
          </table:table-cell>
          <table:table-cell office:value-type="float" office:value="233983" calcext:value-type="float">
            <text:p>233983</text:p>
          </table:table-cell>
          <table:table-cell office:value-type="float" office:value="220897" calcext:value-type="float">
            <text:p>220897</text:p>
          </table:table-cell>
          <table:table-cell office:value-type="float" office:value="63686" calcext:value-type="float">
            <text:p>63686</text:p>
          </table:table-cell>
          <table:table-cell office:value-type="float" office:value="51109" calcext:value-type="float">
            <text:p>51109</text:p>
          </table:table-cell>
          <table:table-cell office:value-type="float" office:value="233983" calcext:value-type="float">
            <text:p>233983</text:p>
          </table:table-cell>
          <table:table-cell office:value-type="float" office:value="113018" calcext:value-type="float">
            <text:p>113018</text:p>
          </table:table-cell>
          <table:table-cell office:value-type="float" office:value="120965" calcext:value-type="float">
            <text:p>120965</text:p>
          </table:table-cell>
          <table:table-cell office:value-type="float" office:value="51109" calcext:value-type="float">
            <text:p>51109</text:p>
          </table:table-cell>
          <table:table-cell office:value-type="float" office:value="21973" calcext:value-type="float">
            <text:p>21973</text:p>
          </table:table-cell>
          <table:table-cell office:value-type="float" office:value="29136" calcext:value-type="float">
            <text:p>29136</text:p>
          </table:table-cell>
          <table:table-cell office:value-type="float" office:value="2452424.9" calcext:value-type="float">
            <text:p>2452424.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5000US36089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.216" calcext:value-type="float">
            <text:p>0.216</text:p>
          </table:table-cell>
          <table:table-cell office:value-type="float" office:value="0.3892" calcext:value-type="float">
            <text:p>0.3892</text:p>
          </table:table-cell>
          <table:table-cell office:value-type="float" office:value="0.29059" calcext:value-type="float">
            <text:p>0.29059</text:p>
          </table:table-cell>
          <table:table-cell office:value-type="float" office:value="0.10731" calcext:value-type="float">
            <text:p>0.10731</text:p>
          </table:table-cell>
          <table:table-cell office:value-type="float" office:value="0.07737" calcext:value-type="float">
            <text:p>0.07737</text:p>
          </table:table-cell>
          <table:table-cell office:value-type="float" office:value="1.08047" calcext:value-type="float">
            <text:p>1.08047</text:p>
          </table:table-cell>
          <table:table-cell office:value-type="float" office:value="0.55626" calcext:value-type="float">
            <text:p>0.55626</text:p>
          </table:table-cell>
          <table:table-cell office:value-type="float" office:value="0.52421" calcext:value-type="float">
            <text:p>0.52421</text:p>
          </table:table-cell>
          <table:table-cell office:value-type="float" office:value="21600" calcext:value-type="float">
            <text:p>21600</text:p>
          </table:table-cell>
          <table:table-cell office:value-type="float" office:value="38920" calcext:value-type="float">
            <text:p>38920</text:p>
          </table:table-cell>
          <table:table-cell office:value-type="float" office:value="29059" calcext:value-type="float">
            <text:p>29059</text:p>
          </table:table-cell>
          <table:table-cell office:value-type="float" office:value="10731" calcext:value-type="float">
            <text:p>10731</text:p>
          </table:table-cell>
          <table:table-cell office:value-type="float" office:value="7737" calcext:value-type="float">
            <text:p>7737</text:p>
          </table:table-cell>
          <table:table-cell office:value-type="float" office:value="108047" calcext:value-type="float">
            <text:p>108047</text:p>
          </table:table-cell>
          <table:table-cell office:value-type="float" office:value="55626" calcext:value-type="float">
            <text:p>55626</text:p>
          </table:table-cell>
          <table:table-cell office:value-type="float" office:value="52421" calcext:value-type="float">
            <text:p>52421</text:p>
          </table:table-cell>
          <table:table-cell office:value-type="float" office:value="5341" calcext:value-type="float">
            <text:p>5341</text:p>
          </table:table-cell>
          <table:table-cell office:value-type="float" office:value="6234" calcext:value-type="float">
            <text:p>6234</text:p>
          </table:table-cell>
          <table:table-cell office:value-type="float" office:value="6171" calcext:value-type="float">
            <text:p>6171</text:p>
          </table:table-cell>
          <table:table-cell office:value-type="float" office:value="9927" calcext:value-type="float">
            <text:p>9927</text:p>
          </table:table-cell>
          <table:table-cell office:value-type="float" office:value="8883" calcext:value-type="float">
            <text:p>8883</text:p>
          </table:table-cell>
          <table:table-cell office:value-type="float" office:value="12367" calcext:value-type="float">
            <text:p>12367</text:p>
          </table:table-cell>
          <table:table-cell office:value-type="float" office:value="11597" calcext:value-type="float">
            <text:p>11597</text:p>
          </table:table-cell>
          <table:table-cell office:value-type="float" office:value="14073" calcext:value-type="float">
            <text:p>14073</text:p>
          </table:table-cell>
          <table:table-cell office:value-type="float" office:value="7759" calcext:value-type="float">
            <text:p>7759</text:p>
          </table:table-cell>
          <table:table-cell office:value-type="float" office:value="7227" calcext:value-type="float">
            <text:p>7227</text:p>
          </table:table-cell>
          <table:table-cell office:value-type="float" office:value="10731" calcext:value-type="float">
            <text:p>10731</text:p>
          </table:table-cell>
          <table:table-cell office:value-type="float" office:value="5187" calcext:value-type="float">
            <text:p>5187</text:p>
          </table:table-cell>
          <table:table-cell office:value-type="float" office:value="2550" calcext:value-type="float">
            <text:p>2550</text:p>
          </table:table-cell>
          <table:table-cell office:value-type="float" office:value="39.8" calcext:value-type="float">
            <text:p>39.8</text:p>
          </table:table-cell>
          <table:table-cell office:value-type="float" office:value="21600" calcext:value-type="float">
            <text:p>21600</text:p>
          </table:table-cell>
          <table:table-cell office:value-type="float" office:value="89174" calcext:value-type="float">
            <text:p>89174</text:p>
          </table:table-cell>
          <table:table-cell office:value-type="float" office:value="86447" calcext:value-type="float">
            <text:p>86447</text:p>
          </table:table-cell>
          <table:table-cell office:value-type="float" office:value="77494" calcext:value-type="float">
            <text:p>77494</text:p>
          </table:table-cell>
          <table:table-cell office:value-type="float" office:value="22410" calcext:value-type="float">
            <text:p>22410</text:p>
          </table:table-cell>
          <table:table-cell office:value-type="float" office:value="18468" calcext:value-type="float">
            <text:p>18468</text:p>
          </table:table-cell>
          <table:table-cell office:value-type="float" office:value="86447" calcext:value-type="float">
            <text:p>86447</text:p>
          </table:table-cell>
          <table:table-cell office:value-type="float" office:value="44394" calcext:value-type="float">
            <text:p>44394</text:p>
          </table:table-cell>
          <table:table-cell office:value-type="float" office:value="42053" calcext:value-type="float">
            <text:p>42053</text:p>
          </table:table-cell>
          <table:table-cell office:value-type="float" office:value="18468" calcext:value-type="float">
            <text:p>18468</text:p>
          </table:table-cell>
          <table:table-cell office:value-type="float" office:value="8486" calcext:value-type="float">
            <text:p>8486</text:p>
          </table:table-cell>
          <table:table-cell office:value-type="float" office:value="9982" calcext:value-type="float">
            <text:p>9982</text:p>
          </table:table-cell>
          <table:table-cell office:value-type="float" office:value="849603.8" calcext:value-type="float">
            <text:p>849603.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5000US36091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.46199" calcext:value-type="float">
            <text:p>0.46199</text:p>
          </table:table-cell>
          <table:table-cell office:value-type="float" office:value="0.7541" calcext:value-type="float">
            <text:p>0.7541</text:p>
          </table:table-cell>
          <table:table-cell office:value-type="float" office:value="0.67704" calcext:value-type="float">
            <text:p>0.67704</text:p>
          </table:table-cell>
          <table:table-cell office:value-type="float" office:value="0.24666" calcext:value-type="float">
            <text:p>0.24666</text:p>
          </table:table-cell>
          <table:table-cell office:value-type="float" office:value="0.16184" calcext:value-type="float">
            <text:p>0.16184</text:p>
          </table:table-cell>
          <table:table-cell office:value-type="float" office:value="2.30163" calcext:value-type="float">
            <text:p>2.30163</text:p>
          </table:table-cell>
          <table:table-cell office:value-type="float" office:value="1.13339" calcext:value-type="float">
            <text:p>1.13339</text:p>
          </table:table-cell>
          <table:table-cell office:value-type="float" office:value="1.16824" calcext:value-type="float">
            <text:p>1.16824</text:p>
          </table:table-cell>
          <table:table-cell office:value-type="float" office:value="46199" calcext:value-type="float">
            <text:p>46199</text:p>
          </table:table-cell>
          <table:table-cell office:value-type="float" office:value="75410" calcext:value-type="float">
            <text:p>75410</text:p>
          </table:table-cell>
          <table:table-cell office:value-type="float" office:value="67704" calcext:value-type="float">
            <text:p>67704</text:p>
          </table:table-cell>
          <table:table-cell office:value-type="float" office:value="24666" calcext:value-type="float">
            <text:p>24666</text:p>
          </table:table-cell>
          <table:table-cell office:value-type="float" office:value="16184" calcext:value-type="float">
            <text:p>16184</text:p>
          </table:table-cell>
          <table:table-cell office:value-type="float" office:value="230163" calcext:value-type="float">
            <text:p>230163</text:p>
          </table:table-cell>
          <table:table-cell office:value-type="float" office:value="113339" calcext:value-type="float">
            <text:p>113339</text:p>
          </table:table-cell>
          <table:table-cell office:value-type="float" office:value="116824" calcext:value-type="float">
            <text:p>116824</text:p>
          </table:table-cell>
          <table:table-cell office:value-type="float" office:value="11871" calcext:value-type="float">
            <text:p>11871</text:p>
          </table:table-cell>
          <table:table-cell office:value-type="float" office:value="11907" calcext:value-type="float">
            <text:p>11907</text:p>
          </table:table-cell>
          <table:table-cell office:value-type="float" office:value="13251" calcext:value-type="float">
            <text:p>13251</text:p>
          </table:table-cell>
          <table:table-cell office:value-type="float" office:value="15739" calcext:value-type="float">
            <text:p>15739</text:p>
          </table:table-cell>
          <table:table-cell office:value-type="float" office:value="14118" calcext:value-type="float">
            <text:p>14118</text:p>
          </table:table-cell>
          <table:table-cell office:value-type="float" office:value="26485" calcext:value-type="float">
            <text:p>26485</text:p>
          </table:table-cell>
          <table:table-cell office:value-type="float" office:value="28238" calcext:value-type="float">
            <text:p>28238</text:p>
          </table:table-cell>
          <table:table-cell office:value-type="float" office:value="34499" calcext:value-type="float">
            <text:p>34499</text:p>
          </table:table-cell>
          <table:table-cell office:value-type="float" office:value="18971" calcext:value-type="float">
            <text:p>18971</text:p>
          </table:table-cell>
          <table:table-cell office:value-type="float" office:value="14234" calcext:value-type="float">
            <text:p>14234</text:p>
          </table:table-cell>
          <table:table-cell office:value-type="float" office:value="24666" calcext:value-type="float">
            <text:p>24666</text:p>
          </table:table-cell>
          <table:table-cell office:value-type="float" office:value="12108" calcext:value-type="float">
            <text:p>12108</text:p>
          </table:table-cell>
          <table:table-cell office:value-type="float" office:value="4076" calcext:value-type="float">
            <text:p>4076</text:p>
          </table:table-cell>
          <table:table-cell office:value-type="float" office:value="42.8" calcext:value-type="float">
            <text:p>42.8</text:p>
          </table:table-cell>
          <table:table-cell office:value-type="float" office:value="46199" calcext:value-type="float">
            <text:p>46199</text:p>
          </table:table-cell>
          <table:table-cell office:value-type="float" office:value="189996" calcext:value-type="float">
            <text:p>189996</text:p>
          </table:table-cell>
          <table:table-cell office:value-type="float" office:value="183964" calcext:value-type="float">
            <text:p>183964</text:p>
          </table:table-cell>
          <table:table-cell office:value-type="float" office:value="175213" calcext:value-type="float">
            <text:p>175213</text:p>
          </table:table-cell>
          <table:table-cell office:value-type="float" office:value="48607" calcext:value-type="float">
            <text:p>48607</text:p>
          </table:table-cell>
          <table:table-cell office:value-type="float" office:value="40850" calcext:value-type="float">
            <text:p>40850</text:p>
          </table:table-cell>
          <table:table-cell office:value-type="float" office:value="183964" calcext:value-type="float">
            <text:p>183964</text:p>
          </table:table-cell>
          <table:table-cell office:value-type="float" office:value="89850" calcext:value-type="float">
            <text:p>89850</text:p>
          </table:table-cell>
          <table:table-cell office:value-type="float" office:value="94114" calcext:value-type="float">
            <text:p>94114</text:p>
          </table:table-cell>
          <table:table-cell office:value-type="float" office:value="40850" calcext:value-type="float">
            <text:p>40850</text:p>
          </table:table-cell>
          <table:table-cell office:value-type="float" office:value="18663" calcext:value-type="float">
            <text:p>18663</text:p>
          </table:table-cell>
          <table:table-cell office:value-type="float" office:value="22187" calcext:value-type="float">
            <text:p>22187</text:p>
          </table:table-cell>
          <table:table-cell office:value-type="float" office:value="1824988.8" calcext:value-type="float">
            <text:p>1824988.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5000US36093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.33337" calcext:value-type="float">
            <text:p>0.33337</text:p>
          </table:table-cell>
          <table:table-cell office:value-type="float" office:value="0.545" calcext:value-type="float">
            <text:p>0.545</text:p>
          </table:table-cell>
          <table:table-cell office:value-type="float" office:value="0.40661" calcext:value-type="float">
            <text:p>0.40661</text:p>
          </table:table-cell>
          <table:table-cell office:value-type="float" office:value="0.14836" calcext:value-type="float">
            <text:p>0.14836</text:p>
          </table:table-cell>
          <table:table-cell office:value-type="float" office:value="0.12016" calcext:value-type="float">
            <text:p>0.12016</text:p>
          </table:table-cell>
          <table:table-cell office:value-type="float" office:value="1.5535" calcext:value-type="float">
            <text:p>1.5535</text:p>
          </table:table-cell>
          <table:table-cell office:value-type="float" office:value="0.76212" calcext:value-type="float">
            <text:p>0.76212</text:p>
          </table:table-cell>
          <table:table-cell office:value-type="float" office:value="0.79138" calcext:value-type="float">
            <text:p>0.79138</text:p>
          </table:table-cell>
          <table:table-cell office:value-type="float" office:value="33337" calcext:value-type="float">
            <text:p>33337</text:p>
          </table:table-cell>
          <table:table-cell office:value-type="float" office:value="54500" calcext:value-type="float">
            <text:p>54500</text:p>
          </table:table-cell>
          <table:table-cell office:value-type="float" office:value="40661" calcext:value-type="float">
            <text:p>40661</text:p>
          </table:table-cell>
          <table:table-cell office:value-type="float" office:value="14836" calcext:value-type="float">
            <text:p>14836</text:p>
          </table:table-cell>
          <table:table-cell office:value-type="float" office:value="12016" calcext:value-type="float">
            <text:p>12016</text:p>
          </table:table-cell>
          <table:table-cell office:value-type="float" office:value="155350" calcext:value-type="float">
            <text:p>155350</text:p>
          </table:table-cell>
          <table:table-cell office:value-type="float" office:value="76212" calcext:value-type="float">
            <text:p>76212</text:p>
          </table:table-cell>
          <table:table-cell office:value-type="float" office:value="79138" calcext:value-type="float">
            <text:p>79138</text:p>
          </table:table-cell>
          <table:table-cell office:value-type="float" office:value="8710" calcext:value-type="float">
            <text:p>8710</text:p>
          </table:table-cell>
          <table:table-cell office:value-type="float" office:value="8354" calcext:value-type="float">
            <text:p>8354</text:p>
          </table:table-cell>
          <table:table-cell office:value-type="float" office:value="10455" calcext:value-type="float">
            <text:p>10455</text:p>
          </table:table-cell>
          <table:table-cell office:value-type="float" office:value="10608" calcext:value-type="float">
            <text:p>10608</text:p>
          </table:table-cell>
          <table:table-cell office:value-type="float" office:value="11470" calcext:value-type="float">
            <text:p>11470</text:p>
          </table:table-cell>
          <table:table-cell office:value-type="float" office:value="17988" calcext:value-type="float">
            <text:p>17988</text:p>
          </table:table-cell>
          <table:table-cell office:value-type="float" office:value="20252" calcext:value-type="float">
            <text:p>20252</text:p>
          </table:table-cell>
          <table:table-cell office:value-type="float" office:value="19447" calcext:value-type="float">
            <text:p>19447</text:p>
          </table:table-cell>
          <table:table-cell office:value-type="float" office:value="9945" calcext:value-type="float">
            <text:p>9945</text:p>
          </table:table-cell>
          <table:table-cell office:value-type="float" office:value="11269" calcext:value-type="float">
            <text:p>11269</text:p>
          </table:table-cell>
          <table:table-cell office:value-type="float" office:value="14836" calcext:value-type="float">
            <text:p>14836</text:p>
          </table:table-cell>
          <table:table-cell office:value-type="float" office:value="7702" calcext:value-type="float">
            <text:p>7702</text:p>
          </table:table-cell>
          <table:table-cell office:value-type="float" office:value="4314" calcext:value-type="float">
            <text:p>4314</text:p>
          </table:table-cell>
          <table:table-cell office:value-type="float" office:value="39.8" calcext:value-type="float">
            <text:p>39.8</text:p>
          </table:table-cell>
          <table:table-cell office:value-type="float" office:value="33337" calcext:value-type="float">
            <text:p>33337</text:p>
          </table:table-cell>
          <table:table-cell office:value-type="float" office:value="125853" calcext:value-type="float">
            <text:p>125853</text:p>
          </table:table-cell>
          <table:table-cell office:value-type="float" office:value="122013" calcext:value-type="float">
            <text:p>122013</text:p>
          </table:table-cell>
          <table:table-cell office:value-type="float" office:value="115628" calcext:value-type="float">
            <text:p>115628</text:p>
          </table:table-cell>
          <table:table-cell office:value-type="float" office:value="33627" calcext:value-type="float">
            <text:p>33627</text:p>
          </table:table-cell>
          <table:table-cell office:value-type="float" office:value="26852" calcext:value-type="float">
            <text:p>26852</text:p>
          </table:table-cell>
          <table:table-cell office:value-type="float" office:value="122013" calcext:value-type="float">
            <text:p>122013</text:p>
          </table:table-cell>
          <table:table-cell office:value-type="float" office:value="58673" calcext:value-type="float">
            <text:p>58673</text:p>
          </table:table-cell>
          <table:table-cell office:value-type="float" office:value="63340" calcext:value-type="float">
            <text:p>63340</text:p>
          </table:table-cell>
          <table:table-cell office:value-type="float" office:value="26852" calcext:value-type="float">
            <text:p>26852</text:p>
          </table:table-cell>
          <table:table-cell office:value-type="float" office:value="11300" calcext:value-type="float">
            <text:p>11300</text:p>
          </table:table-cell>
          <table:table-cell office:value-type="float" office:value="15552" calcext:value-type="float">
            <text:p>15552</text:p>
          </table:table-cell>
          <table:table-cell office:value-type="float" office:value="1221129.8" calcext:value-type="float">
            <text:p>1221129.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5000US36101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.20389" calcext:value-type="float">
            <text:p>0.20389</text:p>
          </table:table-cell>
          <table:table-cell office:value-type="float" office:value="0.29564" calcext:value-type="float">
            <text:p>0.29564</text:p>
          </table:table-cell>
          <table:table-cell office:value-type="float" office:value="0.2718" calcext:value-type="float">
            <text:p>0.2718</text:p>
          </table:table-cell>
          <table:table-cell office:value-type="float" office:value="0.1081" calcext:value-type="float">
            <text:p>0.1081</text:p>
          </table:table-cell>
          <table:table-cell office:value-type="float" office:value="0.07853" calcext:value-type="float">
            <text:p>0.07853</text:p>
          </table:table-cell>
          <table:table-cell office:value-type="float" office:value="0.95796" calcext:value-type="float">
            <text:p>0.95796</text:p>
          </table:table-cell>
          <table:table-cell office:value-type="float" office:value="0.48423" calcext:value-type="float">
            <text:p>0.48423</text:p>
          </table:table-cell>
          <table:table-cell office:value-type="float" office:value="0.47373" calcext:value-type="float">
            <text:p>0.47373</text:p>
          </table:table-cell>
          <table:table-cell office:value-type="float" office:value="20389" calcext:value-type="float">
            <text:p>20389</text:p>
          </table:table-cell>
          <table:table-cell office:value-type="float" office:value="29564" calcext:value-type="float">
            <text:p>29564</text:p>
          </table:table-cell>
          <table:table-cell office:value-type="float" office:value="27180" calcext:value-type="float">
            <text:p>27180</text:p>
          </table:table-cell>
          <table:table-cell office:value-type="float" office:value="10810" calcext:value-type="float">
            <text:p>10810</text:p>
          </table:table-cell>
          <table:table-cell office:value-type="float" office:value="7853" calcext:value-type="float">
            <text:p>7853</text:p>
          </table:table-cell>
          <table:table-cell office:value-type="float" office:value="95796" calcext:value-type="float">
            <text:p>95796</text:p>
          </table:table-cell>
          <table:table-cell office:value-type="float" office:value="48423" calcext:value-type="float">
            <text:p>48423</text:p>
          </table:table-cell>
          <table:table-cell office:value-type="float" office:value="47373" calcext:value-type="float">
            <text:p>47373</text:p>
          </table:table-cell>
          <table:table-cell office:value-type="float" office:value="5064" calcext:value-type="float">
            <text:p>5064</text:p>
          </table:table-cell>
          <table:table-cell office:value-type="float" office:value="6200" calcext:value-type="float">
            <text:p>6200</text:p>
          </table:table-cell>
          <table:table-cell office:value-type="float" office:value="5521" calcext:value-type="float">
            <text:p>5521</text:p>
          </table:table-cell>
          <table:table-cell office:value-type="float" office:value="5729" calcext:value-type="float">
            <text:p>5729</text:p>
          </table:table-cell>
          <table:table-cell office:value-type="float" office:value="5151" calcext:value-type="float">
            <text:p>5151</text:p>
          </table:table-cell>
          <table:table-cell office:value-type="float" office:value="10970" calcext:value-type="float">
            <text:p>10970</text:p>
          </table:table-cell>
          <table:table-cell office:value-type="float" office:value="11318" calcext:value-type="float">
            <text:p>11318</text:p>
          </table:table-cell>
          <table:table-cell office:value-type="float" office:value="12561" calcext:value-type="float">
            <text:p>12561</text:p>
          </table:table-cell>
          <table:table-cell office:value-type="float" office:value="7346" calcext:value-type="float">
            <text:p>7346</text:p>
          </table:table-cell>
          <table:table-cell office:value-type="float" office:value="7273" calcext:value-type="float">
            <text:p>7273</text:p>
          </table:table-cell>
          <table:table-cell office:value-type="float" office:value="10810" calcext:value-type="float">
            <text:p>10810</text:p>
          </table:table-cell>
          <table:table-cell office:value-type="float" office:value="5693" calcext:value-type="float">
            <text:p>5693</text:p>
          </table:table-cell>
          <table:table-cell office:value-type="float" office:value="2160" calcext:value-type="float">
            <text:p>2160</text:p>
          </table:table-cell>
          <table:table-cell office:value-type="float" office:value="42.9" calcext:value-type="float">
            <text:p>42.9</text:p>
          </table:table-cell>
          <table:table-cell office:value-type="float" office:value="20389" calcext:value-type="float">
            <text:p>20389</text:p>
          </table:table-cell>
          <table:table-cell office:value-type="float" office:value="78099" calcext:value-type="float">
            <text:p>78099</text:p>
          </table:table-cell>
          <table:table-cell office:value-type="float" office:value="75407" calcext:value-type="float">
            <text:p>75407</text:p>
          </table:table-cell>
          <table:table-cell office:value-type="float" office:value="72378" calcext:value-type="float">
            <text:p>72378</text:p>
          </table:table-cell>
          <table:table-cell office:value-type="float" office:value="22620" calcext:value-type="float">
            <text:p>22620</text:p>
          </table:table-cell>
          <table:table-cell office:value-type="float" office:value="18663" calcext:value-type="float">
            <text:p>18663</text:p>
          </table:table-cell>
          <table:table-cell office:value-type="float" office:value="75407" calcext:value-type="float">
            <text:p>75407</text:p>
          </table:table-cell>
          <table:table-cell office:value-type="float" office:value="37819" calcext:value-type="float">
            <text:p>37819</text:p>
          </table:table-cell>
          <table:table-cell office:value-type="float" office:value="37588" calcext:value-type="float">
            <text:p>37588</text:p>
          </table:table-cell>
          <table:table-cell office:value-type="float" office:value="18663" calcext:value-type="float">
            <text:p>18663</text:p>
          </table:table-cell>
          <table:table-cell office:value-type="float" office:value="8679" calcext:value-type="float">
            <text:p>8679</text:p>
          </table:table-cell>
          <table:table-cell office:value-type="float" office:value="9984" calcext:value-type="float">
            <text:p>9984</text:p>
          </table:table-cell>
          <table:table-cell office:value-type="float" office:value="763126.9" calcext:value-type="float">
            <text:p>763126.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5000US36103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3.13018" calcext:value-type="float">
            <text:p>3.13018</text:p>
          </table:table-cell>
          <table:table-cell office:value-type="float" office:value="4.83381" calcext:value-type="float">
            <text:p>4.83381</text:p>
          </table:table-cell>
          <table:table-cell office:value-type="float" office:value="4.34612" calcext:value-type="float">
            <text:p>4.34612</text:p>
          </table:table-cell>
          <table:table-cell office:value-type="float" office:value="1.40468" calcext:value-type="float">
            <text:p>1.40468</text:p>
          </table:table-cell>
          <table:table-cell office:value-type="float" office:value="1.09614" calcext:value-type="float">
            <text:p>1.09614</text:p>
          </table:table-cell>
          <table:table-cell office:value-type="float" office:value="14.81093" calcext:value-type="float">
            <text:p>14.81093</text:p>
          </table:table-cell>
          <table:table-cell office:value-type="float" office:value="7.29779" calcext:value-type="float">
            <text:p>7.29779</text:p>
          </table:table-cell>
          <table:table-cell office:value-type="float" office:value="7.51314" calcext:value-type="float">
            <text:p>7.51314</text:p>
          </table:table-cell>
          <table:table-cell office:value-type="float" office:value="313018" calcext:value-type="float">
            <text:p>313018</text:p>
          </table:table-cell>
          <table:table-cell office:value-type="float" office:value="483381" calcext:value-type="float">
            <text:p>483381</text:p>
          </table:table-cell>
          <table:table-cell office:value-type="float" office:value="434612" calcext:value-type="float">
            <text:p>434612</text:p>
          </table:table-cell>
          <table:table-cell office:value-type="float" office:value="140468" calcext:value-type="float">
            <text:p>140468</text:p>
          </table:table-cell>
          <table:table-cell office:value-type="float" office:value="109614" calcext:value-type="float">
            <text:p>109614</text:p>
          </table:table-cell>
          <table:table-cell office:value-type="float" office:value="1481093" calcext:value-type="float">
            <text:p>1481093</text:p>
          </table:table-cell>
          <table:table-cell office:value-type="float" office:value="729779" calcext:value-type="float">
            <text:p>729779</text:p>
          </table:table-cell>
          <table:table-cell office:value-type="float" office:value="751314" calcext:value-type="float">
            <text:p>751314</text:p>
          </table:table-cell>
          <table:table-cell office:value-type="float" office:value="79249" calcext:value-type="float">
            <text:p>79249</text:p>
          </table:table-cell>
          <table:table-cell office:value-type="float" office:value="80024" calcext:value-type="float">
            <text:p>80024</text:p>
          </table:table-cell>
          <table:table-cell office:value-type="float" office:value="94303" calcext:value-type="float">
            <text:p>94303</text:p>
          </table:table-cell>
          <table:table-cell office:value-type="float" office:value="97496" calcext:value-type="float">
            <text:p>97496</text:p>
          </table:table-cell>
          <table:table-cell office:value-type="float" office:value="95867" calcext:value-type="float">
            <text:p>95867</text:p>
          </table:table-cell>
          <table:table-cell office:value-type="float" office:value="175556" calcext:value-type="float">
            <text:p>175556</text:p>
          </table:table-cell>
          <table:table-cell office:value-type="float" office:value="173904" calcext:value-type="float">
            <text:p>173904</text:p>
          </table:table-cell>
          <table:table-cell office:value-type="float" office:value="219165" calcext:value-type="float">
            <text:p>219165</text:p>
          </table:table-cell>
          <table:table-cell office:value-type="float" office:value="114650" calcext:value-type="float">
            <text:p>114650</text:p>
          </table:table-cell>
          <table:table-cell office:value-type="float" office:value="100797" calcext:value-type="float">
            <text:p>100797</text:p>
          </table:table-cell>
          <table:table-cell office:value-type="float" office:value="140468" calcext:value-type="float">
            <text:p>140468</text:p>
          </table:table-cell>
          <table:table-cell office:value-type="float" office:value="78511" calcext:value-type="float">
            <text:p>78511</text:p>
          </table:table-cell>
          <table:table-cell office:value-type="float" office:value="31103" calcext:value-type="float">
            <text:p>31103</text:p>
          </table:table-cell>
          <table:table-cell office:value-type="float" office:value="41.8" calcext:value-type="float">
            <text:p>41.8</text:p>
          </table:table-cell>
          <table:table-cell office:value-type="float" office:value="313018" calcext:value-type="float">
            <text:p>313018</text:p>
          </table:table-cell>
          <table:table-cell office:value-type="float" office:value="1208636" calcext:value-type="float">
            <text:p>1208636</text:p>
          </table:table-cell>
          <table:table-cell office:value-type="float" office:value="1168075" calcext:value-type="float">
            <text:p>1168075</text:p>
          </table:table-cell>
          <table:table-cell office:value-type="float" office:value="1112028" calcext:value-type="float">
            <text:p>1112028</text:p>
          </table:table-cell>
          <table:table-cell office:value-type="float" office:value="307579" calcext:value-type="float">
            <text:p>307579</text:p>
          </table:table-cell>
          <table:table-cell office:value-type="float" office:value="250082" calcext:value-type="float">
            <text:p>250082</text:p>
          </table:table-cell>
          <table:table-cell office:value-type="float" office:value="1168075" calcext:value-type="float">
            <text:p>1168075</text:p>
          </table:table-cell>
          <table:table-cell office:value-type="float" office:value="569935" calcext:value-type="float">
            <text:p>569935</text:p>
          </table:table-cell>
          <table:table-cell office:value-type="float" office:value="598140" calcext:value-type="float">
            <text:p>598140</text:p>
          </table:table-cell>
          <table:table-cell office:value-type="float" office:value="250082" calcext:value-type="float">
            <text:p>250082</text:p>
          </table:table-cell>
          <table:table-cell office:value-type="float" office:value="109628" calcext:value-type="float">
            <text:p>109628</text:p>
          </table:table-cell>
          <table:table-cell office:value-type="float" office:value="140454" calcext:value-type="float">
            <text:p>140454</text:p>
          </table:table-cell>
          <table:table-cell office:value-type="float" office:value="11639052.8" calcext:value-type="float">
            <text:p>11639052.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5000US36105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.16002" calcext:value-type="float">
            <text:p>0.16002</text:p>
          </table:table-cell>
          <table:table-cell office:value-type="float" office:value="0.23082" calcext:value-type="float">
            <text:p>0.23082</text:p>
          </table:table-cell>
          <table:table-cell office:value-type="float" office:value="0.22216" calcext:value-type="float">
            <text:p>0.22216</text:p>
          </table:table-cell>
          <table:table-cell office:value-type="float" office:value="0.0837" calcext:value-type="float">
            <text:p>0.0837</text:p>
          </table:table-cell>
          <table:table-cell office:value-type="float" office:value="0.05828" calcext:value-type="float">
            <text:p>0.05828</text:p>
          </table:table-cell>
          <table:table-cell office:value-type="float" office:value="0.75498" calcext:value-type="float">
            <text:p>0.75498</text:p>
          </table:table-cell>
          <table:table-cell office:value-type="float" office:value="0.38858" calcext:value-type="float">
            <text:p>0.38858</text:p>
          </table:table-cell>
          <table:table-cell office:value-type="float" office:value="0.3664" calcext:value-type="float">
            <text:p>0.3664</text:p>
          </table:table-cell>
          <table:table-cell office:value-type="float" office:value="16002" calcext:value-type="float">
            <text:p>16002</text:p>
          </table:table-cell>
          <table:table-cell office:value-type="float" office:value="23082" calcext:value-type="float">
            <text:p>23082</text:p>
          </table:table-cell>
          <table:table-cell office:value-type="float" office:value="22216" calcext:value-type="float">
            <text:p>22216</text:p>
          </table:table-cell>
          <table:table-cell office:value-type="float" office:value="8370" calcext:value-type="float">
            <text:p>8370</text:p>
          </table:table-cell>
          <table:table-cell office:value-type="float" office:value="5828" calcext:value-type="float">
            <text:p>5828</text:p>
          </table:table-cell>
          <table:table-cell office:value-type="float" office:value="75498" calcext:value-type="float">
            <text:p>75498</text:p>
          </table:table-cell>
          <table:table-cell office:value-type="float" office:value="38858" calcext:value-type="float">
            <text:p>38858</text:p>
          </table:table-cell>
          <table:table-cell office:value-type="float" office:value="36640" calcext:value-type="float">
            <text:p>36640</text:p>
          </table:table-cell>
          <table:table-cell office:value-type="float" office:value="4167" calcext:value-type="float">
            <text:p>4167</text:p>
          </table:table-cell>
          <table:table-cell office:value-type="float" office:value="4242" calcext:value-type="float">
            <text:p>4242</text:p>
          </table:table-cell>
          <table:table-cell office:value-type="float" office:value="4733" calcext:value-type="float">
            <text:p>4733</text:p>
          </table:table-cell>
          <table:table-cell office:value-type="float" office:value="5280" calcext:value-type="float">
            <text:p>5280</text:p>
          </table:table-cell>
          <table:table-cell office:value-type="float" office:value="3693" calcext:value-type="float">
            <text:p>3693</text:p>
          </table:table-cell>
          <table:table-cell office:value-type="float" office:value="8462" calcext:value-type="float">
            <text:p>8462</text:p>
          </table:table-cell>
          <table:table-cell office:value-type="float" office:value="8507" calcext:value-type="float">
            <text:p>8507</text:p>
          </table:table-cell>
          <table:table-cell office:value-type="float" office:value="11018" calcext:value-type="float">
            <text:p>11018</text:p>
          </table:table-cell>
          <table:table-cell office:value-type="float" office:value="5987" calcext:value-type="float">
            <text:p>5987</text:p>
          </table:table-cell>
          <table:table-cell office:value-type="float" office:value="5211" calcext:value-type="float">
            <text:p>5211</text:p>
          </table:table-cell>
          <table:table-cell office:value-type="float" office:value="8370" calcext:value-type="float">
            <text:p>8370</text:p>
          </table:table-cell>
          <table:table-cell office:value-type="float" office:value="4711" calcext:value-type="float">
            <text:p>4711</text:p>
          </table:table-cell>
          <table:table-cell office:value-type="float" office:value="1117" calcext:value-type="float">
            <text:p>1117</text:p>
          </table:table-cell>
          <table:table-cell office:value-type="float" office:value="42.7" calcext:value-type="float">
            <text:p>42.7</text:p>
          </table:table-cell>
          <table:table-cell office:value-type="float" office:value="16002" calcext:value-type="float">
            <text:p>16002</text:p>
          </table:table-cell>
          <table:table-cell office:value-type="float" office:value="61869" calcext:value-type="float">
            <text:p>61869</text:p>
          </table:table-cell>
          <table:table-cell office:value-type="float" office:value="59496" calcext:value-type="float">
            <text:p>59496</text:p>
          </table:table-cell>
          <table:table-cell office:value-type="float" office:value="55984" calcext:value-type="float">
            <text:p>55984</text:p>
          </table:table-cell>
          <table:table-cell office:value-type="float" office:value="17853" calcext:value-type="float">
            <text:p>17853</text:p>
          </table:table-cell>
          <table:table-cell office:value-type="float" office:value="14198" calcext:value-type="float">
            <text:p>14198</text:p>
          </table:table-cell>
          <table:table-cell office:value-type="float" office:value="59496" calcext:value-type="float">
            <text:p>59496</text:p>
          </table:table-cell>
          <table:table-cell office:value-type="float" office:value="30552" calcext:value-type="float">
            <text:p>30552</text:p>
          </table:table-cell>
          <table:table-cell office:value-type="float" office:value="28944" calcext:value-type="float">
            <text:p>28944</text:p>
          </table:table-cell>
          <table:table-cell office:value-type="float" office:value="14198" calcext:value-type="float">
            <text:p>14198</text:p>
          </table:table-cell>
          <table:table-cell office:value-type="float" office:value="7082" calcext:value-type="float">
            <text:p>7082</text:p>
          </table:table-cell>
          <table:table-cell office:value-type="float" office:value="7116" calcext:value-type="float">
            <text:p>7116</text:p>
          </table:table-cell>
          <table:table-cell office:value-type="float" office:value="599326.7" calcext:value-type="float">
            <text:p>599326.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5000US36109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.15467" calcext:value-type="float">
            <text:p>0.15467</text:p>
          </table:table-cell>
          <table:table-cell office:value-type="float" office:value="0.51234" calcext:value-type="float">
            <text:p>0.51234</text:p>
          </table:table-cell>
          <table:table-cell office:value-type="float" office:value="0.21883" calcext:value-type="float">
            <text:p>0.21883</text:p>
          </table:table-cell>
          <table:table-cell office:value-type="float" office:value="0.08586" calcext:value-type="float">
            <text:p>0.08586</text:p>
          </table:table-cell>
          <table:table-cell office:value-type="float" office:value="0.05623" calcext:value-type="float">
            <text:p>0.05623</text:p>
          </table:table-cell>
          <table:table-cell office:value-type="float" office:value="1.02793" calcext:value-type="float">
            <text:p>1.02793</text:p>
          </table:table-cell>
          <table:table-cell office:value-type="float" office:value="0.51465" calcext:value-type="float">
            <text:p>0.51465</text:p>
          </table:table-cell>
          <table:table-cell office:value-type="float" office:value="0.51328" calcext:value-type="float">
            <text:p>0.51328</text:p>
          </table:table-cell>
          <table:table-cell office:value-type="float" office:value="15467" calcext:value-type="float">
            <text:p>15467</text:p>
          </table:table-cell>
          <table:table-cell office:value-type="float" office:value="51234" calcext:value-type="float">
            <text:p>51234</text:p>
          </table:table-cell>
          <table:table-cell office:value-type="float" office:value="21883" calcext:value-type="float">
            <text:p>21883</text:p>
          </table:table-cell>
          <table:table-cell office:value-type="float" office:value="8586" calcext:value-type="float">
            <text:p>8586</text:p>
          </table:table-cell>
          <table:table-cell office:value-type="float" office:value="5623" calcext:value-type="float">
            <text:p>5623</text:p>
          </table:table-cell>
          <table:table-cell office:value-type="float" office:value="102793" calcext:value-type="float">
            <text:p>102793</text:p>
          </table:table-cell>
          <table:table-cell office:value-type="float" office:value="51465" calcext:value-type="float">
            <text:p>51465</text:p>
          </table:table-cell>
          <table:table-cell office:value-type="float" office:value="51328" calcext:value-type="float">
            <text:p>51328</text:p>
          </table:table-cell>
          <table:table-cell office:value-type="float" office:value="4421" calcext:value-type="float">
            <text:p>4421</text:p>
          </table:table-cell>
          <table:table-cell office:value-type="float" office:value="4151" calcext:value-type="float">
            <text:p>4151</text:p>
          </table:table-cell>
          <table:table-cell office:value-type="float" office:value="3946" calcext:value-type="float">
            <text:p>3946</text:p>
          </table:table-cell>
          <table:table-cell office:value-type="float" office:value="13231" calcext:value-type="float">
            <text:p>13231</text:p>
          </table:table-cell>
          <table:table-cell office:value-type="float" office:value="17285" calcext:value-type="float">
            <text:p>17285</text:p>
          </table:table-cell>
          <table:table-cell office:value-type="float" office:value="13162" calcext:value-type="float">
            <text:p>13162</text:p>
          </table:table-cell>
          <table:table-cell office:value-type="float" office:value="10505" calcext:value-type="float">
            <text:p>10505</text:p>
          </table:table-cell>
          <table:table-cell office:value-type="float" office:value="10480" calcext:value-type="float">
            <text:p>10480</text:p>
          </table:table-cell>
          <table:table-cell office:value-type="float" office:value="4164" calcext:value-type="float">
            <text:p>4164</text:p>
          </table:table-cell>
          <table:table-cell office:value-type="float" office:value="7239" calcext:value-type="float">
            <text:p>7239</text:p>
          </table:table-cell>
          <table:table-cell office:value-type="float" office:value="8586" calcext:value-type="float">
            <text:p>8586</text:p>
          </table:table-cell>
          <table:table-cell office:value-type="float" office:value="3584" calcext:value-type="float">
            <text:p>3584</text:p>
          </table:table-cell>
          <table:table-cell office:value-type="float" office:value="2039" calcext:value-type="float">
            <text:p>2039</text:p>
          </table:table-cell>
          <table:table-cell office:value-type="float" office:value="30.8" calcext:value-type="float">
            <text:p>30.8</text:p>
          </table:table-cell>
          <table:table-cell office:value-type="float" office:value="15467" calcext:value-type="float">
            <text:p>15467</text:p>
          </table:table-cell>
          <table:table-cell office:value-type="float" office:value="89103" calcext:value-type="float">
            <text:p>89103</text:p>
          </table:table-cell>
          <table:table-cell office:value-type="float" office:value="87326" calcext:value-type="float">
            <text:p>87326</text:p>
          </table:table-cell>
          <table:table-cell office:value-type="float" office:value="71573" calcext:value-type="float">
            <text:p>71573</text:p>
          </table:table-cell>
          <table:table-cell office:value-type="float" office:value="19140" calcext:value-type="float">
            <text:p>19140</text:p>
          </table:table-cell>
          <table:table-cell office:value-type="float" office:value="14209" calcext:value-type="float">
            <text:p>14209</text:p>
          </table:table-cell>
          <table:table-cell office:value-type="float" office:value="87326" calcext:value-type="float">
            <text:p>87326</text:p>
          </table:table-cell>
          <table:table-cell office:value-type="float" office:value="42256" calcext:value-type="float">
            <text:p>42256</text:p>
          </table:table-cell>
          <table:table-cell office:value-type="float" office:value="45070" calcext:value-type="float">
            <text:p>45070</text:p>
          </table:table-cell>
          <table:table-cell office:value-type="float" office:value="14209" calcext:value-type="float">
            <text:p>14209</text:p>
          </table:table-cell>
          <table:table-cell office:value-type="float" office:value="6380" calcext:value-type="float">
            <text:p>6380</text:p>
          </table:table-cell>
          <table:table-cell office:value-type="float" office:value="7829" calcext:value-type="float">
            <text:p>7829</text:p>
          </table:table-cell>
          <table:table-cell office:value-type="float" office:value="808297.8" calcext:value-type="float">
            <text:p>808297.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5000US36111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.31311" calcext:value-type="float">
            <text:p>0.31311</text:p>
          </table:table-cell>
          <table:table-cell office:value-type="float" office:value="0.60739" calcext:value-type="float">
            <text:p>0.60739</text:p>
          </table:table-cell>
          <table:table-cell office:value-type="float" office:value="0.51424" calcext:value-type="float">
            <text:p>0.51424</text:p>
          </table:table-cell>
          <table:table-cell office:value-type="float" office:value="0.20406" calcext:value-type="float">
            <text:p>0.20406</text:p>
          </table:table-cell>
          <table:table-cell office:value-type="float" office:value="0.14719" calcext:value-type="float">
            <text:p>0.14719</text:p>
          </table:table-cell>
          <table:table-cell office:value-type="float" office:value="1.78599" calcext:value-type="float">
            <text:p>1.78599</text:p>
          </table:table-cell>
          <table:table-cell office:value-type="float" office:value="0.88542" calcext:value-type="float">
            <text:p>0.88542</text:p>
          </table:table-cell>
          <table:table-cell office:value-type="float" office:value="0.90057" calcext:value-type="float">
            <text:p>0.90057</text:p>
          </table:table-cell>
          <table:table-cell office:value-type="float" office:value="31311" calcext:value-type="float">
            <text:p>31311</text:p>
          </table:table-cell>
          <table:table-cell office:value-type="float" office:value="60739" calcext:value-type="float">
            <text:p>60739</text:p>
          </table:table-cell>
          <table:table-cell office:value-type="float" office:value="51424" calcext:value-type="float">
            <text:p>51424</text:p>
          </table:table-cell>
          <table:table-cell office:value-type="float" office:value="20406" calcext:value-type="float">
            <text:p>20406</text:p>
          </table:table-cell>
          <table:table-cell office:value-type="float" office:value="14719" calcext:value-type="float">
            <text:p>14719</text:p>
          </table:table-cell>
          <table:table-cell office:value-type="float" office:value="178599" calcext:value-type="float">
            <text:p>178599</text:p>
          </table:table-cell>
          <table:table-cell office:value-type="float" office:value="88542" calcext:value-type="float">
            <text:p>88542</text:p>
          </table:table-cell>
          <table:table-cell office:value-type="float" office:value="90057" calcext:value-type="float">
            <text:p>90057</text:p>
          </table:table-cell>
          <table:table-cell office:value-type="float" office:value="7600" calcext:value-type="float">
            <text:p>7600</text:p>
          </table:table-cell>
          <table:table-cell office:value-type="float" office:value="8227" calcext:value-type="float">
            <text:p>8227</text:p>
          </table:table-cell>
          <table:table-cell office:value-type="float" office:value="9746" calcext:value-type="float">
            <text:p>9746</text:p>
          </table:table-cell>
          <table:table-cell office:value-type="float" office:value="9999" calcext:value-type="float">
            <text:p>9999</text:p>
          </table:table-cell>
          <table:table-cell office:value-type="float" office:value="12870" calcext:value-type="float">
            <text:p>12870</text:p>
          </table:table-cell>
          <table:table-cell office:value-type="float" office:value="22521" calcext:value-type="float">
            <text:p>22521</text:p>
          </table:table-cell>
          <table:table-cell office:value-type="float" office:value="21087" calcext:value-type="float">
            <text:p>21087</text:p>
          </table:table-cell>
          <table:table-cell office:value-type="float" office:value="23993" calcext:value-type="float">
            <text:p>23993</text:p>
          </table:table-cell>
          <table:table-cell office:value-type="float" office:value="13136" calcext:value-type="float">
            <text:p>13136</text:p>
          </table:table-cell>
          <table:table-cell office:value-type="float" office:value="14295" calcext:value-type="float">
            <text:p>14295</text:p>
          </table:table-cell>
          <table:table-cell office:value-type="float" office:value="20406" calcext:value-type="float">
            <text:p>20406</text:p>
          </table:table-cell>
          <table:table-cell office:value-type="float" office:value="10321" calcext:value-type="float">
            <text:p>10321</text:p>
          </table:table-cell>
          <table:table-cell office:value-type="float" office:value="4398" calcext:value-type="float">
            <text:p>4398</text:p>
          </table:table-cell>
          <table:table-cell office:value-type="float" office:value="43.3" calcext:value-type="float">
            <text:p>43.3</text:p>
          </table:table-cell>
          <table:table-cell office:value-type="float" office:value="31311" calcext:value-type="float">
            <text:p>31311</text:p>
          </table:table-cell>
          <table:table-cell office:value-type="float" office:value="151260" calcext:value-type="float">
            <text:p>151260</text:p>
          </table:table-cell>
          <table:table-cell office:value-type="float" office:value="147288" calcext:value-type="float">
            <text:p>147288</text:p>
          </table:table-cell>
          <table:table-cell office:value-type="float" office:value="140153" calcext:value-type="float">
            <text:p>140153</text:p>
          </table:table-cell>
          <table:table-cell office:value-type="float" office:value="42153" calcext:value-type="float">
            <text:p>42153</text:p>
          </table:table-cell>
          <table:table-cell office:value-type="float" office:value="35125" calcext:value-type="float">
            <text:p>35125</text:p>
          </table:table-cell>
          <table:table-cell office:value-type="float" office:value="147288" calcext:value-type="float">
            <text:p>147288</text:p>
          </table:table-cell>
          <table:table-cell office:value-type="float" office:value="72940" calcext:value-type="float">
            <text:p>72940</text:p>
          </table:table-cell>
          <table:table-cell office:value-type="float" office:value="74348" calcext:value-type="float">
            <text:p>74348</text:p>
          </table:table-cell>
          <table:table-cell office:value-type="float" office:value="35125" calcext:value-type="float">
            <text:p>35125</text:p>
          </table:table-cell>
          <table:table-cell office:value-type="float" office:value="15852" calcext:value-type="float">
            <text:p>15852</text:p>
          </table:table-cell>
          <table:table-cell office:value-type="float" office:value="19273" calcext:value-type="float">
            <text:p>19273</text:p>
          </table:table-cell>
          <table:table-cell office:value-type="float" office:value="1447956.3" calcext:value-type="float">
            <text:p>1447956.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5000US36113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.11357" calcext:value-type="float">
            <text:p>0.11357</text:p>
          </table:table-cell>
          <table:table-cell office:value-type="float" office:value="0.19015" calcext:value-type="float">
            <text:p>0.19015</text:p>
          </table:table-cell>
          <table:table-cell office:value-type="float" office:value="0.19532" calcext:value-type="float">
            <text:p>0.19532</text:p>
          </table:table-cell>
          <table:table-cell office:value-type="float" office:value="0.08507" calcext:value-type="float">
            <text:p>0.08507</text:p>
          </table:table-cell>
          <table:table-cell office:value-type="float" office:value="0.05854" calcext:value-type="float">
            <text:p>0.05854</text:p>
          </table:table-cell>
          <table:table-cell office:value-type="float" office:value="0.64265" calcext:value-type="float">
            <text:p>0.64265</text:p>
          </table:table-cell>
          <table:table-cell office:value-type="float" office:value="0.31907" calcext:value-type="float">
            <text:p>0.31907</text:p>
          </table:table-cell>
          <table:table-cell office:value-type="float" office:value="0.32358" calcext:value-type="float">
            <text:p>0.32358</text:p>
          </table:table-cell>
          <table:table-cell office:value-type="float" office:value="11357" calcext:value-type="float">
            <text:p>11357</text:p>
          </table:table-cell>
          <table:table-cell office:value-type="float" office:value="19015" calcext:value-type="float">
            <text:p>19015</text:p>
          </table:table-cell>
          <table:table-cell office:value-type="float" office:value="19532" calcext:value-type="float">
            <text:p>19532</text:p>
          </table:table-cell>
          <table:table-cell office:value-type="float" office:value="8507" calcext:value-type="float">
            <text:p>8507</text:p>
          </table:table-cell>
          <table:table-cell office:value-type="float" office:value="5854" calcext:value-type="float">
            <text:p>5854</text:p>
          </table:table-cell>
          <table:table-cell office:value-type="float" office:value="64265" calcext:value-type="float">
            <text:p>64265</text:p>
          </table:table-cell>
          <table:table-cell office:value-type="float" office:value="31907" calcext:value-type="float">
            <text:p>31907</text:p>
          </table:table-cell>
          <table:table-cell office:value-type="float" office:value="32358" calcext:value-type="float">
            <text:p>32358</text:p>
          </table:table-cell>
          <table:table-cell office:value-type="float" office:value="2946" calcext:value-type="float">
            <text:p>2946</text:p>
          </table:table-cell>
          <table:table-cell office:value-type="float" office:value="3974" calcext:value-type="float">
            <text:p>3974</text:p>
          </table:table-cell>
          <table:table-cell office:value-type="float" office:value="2187" calcext:value-type="float">
            <text:p>2187</text:p>
          </table:table-cell>
          <table:table-cell office:value-type="float" office:value="3834" calcext:value-type="float">
            <text:p>3834</text:p>
          </table:table-cell>
          <table:table-cell office:value-type="float" office:value="3034" calcext:value-type="float">
            <text:p>3034</text:p>
          </table:table-cell>
          <table:table-cell office:value-type="float" office:value="7316" calcext:value-type="float">
            <text:p>7316</text:p>
          </table:table-cell>
          <table:table-cell office:value-type="float" office:value="7081" calcext:value-type="float">
            <text:p>7081</text:p>
          </table:table-cell>
          <table:table-cell office:value-type="float" office:value="8857" calcext:value-type="float">
            <text:p>8857</text:p>
          </table:table-cell>
          <table:table-cell office:value-type="float" office:value="4399" calcext:value-type="float">
            <text:p>4399</text:p>
          </table:table-cell>
          <table:table-cell office:value-type="float" office:value="6276" calcext:value-type="float">
            <text:p>6276</text:p>
          </table:table-cell>
          <table:table-cell office:value-type="float" office:value="8507" calcext:value-type="float">
            <text:p>8507</text:p>
          </table:table-cell>
          <table:table-cell office:value-type="float" office:value="3593" calcext:value-type="float">
            <text:p>3593</text:p>
          </table:table-cell>
          <table:table-cell office:value-type="float" office:value="2261" calcext:value-type="float">
            <text:p>2261</text:p>
          </table:table-cell>
          <table:table-cell office:value-type="float" office:value="47.1" calcext:value-type="float">
            <text:p>47.1</text:p>
          </table:table-cell>
          <table:table-cell office:value-type="float" office:value="11357" calcext:value-type="float">
            <text:p>11357</text:p>
          </table:table-cell>
          <table:table-cell office:value-type="float" office:value="54356" calcext:value-type="float">
            <text:p>54356</text:p>
          </table:table-cell>
          <table:table-cell office:value-type="float" office:value="52908" calcext:value-type="float">
            <text:p>52908</text:p>
          </table:table-cell>
          <table:table-cell office:value-type="float" office:value="50870" calcext:value-type="float">
            <text:p>50870</text:p>
          </table:table-cell>
          <table:table-cell office:value-type="float" office:value="18449" calcext:value-type="float">
            <text:p>18449</text:p>
          </table:table-cell>
          <table:table-cell office:value-type="float" office:value="14361" calcext:value-type="float">
            <text:p>14361</text:p>
          </table:table-cell>
          <table:table-cell office:value-type="float" office:value="52908" calcext:value-type="float">
            <text:p>52908</text:p>
          </table:table-cell>
          <table:table-cell office:value-type="float" office:value="25946" calcext:value-type="float">
            <text:p>25946</text:p>
          </table:table-cell>
          <table:table-cell office:value-type="float" office:value="26962" calcext:value-type="float">
            <text:p>26962</text:p>
          </table:table-cell>
          <table:table-cell office:value-type="float" office:value="14361" calcext:value-type="float">
            <text:p>14361</text:p>
          </table:table-cell>
          <table:table-cell office:value-type="float" office:value="6624" calcext:value-type="float">
            <text:p>6624</text:p>
          </table:table-cell>
          <table:table-cell office:value-type="float" office:value="7737" calcext:value-type="float">
            <text:p>7737</text:p>
          </table:table-cell>
          <table:table-cell office:value-type="float" office:value="529681.1" calcext:value-type="float">
            <text:p>529681.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5000US36117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.19313" calcext:value-type="float">
            <text:p>0.19313</text:p>
          </table:table-cell>
          <table:table-cell office:value-type="float" office:value="0.26629" calcext:value-type="float">
            <text:p>0.26629</text:p>
          </table:table-cell>
          <table:table-cell office:value-type="float" office:value="0.2683" calcext:value-type="float">
            <text:p>0.2683</text:p>
          </table:table-cell>
          <table:table-cell office:value-type="float" office:value="0.0993" calcext:value-type="float">
            <text:p>0.0993</text:p>
          </table:table-cell>
          <table:table-cell office:value-type="float" office:value="0.07362" calcext:value-type="float">
            <text:p>0.07362</text:p>
          </table:table-cell>
          <table:table-cell office:value-type="float" office:value="0.90064" calcext:value-type="float">
            <text:p>0.90064</text:p>
          </table:table-cell>
          <table:table-cell office:value-type="float" office:value="0.4479" calcext:value-type="float">
            <text:p>0.4479</text:p>
          </table:table-cell>
          <table:table-cell office:value-type="float" office:value="0.45274" calcext:value-type="float">
            <text:p>0.45274</text:p>
          </table:table-cell>
          <table:table-cell office:value-type="float" office:value="19313" calcext:value-type="float">
            <text:p>19313</text:p>
          </table:table-cell>
          <table:table-cell office:value-type="float" office:value="26629" calcext:value-type="float">
            <text:p>26629</text:p>
          </table:table-cell>
          <table:table-cell office:value-type="float" office:value="26830" calcext:value-type="float">
            <text:p>26830</text:p>
          </table:table-cell>
          <table:table-cell office:value-type="float" office:value="9930" calcext:value-type="float">
            <text:p>9930</text:p>
          </table:table-cell>
          <table:table-cell office:value-type="float" office:value="7362" calcext:value-type="float">
            <text:p>7362</text:p>
          </table:table-cell>
          <table:table-cell office:value-type="float" office:value="90064" calcext:value-type="float">
            <text:p>90064</text:p>
          </table:table-cell>
          <table:table-cell office:value-type="float" office:value="44790" calcext:value-type="float">
            <text:p>44790</text:p>
          </table:table-cell>
          <table:table-cell office:value-type="float" office:value="45274" calcext:value-type="float">
            <text:p>45274</text:p>
          </table:table-cell>
          <table:table-cell office:value-type="float" office:value="5067" calcext:value-type="float">
            <text:p>5067</text:p>
          </table:table-cell>
          <table:table-cell office:value-type="float" office:value="4586" calcext:value-type="float">
            <text:p>4586</text:p>
          </table:table-cell>
          <table:table-cell office:value-type="float" office:value="6461" calcext:value-type="float">
            <text:p>6461</text:p>
          </table:table-cell>
          <table:table-cell office:value-type="float" office:value="5011" calcext:value-type="float">
            <text:p>5011</text:p>
          </table:table-cell>
          <table:table-cell office:value-type="float" office:value="4799" calcext:value-type="float">
            <text:p>4799</text:p>
          </table:table-cell>
          <table:table-cell office:value-type="float" office:value="10314" calcext:value-type="float">
            <text:p>10314</text:p>
          </table:table-cell>
          <table:table-cell office:value-type="float" office:value="9704" calcext:value-type="float">
            <text:p>9704</text:p>
          </table:table-cell>
          <table:table-cell office:value-type="float" office:value="12297" calcext:value-type="float">
            <text:p>12297</text:p>
          </table:table-cell>
          <table:table-cell office:value-type="float" office:value="7606" calcext:value-type="float">
            <text:p>7606</text:p>
          </table:table-cell>
          <table:table-cell office:value-type="float" office:value="6927" calcext:value-type="float">
            <text:p>6927</text:p>
          </table:table-cell>
          <table:table-cell office:value-type="float" office:value="9930" calcext:value-type="float">
            <text:p>9930</text:p>
          </table:table-cell>
          <table:table-cell office:value-type="float" office:value="5252" calcext:value-type="float">
            <text:p>5252</text:p>
          </table:table-cell>
          <table:table-cell office:value-type="float" office:value="2110" calcext:value-type="float">
            <text:p>2110</text:p>
          </table:table-cell>
          <table:table-cell office:value-type="float" office:value="44" calcext:value-type="float">
            <text:p>44</text:p>
          </table:table-cell>
          <table:table-cell office:value-type="float" office:value="19313" calcext:value-type="float">
            <text:p>19313</text:p>
          </table:table-cell>
          <table:table-cell office:value-type="float" office:value="72934" calcext:value-type="float">
            <text:p>72934</text:p>
          </table:table-cell>
          <table:table-cell office:value-type="float" office:value="70751" calcext:value-type="float">
            <text:p>70751</text:p>
          </table:table-cell>
          <table:table-cell office:value-type="float" office:value="68117" calcext:value-type="float">
            <text:p>68117</text:p>
          </table:table-cell>
          <table:table-cell office:value-type="float" office:value="21205" calcext:value-type="float">
            <text:p>21205</text:p>
          </table:table-cell>
          <table:table-cell office:value-type="float" office:value="17292" calcext:value-type="float">
            <text:p>17292</text:p>
          </table:table-cell>
          <table:table-cell office:value-type="float" office:value="70751" calcext:value-type="float">
            <text:p>70751</text:p>
          </table:table-cell>
          <table:table-cell office:value-type="float" office:value="34911" calcext:value-type="float">
            <text:p>34911</text:p>
          </table:table-cell>
          <table:table-cell office:value-type="float" office:value="35840" calcext:value-type="float">
            <text:p>35840</text:p>
          </table:table-cell>
          <table:table-cell office:value-type="float" office:value="17292" calcext:value-type="float">
            <text:p>17292</text:p>
          </table:table-cell>
          <table:table-cell office:value-type="float" office:value="7978" calcext:value-type="float">
            <text:p>7978</text:p>
          </table:table-cell>
          <table:table-cell office:value-type="float" office:value="9314" calcext:value-type="float">
            <text:p>9314</text:p>
          </table:table-cell>
          <table:table-cell office:value-type="float" office:value="715934" calcext:value-type="float">
            <text:p>71593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5000US36119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2.11845" calcext:value-type="float">
            <text:p>2.11845</text:p>
          </table:table-cell>
          <table:table-cell office:value-type="float" office:value="3.19577" calcext:value-type="float">
            <text:p>3.19577</text:p>
          </table:table-cell>
          <table:table-cell office:value-type="float" office:value="2.70853" calcext:value-type="float">
            <text:p>2.70853</text:p>
          </table:table-cell>
          <table:table-cell office:value-type="float" office:value="0.88333" calcext:value-type="float">
            <text:p>0.88333</text:p>
          </table:table-cell>
          <table:table-cell office:value-type="float" office:value="0.77004" calcext:value-type="float">
            <text:p>0.77004</text:p>
          </table:table-cell>
          <table:table-cell office:value-type="float" office:value="9.67612" calcext:value-type="float">
            <text:p>9.67612</text:p>
          </table:table-cell>
          <table:table-cell office:value-type="float" office:value="4.68837" calcext:value-type="float">
            <text:p>4.68837</text:p>
          </table:table-cell>
          <table:table-cell office:value-type="float" office:value="4.98775" calcext:value-type="float">
            <text:p>4.98775</text:p>
          </table:table-cell>
          <table:table-cell office:value-type="float" office:value="211845" calcext:value-type="float">
            <text:p>211845</text:p>
          </table:table-cell>
          <table:table-cell office:value-type="float" office:value="319577" calcext:value-type="float">
            <text:p>319577</text:p>
          </table:table-cell>
          <table:table-cell office:value-type="float" office:value="270853" calcext:value-type="float">
            <text:p>270853</text:p>
          </table:table-cell>
          <table:table-cell office:value-type="float" office:value="88333" calcext:value-type="float">
            <text:p>88333</text:p>
          </table:table-cell>
          <table:table-cell office:value-type="float" office:value="77004" calcext:value-type="float">
            <text:p>77004</text:p>
          </table:table-cell>
          <table:table-cell office:value-type="float" office:value="967612" calcext:value-type="float">
            <text:p>967612</text:p>
          </table:table-cell>
          <table:table-cell office:value-type="float" office:value="468837" calcext:value-type="float">
            <text:p>468837</text:p>
          </table:table-cell>
          <table:table-cell office:value-type="float" office:value="498775" calcext:value-type="float">
            <text:p>498775</text:p>
          </table:table-cell>
          <table:table-cell office:value-type="float" office:value="53737" calcext:value-type="float">
            <text:p>53737</text:p>
          </table:table-cell>
          <table:table-cell office:value-type="float" office:value="56684" calcext:value-type="float">
            <text:p>56684</text:p>
          </table:table-cell>
          <table:table-cell office:value-type="float" office:value="62385" calcext:value-type="float">
            <text:p>62385</text:p>
          </table:table-cell>
          <table:table-cell office:value-type="float" office:value="63626" calcext:value-type="float">
            <text:p>63626</text:p>
          </table:table-cell>
          <table:table-cell office:value-type="float" office:value="60610" calcext:value-type="float">
            <text:p>60610</text:p>
          </table:table-cell>
          <table:table-cell office:value-type="float" office:value="111221" calcext:value-type="float">
            <text:p>111221</text:p>
          </table:table-cell>
          <table:table-cell office:value-type="float" office:value="123159" calcext:value-type="float">
            <text:p>123159</text:p>
          </table:table-cell>
          <table:table-cell office:value-type="float" office:value="138580" calcext:value-type="float">
            <text:p>138580</text:p>
          </table:table-cell>
          <table:table-cell office:value-type="float" office:value="69293" calcext:value-type="float">
            <text:p>69293</text:p>
          </table:table-cell>
          <table:table-cell office:value-type="float" office:value="62980" calcext:value-type="float">
            <text:p>62980</text:p>
          </table:table-cell>
          <table:table-cell office:value-type="float" office:value="88333" calcext:value-type="float">
            <text:p>88333</text:p>
          </table:table-cell>
          <table:table-cell office:value-type="float" office:value="50422" calcext:value-type="float">
            <text:p>50422</text:p>
          </table:table-cell>
          <table:table-cell office:value-type="float" office:value="26582" calcext:value-type="float">
            <text:p>26582</text:p>
          </table:table-cell>
          <table:table-cell office:value-type="float" office:value="40.9" calcext:value-type="float">
            <text:p>40.9</text:p>
          </table:table-cell>
          <table:table-cell office:value-type="float" office:value="211845" calcext:value-type="float">
            <text:p>211845</text:p>
          </table:table-cell>
          <table:table-cell office:value-type="float" office:value="783313" calcext:value-type="float">
            <text:p>783313</text:p>
          </table:table-cell>
          <table:table-cell office:value-type="float" office:value="755767" calcext:value-type="float">
            <text:p>755767</text:p>
          </table:table-cell>
          <table:table-cell office:value-type="float" office:value="718592" calcext:value-type="float">
            <text:p>718592</text:p>
          </table:table-cell>
          <table:table-cell office:value-type="float" office:value="200656" calcext:value-type="float">
            <text:p>200656</text:p>
          </table:table-cell>
          <table:table-cell office:value-type="float" office:value="165337" calcext:value-type="float">
            <text:p>165337</text:p>
          </table:table-cell>
          <table:table-cell office:value-type="float" office:value="755767" calcext:value-type="float">
            <text:p>755767</text:p>
          </table:table-cell>
          <table:table-cell office:value-type="float" office:value="359435" calcext:value-type="float">
            <text:p>359435</text:p>
          </table:table-cell>
          <table:table-cell office:value-type="float" office:value="396332" calcext:value-type="float">
            <text:p>396332</text:p>
          </table:table-cell>
          <table:table-cell office:value-type="float" office:value="165337" calcext:value-type="float">
            <text:p>165337</text:p>
          </table:table-cell>
          <table:table-cell office:value-type="float" office:value="70421" calcext:value-type="float">
            <text:p>70421</text:p>
          </table:table-cell>
          <table:table-cell office:value-type="float" office:value="94916" calcext:value-type="float">
            <text:p>94916</text:p>
          </table:table-cell>
          <table:table-cell office:value-type="float" office:value="7580594.9" calcext:value-type="float">
            <text:p>7580594.9</text:p>
          </table:table-cell>
          <table:table-cell table:number-columns-repeated="18"/>
        </table:table-row>
      </table:table>
      <table:table table:name="100K Coefficient" table:style-name="ta2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2"/>
        <table:table-column table:style-name="co1" table:number-columns-repeated="61" table:default-cell-style-name="Default"/>
        <table:table-row table:style-name="ro1">
          <table:table-cell table:style-name="ce3" office:value-type="string" calcext:value-type="string">
            <text:p>100k Coefficient</text:p>
          </table:table-cell>
          <table:table-cell table:number-columns-repeated="63"/>
        </table:table-row>
        <table:table-row table:style-name="ro2">
          <table:table-cell/>
          <table:table-cell table:style-name="ce4" office:value-type="string" calcext:value-type="string">
            <text:p>NYC</text:p>
          </table:table-cell>
          <table:table-cell table:style-name="ce7" office:value-type="string" calcext:value-type="string">
            <text:p>NYS</text:p>
            <text:p> (Excluding city)</text:p>
          </table:table-cell>
          <table:table-cell table:style-name="ce4" office:value-type="string" calcext:value-type="string">
            <text:p>NYS</text:p>
          </table:table-cell>
          <table:table-cell table:style-name="ce4" office:value-type="string" calcext:value-type="string">
            <text:p>National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Total population</text:p>
          </table:table-cell>
          <table:table-cell table:style-name="ce2" office:value-type="float" office:value="83.98748" calcext:value-type="float">
            <text:p>83.98748</text:p>
          </table:table-cell>
          <table:table-cell office:value-type="float" office:value="101.50521" calcext:value-type="float">
            <text:p>101.50521</text:p>
          </table:table-cell>
          <table:table-cell table:style-name="ce2" office:value-type="float" office:value="185.49269" calcext:value-type="float">
            <text:p>185.49269</text:p>
          </table:table-cell>
          <table:table-cell table:style-name="ce2" office:value-type="float" office:value="2796.51584" calcext:value-type="float">
            <text:p>2796.51584</text:p>
          </table:table-cell>
          <table:table-cell table:style-name="ce2" office:value-type="string" calcext:value-type="string">
            <text:p>&lt;== CB SA level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0-17</text:p>
          </table:table-cell>
          <table:table-cell table:style-name="ce2" office:value-type="float" office:value="17.39256" calcext:value-type="float">
            <text:p>17.39256</text:p>
          </table:table-cell>
          <table:table-cell office:value-type="float" office:value="21.36077" calcext:value-type="float">
            <text:p>21.36077</text:p>
          </table:table-cell>
          <table:table-cell table:style-name="ce2" office:value-type="float" office:value="38.75333" calcext:value-type="float">
            <text:p>38.75333</text:p>
          </table:table-cell>
          <table:table-cell table:style-name="ce2" office:value-type="float" office:value="628.17008" calcext:value-type="float">
            <text:p>628.17008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18-44</text:p>
          </table:table-cell>
          <table:table-cell table:style-name="ce2" office:value-type="float" office:value="33.57927" calcext:value-type="float">
            <text:p>33.57927</text:p>
          </table:table-cell>
          <table:table-cell office:value-type="float" office:value="34.36318" calcext:value-type="float">
            <text:p>34.36318</text:p>
          </table:table-cell>
          <table:table-cell table:style-name="ce2" office:value-type="float" office:value="67.94245" calcext:value-type="float">
            <text:p>67.94245</text:p>
          </table:table-cell>
          <table:table-cell table:style-name="ce2" office:value-type="float" office:value="1022.96309" calcext:value-type="float">
            <text:p>1022.96309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45-64</text:p>
          </table:table-cell>
          <table:table-cell table:style-name="ce2" office:value-type="float" office:value="20.56085" calcext:value-type="float">
            <text:p>20.56085</text:p>
          </table:table-cell>
          <table:table-cell office:value-type="float" office:value="28.12523" calcext:value-type="float">
            <text:p>28.12523</text:p>
          </table:table-cell>
          <table:table-cell table:style-name="ce2" office:value-type="float" office:value="48.68608" calcext:value-type="float">
            <text:p>48.68608</text:p>
          </table:table-cell>
          <table:table-cell table:style-name="ce2" office:value-type="float" office:value="712.11792" calcext:value-type="float">
            <text:p>712.11792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65-74</text:p>
          </table:table-cell>
          <table:table-cell table:style-name="ce2" office:value-type="float" office:value="6.99936" calcext:value-type="float">
            <text:p>6.99936</text:p>
          </table:table-cell>
          <table:table-cell office:value-type="float" office:value="9.94982" calcext:value-type="float">
            <text:p>9.94982</text:p>
          </table:table-cell>
          <table:table-cell table:style-name="ce2" office:value-type="float" office:value="16.94918" calcext:value-type="float">
            <text:p>16.94918</text:p>
          </table:table-cell>
          <table:table-cell table:style-name="ce2" office:value-type="float" office:value="252.61669" calcext:value-type="float">
            <text:p>252.61669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75+</text:p>
          </table:table-cell>
          <table:table-cell table:style-name="ce2" office:value-type="float" office:value="5.45544" calcext:value-type="float">
            <text:p>5.45544</text:p>
          </table:table-cell>
          <table:table-cell office:value-type="float" office:value="7.70621" calcext:value-type="float">
            <text:p>7.70621</text:p>
          </table:table-cell>
          <table:table-cell table:style-name="ce2" office:value-type="float" office:value="13.16165" calcext:value-type="float">
            <text:p>13.16165</text:p>
          </table:table-cell>
          <table:table-cell table:style-name="ce2" office:value-type="float" office:value="180.64806" calcext:value-type="float">
            <text:p>180.64806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Male</text:p>
          </table:table-cell>
          <table:table-cell table:style-name="ce2" office:value-type="float" office:value="40.03933" calcext:value-type="float">
            <text:p>40.03933</text:p>
          </table:table-cell>
          <table:table-cell office:value-type="float" office:value="49.84695" calcext:value-type="float">
            <text:p>49.84695</text:p>
          </table:table-cell>
          <table:table-cell table:style-name="ce2" office:value-type="float" office:value="89.88628" calcext:value-type="float">
            <text:p>89.88628</text:p>
          </table:table-cell>
          <table:table-cell table:style-name="ce2" office:value-type="float" office:value="1372.82457" calcext:value-type="float">
            <text:p>1372.82457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Female</text:p>
          </table:table-cell>
          <table:table-cell table:style-name="ce2" office:value-type="float" office:value="43.94815" calcext:value-type="float">
            <text:p>43.94815</text:p>
          </table:table-cell>
          <table:table-cell office:value-type="float" office:value="51.65826" calcext:value-type="float">
            <text:p>51.65826</text:p>
          </table:table-cell>
          <table:table-cell table:style-name="ce2" office:value-type="float" office:value="95.60641" calcext:value-type="float">
            <text:p>95.60641</text:p>
          </table:table-cell>
          <table:table-cell table:style-name="ce2" office:value-type="float" office:value="1423.69127" calcext:value-type="float">
            <text:p>1423.69127</text:p>
          </table:table-cell>
          <table:table-cell table:number-columns-repeated="59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4" office:value-type="string" calcext:value-type="string">
            <text:p>NYC</text:p>
          </table:table-cell>
          <table:table-cell table:style-name="ce7" office:value-type="string" calcext:value-type="string">
            <text:p>NYS</text:p>
            <text:p> (Excluding city)</text:p>
          </table:table-cell>
          <table:table-cell table:style-name="ce4" office:value-type="string" calcext:value-type="string">
            <text:p>NYS</text:p>
          </table:table-cell>
          <table:table-cell table:style-name="ce4" office:value-type="string" calcext:value-type="string">
            <text:p>National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Total population</text:p>
          </table:table-cell>
          <table:table-cell table:style-name="ce5" table:formula="of:=[.B3]/[.B$3]" office:value-type="percentage" office:value="1" calcext:value-type="percentage">
            <text:p>100%</text:p>
          </table:table-cell>
          <table:table-cell table:style-name="ce5" table:formula="of:=[.C3]/[.C$3]" office:value-type="percentage" office:value="1" calcext:value-type="percentage">
            <text:p>100%</text:p>
          </table:table-cell>
          <table:table-cell table:style-name="ce5" table:formula="of:=[.D3]/[.D$3]" office:value-type="percentage" office:value="1" calcext:value-type="percentage">
            <text:p>100%</text:p>
          </table:table-cell>
          <table:table-cell table:style-name="ce5" table:formula="of:=[.E3]/[.E$3]" office:value-type="percentage" office:value="1" calcext:value-type="percentage">
            <text:p>100%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0-17</text:p>
          </table:table-cell>
          <table:table-cell table:style-name="ce6" table:formula="of:=[.B4]/[.B$3]" office:value-type="percentage" office:value="0.207085151263022" calcext:value-type="percentage">
            <text:p>20.7%</text:p>
          </table:table-cell>
          <table:table-cell table:style-name="ce6" table:formula="of:=[.C4]/[.C$3]" office:value-type="percentage" office:value="0.210440134058143" calcext:value-type="percentage">
            <text:p>21.0%</text:p>
          </table:table-cell>
          <table:table-cell table:style-name="ce6" table:formula="of:=[.D4]/[.D$3]" office:value-type="percentage" office:value="0.208921063142704" calcext:value-type="percentage">
            <text:p>20.9%</text:p>
          </table:table-cell>
          <table:table-cell table:style-name="ce6" table:formula="of:=[.E4]/[.E$3]" office:value-type="percentage" office:value="0.22462596886274" calcext:value-type="percentage">
            <text:p>22.5%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18-44</text:p>
          </table:table-cell>
          <table:table-cell table:style-name="ce6" table:formula="of:=[.B5]/[.B$3]" office:value-type="percentage" office:value="0.399812805432429" calcext:value-type="percentage">
            <text:p>40.0%</text:p>
          </table:table-cell>
          <table:table-cell table:style-name="ce6" table:formula="of:=[.C5]/[.C$3]" office:value-type="percentage" office:value="0.338536120461206" calcext:value-type="percentage">
            <text:p>33.9%</text:p>
          </table:table-cell>
          <table:table-cell table:style-name="ce6" table:formula="of:=[.D5]/[.D$3]" office:value-type="percentage" office:value="0.366281010858164" calcext:value-type="percentage">
            <text:p>36.6%</text:p>
          </table:table-cell>
          <table:table-cell table:style-name="ce6" table:formula="of:=[.E5]/[.E$3]" office:value-type="percentage" office:value="0.365799140261619" calcext:value-type="percentage">
            <text:p>36.6%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45-64</text:p>
          </table:table-cell>
          <table:table-cell table:style-name="ce6" table:formula="of:=[.B6]/[.B$3]" office:value-type="percentage" office:value="0.24480851193535" calcext:value-type="percentage">
            <text:p>24.5%</text:p>
          </table:table-cell>
          <table:table-cell table:style-name="ce6" table:formula="of:=[.C6]/[.C$3]" office:value-type="percentage" office:value="0.277081639454763" calcext:value-type="percentage">
            <text:p>27.7%</text:p>
          </table:table-cell>
          <table:table-cell table:style-name="ce6" table:formula="of:=[.D6]/[.D$3]" office:value-type="percentage" office:value="0.26246899540893" calcext:value-type="percentage">
            <text:p>26.2%</text:p>
          </table:table-cell>
          <table:table-cell table:style-name="ce6" table:formula="of:=[.E6]/[.E$3]" office:value-type="percentage" office:value="0.254644693877364" calcext:value-type="percentage">
            <text:p>25.5%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65-74</text:p>
          </table:table-cell>
          <table:table-cell table:style-name="ce6" table:formula="of:=[.B7]/[.B$3]" office:value-type="percentage" office:value="0.0833381356364068" calcext:value-type="percentage">
            <text:p>8.3%</text:p>
          </table:table-cell>
          <table:table-cell table:style-name="ce6" table:formula="of:=[.C7]/[.C$3]" office:value-type="percentage" office:value="0.0980227517385561" calcext:value-type="percentage">
            <text:p>9.8%</text:p>
          </table:table-cell>
          <table:table-cell table:style-name="ce6" table:formula="of:=[.D7]/[.D$3]" office:value-type="percentage" office:value="0.0913738433573851" calcext:value-type="percentage">
            <text:p>9.1%</text:p>
          </table:table-cell>
          <table:table-cell table:style-name="ce6" table:formula="of:=[.E7]/[.E$3]" office:value-type="percentage" office:value="0.0903326512178812" calcext:value-type="percentage">
            <text:p>9.0%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75+</text:p>
          </table:table-cell>
          <table:table-cell table:style-name="ce6" table:formula="of:=[.B8]/[.B$3]" office:value-type="percentage" office:value="0.0649553957327925" calcext:value-type="percentage">
            <text:p>6.5%</text:p>
          </table:table-cell>
          <table:table-cell table:style-name="ce6" table:formula="of:=[.C8]/[.C$3]" office:value-type="percentage" office:value="0.0759193542873317" calcext:value-type="percentage">
            <text:p>7.6%</text:p>
          </table:table-cell>
          <table:table-cell table:style-name="ce6" table:formula="of:=[.D8]/[.D$3]" office:value-type="percentage" office:value="0.0709550872328176" calcext:value-type="percentage">
            <text:p>7.1%</text:p>
          </table:table-cell>
          <table:table-cell table:style-name="ce6" table:formula="of:=[.E8]/[.E$3]" office:value-type="percentage" office:value="0.0645975457803951" calcext:value-type="percentage">
            <text:p>6.5%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Male</text:p>
          </table:table-cell>
          <table:table-cell table:style-name="ce6" table:formula="of:=[.B9]/[.B$3]" office:value-type="percentage" office:value="0.476729745909748" calcext:value-type="percentage">
            <text:p>47.7%</text:p>
          </table:table-cell>
          <table:table-cell table:style-name="ce6" table:formula="of:=[.C9]/[.C$3]" office:value-type="percentage" office:value="0.491077748619997" calcext:value-type="percentage">
            <text:p>49.1%</text:p>
          </table:table-cell>
          <table:table-cell table:style-name="ce6" table:formula="of:=[.D9]/[.D$3]" office:value-type="percentage" office:value="0.484581252231557" calcext:value-type="percentage">
            <text:p>48.5%</text:p>
          </table:table-cell>
          <table:table-cell table:style-name="ce6" table:formula="of:=[.E9]/[.E$3]" office:value-type="percentage" office:value="0.49090534384386" calcext:value-type="percentage">
            <text:p>49.1%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Female</text:p>
          </table:table-cell>
          <table:table-cell table:style-name="ce6" table:formula="of:=[.B10]/[.B$3]" office:value-type="percentage" office:value="0.523270254090252" calcext:value-type="percentage">
            <text:p>52.3%</text:p>
          </table:table-cell>
          <table:table-cell table:style-name="ce6" table:formula="of:=[.C10]/[.C$3]" office:value-type="percentage" office:value="0.508922251380003" calcext:value-type="percentage">
            <text:p>50.9%</text:p>
          </table:table-cell>
          <table:table-cell table:style-name="ce6" table:formula="of:=[.D10]/[.D$3]" office:value-type="percentage" office:value="0.515418747768443" calcext:value-type="percentage">
            <text:p>51.5%</text:p>
          </table:table-cell>
          <table:table-cell table:style-name="ce6" table:formula="of:=[.E10]/[.E$3]" office:value-type="percentage" office:value="0.50909465615614" calcext:value-type="percentage">
            <text:p>50.9%</text:p>
          </table:table-cell>
          <table:table-cell table:number-columns-repeated="59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4" table:style-name="ta3">
        <office:forms form:automatic-focus="false" form:apply-design-mode="false"/>
        <table:shapes>
          <draw:frame draw:z-index="0" draw:name="Image 2" draw:style-name="gr1" draw:text-style-name="P1" svg:width="2.102in" svg:height="0.3626in" svg:x="10.2307in" svg:y="0.7858in">
            <draw:image xlink:href="Pictures/2000005B000014DC0000039AB717965DC63DA573.svm" xlink:type="simple" xlink:show="embed" xlink:actuate="onLoad" loext:mime-type="image/x-svm">
              <text:p/>
            </draw:image>
            <draw:image xlink:href="Pictures/10000200000000F10000002A101EAE3043F8BB60.png" xlink:type="simple" xlink:show="embed" xlink:actuate="onLoad" loext:mime-type="image/png"/>
          </draw:frame>
        </table:shapes>
        <table:table-column table:style-name="co3" table:number-columns-repeated="4" table:default-cell-style-name="Default"/>
        <table:table-column table:style-name="co3" table:default-cell-style-name="ce8"/>
        <table:table-column table:style-name="co3" table:number-columns-repeated="6" table:default-cell-style-name="Default"/>
        <table:table-row table:style-name="ro1">
          <table:table-cell/>
          <table:table-cell office:value-type="string" calcext:value-type="string">
            <text:p>X^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tant</text:p>
          </table:table-cell>
          <table:table-cell table:style-name="Default"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46.414" calcext:value-type="float">
            <text:p>46.414</text:p>
          </table:table-cell>
          <table:table-cell office:value-type="string" calcext:value-type="string">
            <text:p>Slope(75)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338" calcext:value-type="float">
            <text:p>2.338</text:p>
          </table:table-cell>
          <table:table-cell office:value-type="float" office:value="46.414" calcext:value-type="float">
            <text:p>46.414</text:p>
          </table:table-cell>
          <table:table-cell office:value-type="float" office:value="125.829" calcext:value-type="float">
            <text:p>125.829</text:p>
          </table:table-cell>
          <table:table-cell table:style-name="Default"/>
          <table:table-cell/>
          <table:table-cell table:formula="of:=[.B2]*2" office:value-type="float" office:value="4.676" calcext:value-type="float">
            <text:p>4.676</text:p>
          </table:table-cell>
          <table:table-cell table:formula="of:=[.H1]" office:value-type="float" office:value="46.414" calcext:value-type="float">
            <text:p>46.41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2]*[.A3]^2" office:value-type="float" office:value="2.338" calcext:value-type="float">
            <text:p>2.338</text:p>
          </table:table-cell>
          <table:table-cell table:formula="of:=[.C$2]*[.A3]" office:value-type="float" office:value="46.414" calcext:value-type="float">
            <text:p>46.414</text:p>
          </table:table-cell>
          <table:table-cell table:formula="of:=[.D$2]" office:value-type="float" office:value="125.829" calcext:value-type="float">
            <text:p>125.829</text:p>
          </table:table-cell>
          <table:table-cell table:formula="of:=SUM([.B3:.D3])" office:value-type="float" office:value="174.581" calcext:value-type="float">
            <text:p>175</text:p>
          </table:table-cell>
          <table:table-cell/>
          <table:table-cell table:formula="of:=[.G$2]*[.A3]" office:value-type="float" office:value="4.676" calcext:value-type="float">
            <text:p>4.676</text:p>
          </table:table-cell>
          <table:table-cell table:formula="of:=[.H2]" office:value-type="float" office:value="46.414" calcext:value-type="float">
            <text:p>46.414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$2]*[.A4]^2" office:value-type="float" office:value="9.352" calcext:value-type="float">
            <text:p>9.352</text:p>
          </table:table-cell>
          <table:table-cell table:formula="of:=[.C$2]*[.A4]" office:value-type="float" office:value="92.828" calcext:value-type="float">
            <text:p>92.828</text:p>
          </table:table-cell>
          <table:table-cell table:formula="of:=[.D$2]" office:value-type="float" office:value="125.829" calcext:value-type="float">
            <text:p>125.829</text:p>
          </table:table-cell>
          <table:table-cell table:formula="of:=SUM([.B4:.D4])" office:value-type="float" office:value="228.009" calcext:value-type="float">
            <text:p>228</text:p>
          </table:table-cell>
          <table:table-cell table:number-columns-repeated="6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$2]*[.A5]^2" office:value-type="float" office:value="21.042" calcext:value-type="float">
            <text:p>21.042</text:p>
          </table:table-cell>
          <table:table-cell table:formula="of:=[.C$2]*[.A5]" office:value-type="float" office:value="139.242" calcext:value-type="float">
            <text:p>139.242</text:p>
          </table:table-cell>
          <table:table-cell table:formula="of:=[.D$2]" office:value-type="float" office:value="125.829" calcext:value-type="float">
            <text:p>125.829</text:p>
          </table:table-cell>
          <table:table-cell table:formula="of:=SUM([.B5:.D5])" office:value-type="float" office:value="286.113" calcext:value-type="float">
            <text:p>286</text:p>
          </table:table-cell>
          <table:table-cell table:number-columns-repeated="6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$2]*[.A6]^2" office:value-type="float" office:value="37.408" calcext:value-type="float">
            <text:p>37.408</text:p>
          </table:table-cell>
          <table:table-cell table:formula="of:=[.C$2]*[.A6]" office:value-type="float" office:value="185.656" calcext:value-type="float">
            <text:p>185.656</text:p>
          </table:table-cell>
          <table:table-cell table:formula="of:=[.D$2]" office:value-type="float" office:value="125.829" calcext:value-type="float">
            <text:p>125.829</text:p>
          </table:table-cell>
          <table:table-cell table:formula="of:=SUM([.B6:.D6])" office:value-type="float" office:value="348.893" calcext:value-type="float">
            <text:p>349</text:p>
          </table:table-cell>
          <table:table-cell table:number-columns-repeated="6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$2]*[.A7]^2" office:value-type="float" office:value="58.45" calcext:value-type="float">
            <text:p>58.45</text:p>
          </table:table-cell>
          <table:table-cell table:formula="of:=[.C$2]*[.A7]" office:value-type="float" office:value="232.07" calcext:value-type="float">
            <text:p>232.07</text:p>
          </table:table-cell>
          <table:table-cell table:formula="of:=[.D$2]" office:value-type="float" office:value="125.829" calcext:value-type="float">
            <text:p>125.829</text:p>
          </table:table-cell>
          <table:table-cell table:formula="of:=SUM([.B7:.D7])" office:value-type="float" office:value="416.349" calcext:value-type="float">
            <text:p>416</text:p>
          </table:table-cell>
          <table:table-cell table:number-columns-repeated="6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$2]*[.A8]^2" office:value-type="float" office:value="84.168" calcext:value-type="float">
            <text:p>84.168</text:p>
          </table:table-cell>
          <table:table-cell table:formula="of:=[.C$2]*[.A8]" office:value-type="float" office:value="278.484" calcext:value-type="float">
            <text:p>278.484</text:p>
          </table:table-cell>
          <table:table-cell table:formula="of:=[.D$2]" office:value-type="float" office:value="125.829" calcext:value-type="float">
            <text:p>125.829</text:p>
          </table:table-cell>
          <table:table-cell table:formula="of:=SUM([.B8:.D8])" office:value-type="float" office:value="488.481" calcext:value-type="float">
            <text:p>488</text:p>
          </table:table-cell>
          <table:table-cell table:number-columns-repeated="5"/>
          <table:table-cell office:value-type="string" calcext:value-type="string">
            <text:p>f’2(x)=2.338(2x) + 46.414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$2]*[.A9]^2" office:value-type="float" office:value="114.562" calcext:value-type="float">
            <text:p>114.562</text:p>
          </table:table-cell>
          <table:table-cell table:formula="of:=[.C$2]*[.A9]" office:value-type="float" office:value="324.898" calcext:value-type="float">
            <text:p>324.898</text:p>
          </table:table-cell>
          <table:table-cell table:formula="of:=[.D$2]" office:value-type="float" office:value="125.829" calcext:value-type="float">
            <text:p>125.829</text:p>
          </table:table-cell>
          <table:table-cell table:formula="of:=SUM([.B9:.D9])" office:value-type="float" office:value="565.289" calcext:value-type="float">
            <text:p>565</text:p>
          </table:table-cell>
          <table:table-cell table:number-columns-repeated="6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$2]*[.A10]^2" office:value-type="float" office:value="149.632" calcext:value-type="float">
            <text:p>149.632</text:p>
          </table:table-cell>
          <table:table-cell table:formula="of:=[.C$2]*[.A10]" office:value-type="float" office:value="371.312" calcext:value-type="float">
            <text:p>371.312</text:p>
          </table:table-cell>
          <table:table-cell table:formula="of:=[.D$2]" office:value-type="float" office:value="125.829" calcext:value-type="float">
            <text:p>125.829</text:p>
          </table:table-cell>
          <table:table-cell table:formula="of:=SUM([.B10:.D10])" office:value-type="float" office:value="646.773" calcext:value-type="float">
            <text:p>647</text:p>
          </table:table-cell>
          <table:table-cell table:number-columns-repeated="6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$2]*[.A11]^2" office:value-type="float" office:value="189.378" calcext:value-type="float">
            <text:p>189.378</text:p>
          </table:table-cell>
          <table:table-cell table:formula="of:=[.C$2]*[.A11]" office:value-type="float" office:value="417.726" calcext:value-type="float">
            <text:p>417.726</text:p>
          </table:table-cell>
          <table:table-cell table:formula="of:=[.D$2]" office:value-type="float" office:value="125.829" calcext:value-type="float">
            <text:p>125.829</text:p>
          </table:table-cell>
          <table:table-cell table:formula="of:=SUM([.B11:.D11])" office:value-type="float" office:value="732.933" calcext:value-type="float">
            <text:p>733</text:p>
          </table:table-cell>
          <table:table-cell table:number-columns-repeated="6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$2]*[.A12]^2" office:value-type="float" office:value="233.8" calcext:value-type="float">
            <text:p>233.8</text:p>
          </table:table-cell>
          <table:table-cell table:formula="of:=[.C$2]*[.A12]" office:value-type="float" office:value="464.14" calcext:value-type="float">
            <text:p>464.14</text:p>
          </table:table-cell>
          <table:table-cell table:formula="of:=[.D$2]" office:value-type="float" office:value="125.829" calcext:value-type="float">
            <text:p>125.829</text:p>
          </table:table-cell>
          <table:table-cell table:formula="of:=SUM([.B12:.D12])" office:value-type="float" office:value="823.769" calcext:value-type="float">
            <text:p>824</text:p>
          </table:table-cell>
          <table:table-cell table:number-columns-repeated="6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$2]*[.A13]^2" office:value-type="float" office:value="282.898" calcext:value-type="float">
            <text:p>282.898</text:p>
          </table:table-cell>
          <table:table-cell table:formula="of:=[.C$2]*[.A13]" office:value-type="float" office:value="510.554" calcext:value-type="float">
            <text:p>510.554</text:p>
          </table:table-cell>
          <table:table-cell table:formula="of:=[.D$2]" office:value-type="float" office:value="125.829" calcext:value-type="float">
            <text:p>125.829</text:p>
          </table:table-cell>
          <table:table-cell table:formula="of:=SUM([.B13:.D13])" office:value-type="float" office:value="919.281" calcext:value-type="float">
            <text:p>919</text:p>
          </table:table-cell>
          <table:table-cell table:number-columns-repeated="6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$2]*[.A14]^2" office:value-type="float" office:value="336.672" calcext:value-type="float">
            <text:p>336.672</text:p>
          </table:table-cell>
          <table:table-cell table:formula="of:=[.C$2]*[.A14]" office:value-type="float" office:value="556.968" calcext:value-type="float">
            <text:p>556.968</text:p>
          </table:table-cell>
          <table:table-cell table:formula="of:=[.D$2]" office:value-type="float" office:value="125.829" calcext:value-type="float">
            <text:p>125.829</text:p>
          </table:table-cell>
          <table:table-cell table:formula="of:=SUM([.B14:.D14])" office:value-type="float" office:value="1019.469" calcext:value-type="float">
            <text:p>1,019</text:p>
          </table:table-cell>
          <table:table-cell table:number-columns-repeated="6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$2]*[.A15]^2" office:value-type="float" office:value="395.122" calcext:value-type="float">
            <text:p>395.122</text:p>
          </table:table-cell>
          <table:table-cell table:formula="of:=[.C$2]*[.A15]" office:value-type="float" office:value="603.382" calcext:value-type="float">
            <text:p>603.382</text:p>
          </table:table-cell>
          <table:table-cell table:formula="of:=[.D$2]" office:value-type="float" office:value="125.829" calcext:value-type="float">
            <text:p>125.829</text:p>
          </table:table-cell>
          <table:table-cell table:formula="of:=SUM([.B15:.D15])" office:value-type="float" office:value="1124.333" calcext:value-type="float">
            <text:p>1,124</text:p>
          </table:table-cell>
          <table:table-cell table:number-columns-repeated="6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$2]*[.A16]^2" office:value-type="float" office:value="458.248" calcext:value-type="float">
            <text:p>458.248</text:p>
          </table:table-cell>
          <table:table-cell table:formula="of:=[.C$2]*[.A16]" office:value-type="float" office:value="649.796" calcext:value-type="float">
            <text:p>649.796</text:p>
          </table:table-cell>
          <table:table-cell table:formula="of:=[.D$2]" office:value-type="float" office:value="125.829" calcext:value-type="float">
            <text:p>125.829</text:p>
          </table:table-cell>
          <table:table-cell table:formula="of:=SUM([.B16:.D16])" office:value-type="float" office:value="1233.873" calcext:value-type="float">
            <text:p>1,234</text:p>
          </table:table-cell>
          <table:table-cell table:number-columns-repeated="6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$2]*[.A17]^2" office:value-type="float" office:value="526.05" calcext:value-type="float">
            <text:p>526.05</text:p>
          </table:table-cell>
          <table:table-cell table:formula="of:=[.C$2]*[.A17]" office:value-type="float" office:value="696.21" calcext:value-type="float">
            <text:p>696.21</text:p>
          </table:table-cell>
          <table:table-cell table:formula="of:=[.D$2]" office:value-type="float" office:value="125.829" calcext:value-type="float">
            <text:p>125.829</text:p>
          </table:table-cell>
          <table:table-cell table:formula="of:=SUM([.B17:.D17])" office:value-type="float" office:value="1348.089" calcext:value-type="float">
            <text:p>1,348</text:p>
          </table:table-cell>
          <table:table-cell table:number-columns-repeated="6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[.B$2]*[.A18]^2" office:value-type="float" office:value="598.528" calcext:value-type="float">
            <text:p>598.528</text:p>
          </table:table-cell>
          <table:table-cell table:formula="of:=[.C$2]*[.A18]" office:value-type="float" office:value="742.624" calcext:value-type="float">
            <text:p>742.624</text:p>
          </table:table-cell>
          <table:table-cell table:formula="of:=[.D$2]" office:value-type="float" office:value="125.829" calcext:value-type="float">
            <text:p>125.829</text:p>
          </table:table-cell>
          <table:table-cell table:formula="of:=SUM([.B18:.D18])" office:value-type="float" office:value="1466.981" calcext:value-type="float">
            <text:p>1,467</text:p>
          </table:table-cell>
          <table:table-cell table:number-columns-repeated="6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[.B$2]*[.A19]^2" office:value-type="float" office:value="675.682" calcext:value-type="float">
            <text:p>675.682</text:p>
          </table:table-cell>
          <table:table-cell table:formula="of:=[.C$2]*[.A19]" office:value-type="float" office:value="789.038" calcext:value-type="float">
            <text:p>789.038</text:p>
          </table:table-cell>
          <table:table-cell table:formula="of:=[.D$2]" office:value-type="float" office:value="125.829" calcext:value-type="float">
            <text:p>125.829</text:p>
          </table:table-cell>
          <table:table-cell table:formula="of:=SUM([.B19:.D19])" office:value-type="float" office:value="1590.549" calcext:value-type="float">
            <text:p>1,591</text:p>
          </table:table-cell>
          <table:table-cell table:number-columns-repeated="6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[.B$2]*[.A20]^2" office:value-type="float" office:value="757.512" calcext:value-type="float">
            <text:p>757.512</text:p>
          </table:table-cell>
          <table:table-cell table:formula="of:=[.C$2]*[.A20]" office:value-type="float" office:value="835.452" calcext:value-type="float">
            <text:p>835.452</text:p>
          </table:table-cell>
          <table:table-cell table:formula="of:=[.D$2]" office:value-type="float" office:value="125.829" calcext:value-type="float">
            <text:p>125.829</text:p>
          </table:table-cell>
          <table:table-cell table:formula="of:=SUM([.B20:.D20])" office:value-type="float" office:value="1718.793" calcext:value-type="float">
            <text:p>1,719</text:p>
          </table:table-cell>
          <table:table-cell table:number-columns-repeated="6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[.B$2]*[.A21]^2" office:value-type="float" office:value="844.018" calcext:value-type="float">
            <text:p>844.018</text:p>
          </table:table-cell>
          <table:table-cell table:formula="of:=[.C$2]*[.A21]" office:value-type="float" office:value="881.866" calcext:value-type="float">
            <text:p>881.866</text:p>
          </table:table-cell>
          <table:table-cell table:formula="of:=[.D$2]" office:value-type="float" office:value="125.829" calcext:value-type="float">
            <text:p>125.829</text:p>
          </table:table-cell>
          <table:table-cell table:formula="of:=SUM([.B21:.D21])" office:value-type="float" office:value="1851.713" calcext:value-type="float">
            <text:p>1,852</text:p>
          </table:table-cell>
          <table:table-cell table:number-columns-repeated="6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[.B$2]*[.A22]^2" office:value-type="float" office:value="935.2" calcext:value-type="float">
            <text:p>935.2</text:p>
          </table:table-cell>
          <table:table-cell table:formula="of:=[.C$2]*[.A22]" office:value-type="float" office:value="928.28" calcext:value-type="float">
            <text:p>928.28</text:p>
          </table:table-cell>
          <table:table-cell table:formula="of:=[.D$2]" office:value-type="float" office:value="125.829" calcext:value-type="float">
            <text:p>125.829</text:p>
          </table:table-cell>
          <table:table-cell table:formula="of:=SUM([.B22:.D22])" office:value-type="float" office:value="1989.309" calcext:value-type="float">
            <text:p>1,989</text:p>
          </table:table-cell>
          <table:table-cell table:number-columns-repeated="6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[.B$2]*[.A23]^2" office:value-type="float" office:value="1031.058" calcext:value-type="float">
            <text:p>1031.058</text:p>
          </table:table-cell>
          <table:table-cell table:formula="of:=[.C$2]*[.A23]" office:value-type="float" office:value="974.694" calcext:value-type="float">
            <text:p>974.694</text:p>
          </table:table-cell>
          <table:table-cell table:formula="of:=[.D$2]" office:value-type="float" office:value="125.829" calcext:value-type="float">
            <text:p>125.829</text:p>
          </table:table-cell>
          <table:table-cell table:formula="of:=SUM([.B23:.D23])" office:value-type="float" office:value="2131.581" calcext:value-type="float">
            <text:p>2,132</text:p>
          </table:table-cell>
          <table:table-cell table:number-columns-repeated="6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[.B$2]*[.A24]^2" office:value-type="float" office:value="1131.592" calcext:value-type="float">
            <text:p>1131.592</text:p>
          </table:table-cell>
          <table:table-cell table:formula="of:=[.C$2]*[.A24]" office:value-type="float" office:value="1021.108" calcext:value-type="float">
            <text:p>1021.108</text:p>
          </table:table-cell>
          <table:table-cell table:formula="of:=[.D$2]" office:value-type="float" office:value="125.829" calcext:value-type="float">
            <text:p>125.829</text:p>
          </table:table-cell>
          <table:table-cell table:formula="of:=SUM([.B24:.D24])" office:value-type="float" office:value="2278.529" calcext:value-type="float">
            <text:p>2,279</text:p>
          </table:table-cell>
          <table:table-cell table:number-columns-repeated="6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[.B$2]*[.A25]^2" office:value-type="float" office:value="1236.802" calcext:value-type="float">
            <text:p>1236.802</text:p>
          </table:table-cell>
          <table:table-cell table:formula="of:=[.C$2]*[.A25]" office:value-type="float" office:value="1067.522" calcext:value-type="float">
            <text:p>1067.522</text:p>
          </table:table-cell>
          <table:table-cell table:formula="of:=[.D$2]" office:value-type="float" office:value="125.829" calcext:value-type="float">
            <text:p>125.829</text:p>
          </table:table-cell>
          <table:table-cell table:formula="of:=SUM([.B25:.D25])" office:value-type="float" office:value="2430.153" calcext:value-type="float">
            <text:p>2,430</text:p>
          </table:table-cell>
          <table:table-cell table:number-columns-repeated="6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[.B$2]*[.A26]^2" office:value-type="float" office:value="1346.688" calcext:value-type="float">
            <text:p>1346.688</text:p>
          </table:table-cell>
          <table:table-cell table:formula="of:=[.C$2]*[.A26]" office:value-type="float" office:value="1113.936" calcext:value-type="float">
            <text:p>1113.936</text:p>
          </table:table-cell>
          <table:table-cell table:formula="of:=[.D$2]" office:value-type="float" office:value="125.829" calcext:value-type="float">
            <text:p>125.829</text:p>
          </table:table-cell>
          <table:table-cell table:formula="of:=SUM([.B26:.D26])" office:value-type="float" office:value="2586.453" calcext:value-type="float">
            <text:p>2,586</text:p>
          </table:table-cell>
          <table:table-cell table:number-columns-repeated="6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[.B$2]*[.A27]^2" office:value-type="float" office:value="1461.25" calcext:value-type="float">
            <text:p>1461.25</text:p>
          </table:table-cell>
          <table:table-cell table:formula="of:=[.C$2]*[.A27]" office:value-type="float" office:value="1160.35" calcext:value-type="float">
            <text:p>1160.35</text:p>
          </table:table-cell>
          <table:table-cell table:formula="of:=[.D$2]" office:value-type="float" office:value="125.829" calcext:value-type="float">
            <text:p>125.829</text:p>
          </table:table-cell>
          <table:table-cell table:formula="of:=SUM([.B27:.D27])" office:value-type="float" office:value="2747.429" calcext:value-type="float">
            <text:p>2,747</text:p>
          </table:table-cell>
          <table:table-cell table:number-columns-repeated="6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[.B$2]*[.A28]^2" office:value-type="float" office:value="1580.488" calcext:value-type="float">
            <text:p>1580.488</text:p>
          </table:table-cell>
          <table:table-cell table:formula="of:=[.C$2]*[.A28]" office:value-type="float" office:value="1206.764" calcext:value-type="float">
            <text:p>1206.764</text:p>
          </table:table-cell>
          <table:table-cell table:formula="of:=[.D$2]" office:value-type="float" office:value="125.829" calcext:value-type="float">
            <text:p>125.829</text:p>
          </table:table-cell>
          <table:table-cell table:formula="of:=SUM([.B28:.D28])" office:value-type="float" office:value="2913.081" calcext:value-type="float">
            <text:p>2,913</text:p>
          </table:table-cell>
          <table:table-cell table:number-columns-repeated="6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[.B$2]*[.A29]^2" office:value-type="float" office:value="1704.402" calcext:value-type="float">
            <text:p>1704.402</text:p>
          </table:table-cell>
          <table:table-cell table:formula="of:=[.C$2]*[.A29]" office:value-type="float" office:value="1253.178" calcext:value-type="float">
            <text:p>1253.178</text:p>
          </table:table-cell>
          <table:table-cell table:formula="of:=[.D$2]" office:value-type="float" office:value="125.829" calcext:value-type="float">
            <text:p>125.829</text:p>
          </table:table-cell>
          <table:table-cell table:formula="of:=SUM([.B29:.D29])" office:value-type="float" office:value="3083.409" calcext:value-type="float">
            <text:p>3,083</text:p>
          </table:table-cell>
          <table:table-cell table:number-columns-repeated="6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[.B$2]*[.A30]^2" office:value-type="float" office:value="1832.992" calcext:value-type="float">
            <text:p>1832.992</text:p>
          </table:table-cell>
          <table:table-cell table:formula="of:=[.C$2]*[.A30]" office:value-type="float" office:value="1299.592" calcext:value-type="float">
            <text:p>1299.592</text:p>
          </table:table-cell>
          <table:table-cell table:formula="of:=[.D$2]" office:value-type="float" office:value="125.829" calcext:value-type="float">
            <text:p>125.829</text:p>
          </table:table-cell>
          <table:table-cell table:formula="of:=SUM([.B30:.D30])" office:value-type="float" office:value="3258.413" calcext:value-type="float">
            <text:p>3,258</text:p>
          </table:table-cell>
          <table:table-cell table:number-columns-repeated="6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[.B$2]*[.A31]^2" office:value-type="float" office:value="1966.258" calcext:value-type="float">
            <text:p>1966.258</text:p>
          </table:table-cell>
          <table:table-cell table:formula="of:=[.C$2]*[.A31]" office:value-type="float" office:value="1346.006" calcext:value-type="float">
            <text:p>1346.006</text:p>
          </table:table-cell>
          <table:table-cell table:formula="of:=[.D$2]" office:value-type="float" office:value="125.829" calcext:value-type="float">
            <text:p>125.829</text:p>
          </table:table-cell>
          <table:table-cell table:formula="of:=SUM([.B31:.D31])" office:value-type="float" office:value="3438.093" calcext:value-type="float">
            <text:p>3,438</text:p>
          </table:table-cell>
          <table:table-cell table:number-columns-repeated="6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[.B$2]*[.A32]^2" office:value-type="float" office:value="2104.2" calcext:value-type="float">
            <text:p>2104.2</text:p>
          </table:table-cell>
          <table:table-cell table:formula="of:=[.C$2]*[.A32]" office:value-type="float" office:value="1392.42" calcext:value-type="float">
            <text:p>1392.42</text:p>
          </table:table-cell>
          <table:table-cell table:formula="of:=[.D$2]" office:value-type="float" office:value="125.829" calcext:value-type="float">
            <text:p>125.829</text:p>
          </table:table-cell>
          <table:table-cell table:formula="of:=SUM([.B32:.D32])" office:value-type="float" office:value="3622.449" calcext:value-type="float">
            <text:p>3,622</text:p>
          </table:table-cell>
          <table:table-cell table:number-columns-repeated="6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[.B$2]*[.A33]^2" office:value-type="float" office:value="2246.818" calcext:value-type="float">
            <text:p>2246.818</text:p>
          </table:table-cell>
          <table:table-cell table:formula="of:=[.C$2]*[.A33]" office:value-type="float" office:value="1438.834" calcext:value-type="float">
            <text:p>1438.834</text:p>
          </table:table-cell>
          <table:table-cell table:formula="of:=[.D$2]" office:value-type="float" office:value="125.829" calcext:value-type="float">
            <text:p>125.829</text:p>
          </table:table-cell>
          <table:table-cell table:formula="of:=SUM([.B33:.D33])" office:value-type="float" office:value="3811.481" calcext:value-type="float">
            <text:p>3,811</text:p>
          </table:table-cell>
          <table:table-cell table:number-columns-repeated="6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formula="of:=[.B$2]*[.A34]^2" office:value-type="float" office:value="2394.112" calcext:value-type="float">
            <text:p>2394.112</text:p>
          </table:table-cell>
          <table:table-cell table:formula="of:=[.C$2]*[.A34]" office:value-type="float" office:value="1485.248" calcext:value-type="float">
            <text:p>1485.248</text:p>
          </table:table-cell>
          <table:table-cell table:formula="of:=[.D$2]" office:value-type="float" office:value="125.829" calcext:value-type="float">
            <text:p>125.829</text:p>
          </table:table-cell>
          <table:table-cell table:formula="of:=SUM([.B34:.D34])" office:value-type="float" office:value="4005.189" calcext:value-type="float">
            <text:p>4,005</text:p>
          </table:table-cell>
          <table:table-cell table:number-columns-repeated="6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formula="of:=[.B$2]*[.A35]^2" office:value-type="float" office:value="2546.082" calcext:value-type="float">
            <text:p>2546.082</text:p>
          </table:table-cell>
          <table:table-cell table:formula="of:=[.C$2]*[.A35]" office:value-type="float" office:value="1531.662" calcext:value-type="float">
            <text:p>1531.662</text:p>
          </table:table-cell>
          <table:table-cell table:formula="of:=[.D$2]" office:value-type="float" office:value="125.829" calcext:value-type="float">
            <text:p>125.829</text:p>
          </table:table-cell>
          <table:table-cell table:formula="of:=SUM([.B35:.D35])" office:value-type="float" office:value="4203.573" calcext:value-type="float">
            <text:p>4,204</text:p>
          </table:table-cell>
          <table:table-cell table:number-columns-repeated="6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formula="of:=[.B$2]*[.A36]^2" office:value-type="float" office:value="2702.728" calcext:value-type="float">
            <text:p>2702.728</text:p>
          </table:table-cell>
          <table:table-cell table:formula="of:=[.C$2]*[.A36]" office:value-type="float" office:value="1578.076" calcext:value-type="float">
            <text:p>1578.076</text:p>
          </table:table-cell>
          <table:table-cell table:formula="of:=[.D$2]" office:value-type="float" office:value="125.829" calcext:value-type="float">
            <text:p>125.829</text:p>
          </table:table-cell>
          <table:table-cell table:formula="of:=SUM([.B36:.D36])" office:value-type="float" office:value="4406.633" calcext:value-type="float">
            <text:p>4,407</text:p>
          </table:table-cell>
          <table:table-cell table:number-columns-repeated="6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formula="of:=[.B$2]*[.A37]^2" office:value-type="float" office:value="2864.05" calcext:value-type="float">
            <text:p>2864.05</text:p>
          </table:table-cell>
          <table:table-cell table:formula="of:=[.C$2]*[.A37]" office:value-type="float" office:value="1624.49" calcext:value-type="float">
            <text:p>1624.49</text:p>
          </table:table-cell>
          <table:table-cell table:formula="of:=[.D$2]" office:value-type="float" office:value="125.829" calcext:value-type="float">
            <text:p>125.829</text:p>
          </table:table-cell>
          <table:table-cell table:formula="of:=SUM([.B37:.D37])" office:value-type="float" office:value="4614.369" calcext:value-type="float">
            <text:p>4,614</text:p>
          </table:table-cell>
          <table:table-cell table:number-columns-repeated="6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formula="of:=[.B$2]*[.A38]^2" office:value-type="float" office:value="3030.048" calcext:value-type="float">
            <text:p>3030.048</text:p>
          </table:table-cell>
          <table:table-cell table:formula="of:=[.C$2]*[.A38]" office:value-type="float" office:value="1670.904" calcext:value-type="float">
            <text:p>1670.904</text:p>
          </table:table-cell>
          <table:table-cell table:formula="of:=[.D$2]" office:value-type="float" office:value="125.829" calcext:value-type="float">
            <text:p>125.829</text:p>
          </table:table-cell>
          <table:table-cell table:formula="of:=SUM([.B38:.D38])" office:value-type="float" office:value="4826.781" calcext:value-type="float">
            <text:p>4,827</text:p>
          </table:table-cell>
          <table:table-cell table:number-columns-repeated="6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formula="of:=[.B$2]*[.A39]^2" office:value-type="float" office:value="3200.722" calcext:value-type="float">
            <text:p>3200.722</text:p>
          </table:table-cell>
          <table:table-cell table:formula="of:=[.C$2]*[.A39]" office:value-type="float" office:value="1717.318" calcext:value-type="float">
            <text:p>1717.318</text:p>
          </table:table-cell>
          <table:table-cell table:formula="of:=[.D$2]" office:value-type="float" office:value="125.829" calcext:value-type="float">
            <text:p>125.829</text:p>
          </table:table-cell>
          <table:table-cell table:formula="of:=SUM([.B39:.D39])" office:value-type="float" office:value="5043.869" calcext:value-type="float">
            <text:p>5,044</text:p>
          </table:table-cell>
          <table:table-cell table:number-columns-repeated="6"/>
        </table:table-row>
      </table:table>
      <table:table table:name="Age-Gender-Raw" table:style-name="ta4">
        <office:forms form:automatic-focus="false" form:apply-design-mode="false"/>
        <table:shapes>
          <draw:frame draw:z-index="3" draw:name="Image 1" draw:style-name="gr1" draw:text-style-name="P1" svg:width="2.7776in" svg:height="0.3626in" svg:x="31.1594in" svg:y="6.8165in">
            <draw:image xlink:href="Pictures/2000006600001B900000039A1AD9628391012692.svm" xlink:type="simple" xlink:show="embed" xlink:actuate="onLoad" loext:mime-type="image/x-svm">
              <text:p/>
            </draw:image>
            <draw:image xlink:href="Pictures/100002000000013E0000002AB802E60F044A5C73.png" xlink:type="simple" xlink:show="embed" xlink:actuate="onLoad" loext:mime-type="image/png"/>
          </draw:frame>
          <draw:frame draw:z-index="4" draw:style-name="gr2" draw:text-style-name="P1" svg:width="6.2988in" svg:height="3.5429in" svg:x="24.928in" svg:y="10.7311in">
            <draw:object draw:notify-on-update-of-ranges="'Age-Gender-Raw'.B46:'Age-Gender-Raw'.V46 'Age-Gender-Raw'.A49:'Age-Gender-Raw'.A49 'Age-Gender-Raw'.B49:'Age-Gender-Raw'.V49 'Age-Gender-Raw'.A50:'Age-Gender-Raw'.A50 'Age-Gender-Raw'.B50:'Age-Gender-Raw'.V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22" table:default-cell-style-name="ce12"/>
        <table:table-column table:style-name="co1" table:number-columns-repeated="41" table:default-cell-style-name="Default"/>
        <table:table-row table:style-name="ro1">
          <table:table-cell table:style-name="ce9"/>
          <table:table-cell table:style-name="ce9" office:value-type="date" office:date-value="2020-03-23" calcext:value-type="date">
            <text:p>03-23</text:p>
          </table:table-cell>
          <table:table-cell table:style-name="ce9" office:value-type="date" office:date-value="2020-03-24" calcext:value-type="date">
            <text:p>03-24</text:p>
          </table:table-cell>
          <table:table-cell table:style-name="ce9" table:formula="of:=[.C1]+1" office:value-type="date" office:date-value="2020-03-25" calcext:value-type="date">
            <text:p>03-25</text:p>
          </table:table-cell>
          <table:table-cell table:style-name="ce9" table:formula="of:=[.D1]+1" office:value-type="date" office:date-value="2020-03-26" calcext:value-type="date">
            <text:p>03-26</text:p>
          </table:table-cell>
          <table:table-cell table:style-name="ce9" table:formula="of:=[.E1]+1" office:value-type="date" office:date-value="2020-03-27" calcext:value-type="date">
            <text:p>03-27</text:p>
          </table:table-cell>
          <table:table-cell table:style-name="ce9" table:formula="of:=[.F1]+1" office:value-type="date" office:date-value="2020-03-28" calcext:value-type="date">
            <text:p>03-28</text:p>
          </table:table-cell>
          <table:table-cell table:style-name="ce9" table:formula="of:=[.G1]+1" office:value-type="date" office:date-value="2020-03-29" calcext:value-type="date">
            <text:p>03-29</text:p>
          </table:table-cell>
          <table:table-cell table:style-name="ce9" table:formula="of:=[.H1]+1" office:value-type="date" office:date-value="2020-03-30" calcext:value-type="date">
            <text:p>03-30</text:p>
          </table:table-cell>
          <table:table-cell table:style-name="ce9" table:formula="of:=[.I1]+1" office:value-type="date" office:date-value="2020-03-31" calcext:value-type="date">
            <text:p>03-31</text:p>
          </table:table-cell>
          <table:table-cell table:style-name="ce9" table:formula="of:=[.J1]+1" office:value-type="date" office:date-value="2020-04-01" calcext:value-type="date">
            <text:p>04-01</text:p>
          </table:table-cell>
          <table:table-cell table:style-name="ce9" table:formula="of:=[.K1]+1" office:value-type="date" office:date-value="2020-04-02" calcext:value-type="date">
            <text:p>04-02</text:p>
          </table:table-cell>
          <table:table-cell table:style-name="ce9" table:formula="of:=[.L1]+1" office:value-type="date" office:date-value="2020-04-03" calcext:value-type="date">
            <text:p>04-03</text:p>
          </table:table-cell>
          <table:table-cell table:style-name="ce9" table:formula="of:=[.M1]+1" office:value-type="date" office:date-value="2020-04-04" calcext:value-type="date">
            <text:p>04-04</text:p>
          </table:table-cell>
          <table:table-cell table:style-name="ce9" table:formula="of:=[.N1]+1" office:value-type="date" office:date-value="2020-04-05" calcext:value-type="date">
            <text:p>04-05</text:p>
          </table:table-cell>
          <table:table-cell table:style-name="ce9" table:formula="of:=[.O1]+1" office:value-type="date" office:date-value="2020-04-06" calcext:value-type="date">
            <text:p>04-06</text:p>
          </table:table-cell>
          <table:table-cell table:style-name="ce9" table:formula="of:=[.P1]+1" office:value-type="date" office:date-value="2020-04-07" calcext:value-type="date">
            <text:p>04-07</text:p>
          </table:table-cell>
          <table:table-cell table:style-name="ce9" table:formula="of:=[.Q1]+1" office:value-type="date" office:date-value="2020-04-08" calcext:value-type="date">
            <text:p>04-08</text:p>
          </table:table-cell>
          <table:table-cell table:style-name="ce9" table:formula="of:=[.R1]+1" office:value-type="date" office:date-value="2020-04-09" calcext:value-type="date">
            <text:p>04-09</text:p>
          </table:table-cell>
          <table:table-cell table:style-name="ce9" table:formula="of:=[.S1]+1" office:value-type="date" office:date-value="2020-04-10" calcext:value-type="date">
            <text:p>04-10</text:p>
          </table:table-cell>
          <table:table-cell table:style-name="ce9" table:formula="of:=[.T1]+1" office:value-type="date" office:date-value="2020-04-11" calcext:value-type="date">
            <text:p>04-11</text:p>
          </table:table-cell>
          <table:table-cell table:style-name="ce9" table:formula="of:=[.U1]+1" office:value-type="date" office:date-value="2020-04-12" calcext:value-type="date">
            <text:p>04-12</text:p>
          </table:table-cell>
          <table:table-cell table:style-name="ce9" table:formula="of:=[.V1]+1" office:value-type="date" office:date-value="2020-04-13" calcext:value-type="date">
            <text:p>04-13</text:p>
          </table:table-cell>
          <table:table-cell table:style-name="ce9" table:number-columns-repeated="41"/>
        </table:table-row>
        <table:table-row table:style-name="ro1">
          <table:table-cell/>
          <table:table-cell office:value-type="float" office:value="13119" calcext:value-type="float">
            <text:p>13,119</text:p>
          </table:table-cell>
          <table:table-cell office:value-type="float" office:value="15597" calcext:value-type="float">
            <text:p>15,597</text:p>
          </table:table-cell>
          <table:table-cell office:value-type="float" office:value="20011" calcext:value-type="float">
            <text:p>20,011</text:p>
          </table:table-cell>
          <table:table-cell office:value-type="float" office:value="23112" calcext:value-type="float">
            <text:p>23,112</text:p>
          </table:table-cell>
          <table:table-cell office:value-type="float" office:value="26697" calcext:value-type="float">
            <text:p>26,697</text:p>
          </table:table-cell>
          <table:table-cell office:value-type="float" office:value="30765" calcext:value-type="float">
            <text:p>30,765</text:p>
          </table:table-cell>
          <table:table-cell office:value-type="float" office:value="33474" calcext:value-type="float">
            <text:p>33,474</text:p>
          </table:table-cell>
          <table:table-cell office:value-type="float" office:value="38087" calcext:value-type="float">
            <text:p>38,087</text:p>
          </table:table-cell>
          <table:table-cell office:value-type="float" office:value="41771" calcext:value-type="float">
            <text:p>41,771</text:p>
          </table:table-cell>
          <table:table-cell office:value-type="float" office:value="45707" calcext:value-type="float">
            <text:p>45,707</text:p>
          </table:table-cell>
          <table:table-cell office:value-type="float" office:value="49707" calcext:value-type="float">
            <text:p>49,707</text:p>
          </table:table-cell>
          <table:table-cell office:value-type="float" office:value="56289" calcext:value-type="float">
            <text:p>56,289</text:p>
          </table:table-cell>
          <table:table-cell office:value-type="float" office:value="60850" calcext:value-type="float">
            <text:p>60,850</text:p>
          </table:table-cell>
          <table:table-cell office:value-type="float" office:value="64955" calcext:value-type="float">
            <text:p>64,955</text:p>
          </table:table-cell>
          <table:table-cell office:value-type="float" office:value="68776" calcext:value-type="float">
            <text:p>68,776</text:p>
          </table:table-cell>
          <table:table-cell office:value-type="float" office:value="74601" calcext:value-type="float">
            <text:p>74,601</text:p>
          </table:table-cell>
          <table:table-cell office:value-type="float" office:value="80204" calcext:value-type="float">
            <text:p>80,204</text:p>
          </table:table-cell>
          <table:table-cell office:value-type="float" office:value="87725" calcext:value-type="float">
            <text:p>87,725</text:p>
          </table:table-cell>
          <table:table-cell office:value-type="float" office:value="94409" calcext:value-type="float">
            <text:p>94,409</text:p>
          </table:table-cell>
          <table:table-cell office:value-type="float" office:value="98715" calcext:value-type="float">
            <text:p>98,715</text:p>
          </table:table-cell>
          <table:table-cell office:value-type="float" office:value="104410" calcext:value-type="float">
            <text:p>104,410</text:p>
          </table:table-cell>
          <table:table-cell/>
          <table:table-cell table:style-name="ce2" table:number-columns-repeated="41"/>
        </table:table-row>
        <table:table-row table:style-name="ro1">
          <table:table-cell office:value-type="string" calcext:value-type="string">
            <text:p>0-17</text:p>
          </table:table-cell>
          <table:table-cell office:value-type="float" office:value="341" calcext:value-type="float">
            <text:p>341</text:p>
          </table:table-cell>
          <table:table-cell office:value-type="float" office:value="384" calcext:value-type="float">
            <text:p>384</text:p>
          </table:table-cell>
          <table:table-cell office:value-type="float" office:value="446" calcext:value-type="float">
            <text:p>446</text:p>
          </table:table-cell>
          <table:table-cell office:value-type="float" office:value="495" calcext:value-type="float">
            <text:p>495</text:p>
          </table:table-cell>
          <table:table-cell office:value-type="float" office:value="543" calcext:value-type="float">
            <text:p>543</text:p>
          </table:table-cell>
          <table:table-cell office:value-type="float" office:value="591" calcext:value-type="float">
            <text:p>591</text:p>
          </table:table-cell>
          <table:table-cell office:value-type="float" office:value="619" calcext:value-type="float">
            <text:p>619</text:p>
          </table:table-cell>
          <table:table-cell office:value-type="float" office:value="714" calcext:value-type="float">
            <text:p>714</text:p>
          </table:table-cell>
          <table:table-cell office:value-type="float" office:value="757" calcext:value-type="float">
            <text:p>757</text:p>
          </table:table-cell>
          <table:table-cell office:value-type="float" office:value="816" calcext:value-type="float">
            <text:p>816</text:p>
          </table:table-cell>
          <table:table-cell office:value-type="float" office:value="881" calcext:value-type="float">
            <text:p>881</text:p>
          </table:table-cell>
          <table:table-cell office:value-type="float" office:value="988" calcext:value-type="float">
            <text:p>988</text:p>
          </table:table-cell>
          <table:table-cell office:value-type="float" office:value="1077" calcext:value-type="float">
            <text:p>1,077</text:p>
          </table:table-cell>
          <table:table-cell office:value-type="float" office:value="1135" calcext:value-type="float">
            <text:p>1,135</text:p>
          </table:table-cell>
          <table:table-cell office:value-type="float" office:value="1204" calcext:value-type="float">
            <text:p>1,204</text:p>
          </table:table-cell>
          <table:table-cell office:value-type="float" office:value="1374" calcext:value-type="float">
            <text:p>1,374</text:p>
          </table:table-cell>
          <table:table-cell office:value-type="float" office:value="1523" calcext:value-type="float">
            <text:p>1,523</text:p>
          </table:table-cell>
          <table:table-cell office:value-type="float" office:value="1726" calcext:value-type="float">
            <text:p>1,726</text:p>
          </table:table-cell>
          <table:table-cell office:value-type="float" office:value="1867" calcext:value-type="float">
            <text:p>1,867</text:p>
          </table:table-cell>
          <table:table-cell office:value-type="float" office:value="1928" calcext:value-type="float">
            <text:p>1,928</text:p>
          </table:table-cell>
          <table:table-cell office:value-type="float" office:value="2025" calcext:value-type="float">
            <text:p>2,02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18-44</text:p>
          </table:table-cell>
          <table:table-cell office:value-type="float" office:value="6035" calcext:value-type="float">
            <text:p>6,035</text:p>
          </table:table-cell>
          <table:table-cell office:value-type="float" office:value="7094" calcext:value-type="float">
            <text:p>7,094</text:p>
          </table:table-cell>
          <table:table-cell office:value-type="float" office:value="8880" calcext:value-type="float">
            <text:p>8,880</text:p>
          </table:table-cell>
          <table:table-cell office:value-type="float" office:value="10145" calcext:value-type="float">
            <text:p>10,145</text:p>
          </table:table-cell>
          <table:table-cell office:value-type="float" office:value="11617" calcext:value-type="float">
            <text:p>11,617</text:p>
          </table:table-cell>
          <table:table-cell office:value-type="float" office:value="13213" calcext:value-type="float">
            <text:p>13,213</text:p>
          </table:table-cell>
          <table:table-cell office:value-type="float" office:value="14233" calcext:value-type="float">
            <text:p>14,233</text:p>
          </table:table-cell>
          <table:table-cell office:value-type="float" office:value="16028" calcext:value-type="float">
            <text:p>16,028</text:p>
          </table:table-cell>
          <table:table-cell office:value-type="float" office:value="17347" calcext:value-type="float">
            <text:p>17,347</text:p>
          </table:table-cell>
          <table:table-cell office:value-type="float" office:value="18767" calcext:value-type="float">
            <text:p>18,767</text:p>
          </table:table-cell>
          <table:table-cell office:value-type="float" office:value="20313" calcext:value-type="float">
            <text:p>20,313</text:p>
          </table:table-cell>
          <table:table-cell office:value-type="float" office:value="22434" calcext:value-type="float">
            <text:p>22,434</text:p>
          </table:table-cell>
          <table:table-cell office:value-type="float" office:value="23952" calcext:value-type="float">
            <text:p>23,952</text:p>
          </table:table-cell>
          <table:table-cell office:value-type="float" office:value="25383" calcext:value-type="float">
            <text:p>25,383</text:p>
          </table:table-cell>
          <table:table-cell office:value-type="float" office:value="26716" calcext:value-type="float">
            <text:p>26,716</text:p>
          </table:table-cell>
          <table:table-cell office:value-type="float" office:value="28830" calcext:value-type="float">
            <text:p>28,830</text:p>
          </table:table-cell>
          <table:table-cell office:value-type="float" office:value="30877" calcext:value-type="float">
            <text:p>30,877</text:p>
          </table:table-cell>
          <table:table-cell office:value-type="float" office:value="33906" calcext:value-type="float">
            <text:p>33,906</text:p>
          </table:table-cell>
          <table:table-cell office:value-type="float" office:value="36475" calcext:value-type="float">
            <text:p>36,475</text:p>
          </table:table-cell>
          <table:table-cell office:value-type="float" office:value="37835" calcext:value-type="float">
            <text:p>37,835</text:p>
          </table:table-cell>
          <table:table-cell office:value-type="float" office:value="39704" calcext:value-type="float">
            <text:p>39,7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45-64</text:p>
          </table:table-cell>
          <table:table-cell office:value-type="float" office:value="4343" calcext:value-type="float">
            <text:p>4,343</text:p>
          </table:table-cell>
          <table:table-cell office:value-type="float" office:value="5194" calcext:value-type="float">
            <text:p>5,194</text:p>
          </table:table-cell>
          <table:table-cell office:value-type="float" office:value="6786" calcext:value-type="float">
            <text:p>6,786</text:p>
          </table:table-cell>
          <table:table-cell office:value-type="float" office:value="7869" calcext:value-type="float">
            <text:p>7,869</text:p>
          </table:table-cell>
          <table:table-cell office:value-type="float" office:value="9158" calcext:value-type="float">
            <text:p>9,158</text:p>
          </table:table-cell>
          <table:table-cell office:value-type="float" office:value="10596" calcext:value-type="float">
            <text:p>10,596</text:p>
          </table:table-cell>
          <table:table-cell office:value-type="float" office:value="11577" calcext:value-type="float">
            <text:p>11,577</text:p>
          </table:table-cell>
          <table:table-cell office:value-type="float" office:value="13344" calcext:value-type="float">
            <text:p>13,344</text:p>
          </table:table-cell>
          <table:table-cell office:value-type="float" office:value="14689" calcext:value-type="float">
            <text:p>14,689</text:p>
          </table:table-cell>
          <table:table-cell office:value-type="float" office:value="16104" calcext:value-type="float">
            <text:p>16,104</text:p>
          </table:table-cell>
          <table:table-cell office:value-type="float" office:value="17497" calcext:value-type="float">
            <text:p>17,497</text:p>
          </table:table-cell>
          <table:table-cell office:value-type="float" office:value="19971" calcext:value-type="float">
            <text:p>19,971</text:p>
          </table:table-cell>
          <table:table-cell office:value-type="float" office:value="21644" calcext:value-type="float">
            <text:p>21,644</text:p>
          </table:table-cell>
          <table:table-cell office:value-type="float" office:value="23135" calcext:value-type="float">
            <text:p>23,135</text:p>
          </table:table-cell>
          <table:table-cell office:value-type="float" office:value="24627" calcext:value-type="float">
            <text:p>24,627</text:p>
          </table:table-cell>
          <table:table-cell office:value-type="float" office:value="26755" calcext:value-type="float">
            <text:p>26,755</text:p>
          </table:table-cell>
          <table:table-cell office:value-type="float" office:value="28700" calcext:value-type="float">
            <text:p>28,700</text:p>
          </table:table-cell>
          <table:table-cell office:value-type="float" office:value="31472" calcext:value-type="float">
            <text:p>31,472</text:p>
          </table:table-cell>
          <table:table-cell office:value-type="float" office:value="33914" calcext:value-type="float">
            <text:p>33,914</text:p>
          </table:table-cell>
          <table:table-cell office:value-type="float" office:value="35575" calcext:value-type="float">
            <text:p>35,575</text:p>
          </table:table-cell>
          <table:table-cell office:value-type="float" office:value="37851" calcext:value-type="float">
            <text:p>37,85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65-75</text:p>
          </table:table-cell>
          <table:table-cell office:value-type="float" office:value="1402" calcext:value-type="float">
            <text:p>1,402</text:p>
          </table:table-cell>
          <table:table-cell office:value-type="float" office:value="1689" calcext:value-type="float">
            <text:p>1,689</text:p>
          </table:table-cell>
          <table:table-cell office:value-type="float" office:value="2226" calcext:value-type="float">
            <text:p>2,226</text:p>
          </table:table-cell>
          <table:table-cell office:value-type="float" office:value="2627" calcext:value-type="float">
            <text:p>2,627</text:p>
          </table:table-cell>
          <table:table-cell office:value-type="float" office:value="3034" calcext:value-type="float">
            <text:p>3,034</text:p>
          </table:table-cell>
          <table:table-cell office:value-type="float" office:value="3571" calcext:value-type="float">
            <text:p>3,571</text:p>
          </table:table-cell>
          <table:table-cell office:value-type="float" office:value="3954" calcext:value-type="float">
            <text:p>3,954</text:p>
          </table:table-cell>
          <table:table-cell office:value-type="float" office:value="4496" calcext:value-type="float">
            <text:p>4,496</text:p>
          </table:table-cell>
          <table:table-cell office:value-type="float" office:value="5015" calcext:value-type="float">
            <text:p>5,015</text:p>
          </table:table-cell>
          <table:table-cell office:value-type="float" office:value="5584" calcext:value-type="float">
            <text:p>5,584</text:p>
          </table:table-cell>
          <table:table-cell office:value-type="float" office:value="6095" calcext:value-type="float">
            <text:p>6,095</text:p>
          </table:table-cell>
          <table:table-cell office:value-type="float" office:value="7064" calcext:value-type="float">
            <text:p>7,064</text:p>
          </table:table-cell>
          <table:table-cell office:value-type="float" office:value="7716" calcext:value-type="float">
            <text:p>7,716</text:p>
          </table:table-cell>
          <table:table-cell office:value-type="float" office:value="8260" calcext:value-type="float">
            <text:p>8,260</text:p>
          </table:table-cell>
          <table:table-cell office:value-type="float" office:value="8749" calcext:value-type="float">
            <text:p>8,749</text:p>
          </table:table-cell>
          <table:table-cell office:value-type="float" office:value="9472" calcext:value-type="float">
            <text:p>9,472</text:p>
          </table:table-cell>
          <table:table-cell office:value-type="float" office:value="10219" calcext:value-type="float">
            <text:p>10,219</text:p>
          </table:table-cell>
          <table:table-cell office:value-type="float" office:value="10990" calcext:value-type="float">
            <text:p>10,990</text:p>
          </table:table-cell>
          <table:table-cell office:value-type="float" office:value="11736" calcext:value-type="float">
            <text:p>11,736</text:p>
          </table:table-cell>
          <table:table-cell office:value-type="float" office:value="12364" calcext:value-type="float">
            <text:p>12,364</text:p>
          </table:table-cell>
          <table:table-cell office:value-type="float" office:value="13128" calcext:value-type="float">
            <text:p>13,12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75+</text:p>
          </table:table-cell>
          <table:table-cell office:value-type="float" office:value="988" calcext:value-type="float">
            <text:p>988</text:p>
          </table:table-cell>
          <table:table-cell office:value-type="float" office:value="1227" calcext:value-type="float">
            <text:p>1,227</text:p>
          </table:table-cell>
          <table:table-cell office:value-type="float" office:value="1633" calcext:value-type="float">
            <text:p>1,633</text:p>
          </table:table-cell>
          <table:table-cell office:value-type="float" office:value="1935" calcext:value-type="float">
            <text:p>1,935</text:p>
          </table:table-cell>
          <table:table-cell office:value-type="float" office:value="2286" calcext:value-type="float">
            <text:p>2,286</text:p>
          </table:table-cell>
          <table:table-cell office:value-type="float" office:value="2724" calcext:value-type="float">
            <text:p>2,724</text:p>
          </table:table-cell>
          <table:table-cell office:value-type="float" office:value="3020" calcext:value-type="float">
            <text:p>3,020</text:p>
          </table:table-cell>
          <table:table-cell office:value-type="float" office:value="3410" calcext:value-type="float">
            <text:p>3,410</text:p>
          </table:table-cell>
          <table:table-cell office:value-type="float" office:value="3866" calcext:value-type="float">
            <text:p>3,866</text:p>
          </table:table-cell>
          <table:table-cell office:value-type="float" office:value="4328" calcext:value-type="float">
            <text:p>4,328</text:p>
          </table:table-cell>
          <table:table-cell office:value-type="float" office:value="4811" calcext:value-type="float">
            <text:p>4,811</text:p>
          </table:table-cell>
          <table:table-cell office:value-type="float" office:value="5709" calcext:value-type="float">
            <text:p>5,709</text:p>
          </table:table-cell>
          <table:table-cell office:value-type="float" office:value="6337" calcext:value-type="float">
            <text:p>6,337</text:p>
          </table:table-cell>
          <table:table-cell office:value-type="float" office:value="6905" calcext:value-type="float">
            <text:p>6,905</text:p>
          </table:table-cell>
          <table:table-cell office:value-type="float" office:value="7345" calcext:value-type="float">
            <text:p>7,345</text:p>
          </table:table-cell>
          <table:table-cell office:value-type="float" office:value="8007" calcext:value-type="float">
            <text:p>8,007</text:p>
          </table:table-cell>
          <table:table-cell office:value-type="float" office:value="8713" calcext:value-type="float">
            <text:p>8,713</text:p>
          </table:table-cell>
          <table:table-cell office:value-type="float" office:value="9424" calcext:value-type="float">
            <text:p>9,424</text:p>
          </table:table-cell>
          <table:table-cell office:value-type="float" office:value="10203" calcext:value-type="float">
            <text:p>10,203</text:p>
          </table:table-cell>
          <table:table-cell office:value-type="float" office:value="10793" calcext:value-type="float">
            <text:p>10,793</text:p>
          </table:table-cell>
          <table:table-cell office:value-type="float" office:value="11477" calcext:value-type="float">
            <text:p>11,47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office:value-type="float" office:value="135" calcext:value-type="float">
            <text:p>135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207" calcext:value-type="float">
            <text:p>207</text:p>
          </table:table-cell>
          <table:table-cell office:value-type="float" office:value="214" calcext:value-type="float">
            <text:p>214</text:p>
          </table:table-cell>
          <table:table-cell office:value-type="float" office:value="220" calcext:value-type="float">
            <text:p>220</text:p>
          </table:table-cell>
          <table:table-cell office:value-type="float" office:value="225" calcext:value-type="float">
            <text:p>225</text:p>
          </table:table-cell>
          <table:table-cell table:number-columns-repeated="42"/>
        </table:table-row>
        <table:table-row table:style-name="ro1">
          <table:table-cell table:style-name="ce10" office:value-type="string" calcext:value-type="string">
            <text:p>Check</text:p>
          </table:table-cell>
          <table:table-cell table:style-name="ce13" table:formula="of:=SUM([.B3:.B8])" office:value-type="float" office:value="13119" calcext:value-type="float">
            <text:p>13,119</text:p>
          </table:table-cell>
          <table:table-cell table:style-name="ce13" table:formula="of:=SUM([.C3:.C8])" office:value-type="float" office:value="15597" calcext:value-type="float">
            <text:p>15,597</text:p>
          </table:table-cell>
          <table:table-cell table:style-name="ce13" table:formula="of:=SUM([.D3:.D8])" office:value-type="float" office:value="20011" calcext:value-type="float">
            <text:p>20,011</text:p>
          </table:table-cell>
          <table:table-cell table:style-name="ce13" table:formula="of:=SUM([.E3:.E8])" office:value-type="float" office:value="23112" calcext:value-type="float">
            <text:p>23,112</text:p>
          </table:table-cell>
          <table:table-cell table:style-name="ce13" table:formula="of:=SUM([.F3:.F8])" office:value-type="float" office:value="26697" calcext:value-type="float">
            <text:p>26,697</text:p>
          </table:table-cell>
          <table:table-cell table:style-name="ce13" table:formula="of:=SUM([.G3:.G8])" office:value-type="float" office:value="30765" calcext:value-type="float">
            <text:p>30,765</text:p>
          </table:table-cell>
          <table:table-cell table:style-name="ce13" table:formula="of:=SUM([.H3:.H8])" office:value-type="float" office:value="33474" calcext:value-type="float">
            <text:p>33,474</text:p>
          </table:table-cell>
          <table:table-cell table:style-name="ce13" table:formula="of:=SUM([.I3:.I8])" office:value-type="float" office:value="38087" calcext:value-type="float">
            <text:p>38,087</text:p>
          </table:table-cell>
          <table:table-cell table:style-name="ce13" table:formula="of:=SUM([.J3:.J8])" office:value-type="float" office:value="41771" calcext:value-type="float">
            <text:p>41,771</text:p>
          </table:table-cell>
          <table:table-cell table:style-name="ce13" table:formula="of:=SUM([.K3:.K8])" office:value-type="float" office:value="45707" calcext:value-type="float">
            <text:p>45,707</text:p>
          </table:table-cell>
          <table:table-cell table:style-name="ce13" table:formula="of:=SUM([.L3:.L8])" office:value-type="float" office:value="49707" calcext:value-type="float">
            <text:p>49,707</text:p>
          </table:table-cell>
          <table:table-cell table:style-name="ce13" table:formula="of:=SUM([.M3:.M8])" office:value-type="float" office:value="56289" calcext:value-type="float">
            <text:p>56,289</text:p>
          </table:table-cell>
          <table:table-cell table:style-name="ce13" table:formula="of:=SUM([.N3:.N8])" office:value-type="float" office:value="60850" calcext:value-type="float">
            <text:p>60,850</text:p>
          </table:table-cell>
          <table:table-cell table:style-name="ce13" table:formula="of:=SUM([.O3:.O8])" office:value-type="float" office:value="64955" calcext:value-type="float">
            <text:p>64,955</text:p>
          </table:table-cell>
          <table:table-cell table:style-name="ce13" table:formula="of:=SUM([.P3:.P8])" office:value-type="float" office:value="68776" calcext:value-type="float">
            <text:p>68,776</text:p>
          </table:table-cell>
          <table:table-cell table:style-name="ce13" table:formula="of:=SUM([.Q3:.Q8])" office:value-type="float" office:value="74601" calcext:value-type="float">
            <text:p>74,601</text:p>
          </table:table-cell>
          <table:table-cell table:style-name="ce13" table:formula="of:=SUM([.R3:.R8])" office:value-type="float" office:value="80204" calcext:value-type="float">
            <text:p>80,204</text:p>
          </table:table-cell>
          <table:table-cell table:style-name="ce13" table:formula="of:=SUM([.S3:.S8])" office:value-type="float" office:value="87725" calcext:value-type="float">
            <text:p>87,725</text:p>
          </table:table-cell>
          <table:table-cell table:style-name="ce13" table:formula="of:=SUM([.T3:.T8])" office:value-type="float" office:value="94409" calcext:value-type="float">
            <text:p>94,409</text:p>
          </table:table-cell>
          <table:table-cell table:style-name="ce13" table:formula="of:=SUM([.U3:.U8])" office:value-type="float" office:value="98715" calcext:value-type="float">
            <text:p>98,715</text:p>
          </table:table-cell>
          <table:table-cell table:style-name="ce13" table:formula="of:=SUM([.V3:.V8])" office:value-type="float" office:value="104410" calcext:value-type="float">
            <text:p>104,410</text:p>
          </table:table-cell>
          <table:table-cell table:style-name="ce13" table:formula="of:=SUM([.W3:.W8])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5612" calcext:value-type="float">
            <text:p>5,612</text:p>
          </table:table-cell>
          <table:table-cell office:value-type="float" office:value="6736" calcext:value-type="float">
            <text:p>6,736</text:p>
          </table:table-cell>
          <table:table-cell office:value-type="float" office:value="8655" calcext:value-type="float">
            <text:p>8,655</text:p>
          </table:table-cell>
          <table:table-cell office:value-type="float" office:value="10124" calcext:value-type="float">
            <text:p>10,124</text:p>
          </table:table-cell>
          <table:table-cell office:value-type="float" office:value="11792" calcext:value-type="float">
            <text:p>11,792</text:p>
          </table:table-cell>
          <table:table-cell office:value-type="float" office:value="13592" calcext:value-type="float">
            <text:p>13,592</text:p>
          </table:table-cell>
          <table:table-cell office:value-type="float" office:value="14837" calcext:value-type="float">
            <text:p>14,837</text:p>
          </table:table-cell>
          <table:table-cell office:value-type="float" office:value="16920" calcext:value-type="float">
            <text:p>16,920</text:p>
          </table:table-cell>
          <table:table-cell office:value-type="float" office:value="18677" calcext:value-type="float">
            <text:p>18,677</text:p>
          </table:table-cell>
          <table:table-cell office:value-type="float" office:value="20522" calcext:value-type="float">
            <text:p>20,522</text:p>
          </table:table-cell>
          <table:table-cell office:value-type="float" office:value="22485" calcext:value-type="float">
            <text:p>22,485</text:p>
          </table:table-cell>
          <table:table-cell office:value-type="float" office:value="25536" calcext:value-type="float">
            <text:p>25,536</text:p>
          </table:table-cell>
          <table:table-cell office:value-type="float" office:value="27660" calcext:value-type="float">
            <text:p>27,660</text:p>
          </table:table-cell>
          <table:table-cell office:value-type="float" office:value="29607" calcext:value-type="float">
            <text:p>29,607</text:p>
          </table:table-cell>
          <table:table-cell office:value-type="float" office:value="31319" calcext:value-type="float">
            <text:p>31,319</text:p>
          </table:table-cell>
          <table:table-cell office:value-type="float" office:value="34118" calcext:value-type="float">
            <text:p>34,118</text:p>
          </table:table-cell>
          <table:table-cell office:value-type="float" office:value="36580" calcext:value-type="float">
            <text:p>36,580</text:p>
          </table:table-cell>
          <table:table-cell office:value-type="float" office:value="40135" calcext:value-type="float">
            <text:p>40,135</text:p>
          </table:table-cell>
          <table:table-cell office:value-type="float" office:value="43185" calcext:value-type="float">
            <text:p>43,185</text:p>
          </table:table-cell>
          <table:table-cell office:value-type="float" office:value="45422" calcext:value-type="float">
            <text:p>45,422</text:p>
          </table:table-cell>
          <table:table-cell office:value-type="float" office:value="48311" calcext:value-type="float">
            <text:p>48,31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7490" calcext:value-type="float">
            <text:p>7,490</text:p>
          </table:table-cell>
          <table:table-cell office:value-type="float" office:value="8838" calcext:value-type="float">
            <text:p>8,838</text:p>
          </table:table-cell>
          <table:table-cell office:value-type="float" office:value="11325" calcext:value-type="float">
            <text:p>11,325</text:p>
          </table:table-cell>
          <table:table-cell office:value-type="float" office:value="12948" calcext:value-type="float">
            <text:p>12,948</text:p>
          </table:table-cell>
          <table:table-cell office:value-type="float" office:value="14863" calcext:value-type="float">
            <text:p>14,863</text:p>
          </table:table-cell>
          <table:table-cell office:value-type="float" office:value="17133" calcext:value-type="float">
            <text:p>17,133</text:p>
          </table:table-cell>
          <table:table-cell office:value-type="float" office:value="18593" calcext:value-type="float">
            <text:p>18,593</text:p>
          </table:table-cell>
          <table:table-cell office:value-type="float" office:value="21120" calcext:value-type="float">
            <text:p>21,120</text:p>
          </table:table-cell>
          <table:table-cell office:value-type="float" office:value="23043" calcext:value-type="float">
            <text:p>23,043</text:p>
          </table:table-cell>
          <table:table-cell office:value-type="float" office:value="25128" calcext:value-type="float">
            <text:p>25,128</text:p>
          </table:table-cell>
          <table:table-cell office:value-type="float" office:value="27155" calcext:value-type="float">
            <text:p>27,155</text:p>
          </table:table-cell>
          <table:table-cell office:value-type="float" office:value="30672" calcext:value-type="float">
            <text:p>30,672</text:p>
          </table:table-cell>
          <table:table-cell office:value-type="float" office:value="33100" calcext:value-type="float">
            <text:p>33,100</text:p>
          </table:table-cell>
          <table:table-cell office:value-type="float" office:value="35256" calcext:value-type="float">
            <text:p>35,256</text:p>
          </table:table-cell>
          <table:table-cell office:value-type="float" office:value="37361" calcext:value-type="float">
            <text:p>37,361</text:p>
          </table:table-cell>
          <table:table-cell office:value-type="float" office:value="40323" calcext:value-type="float">
            <text:p>40,323</text:p>
          </table:table-cell>
          <table:table-cell office:value-type="float" office:value="43241" calcext:value-type="float">
            <text:p>43,241</text:p>
          </table:table-cell>
          <table:table-cell office:value-type="float" office:value="47193" calcext:value-type="float">
            <text:p>47,193</text:p>
          </table:table-cell>
          <table:table-cell office:value-type="float" office:value="50807" calcext:value-type="float">
            <text:p>50,807</text:p>
          </table:table-cell>
          <table:table-cell office:value-type="float" office:value="52864" calcext:value-type="float">
            <text:p>52,864</text:p>
          </table:table-cell>
          <table:table-cell office:value-type="float" office:value="55670" calcext:value-type="float">
            <text:p>55,670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Unknown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office:value-type="float" office:value="383" calcext:value-type="float">
            <text:p>383</text:p>
          </table:table-cell>
          <table:table-cell office:value-type="float" office:value="397" calcext:value-type="float">
            <text:p>397</text:p>
          </table:table-cell>
          <table:table-cell office:value-type="float" office:value="417" calcext:value-type="float">
            <text:p>417</text:p>
          </table:table-cell>
          <table:table-cell table:number-columns-repeated="2" office:value-type="float" office:value="429" calcext:value-type="float">
            <text:p>429</text:p>
          </table:table-cell>
          <table:table-cell table:number-columns-repeated="42"/>
        </table:table-row>
        <table:table-row table:style-name="ro1">
          <table:table-cell table:style-name="ce10" office:value-type="string" calcext:value-type="string">
            <text:p>Check</text:p>
          </table:table-cell>
          <table:table-cell table:style-name="ce13" table:formula="of:=SUM([.B11:.B13])" office:value-type="float" office:value="13119" calcext:value-type="float">
            <text:p>13,119</text:p>
          </table:table-cell>
          <table:table-cell table:style-name="ce13" table:formula="of:=SUM([.C11:.C13])" office:value-type="float" office:value="15597" calcext:value-type="float">
            <text:p>15,597</text:p>
          </table:table-cell>
          <table:table-cell table:style-name="ce13" table:formula="of:=SUM([.D11:.D13])" office:value-type="float" office:value="20011" calcext:value-type="float">
            <text:p>20,011</text:p>
          </table:table-cell>
          <table:table-cell table:style-name="ce13" table:formula="of:=SUM([.E11:.E13])" office:value-type="float" office:value="23112" calcext:value-type="float">
            <text:p>23,112</text:p>
          </table:table-cell>
          <table:table-cell table:style-name="ce13" table:formula="of:=SUM([.F11:.F13])" office:value-type="float" office:value="26697" calcext:value-type="float">
            <text:p>26,697</text:p>
          </table:table-cell>
          <table:table-cell table:style-name="ce13" table:formula="of:=SUM([.G11:.G13])" office:value-type="float" office:value="30765" calcext:value-type="float">
            <text:p>30,765</text:p>
          </table:table-cell>
          <table:table-cell table:style-name="ce13" table:formula="of:=SUM([.H11:.H13])" office:value-type="float" office:value="33474" calcext:value-type="float">
            <text:p>33,474</text:p>
          </table:table-cell>
          <table:table-cell table:style-name="ce13" table:formula="of:=SUM([.I11:.I13])" office:value-type="float" office:value="38087" calcext:value-type="float">
            <text:p>38,087</text:p>
          </table:table-cell>
          <table:table-cell table:style-name="ce13" table:formula="of:=SUM([.J11:.J13])" office:value-type="float" office:value="41771" calcext:value-type="float">
            <text:p>41,771</text:p>
          </table:table-cell>
          <table:table-cell table:style-name="ce13" table:formula="of:=SUM([.K11:.K13])" office:value-type="float" office:value="45707" calcext:value-type="float">
            <text:p>45,707</text:p>
          </table:table-cell>
          <table:table-cell table:style-name="ce13" table:formula="of:=SUM([.L11:.L13])" office:value-type="float" office:value="49707" calcext:value-type="float">
            <text:p>49,707</text:p>
          </table:table-cell>
          <table:table-cell table:style-name="ce13" table:formula="of:=SUM([.M11:.M13])" office:value-type="float" office:value="56289" calcext:value-type="float">
            <text:p>56,289</text:p>
          </table:table-cell>
          <table:table-cell table:style-name="ce13" table:formula="of:=SUM([.N11:.N13])" office:value-type="float" office:value="60850" calcext:value-type="float">
            <text:p>60,850</text:p>
          </table:table-cell>
          <table:table-cell table:style-name="ce13" table:formula="of:=SUM([.O11:.O13])" office:value-type="float" office:value="64955" calcext:value-type="float">
            <text:p>64,955</text:p>
          </table:table-cell>
          <table:table-cell table:style-name="ce13" table:formula="of:=SUM([.P11:.P13])" office:value-type="float" office:value="68776" calcext:value-type="float">
            <text:p>68,776</text:p>
          </table:table-cell>
          <table:table-cell table:style-name="ce13" table:formula="of:=SUM([.Q11:.Q13])" office:value-type="float" office:value="74601" calcext:value-type="float">
            <text:p>74,601</text:p>
          </table:table-cell>
          <table:table-cell table:style-name="ce13" table:formula="of:=SUM([.R11:.R13])" office:value-type="float" office:value="80204" calcext:value-type="float">
            <text:p>80,204</text:p>
          </table:table-cell>
          <table:table-cell table:style-name="ce13" table:formula="of:=SUM([.S11:.S13])" office:value-type="float" office:value="87725" calcext:value-type="float">
            <text:p>87,725</text:p>
          </table:table-cell>
          <table:table-cell table:style-name="ce13" table:formula="of:=SUM([.T11:.T13])" office:value-type="float" office:value="94409" calcext:value-type="float">
            <text:p>94,409</text:p>
          </table:table-cell>
          <table:table-cell table:style-name="ce13" table:formula="of:=SUM([.U11:.U13])" office:value-type="float" office:value="98715" calcext:value-type="float">
            <text:p>98,715</text:p>
          </table:table-cell>
          <table:table-cell table:style-name="ce13" table:formula="of:=SUM([.V11:.V13])" office:value-type="float" office:value="104410" calcext:value-type="float">
            <text:p>104,410</text:p>
          </table:table-cell>
          <table:table-cell table:style-name="ce13" table:formula="of:=SUM([.W11:.W13])" office:value-type="float" office:value="0" calcext:value-type="float">
            <text:p>0</text:p>
          </table:table-cell>
          <table:table-cell table:number-columns-repeated="3"/>
          <table:table-cell>
            <draw:frame draw:z-index="5" draw:style-name="gr3" draw:text-style-name="P2" svg:width="6.9713in" svg:height="3.887in" svg:x="0.0929in" svg:y="0.0177in">
              <draw:object draw:notify-on-update-of-ranges="'Age-Gender-Raw'.B29:'Age-Gender-Raw'.V29 'Age-Gender-Raw'.A31:'Age-Gender-Raw'.A31 'Age-Gender-Raw'.B31:'Age-Gender-Raw'.V31 'Age-Gender-Raw'.A32:'Age-Gender-Raw'.A32 'Age-Gender-Raw'.B32:'Age-Gender-Raw'.V32 'Age-Gender-Raw'.A33:'Age-Gender-Raw'.A33 'Age-Gender-Raw'.B33:'Age-Gender-Raw'.V33 'Age-Gender-Raw'.A34:'Age-Gender-Raw'.A34 'Age-Gender-Raw'.B34:'Age-Gender-Raw'.V3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>
            <draw:frame draw:z-index="0" draw:style-name="gr3" draw:text-style-name="P2" svg:width="6.9713in" svg:height="3.887in" svg:x="0.0004in" svg:y="0.0043in">
              <draw:object draw:notify-on-update-of-ranges="'Age-Gender-Raw'.B29:'Age-Gender-Raw'.V29 'Age-Gender-Raw'.A36:'Age-Gender-Raw'.A36 'Age-Gender-Raw'.B36:'Age-Gender-Raw'.V36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9"/>
        </table:table-row>
        <table:table-row table:style-name="ro1">
          <table:table-cell table:style-name="Default" table:number-columns-repeated="23"/>
          <table:table-cell table:number-columns-repeated="41"/>
        </table:table-row>
        <table:table-row table:style-name="ro1">
          <table:table-cell office:value-type="string" calcext:value-type="string">
            <text:p>check</text:p>
          </table:table-cell>
          <table:table-cell table:style-name="ce14" table:formula="of:=IF(AND([.B2]=[.B9];[.B2]=[.B14]);&quot;OK&quot;;&quot;Problem&quot;)" office:value-type="string" office:string-value="OK" calcext:value-type="string">
            <text:p>OK</text:p>
          </table:table-cell>
          <table:table-cell table:style-name="ce14" table:formula="of:=IF(AND([.C2]=[.C9];[.C2]=[.C14]);&quot;OK&quot;;&quot;Problem&quot;)" office:value-type="string" office:string-value="OK" calcext:value-type="string">
            <text:p>OK</text:p>
          </table:table-cell>
          <table:table-cell table:style-name="ce14" table:formula="of:=IF(AND([.D2]=[.D9];[.D2]=[.D14]);&quot;OK&quot;;&quot;Problem&quot;)" office:value-type="string" office:string-value="OK" calcext:value-type="string">
            <text:p>OK</text:p>
          </table:table-cell>
          <table:table-cell table:style-name="ce14" table:formula="of:=IF(AND([.E2]=[.E9];[.E2]=[.E14]);&quot;OK&quot;;&quot;Problem&quot;)" office:value-type="string" office:string-value="OK" calcext:value-type="string">
            <text:p>OK</text:p>
          </table:table-cell>
          <table:table-cell table:style-name="ce14" table:formula="of:=IF(AND([.F2]=[.F9];[.F2]=[.F14]);&quot;OK&quot;;&quot;Problem&quot;)" office:value-type="string" office:string-value="OK" calcext:value-type="string">
            <text:p>OK</text:p>
          </table:table-cell>
          <table:table-cell table:style-name="ce14" table:formula="of:=IF(AND([.G2]=[.G9];[.G2]=[.G14]);&quot;OK&quot;;&quot;Problem&quot;)" office:value-type="string" office:string-value="OK" calcext:value-type="string">
            <text:p>OK</text:p>
          </table:table-cell>
          <table:table-cell table:style-name="ce14" table:formula="of:=IF(AND([.H2]=[.H9];[.H2]=[.H14]);&quot;OK&quot;;&quot;Problem&quot;)" office:value-type="string" office:string-value="OK" calcext:value-type="string">
            <text:p>OK</text:p>
          </table:table-cell>
          <table:table-cell table:style-name="ce14" table:formula="of:=IF(AND([.I2]=[.I9];[.I2]=[.I14]);&quot;OK&quot;;&quot;Problem&quot;)" office:value-type="string" office:string-value="OK" calcext:value-type="string">
            <text:p>OK</text:p>
          </table:table-cell>
          <table:table-cell table:style-name="ce14" table:formula="of:=IF(AND([.J2]=[.J9];[.J2]=[.J14]);&quot;OK&quot;;&quot;Problem&quot;)" office:value-type="string" office:string-value="OK" calcext:value-type="string">
            <text:p>OK</text:p>
          </table:table-cell>
          <table:table-cell table:style-name="ce14" table:formula="of:=IF(AND([.K2]=[.K9];[.K2]=[.K14]);&quot;OK&quot;;&quot;Problem&quot;)" office:value-type="string" office:string-value="OK" calcext:value-type="string">
            <text:p>OK</text:p>
          </table:table-cell>
          <table:table-cell table:style-name="ce14" table:formula="of:=IF(AND([.L2]=[.L9];[.L2]=[.L14]);&quot;OK&quot;;&quot;Problem&quot;)" office:value-type="string" office:string-value="OK" calcext:value-type="string">
            <text:p>OK</text:p>
          </table:table-cell>
          <table:table-cell table:style-name="ce14" table:formula="of:=IF(AND([.M2]=[.M9];[.M2]=[.M14]);&quot;OK&quot;;&quot;Problem&quot;)" office:value-type="string" office:string-value="OK" calcext:value-type="string">
            <text:p>OK</text:p>
          </table:table-cell>
          <table:table-cell table:style-name="ce14" table:formula="of:=IF(AND([.N2]=[.N9];[.N2]=[.N14]);&quot;OK&quot;;&quot;Problem&quot;)" office:value-type="string" office:string-value="OK" calcext:value-type="string">
            <text:p>OK</text:p>
          </table:table-cell>
          <table:table-cell table:style-name="ce14" table:formula="of:=IF(AND([.O2]=[.O9];[.O2]=[.O14]);&quot;OK&quot;;&quot;Problem&quot;)" office:value-type="string" office:string-value="OK" calcext:value-type="string">
            <text:p>OK</text:p>
          </table:table-cell>
          <table:table-cell table:style-name="ce14" table:formula="of:=IF(AND([.P2]=[.P9];[.P2]=[.P14]);&quot;OK&quot;;&quot;Problem&quot;)" office:value-type="string" office:string-value="OK" calcext:value-type="string">
            <text:p>OK</text:p>
          </table:table-cell>
          <table:table-cell table:style-name="ce14" table:formula="of:=IF(AND([.Q2]=[.Q9];[.Q2]=[.Q14]);&quot;OK&quot;;&quot;Problem&quot;)" office:value-type="string" office:string-value="OK" calcext:value-type="string">
            <text:p>OK</text:p>
          </table:table-cell>
          <table:table-cell table:style-name="ce14" table:formula="of:=IF(AND([.R2]=[.R9];[.R2]=[.R14]);&quot;OK&quot;;&quot;Problem&quot;)" office:value-type="string" office:string-value="OK" calcext:value-type="string">
            <text:p>OK</text:p>
          </table:table-cell>
          <table:table-cell table:style-name="ce14" table:formula="of:=IF(AND([.S2]=[.S9];[.S2]=[.S14]);&quot;OK&quot;;&quot;Problem&quot;)" office:value-type="string" office:string-value="OK" calcext:value-type="string">
            <text:p>OK</text:p>
          </table:table-cell>
          <table:table-cell table:style-name="ce14" table:formula="of:=IF(AND([.T2]=[.T9];[.T2]=[.T14]);&quot;OK&quot;;&quot;Problem&quot;)" office:value-type="string" office:string-value="OK" calcext:value-type="string">
            <text:p>OK</text:p>
          </table:table-cell>
          <table:table-cell table:style-name="ce14" table:formula="of:=IF(AND([.U2]=[.U9];[.U2]=[.U14]);&quot;OK&quot;;&quot;Problem&quot;)" office:value-type="string" office:string-value="OK" calcext:value-type="string">
            <text:p>OK</text:p>
          </table:table-cell>
          <table:table-cell table:style-name="ce14" table:formula="of:=IF(AND([.V2]=[.V9];[.V2]=[.V14]);&quot;OK&quot;;&quot;Problem&quot;)" office:value-type="string" office:string-value="OK" calcext:value-type="string">
            <text:p>OK</text:p>
          </table:table-cell>
          <table:table-cell table:style-name="ce14" table:formula="of:=IF(AND([.W2]=[.W9];[.W2]=[.W14]);&quot;OK&quot;;&quot;Problem&quot;)" office:value-type="string" office:string-value="OK" calcext:value-type="string">
            <text:p>OK</text:p>
          </table:table-cell>
          <table:table-cell table:number-columns-repeated="41"/>
        </table:table-row>
        <table:table-row table:style-name="ro1">
          <table:table-cell table:style-name="Default" table:number-columns-repeated="23"/>
          <table:table-cell table:number-columns-repeated="41"/>
        </table:table-row>
        <table:table-row table:style-name="ro3">
          <table:table-cell table:style-name="ce11" office:value-type="string" calcext:value-type="string">
            <text:p>Change</text:p>
          </table:table-cell>
          <table:table-cell table:style-name="Default" table:number-columns-repeated="22"/>
          <table:table-cell table:number-columns-repeated="41"/>
        </table:table-row>
        <table:table-row table:style-name="ro1">
          <table:table-cell table:style-name="Default"/>
          <table:table-cell table:style-name="ce9" table:formula="of:=[.B1]" office:value-type="date" office:date-value="2020-03-23" calcext:value-type="date">
            <text:p>03-23</text:p>
          </table:table-cell>
          <table:table-cell table:style-name="ce9" table:formula="of:=[.C1]" office:value-type="date" office:date-value="2020-03-24" calcext:value-type="date">
            <text:p>03-24</text:p>
          </table:table-cell>
          <table:table-cell table:style-name="ce9" table:formula="of:=[.D1]" office:value-type="date" office:date-value="2020-03-25" calcext:value-type="date">
            <text:p>03-25</text:p>
          </table:table-cell>
          <table:table-cell table:style-name="ce9" table:formula="of:=[.E1]" office:value-type="date" office:date-value="2020-03-26" calcext:value-type="date">
            <text:p>03-26</text:p>
          </table:table-cell>
          <table:table-cell table:style-name="ce9" table:formula="of:=[.F1]" office:value-type="date" office:date-value="2020-03-27" calcext:value-type="date">
            <text:p>03-27</text:p>
          </table:table-cell>
          <table:table-cell table:style-name="ce9" table:formula="of:=[.G1]" office:value-type="date" office:date-value="2020-03-28" calcext:value-type="date">
            <text:p>03-28</text:p>
          </table:table-cell>
          <table:table-cell table:style-name="ce9" table:formula="of:=[.H1]" office:value-type="date" office:date-value="2020-03-29" calcext:value-type="date">
            <text:p>03-29</text:p>
          </table:table-cell>
          <table:table-cell table:style-name="ce9" table:formula="of:=[.I1]" office:value-type="date" office:date-value="2020-03-30" calcext:value-type="date">
            <text:p>03-30</text:p>
          </table:table-cell>
          <table:table-cell table:style-name="ce9" table:formula="of:=[.J1]" office:value-type="date" office:date-value="2020-03-31" calcext:value-type="date">
            <text:p>03-31</text:p>
          </table:table-cell>
          <table:table-cell table:style-name="ce9" table:formula="of:=[.K1]" office:value-type="date" office:date-value="2020-04-01" calcext:value-type="date">
            <text:p>04-01</text:p>
          </table:table-cell>
          <table:table-cell table:style-name="ce9" table:formula="of:=[.L1]" office:value-type="date" office:date-value="2020-04-02" calcext:value-type="date">
            <text:p>04-02</text:p>
          </table:table-cell>
          <table:table-cell table:style-name="ce9" table:formula="of:=[.M1]" office:value-type="date" office:date-value="2020-04-03" calcext:value-type="date">
            <text:p>04-03</text:p>
          </table:table-cell>
          <table:table-cell table:style-name="ce9" table:formula="of:=[.N1]" office:value-type="date" office:date-value="2020-04-04" calcext:value-type="date">
            <text:p>04-04</text:p>
          </table:table-cell>
          <table:table-cell table:style-name="ce9" table:formula="of:=[.O1]" office:value-type="date" office:date-value="2020-04-05" calcext:value-type="date">
            <text:p>04-05</text:p>
          </table:table-cell>
          <table:table-cell table:style-name="ce9" table:formula="of:=[.P1]" office:value-type="date" office:date-value="2020-04-06" calcext:value-type="date">
            <text:p>04-06</text:p>
          </table:table-cell>
          <table:table-cell table:style-name="ce9" table:formula="of:=[.Q1]" office:value-type="date" office:date-value="2020-04-07" calcext:value-type="date">
            <text:p>04-07</text:p>
          </table:table-cell>
          <table:table-cell table:style-name="ce9" table:formula="of:=[.R1]" office:value-type="date" office:date-value="2020-04-08" calcext:value-type="date">
            <text:p>04-08</text:p>
          </table:table-cell>
          <table:table-cell table:style-name="ce9" table:formula="of:=[.S1]" office:value-type="date" office:date-value="2020-04-09" calcext:value-type="date">
            <text:p>04-09</text:p>
          </table:table-cell>
          <table:table-cell table:style-name="ce9" table:formula="of:=[.T1]" office:value-type="date" office:date-value="2020-04-10" calcext:value-type="date">
            <text:p>04-10</text:p>
          </table:table-cell>
          <table:table-cell table:style-name="ce9" table:formula="of:=[.U1]" office:value-type="date" office:date-value="2020-04-11" calcext:value-type="date">
            <text:p>04-11</text:p>
          </table:table-cell>
          <table:table-cell table:style-name="ce9" table:formula="of:=[.V1]" office:value-type="date" office:date-value="2020-04-12" calcext:value-type="date">
            <text:p>04-12</text:p>
          </table:table-cell>
          <table:table-cell table:style-name="ce9" table:formula="of:=[.W1]" office:value-type="date" office:date-value="2020-04-13" calcext:value-type="date">
            <text:p>04-1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-17</text:p>
          </table:table-cell>
          <table:table-cell/>
          <table:table-cell table:formula="of:=[.C3]-[.B3]" office:value-type="float" office:value="43" calcext:value-type="float">
            <text:p>43</text:p>
          </table:table-cell>
          <table:table-cell table:formula="of:=[.D3]-[.C3]" office:value-type="float" office:value="62" calcext:value-type="float">
            <text:p>62</text:p>
          </table:table-cell>
          <table:table-cell table:formula="of:=[.E3]-[.D3]" office:value-type="float" office:value="49" calcext:value-type="float">
            <text:p>49</text:p>
          </table:table-cell>
          <table:table-cell table:formula="of:=[.F3]-[.E3]" office:value-type="float" office:value="48" calcext:value-type="float">
            <text:p>48</text:p>
          </table:table-cell>
          <table:table-cell table:formula="of:=[.G3]-[.F3]" office:value-type="float" office:value="48" calcext:value-type="float">
            <text:p>48</text:p>
          </table:table-cell>
          <table:table-cell table:formula="of:=[.H3]-[.G3]" office:value-type="float" office:value="28" calcext:value-type="float">
            <text:p>28</text:p>
          </table:table-cell>
          <table:table-cell table:formula="of:=[.I3]-[.H3]" office:value-type="float" office:value="95" calcext:value-type="float">
            <text:p>95</text:p>
          </table:table-cell>
          <table:table-cell table:formula="of:=[.J3]-[.I3]" office:value-type="float" office:value="43" calcext:value-type="float">
            <text:p>43</text:p>
          </table:table-cell>
          <table:table-cell table:formula="of:=[.K3]-[.J3]" office:value-type="float" office:value="59" calcext:value-type="float">
            <text:p>59</text:p>
          </table:table-cell>
          <table:table-cell table:formula="of:=[.L3]-[.K3]" office:value-type="float" office:value="65" calcext:value-type="float">
            <text:p>65</text:p>
          </table:table-cell>
          <table:table-cell table:formula="of:=[.M3]-[.L3]" office:value-type="float" office:value="107" calcext:value-type="float">
            <text:p>107</text:p>
          </table:table-cell>
          <table:table-cell table:formula="of:=[.N3]-[.M3]" office:value-type="float" office:value="89" calcext:value-type="float">
            <text:p>89</text:p>
          </table:table-cell>
          <table:table-cell table:formula="of:=[.O3]-[.N3]" office:value-type="float" office:value="58" calcext:value-type="float">
            <text:p>58</text:p>
          </table:table-cell>
          <table:table-cell table:formula="of:=[.P3]-[.O3]" office:value-type="float" office:value="69" calcext:value-type="float">
            <text:p>69</text:p>
          </table:table-cell>
          <table:table-cell table:formula="of:=[.Q3]-[.P3]" office:value-type="float" office:value="170" calcext:value-type="float">
            <text:p>170</text:p>
          </table:table-cell>
          <table:table-cell table:formula="of:=[.R3]-[.Q3]" office:value-type="float" office:value="149" calcext:value-type="float">
            <text:p>149</text:p>
          </table:table-cell>
          <table:table-cell table:formula="of:=[.S3]-[.R3]" office:value-type="float" office:value="203" calcext:value-type="float">
            <text:p>203</text:p>
          </table:table-cell>
          <table:table-cell table:formula="of:=[.T3]-[.S3]" office:value-type="float" office:value="141" calcext:value-type="float">
            <text:p>141</text:p>
          </table:table-cell>
          <table:table-cell table:formula="of:=[.U3]-[.T3]" office:value-type="float" office:value="61" calcext:value-type="float">
            <text:p>61</text:p>
          </table:table-cell>
          <table:table-cell table:formula="of:=[.V3]-[.U3]" office:value-type="float" office:value="97" calcext:value-type="float">
            <text:p>97</text:p>
          </table:table-cell>
          <table:table-cell table:formula="of:=[.W3]-[.V3]" office:value-type="float" office:value="-2025" calcext:value-type="float">
            <text:p>-2,02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18-44</text:p>
          </table:table-cell>
          <table:table-cell/>
          <table:table-cell table:formula="of:=[.C4]-[.B4]" office:value-type="float" office:value="1059" calcext:value-type="float">
            <text:p>1,059</text:p>
          </table:table-cell>
          <table:table-cell table:formula="of:=[.D4]-[.C4]" office:value-type="float" office:value="1786" calcext:value-type="float">
            <text:p>1,786</text:p>
          </table:table-cell>
          <table:table-cell table:formula="of:=[.E4]-[.D4]" office:value-type="float" office:value="1265" calcext:value-type="float">
            <text:p>1,265</text:p>
          </table:table-cell>
          <table:table-cell table:formula="of:=[.F4]-[.E4]" office:value-type="float" office:value="1472" calcext:value-type="float">
            <text:p>1,472</text:p>
          </table:table-cell>
          <table:table-cell table:formula="of:=[.G4]-[.F4]" office:value-type="float" office:value="1596" calcext:value-type="float">
            <text:p>1,596</text:p>
          </table:table-cell>
          <table:table-cell table:formula="of:=[.H4]-[.G4]" office:value-type="float" office:value="1020" calcext:value-type="float">
            <text:p>1,020</text:p>
          </table:table-cell>
          <table:table-cell table:formula="of:=[.I4]-[.H4]" office:value-type="float" office:value="1795" calcext:value-type="float">
            <text:p>1,795</text:p>
          </table:table-cell>
          <table:table-cell table:formula="of:=[.J4]-[.I4]" office:value-type="float" office:value="1319" calcext:value-type="float">
            <text:p>1,319</text:p>
          </table:table-cell>
          <table:table-cell table:formula="of:=[.K4]-[.J4]" office:value-type="float" office:value="1420" calcext:value-type="float">
            <text:p>1,420</text:p>
          </table:table-cell>
          <table:table-cell table:formula="of:=[.L4]-[.K4]" office:value-type="float" office:value="1546" calcext:value-type="float">
            <text:p>1,546</text:p>
          </table:table-cell>
          <table:table-cell table:formula="of:=[.M4]-[.L4]" office:value-type="float" office:value="2121" calcext:value-type="float">
            <text:p>2,121</text:p>
          </table:table-cell>
          <table:table-cell table:formula="of:=[.N4]-[.M4]" office:value-type="float" office:value="1518" calcext:value-type="float">
            <text:p>1,518</text:p>
          </table:table-cell>
          <table:table-cell table:formula="of:=[.O4]-[.N4]" office:value-type="float" office:value="1431" calcext:value-type="float">
            <text:p>1,431</text:p>
          </table:table-cell>
          <table:table-cell table:formula="of:=[.P4]-[.O4]" office:value-type="float" office:value="1333" calcext:value-type="float">
            <text:p>1,333</text:p>
          </table:table-cell>
          <table:table-cell table:formula="of:=[.Q4]-[.P4]" office:value-type="float" office:value="2114" calcext:value-type="float">
            <text:p>2,114</text:p>
          </table:table-cell>
          <table:table-cell table:formula="of:=[.R4]-[.Q4]" office:value-type="float" office:value="2047" calcext:value-type="float">
            <text:p>2,047</text:p>
          </table:table-cell>
          <table:table-cell table:formula="of:=[.S4]-[.R4]" office:value-type="float" office:value="3029" calcext:value-type="float">
            <text:p>3,029</text:p>
          </table:table-cell>
          <table:table-cell table:formula="of:=[.T4]-[.S4]" office:value-type="float" office:value="2569" calcext:value-type="float">
            <text:p>2,569</text:p>
          </table:table-cell>
          <table:table-cell table:formula="of:=[.U4]-[.T4]" office:value-type="float" office:value="1360" calcext:value-type="float">
            <text:p>1,360</text:p>
          </table:table-cell>
          <table:table-cell table:formula="of:=[.V4]-[.U4]" office:value-type="float" office:value="1869" calcext:value-type="float">
            <text:p>1,869</text:p>
          </table:table-cell>
          <table:table-cell table:formula="of:=[.W4]-[.V4]" office:value-type="float" office:value="-39704" calcext:value-type="float">
            <text:p>-39,70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45-64</text:p>
          </table:table-cell>
          <table:table-cell/>
          <table:table-cell table:formula="of:=[.C5]-[.B5]" office:value-type="float" office:value="851" calcext:value-type="float">
            <text:p>851</text:p>
          </table:table-cell>
          <table:table-cell table:formula="of:=[.D5]-[.C5]" office:value-type="float" office:value="1592" calcext:value-type="float">
            <text:p>1,592</text:p>
          </table:table-cell>
          <table:table-cell table:formula="of:=[.E5]-[.D5]" office:value-type="float" office:value="1083" calcext:value-type="float">
            <text:p>1,083</text:p>
          </table:table-cell>
          <table:table-cell table:formula="of:=[.F5]-[.E5]" office:value-type="float" office:value="1289" calcext:value-type="float">
            <text:p>1,289</text:p>
          </table:table-cell>
          <table:table-cell table:formula="of:=[.G5]-[.F5]" office:value-type="float" office:value="1438" calcext:value-type="float">
            <text:p>1,438</text:p>
          </table:table-cell>
          <table:table-cell table:formula="of:=[.H5]-[.G5]" office:value-type="float" office:value="981" calcext:value-type="float">
            <text:p>981</text:p>
          </table:table-cell>
          <table:table-cell table:formula="of:=[.I5]-[.H5]" office:value-type="float" office:value="1767" calcext:value-type="float">
            <text:p>1,767</text:p>
          </table:table-cell>
          <table:table-cell table:formula="of:=[.J5]-[.I5]" office:value-type="float" office:value="1345" calcext:value-type="float">
            <text:p>1,345</text:p>
          </table:table-cell>
          <table:table-cell table:formula="of:=[.K5]-[.J5]" office:value-type="float" office:value="1415" calcext:value-type="float">
            <text:p>1,415</text:p>
          </table:table-cell>
          <table:table-cell table:formula="of:=[.L5]-[.K5]" office:value-type="float" office:value="1393" calcext:value-type="float">
            <text:p>1,393</text:p>
          </table:table-cell>
          <table:table-cell table:formula="of:=[.M5]-[.L5]" office:value-type="float" office:value="2474" calcext:value-type="float">
            <text:p>2,474</text:p>
          </table:table-cell>
          <table:table-cell table:formula="of:=[.N5]-[.M5]" office:value-type="float" office:value="1673" calcext:value-type="float">
            <text:p>1,673</text:p>
          </table:table-cell>
          <table:table-cell table:formula="of:=[.O5]-[.N5]" office:value-type="float" office:value="1491" calcext:value-type="float">
            <text:p>1,491</text:p>
          </table:table-cell>
          <table:table-cell table:formula="of:=[.P5]-[.O5]" office:value-type="float" office:value="1492" calcext:value-type="float">
            <text:p>1,492</text:p>
          </table:table-cell>
          <table:table-cell table:formula="of:=[.Q5]-[.P5]" office:value-type="float" office:value="2128" calcext:value-type="float">
            <text:p>2,128</text:p>
          </table:table-cell>
          <table:table-cell table:formula="of:=[.R5]-[.Q5]" office:value-type="float" office:value="1945" calcext:value-type="float">
            <text:p>1,945</text:p>
          </table:table-cell>
          <table:table-cell table:formula="of:=[.S5]-[.R5]" office:value-type="float" office:value="2772" calcext:value-type="float">
            <text:p>2,772</text:p>
          </table:table-cell>
          <table:table-cell table:formula="of:=[.T5]-[.S5]" office:value-type="float" office:value="2442" calcext:value-type="float">
            <text:p>2,442</text:p>
          </table:table-cell>
          <table:table-cell table:formula="of:=[.U5]-[.T5]" office:value-type="float" office:value="1661" calcext:value-type="float">
            <text:p>1,661</text:p>
          </table:table-cell>
          <table:table-cell table:formula="of:=[.V5]-[.U5]" office:value-type="float" office:value="2276" calcext:value-type="float">
            <text:p>2,276</text:p>
          </table:table-cell>
          <table:table-cell table:formula="of:=[.W5]-[.V5]" office:value-type="float" office:value="-37851" calcext:value-type="float">
            <text:p>-37,851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65-75</text:p>
          </table:table-cell>
          <table:table-cell/>
          <table:table-cell table:formula="of:=[.C6]-[.B6]" office:value-type="float" office:value="287" calcext:value-type="float">
            <text:p>287</text:p>
          </table:table-cell>
          <table:table-cell table:formula="of:=[.D6]-[.C6]" office:value-type="float" office:value="537" calcext:value-type="float">
            <text:p>537</text:p>
          </table:table-cell>
          <table:table-cell table:formula="of:=[.E6]-[.D6]" office:value-type="float" office:value="401" calcext:value-type="float">
            <text:p>401</text:p>
          </table:table-cell>
          <table:table-cell table:formula="of:=[.F6]-[.E6]" office:value-type="float" office:value="407" calcext:value-type="float">
            <text:p>407</text:p>
          </table:table-cell>
          <table:table-cell table:formula="of:=[.G6]-[.F6]" office:value-type="float" office:value="537" calcext:value-type="float">
            <text:p>537</text:p>
          </table:table-cell>
          <table:table-cell table:formula="of:=[.H6]-[.G6]" office:value-type="float" office:value="383" calcext:value-type="float">
            <text:p>383</text:p>
          </table:table-cell>
          <table:table-cell table:formula="of:=[.I6]-[.H6]" office:value-type="float" office:value="542" calcext:value-type="float">
            <text:p>542</text:p>
          </table:table-cell>
          <table:table-cell table:formula="of:=[.J6]-[.I6]" office:value-type="float" office:value="519" calcext:value-type="float">
            <text:p>519</text:p>
          </table:table-cell>
          <table:table-cell table:formula="of:=[.K6]-[.J6]" office:value-type="float" office:value="569" calcext:value-type="float">
            <text:p>569</text:p>
          </table:table-cell>
          <table:table-cell table:formula="of:=[.L6]-[.K6]" office:value-type="float" office:value="511" calcext:value-type="float">
            <text:p>511</text:p>
          </table:table-cell>
          <table:table-cell table:formula="of:=[.M6]-[.L6]" office:value-type="float" office:value="969" calcext:value-type="float">
            <text:p>969</text:p>
          </table:table-cell>
          <table:table-cell table:formula="of:=[.N6]-[.M6]" office:value-type="float" office:value="652" calcext:value-type="float">
            <text:p>652</text:p>
          </table:table-cell>
          <table:table-cell table:formula="of:=[.O6]-[.N6]" office:value-type="float" office:value="544" calcext:value-type="float">
            <text:p>544</text:p>
          </table:table-cell>
          <table:table-cell table:formula="of:=[.P6]-[.O6]" office:value-type="float" office:value="489" calcext:value-type="float">
            <text:p>489</text:p>
          </table:table-cell>
          <table:table-cell table:formula="of:=[.Q6]-[.P6]" office:value-type="float" office:value="723" calcext:value-type="float">
            <text:p>723</text:p>
          </table:table-cell>
          <table:table-cell table:formula="of:=[.R6]-[.Q6]" office:value-type="float" office:value="747" calcext:value-type="float">
            <text:p>747</text:p>
          </table:table-cell>
          <table:table-cell table:formula="of:=[.S6]-[.R6]" office:value-type="float" office:value="771" calcext:value-type="float">
            <text:p>771</text:p>
          </table:table-cell>
          <table:table-cell table:formula="of:=[.T6]-[.S6]" office:value-type="float" office:value="746" calcext:value-type="float">
            <text:p>746</text:p>
          </table:table-cell>
          <table:table-cell table:formula="of:=[.U6]-[.T6]" office:value-type="float" office:value="628" calcext:value-type="float">
            <text:p>628</text:p>
          </table:table-cell>
          <table:table-cell table:formula="of:=[.V6]-[.U6]" office:value-type="float" office:value="764" calcext:value-type="float">
            <text:p>764</text:p>
          </table:table-cell>
          <table:table-cell table:formula="of:=[.W6]-[.V6]" office:value-type="float" office:value="-13128" calcext:value-type="float">
            <text:p>-13,128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75+</text:p>
          </table:table-cell>
          <table:table-cell/>
          <table:table-cell table:formula="of:=[.C7]-[.B7]" office:value-type="float" office:value="239" calcext:value-type="float">
            <text:p>239</text:p>
          </table:table-cell>
          <table:table-cell table:formula="of:=[.D7]-[.C7]" office:value-type="float" office:value="406" calcext:value-type="float">
            <text:p>406</text:p>
          </table:table-cell>
          <table:table-cell table:formula="of:=[.E7]-[.D7]" office:value-type="float" office:value="302" calcext:value-type="float">
            <text:p>302</text:p>
          </table:table-cell>
          <table:table-cell table:formula="of:=[.F7]-[.E7]" office:value-type="float" office:value="351" calcext:value-type="float">
            <text:p>351</text:p>
          </table:table-cell>
          <table:table-cell table:formula="of:=[.G7]-[.F7]" office:value-type="float" office:value="438" calcext:value-type="float">
            <text:p>438</text:p>
          </table:table-cell>
          <table:table-cell table:formula="of:=[.H7]-[.G7]" office:value-type="float" office:value="296" calcext:value-type="float">
            <text:p>296</text:p>
          </table:table-cell>
          <table:table-cell table:formula="of:=[.I7]-[.H7]" office:value-type="float" office:value="390" calcext:value-type="float">
            <text:p>390</text:p>
          </table:table-cell>
          <table:table-cell table:formula="of:=[.J7]-[.I7]" office:value-type="float" office:value="456" calcext:value-type="float">
            <text:p>456</text:p>
          </table:table-cell>
          <table:table-cell table:formula="of:=[.K7]-[.J7]" office:value-type="float" office:value="462" calcext:value-type="float">
            <text:p>462</text:p>
          </table:table-cell>
          <table:table-cell table:formula="of:=[.L7]-[.K7]" office:value-type="float" office:value="483" calcext:value-type="float">
            <text:p>483</text:p>
          </table:table-cell>
          <table:table-cell table:formula="of:=[.M7]-[.L7]" office:value-type="float" office:value="898" calcext:value-type="float">
            <text:p>898</text:p>
          </table:table-cell>
          <table:table-cell table:formula="of:=[.N7]-[.M7]" office:value-type="float" office:value="628" calcext:value-type="float">
            <text:p>628</text:p>
          </table:table-cell>
          <table:table-cell table:formula="of:=[.O7]-[.N7]" office:value-type="float" office:value="568" calcext:value-type="float">
            <text:p>568</text:p>
          </table:table-cell>
          <table:table-cell table:formula="of:=[.P7]-[.O7]" office:value-type="float" office:value="440" calcext:value-type="float">
            <text:p>440</text:p>
          </table:table-cell>
          <table:table-cell table:formula="of:=[.Q7]-[.P7]" office:value-type="float" office:value="662" calcext:value-type="float">
            <text:p>662</text:p>
          </table:table-cell>
          <table:table-cell table:formula="of:=[.R7]-[.Q7]" office:value-type="float" office:value="706" calcext:value-type="float">
            <text:p>706</text:p>
          </table:table-cell>
          <table:table-cell table:formula="of:=[.S7]-[.R7]" office:value-type="float" office:value="711" calcext:value-type="float">
            <text:p>711</text:p>
          </table:table-cell>
          <table:table-cell table:formula="of:=[.T7]-[.S7]" office:value-type="float" office:value="779" calcext:value-type="float">
            <text:p>779</text:p>
          </table:table-cell>
          <table:table-cell table:formula="of:=[.U7]-[.T7]" office:value-type="float" office:value="590" calcext:value-type="float">
            <text:p>590</text:p>
          </table:table-cell>
          <table:table-cell table:formula="of:=[.V7]-[.U7]" office:value-type="float" office:value="684" calcext:value-type="float">
            <text:p>684</text:p>
          </table:table-cell>
          <table:table-cell table:formula="of:=[.W7]-[.V7]" office:value-type="float" office:value="-11477" calcext:value-type="float">
            <text:p>-11,477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unknown</text:p>
          </table:table-cell>
          <table:table-cell/>
          <table:table-cell table:formula="of:=[.C8]-[.B8]" office:value-type="float" office:value="-1" calcext:value-type="float">
            <text:p>-1</text:p>
          </table:table-cell>
          <table:table-cell table:formula="of:=[.D8]-[.C8]" office:value-type="float" office:value="31" calcext:value-type="float">
            <text:p>31</text:p>
          </table:table-cell>
          <table:table-cell table:formula="of:=[.E8]-[.D8]" office:value-type="float" office:value="1" calcext:value-type="float">
            <text:p>1</text:p>
          </table:table-cell>
          <table:table-cell table:formula="of:=[.F8]-[.E8]" office:value-type="float" office:value="18" calcext:value-type="float">
            <text:p>18</text:p>
          </table:table-cell>
          <table:table-cell table:formula="of:=[.G8]-[.F8]" office:value-type="float" office:value="11" calcext:value-type="float">
            <text:p>11</text:p>
          </table:table-cell>
          <table:table-cell table:formula="of:=[.H8]-[.G8]" office:value-type="float" office:value="1" calcext:value-type="float">
            <text:p>1</text:p>
          </table:table-cell>
          <table:table-cell table:formula="of:=[.I8]-[.H8]" office:value-type="float" office:value="24" calcext:value-type="float">
            <text:p>24</text:p>
          </table:table-cell>
          <table:table-cell table:formula="of:=[.J8]-[.I8]" office:value-type="float" office:value="2" calcext:value-type="float">
            <text:p>2</text:p>
          </table:table-cell>
          <table:table-cell table:formula="of:=[.K8]-[.J8]" office:value-type="float" office:value="11" calcext:value-type="float">
            <text:p>11</text:p>
          </table:table-cell>
          <table:table-cell table:formula="of:=[.L8]-[.K8]" office:value-type="float" office:value="2" calcext:value-type="float">
            <text:p>2</text:p>
          </table:table-cell>
          <table:table-cell table:formula="of:=[.M8]-[.L8]" office:value-type="float" office:value="13" calcext:value-type="float">
            <text:p>13</text:p>
          </table:table-cell>
          <table:table-cell table:formula="of:=[.N8]-[.M8]" office:value-type="float" office:value="1" calcext:value-type="float">
            <text:p>1</text:p>
          </table:table-cell>
          <table:table-cell table:formula="of:=[.O8]-[.N8]" office:value-type="float" office:value="13" calcext:value-type="float">
            <text:p>13</text:p>
          </table:table-cell>
          <table:table-cell table:formula="of:=[.P8]-[.O8]" office:value-type="float" office:value="-2" calcext:value-type="float">
            <text:p>-2</text:p>
          </table:table-cell>
          <table:table-cell table:formula="of:=[.Q8]-[.P8]" office:value-type="float" office:value="28" calcext:value-type="float">
            <text:p>28</text:p>
          </table:table-cell>
          <table:table-cell table:formula="of:=[.R8]-[.Q8]" office:value-type="float" office:value="9" calcext:value-type="float">
            <text:p>9</text:p>
          </table:table-cell>
          <table:table-cell table:formula="of:=[.S8]-[.R8]" office:value-type="float" office:value="35" calcext:value-type="float">
            <text:p>35</text:p>
          </table:table-cell>
          <table:table-cell table:formula="of:=[.T8]-[.S8]" office:value-type="float" office:value="7" calcext:value-type="float">
            <text:p>7</text:p>
          </table:table-cell>
          <table:table-cell table:formula="of:=[.U8]-[.T8]" office:value-type="float" office:value="6" calcext:value-type="float">
            <text:p>6</text:p>
          </table:table-cell>
          <table:table-cell table:formula="of:=[.V8]-[.U8]" office:value-type="float" office:value="5" calcext:value-type="float">
            <text:p>5</text:p>
          </table:table-cell>
          <table:table-cell table:formula="of:=[.W8]-[.V8]" office:value-type="float" office:value="-225" calcext:value-type="float">
            <text:p>-22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ll Ages</text:p>
          </table:table-cell>
          <table:table-cell/>
          <table:table-cell table:formula="of:=SUM([.C20:.C25])" office:value-type="float" office:value="2478" calcext:value-type="float">
            <text:p>2,478</text:p>
          </table:table-cell>
          <table:table-cell table:formula="of:=SUM([.D20:.D25])" office:value-type="float" office:value="4414" calcext:value-type="float">
            <text:p>4,414</text:p>
          </table:table-cell>
          <table:table-cell table:formula="of:=SUM([.E20:.E25])" office:value-type="float" office:value="3101" calcext:value-type="float">
            <text:p>3,101</text:p>
          </table:table-cell>
          <table:table-cell table:formula="of:=SUM([.F20:.F25])" office:value-type="float" office:value="3585" calcext:value-type="float">
            <text:p>3,585</text:p>
          </table:table-cell>
          <table:table-cell table:formula="of:=SUM([.G20:.G25])" office:value-type="float" office:value="4068" calcext:value-type="float">
            <text:p>4,068</text:p>
          </table:table-cell>
          <table:table-cell table:formula="of:=SUM([.H20:.H25])" office:value-type="float" office:value="2709" calcext:value-type="float">
            <text:p>2,709</text:p>
          </table:table-cell>
          <table:table-cell table:formula="of:=SUM([.I20:.I25])" office:value-type="float" office:value="4613" calcext:value-type="float">
            <text:p>4,613</text:p>
          </table:table-cell>
          <table:table-cell table:formula="of:=SUM([.J20:.J25])" office:value-type="float" office:value="3684" calcext:value-type="float">
            <text:p>3,684</text:p>
          </table:table-cell>
          <table:table-cell table:formula="of:=SUM([.K20:.K25])" office:value-type="float" office:value="3936" calcext:value-type="float">
            <text:p>3,936</text:p>
          </table:table-cell>
          <table:table-cell table:formula="of:=SUM([.L20:.L25])" office:value-type="float" office:value="4000" calcext:value-type="float">
            <text:p>4,000</text:p>
          </table:table-cell>
          <table:table-cell table:formula="of:=SUM([.M20:.M25])" office:value-type="float" office:value="6582" calcext:value-type="float">
            <text:p>6,582</text:p>
          </table:table-cell>
          <table:table-cell table:formula="of:=SUM([.N20:.N25])" office:value-type="float" office:value="4561" calcext:value-type="float">
            <text:p>4,561</text:p>
          </table:table-cell>
          <table:table-cell table:formula="of:=SUM([.O20:.O25])" office:value-type="float" office:value="4105" calcext:value-type="float">
            <text:p>4,105</text:p>
          </table:table-cell>
          <table:table-cell table:formula="of:=SUM([.P20:.P25])" office:value-type="float" office:value="3821" calcext:value-type="float">
            <text:p>3,821</text:p>
          </table:table-cell>
          <table:table-cell table:formula="of:=SUM([.Q20:.Q25])" office:value-type="float" office:value="5825" calcext:value-type="float">
            <text:p>5,825</text:p>
          </table:table-cell>
          <table:table-cell table:formula="of:=SUM([.R20:.R25])" office:value-type="float" office:value="5603" calcext:value-type="float">
            <text:p>5,603</text:p>
          </table:table-cell>
          <table:table-cell table:formula="of:=SUM([.S20:.S25])" office:value-type="float" office:value="7521" calcext:value-type="float">
            <text:p>7,521</text:p>
          </table:table-cell>
          <table:table-cell table:formula="of:=SUM([.T20:.T25])" office:value-type="float" office:value="6684" calcext:value-type="float">
            <text:p>6,684</text:p>
          </table:table-cell>
          <table:table-cell table:formula="of:=SUM([.U20:.U25])" office:value-type="float" office:value="4306" calcext:value-type="float">
            <text:p>4,306</text:p>
          </table:table-cell>
          <table:table-cell table:formula="of:=SUM([.V20:.V25])" office:value-type="float" office:value="5695" calcext:value-type="float">
            <text:p>5,695</text:p>
          </table:table-cell>
          <table:table-cell table:formula="of:=SUM([.W20:.W25])" office:value-type="float" office:value="-104410" calcext:value-type="float">
            <text:p>-104,410</text:p>
          </table:table-cell>
          <table:table-cell table:number-columns-repeated="41"/>
        </table:table-row>
        <table:table-row table:style-name="ro1">
          <table:table-cell table:style-name="Default"/>
          <table:table-cell table:number-columns-repeated="63"/>
        </table:table-row>
        <table:table-row table:style-name="ro3">
          <table:table-cell table:style-name="ce11" office:value-type="string" calcext:value-type="string">
            <text:p>Change %</text:p>
          </table:table-cell>
          <table:table-cell table:style-name="Default" table:number-columns-repeated="22"/>
          <table:table-cell table:number-columns-repeated="41"/>
        </table:table-row>
        <table:table-row table:style-name="ro1">
          <table:table-cell table:style-name="Default"/>
          <table:table-cell table:style-name="ce9" table:formula="of:=[.B19]" office:value-type="date" office:date-value="2020-03-23" calcext:value-type="date">
            <text:p>03-23</text:p>
          </table:table-cell>
          <table:table-cell table:style-name="ce9" table:formula="of:=[.C19]" office:value-type="date" office:date-value="2020-03-24" calcext:value-type="date">
            <text:p>03-24</text:p>
          </table:table-cell>
          <table:table-cell table:style-name="ce9" table:formula="of:=[.D19]" office:value-type="date" office:date-value="2020-03-25" calcext:value-type="date">
            <text:p>03-25</text:p>
          </table:table-cell>
          <table:table-cell table:style-name="ce9" table:formula="of:=[.E19]" office:value-type="date" office:date-value="2020-03-26" calcext:value-type="date">
            <text:p>03-26</text:p>
          </table:table-cell>
          <table:table-cell table:style-name="ce9" table:formula="of:=[.F19]" office:value-type="date" office:date-value="2020-03-27" calcext:value-type="date">
            <text:p>03-27</text:p>
          </table:table-cell>
          <table:table-cell table:style-name="ce9" table:formula="of:=[.G19]" office:value-type="date" office:date-value="2020-03-28" calcext:value-type="date">
            <text:p>03-28</text:p>
          </table:table-cell>
          <table:table-cell table:style-name="ce9" table:formula="of:=[.H19]" office:value-type="date" office:date-value="2020-03-29" calcext:value-type="date">
            <text:p>03-29</text:p>
          </table:table-cell>
          <table:table-cell table:style-name="ce9" table:formula="of:=[.I19]" office:value-type="date" office:date-value="2020-03-30" calcext:value-type="date">
            <text:p>03-30</text:p>
          </table:table-cell>
          <table:table-cell table:style-name="ce9" table:formula="of:=[.J19]" office:value-type="date" office:date-value="2020-03-31" calcext:value-type="date">
            <text:p>03-31</text:p>
          </table:table-cell>
          <table:table-cell table:style-name="ce9" table:formula="of:=[.K19]" office:value-type="date" office:date-value="2020-04-01" calcext:value-type="date">
            <text:p>04-01</text:p>
          </table:table-cell>
          <table:table-cell table:style-name="ce9" table:formula="of:=[.L19]" office:value-type="date" office:date-value="2020-04-02" calcext:value-type="date">
            <text:p>04-02</text:p>
          </table:table-cell>
          <table:table-cell table:style-name="ce9" table:formula="of:=[.M19]" office:value-type="date" office:date-value="2020-04-03" calcext:value-type="date">
            <text:p>04-03</text:p>
          </table:table-cell>
          <table:table-cell table:style-name="ce9" table:formula="of:=[.N19]" office:value-type="date" office:date-value="2020-04-04" calcext:value-type="date">
            <text:p>04-04</text:p>
          </table:table-cell>
          <table:table-cell table:style-name="ce9" table:formula="of:=[.O19]" office:value-type="date" office:date-value="2020-04-05" calcext:value-type="date">
            <text:p>04-05</text:p>
          </table:table-cell>
          <table:table-cell table:style-name="ce9" table:formula="of:=[.P19]" office:value-type="date" office:date-value="2020-04-06" calcext:value-type="date">
            <text:p>04-06</text:p>
          </table:table-cell>
          <table:table-cell table:style-name="ce9" table:formula="of:=[.Q19]" office:value-type="date" office:date-value="2020-04-07" calcext:value-type="date">
            <text:p>04-07</text:p>
          </table:table-cell>
          <table:table-cell table:style-name="ce9" table:formula="of:=[.R19]" office:value-type="date" office:date-value="2020-04-08" calcext:value-type="date">
            <text:p>04-08</text:p>
          </table:table-cell>
          <table:table-cell table:style-name="ce9" table:formula="of:=[.S19]" office:value-type="date" office:date-value="2020-04-09" calcext:value-type="date">
            <text:p>04-09</text:p>
          </table:table-cell>
          <table:table-cell table:style-name="ce9" table:formula="of:=[.T19]" office:value-type="date" office:date-value="2020-04-10" calcext:value-type="date">
            <text:p>04-10</text:p>
          </table:table-cell>
          <table:table-cell table:style-name="ce9" table:formula="of:=[.U19]" office:value-type="date" office:date-value="2020-04-11" calcext:value-type="date">
            <text:p>04-11</text:p>
          </table:table-cell>
          <table:table-cell table:style-name="ce9" table:formula="of:=[.V19]" office:value-type="date" office:date-value="2020-04-12" calcext:value-type="date">
            <text:p>04-12</text:p>
          </table:table-cell>
          <table:table-cell table:style-name="ce9" table:formula="of:=[.W19]" office:value-type="date" office:date-value="2020-04-13" calcext:value-type="date">
            <text:p>04-1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-17</text:p>
          </table:table-cell>
          <table:table-cell table:style-name="Default"/>
          <table:table-cell table:style-name="ce5"/>
          <table:table-cell table:style-name="ce5" table:formula="of:=[.D20]/[.C20]-1" office:value-type="percentage" office:value="0.441860465116279" calcext:value-type="percentage">
            <text:p>44%</text:p>
          </table:table-cell>
          <table:table-cell table:style-name="ce5" table:formula="of:=[.E20]/[.D20]-1" office:value-type="percentage" office:value="-0.209677419354839" calcext:value-type="percentage">
            <text:p>-21%</text:p>
          </table:table-cell>
          <table:table-cell table:style-name="ce5" table:formula="of:=[.F20]/[.E20]-1" office:value-type="percentage" office:value="-0.0204081632653061" calcext:value-type="percentage">
            <text:p>-2%</text:p>
          </table:table-cell>
          <table:table-cell table:style-name="ce5" table:formula="of:=[.G20]/[.F20]-1" office:value-type="percentage" office:value="0" calcext:value-type="percentage">
            <text:p>0%</text:p>
          </table:table-cell>
          <table:table-cell table:style-name="ce5" table:formula="of:=[.H20]/[.G20]-1" office:value-type="percentage" office:value="-0.416666666666667" calcext:value-type="percentage">
            <text:p>-42%</text:p>
          </table:table-cell>
          <table:table-cell table:style-name="ce5" table:formula="of:=[.I20]/[.H20]-1" office:value-type="percentage" office:value="2.39285714285714" calcext:value-type="percentage">
            <text:p>239%</text:p>
          </table:table-cell>
          <table:table-cell table:style-name="ce5" table:formula="of:=[.J20]/[.I20]-1" office:value-type="percentage" office:value="-0.547368421052632" calcext:value-type="percentage">
            <text:p>-55%</text:p>
          </table:table-cell>
          <table:table-cell table:style-name="ce5" table:formula="of:=[.K20]/[.J20]-1" office:value-type="percentage" office:value="0.372093023255814" calcext:value-type="percentage">
            <text:p>37%</text:p>
          </table:table-cell>
          <table:table-cell table:style-name="ce5" table:formula="of:=[.L20]/[.K20]-1" office:value-type="percentage" office:value="0.101694915254237" calcext:value-type="percentage">
            <text:p>10%</text:p>
          </table:table-cell>
          <table:table-cell table:style-name="ce5" table:formula="of:=[.M20]/[.L20]-1" office:value-type="percentage" office:value="0.646153846153846" calcext:value-type="percentage">
            <text:p>65%</text:p>
          </table:table-cell>
          <table:table-cell table:style-name="ce5" table:formula="of:=[.N20]/[.M20]-1" office:value-type="percentage" office:value="-0.168224299065421" calcext:value-type="percentage">
            <text:p>-17%</text:p>
          </table:table-cell>
          <table:table-cell table:style-name="ce5" table:formula="of:=[.O20]/[.N20]-1" office:value-type="percentage" office:value="-0.348314606741573" calcext:value-type="percentage">
            <text:p>-35%</text:p>
          </table:table-cell>
          <table:table-cell table:style-name="ce5" table:formula="of:=[.P20]/[.O20]-1" office:value-type="percentage" office:value="0.189655172413793" calcext:value-type="percentage">
            <text:p>19%</text:p>
          </table:table-cell>
          <table:table-cell table:style-name="ce5" table:formula="of:=[.Q20]/[.P20]-1" office:value-type="percentage" office:value="1.46376811594203" calcext:value-type="percentage">
            <text:p>146%</text:p>
          </table:table-cell>
          <table:table-cell table:style-name="ce5" table:formula="of:=[.R20]/[.Q20]-1" office:value-type="percentage" office:value="-0.123529411764706" calcext:value-type="percentage">
            <text:p>-12%</text:p>
          </table:table-cell>
          <table:table-cell table:style-name="ce5" table:formula="of:=[.S20]/[.R20]-1" office:value-type="percentage" office:value="0.36241610738255" calcext:value-type="percentage">
            <text:p>36%</text:p>
          </table:table-cell>
          <table:table-cell table:style-name="ce5" table:formula="of:=[.T20]/[.S20]-1" office:value-type="percentage" office:value="-0.305418719211823" calcext:value-type="percentage">
            <text:p>-31%</text:p>
          </table:table-cell>
          <table:table-cell table:style-name="ce5" table:formula="of:=[.U20]/[.T20]-1" office:value-type="percentage" office:value="-0.567375886524823" calcext:value-type="percentage">
            <text:p>-57%</text:p>
          </table:table-cell>
          <table:table-cell table:style-name="ce5" table:formula="of:=[.V20]/[.U20]-1" office:value-type="percentage" office:value="0.590163934426229" calcext:value-type="percentage">
            <text:p>59%</text:p>
          </table:table-cell>
          <table:table-cell table:style-name="ce5" table:formula="of:=[.W20]/[.V20]-1" office:value-type="percentage" office:value="-21.8762886597938" calcext:value-type="percentage">
            <text:p>-2188%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18-44</text:p>
          </table:table-cell>
          <table:table-cell table:style-name="Default"/>
          <table:table-cell table:style-name="ce5"/>
          <table:table-cell table:style-name="ce5" table:formula="of:=[.D21]/[.C21]-1" office:value-type="percentage" office:value="0.686496694995279" calcext:value-type="percentage">
            <text:p>69%</text:p>
          </table:table-cell>
          <table:table-cell table:style-name="ce5" table:formula="of:=[.E21]/[.D21]-1" office:value-type="percentage" office:value="-0.291713325867861" calcext:value-type="percentage">
            <text:p>-29%</text:p>
          </table:table-cell>
          <table:table-cell table:style-name="ce5" table:formula="of:=[.F21]/[.E21]-1" office:value-type="percentage" office:value="0.163636363636364" calcext:value-type="percentage">
            <text:p>16%</text:p>
          </table:table-cell>
          <table:table-cell table:style-name="ce5" table:formula="of:=[.G21]/[.F21]-1" office:value-type="percentage" office:value="0.0842391304347827" calcext:value-type="percentage">
            <text:p>8%</text:p>
          </table:table-cell>
          <table:table-cell table:style-name="ce5" table:formula="of:=[.H21]/[.G21]-1" office:value-type="percentage" office:value="-0.360902255639098" calcext:value-type="percentage">
            <text:p>-36%</text:p>
          </table:table-cell>
          <table:table-cell table:style-name="ce5" table:formula="of:=[.I21]/[.H21]-1" office:value-type="percentage" office:value="0.759803921568627" calcext:value-type="percentage">
            <text:p>76%</text:p>
          </table:table-cell>
          <table:table-cell table:style-name="ce5" table:formula="of:=[.J21]/[.I21]-1" office:value-type="percentage" office:value="-0.265181058495822" calcext:value-type="percentage">
            <text:p>-27%</text:p>
          </table:table-cell>
          <table:table-cell table:style-name="ce5" table:formula="of:=[.K21]/[.J21]-1" office:value-type="percentage" office:value="0.0765731614859742" calcext:value-type="percentage">
            <text:p>8%</text:p>
          </table:table-cell>
          <table:table-cell table:style-name="ce5" table:formula="of:=[.L21]/[.K21]-1" office:value-type="percentage" office:value="0.0887323943661973" calcext:value-type="percentage">
            <text:p>9%</text:p>
          </table:table-cell>
          <table:table-cell table:style-name="ce5" table:formula="of:=[.M21]/[.L21]-1" office:value-type="percentage" office:value="0.371927554980595" calcext:value-type="percentage">
            <text:p>37%</text:p>
          </table:table-cell>
          <table:table-cell table:style-name="ce5" table:formula="of:=[.N21]/[.M21]-1" office:value-type="percentage" office:value="-0.284299858557284" calcext:value-type="percentage">
            <text:p>-28%</text:p>
          </table:table-cell>
          <table:table-cell table:style-name="ce5" table:formula="of:=[.O21]/[.N21]-1" office:value-type="percentage" office:value="-0.0573122529644269" calcext:value-type="percentage">
            <text:p>-6%</text:p>
          </table:table-cell>
          <table:table-cell table:style-name="ce5" table:formula="of:=[.P21]/[.O21]-1" office:value-type="percentage" office:value="-0.0684835779175402" calcext:value-type="percentage">
            <text:p>-7%</text:p>
          </table:table-cell>
          <table:table-cell table:style-name="ce5" table:formula="of:=[.Q21]/[.P21]-1" office:value-type="percentage" office:value="0.58589647411853" calcext:value-type="percentage">
            <text:p>59%</text:p>
          </table:table-cell>
          <table:table-cell table:style-name="ce5" table:formula="of:=[.R21]/[.Q21]-1" office:value-type="percentage" office:value="-0.0316934720908231" calcext:value-type="percentage">
            <text:p>-3%</text:p>
          </table:table-cell>
          <table:table-cell table:style-name="ce5" table:formula="of:=[.S21]/[.R21]-1" office:value-type="percentage" office:value="0.479726428920371" calcext:value-type="percentage">
            <text:p>48%</text:p>
          </table:table-cell>
          <table:table-cell table:style-name="ce5" table:formula="of:=[.T21]/[.S21]-1" office:value-type="percentage" office:value="-0.151865302079894" calcext:value-type="percentage">
            <text:p>-15%</text:p>
          </table:table-cell>
          <table:table-cell table:style-name="ce5" table:formula="of:=[.U21]/[.T21]-1" office:value-type="percentage" office:value="-0.470611132736473" calcext:value-type="percentage">
            <text:p>-47%</text:p>
          </table:table-cell>
          <table:table-cell table:style-name="ce5" table:formula="of:=[.V21]/[.U21]-1" office:value-type="percentage" office:value="0.374264705882353" calcext:value-type="percentage">
            <text:p>37%</text:p>
          </table:table-cell>
          <table:table-cell table:style-name="ce5" table:formula="of:=[.W21]/[.V21]-1" office:value-type="percentage" office:value="-22.2434456928839" calcext:value-type="percentage">
            <text:p>-2224%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45-64</text:p>
          </table:table-cell>
          <table:table-cell table:style-name="Default"/>
          <table:table-cell table:style-name="ce5"/>
          <table:table-cell table:style-name="ce5" table:formula="of:=[.D22]/[.C22]-1" office:value-type="percentage" office:value="0.870740305522914" calcext:value-type="percentage">
            <text:p>87%</text:p>
          </table:table-cell>
          <table:table-cell table:style-name="ce5" table:formula="of:=[.E22]/[.D22]-1" office:value-type="percentage" office:value="-0.319723618090452" calcext:value-type="percentage">
            <text:p>-32%</text:p>
          </table:table-cell>
          <table:table-cell table:style-name="ce5" table:formula="of:=[.F22]/[.E22]-1" office:value-type="percentage" office:value="0.190212373037858" calcext:value-type="percentage">
            <text:p>19%</text:p>
          </table:table-cell>
          <table:table-cell table:style-name="ce5" table:formula="of:=[.G22]/[.F22]-1" office:value-type="percentage" office:value="0.115593483320403" calcext:value-type="percentage">
            <text:p>12%</text:p>
          </table:table-cell>
          <table:table-cell table:style-name="ce5" table:formula="of:=[.H22]/[.G22]-1" office:value-type="percentage" office:value="-0.317802503477051" calcext:value-type="percentage">
            <text:p>-32%</text:p>
          </table:table-cell>
          <table:table-cell table:style-name="ce5" table:formula="of:=[.I22]/[.H22]-1" office:value-type="percentage" office:value="0.801223241590214" calcext:value-type="percentage">
            <text:p>80%</text:p>
          </table:table-cell>
          <table:table-cell table:style-name="ce5" table:formula="of:=[.J22]/[.I22]-1" office:value-type="percentage" office:value="-0.23882286361064" calcext:value-type="percentage">
            <text:p>-24%</text:p>
          </table:table-cell>
          <table:table-cell table:style-name="ce5" table:formula="of:=[.K22]/[.J22]-1" office:value-type="percentage" office:value="0.0520446096654275" calcext:value-type="percentage">
            <text:p>5%</text:p>
          </table:table-cell>
          <table:table-cell table:style-name="ce5" table:formula="of:=[.L22]/[.K22]-1" office:value-type="percentage" office:value="-0.015547703180212" calcext:value-type="percentage">
            <text:p>-2%</text:p>
          </table:table-cell>
          <table:table-cell table:style-name="ce5" table:formula="of:=[.M22]/[.L22]-1" office:value-type="percentage" office:value="0.776022972002872" calcext:value-type="percentage">
            <text:p>78%</text:p>
          </table:table-cell>
          <table:table-cell table:style-name="ce5" table:formula="of:=[.N22]/[.M22]-1" office:value-type="percentage" office:value="-0.323767178658044" calcext:value-type="percentage">
            <text:p>-32%</text:p>
          </table:table-cell>
          <table:table-cell table:style-name="ce5" table:formula="of:=[.O22]/[.N22]-1" office:value-type="percentage" office:value="-0.108786610878661" calcext:value-type="percentage">
            <text:p>-11%</text:p>
          </table:table-cell>
          <table:table-cell table:style-name="ce5" table:formula="of:=[.P22]/[.O22]-1" office:value-type="percentage" office:value="0.000670690811535923" calcext:value-type="percentage">
            <text:p>0%</text:p>
          </table:table-cell>
          <table:table-cell table:style-name="ce5" table:formula="of:=[.Q22]/[.P22]-1" office:value-type="percentage" office:value="0.42627345844504" calcext:value-type="percentage">
            <text:p>43%</text:p>
          </table:table-cell>
          <table:table-cell table:style-name="ce5" table:formula="of:=[.R22]/[.Q22]-1" office:value-type="percentage" office:value="-0.0859962406015038" calcext:value-type="percentage">
            <text:p>-9%</text:p>
          </table:table-cell>
          <table:table-cell table:style-name="ce5" table:formula="of:=[.S22]/[.R22]-1" office:value-type="percentage" office:value="0.425192802056555" calcext:value-type="percentage">
            <text:p>43%</text:p>
          </table:table-cell>
          <table:table-cell table:style-name="ce5" table:formula="of:=[.T22]/[.S22]-1" office:value-type="percentage" office:value="-0.119047619047619" calcext:value-type="percentage">
            <text:p>-12%</text:p>
          </table:table-cell>
          <table:table-cell table:style-name="ce5" table:formula="of:=[.U22]/[.T22]-1" office:value-type="percentage" office:value="-0.31981981981982" calcext:value-type="percentage">
            <text:p>-32%</text:p>
          </table:table-cell>
          <table:table-cell table:style-name="ce5" table:formula="of:=[.V22]/[.U22]-1" office:value-type="percentage" office:value="0.370258880192655" calcext:value-type="percentage">
            <text:p>37%</text:p>
          </table:table-cell>
          <table:table-cell table:style-name="ce5" table:formula="of:=[.W22]/[.V22]-1" office:value-type="percentage" office:value="-17.6304920913884" calcext:value-type="percentage">
            <text:p>-1763%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65-75</text:p>
          </table:table-cell>
          <table:table-cell table:style-name="Default"/>
          <table:table-cell table:style-name="ce5"/>
          <table:table-cell table:style-name="ce5" table:formula="of:=[.D23]/[.C23]-1" office:value-type="percentage" office:value="0.871080139372822" calcext:value-type="percentage">
            <text:p>87%</text:p>
          </table:table-cell>
          <table:table-cell table:style-name="ce5" table:formula="of:=[.E23]/[.D23]-1" office:value-type="percentage" office:value="-0.253258845437616" calcext:value-type="percentage">
            <text:p>-25%</text:p>
          </table:table-cell>
          <table:table-cell table:style-name="ce5" table:formula="of:=[.F23]/[.E23]-1" office:value-type="percentage" office:value="0.0149625935162094" calcext:value-type="percentage">
            <text:p>1%</text:p>
          </table:table-cell>
          <table:table-cell table:style-name="ce5" table:formula="of:=[.G23]/[.F23]-1" office:value-type="percentage" office:value="0.319410319410319" calcext:value-type="percentage">
            <text:p>32%</text:p>
          </table:table-cell>
          <table:table-cell table:style-name="ce5" table:formula="of:=[.H23]/[.G23]-1" office:value-type="percentage" office:value="-0.286778398510242" calcext:value-type="percentage">
            <text:p>-29%</text:p>
          </table:table-cell>
          <table:table-cell table:style-name="ce5" table:formula="of:=[.I23]/[.H23]-1" office:value-type="percentage" office:value="0.415143603133159" calcext:value-type="percentage">
            <text:p>42%</text:p>
          </table:table-cell>
          <table:table-cell table:style-name="ce5" table:formula="of:=[.J23]/[.I23]-1" office:value-type="percentage" office:value="-0.0424354243542435" calcext:value-type="percentage">
            <text:p>-4%</text:p>
          </table:table-cell>
          <table:table-cell table:style-name="ce5" table:formula="of:=[.K23]/[.J23]-1" office:value-type="percentage" office:value="0.0963391136801541" calcext:value-type="percentage">
            <text:p>10%</text:p>
          </table:table-cell>
          <table:table-cell table:style-name="ce5" table:formula="of:=[.L23]/[.K23]-1" office:value-type="percentage" office:value="-0.101933216168717" calcext:value-type="percentage">
            <text:p>-10%</text:p>
          </table:table-cell>
          <table:table-cell table:style-name="ce5" table:formula="of:=[.M23]/[.L23]-1" office:value-type="percentage" office:value="0.896281800391389" calcext:value-type="percentage">
            <text:p>90%</text:p>
          </table:table-cell>
          <table:table-cell table:style-name="ce5" table:formula="of:=[.N23]/[.M23]-1" office:value-type="percentage" office:value="-0.327141382868937" calcext:value-type="percentage">
            <text:p>-33%</text:p>
          </table:table-cell>
          <table:table-cell table:style-name="ce5" table:formula="of:=[.O23]/[.N23]-1" office:value-type="percentage" office:value="-0.165644171779141" calcext:value-type="percentage">
            <text:p>-17%</text:p>
          </table:table-cell>
          <table:table-cell table:style-name="ce5" table:formula="of:=[.P23]/[.O23]-1" office:value-type="percentage" office:value="-0.101102941176471" calcext:value-type="percentage">
            <text:p>-10%</text:p>
          </table:table-cell>
          <table:table-cell table:style-name="ce5" table:formula="of:=[.Q23]/[.P23]-1" office:value-type="percentage" office:value="0.478527607361963" calcext:value-type="percentage">
            <text:p>48%</text:p>
          </table:table-cell>
          <table:table-cell table:style-name="ce5" table:formula="of:=[.R23]/[.Q23]-1" office:value-type="percentage" office:value="0.0331950207468881" calcext:value-type="percentage">
            <text:p>3%</text:p>
          </table:table-cell>
          <table:table-cell table:style-name="ce5" table:formula="of:=[.S23]/[.R23]-1" office:value-type="percentage" office:value="0.0321285140562249" calcext:value-type="percentage">
            <text:p>3%</text:p>
          </table:table-cell>
          <table:table-cell table:style-name="ce5" table:formula="of:=[.T23]/[.S23]-1" office:value-type="percentage" office:value="-0.0324254215304799" calcext:value-type="percentage">
            <text:p>-3%</text:p>
          </table:table-cell>
          <table:table-cell table:style-name="ce5" table:formula="of:=[.U23]/[.T23]-1" office:value-type="percentage" office:value="-0.158176943699732" calcext:value-type="percentage">
            <text:p>-16%</text:p>
          </table:table-cell>
          <table:table-cell table:style-name="ce5" table:formula="of:=[.V23]/[.U23]-1" office:value-type="percentage" office:value="0.21656050955414" calcext:value-type="percentage">
            <text:p>22%</text:p>
          </table:table-cell>
          <table:table-cell table:style-name="ce5" table:formula="of:=[.W23]/[.V23]-1" office:value-type="percentage" office:value="-18.1832460732984" calcext:value-type="percentage">
            <text:p>-1818%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75+</text:p>
          </table:table-cell>
          <table:table-cell table:style-name="Default"/>
          <table:table-cell table:style-name="ce5"/>
          <table:table-cell table:style-name="ce5" table:formula="of:=[.D24]/[.C24]-1" office:value-type="percentage" office:value="0.698744769874477" calcext:value-type="percentage">
            <text:p>70%</text:p>
          </table:table-cell>
          <table:table-cell table:style-name="ce5" table:formula="of:=[.E24]/[.D24]-1" office:value-type="percentage" office:value="-0.25615763546798" calcext:value-type="percentage">
            <text:p>-26%</text:p>
          </table:table-cell>
          <table:table-cell table:style-name="ce5" table:formula="of:=[.F24]/[.E24]-1" office:value-type="percentage" office:value="0.162251655629139" calcext:value-type="percentage">
            <text:p>16%</text:p>
          </table:table-cell>
          <table:table-cell table:style-name="ce5" table:formula="of:=[.G24]/[.F24]-1" office:value-type="percentage" office:value="0.247863247863248" calcext:value-type="percentage">
            <text:p>25%</text:p>
          </table:table-cell>
          <table:table-cell table:style-name="ce5" table:formula="of:=[.H24]/[.G24]-1" office:value-type="percentage" office:value="-0.324200913242009" calcext:value-type="percentage">
            <text:p>-32%</text:p>
          </table:table-cell>
          <table:table-cell table:style-name="ce5" table:formula="of:=[.I24]/[.H24]-1" office:value-type="percentage" office:value="0.317567567567568" calcext:value-type="percentage">
            <text:p>32%</text:p>
          </table:table-cell>
          <table:table-cell table:style-name="ce5" table:formula="of:=[.J24]/[.I24]-1" office:value-type="percentage" office:value="0.169230769230769" calcext:value-type="percentage">
            <text:p>17%</text:p>
          </table:table-cell>
          <table:table-cell table:style-name="ce5" table:formula="of:=[.K24]/[.J24]-1" office:value-type="percentage" office:value="0.013157894736842" calcext:value-type="percentage">
            <text:p>1%</text:p>
          </table:table-cell>
          <table:table-cell table:style-name="ce5" table:formula="of:=[.L24]/[.K24]-1" office:value-type="percentage" office:value="0.0454545454545454" calcext:value-type="percentage">
            <text:p>5%</text:p>
          </table:table-cell>
          <table:table-cell table:style-name="ce5" table:formula="of:=[.M24]/[.L24]-1" office:value-type="percentage" office:value="0.859213250517598" calcext:value-type="percentage">
            <text:p>86%</text:p>
          </table:table-cell>
          <table:table-cell table:style-name="ce5" table:formula="of:=[.N24]/[.M24]-1" office:value-type="percentage" office:value="-0.300668151447661" calcext:value-type="percentage">
            <text:p>-30%</text:p>
          </table:table-cell>
          <table:table-cell table:style-name="ce5" table:formula="of:=[.O24]/[.N24]-1" office:value-type="percentage" office:value="-0.0955414012738853" calcext:value-type="percentage">
            <text:p>-10%</text:p>
          </table:table-cell>
          <table:table-cell table:style-name="ce5" table:formula="of:=[.P24]/[.O24]-1" office:value-type="percentage" office:value="-0.225352112676056" calcext:value-type="percentage">
            <text:p>-23%</text:p>
          </table:table-cell>
          <table:table-cell table:style-name="ce5" table:formula="of:=[.Q24]/[.P24]-1" office:value-type="percentage" office:value="0.504545454545455" calcext:value-type="percentage">
            <text:p>50%</text:p>
          </table:table-cell>
          <table:table-cell table:style-name="ce5" table:formula="of:=[.R24]/[.Q24]-1" office:value-type="percentage" office:value="0.066465256797583" calcext:value-type="percentage">
            <text:p>7%</text:p>
          </table:table-cell>
          <table:table-cell table:style-name="ce5" table:formula="of:=[.S24]/[.R24]-1" office:value-type="percentage" office:value="0.00708215297450421" calcext:value-type="percentage">
            <text:p>1%</text:p>
          </table:table-cell>
          <table:table-cell table:style-name="ce5" table:formula="of:=[.T24]/[.S24]-1" office:value-type="percentage" office:value="0.0956399437412096" calcext:value-type="percentage">
            <text:p>10%</text:p>
          </table:table-cell>
          <table:table-cell table:style-name="ce5" table:formula="of:=[.U24]/[.T24]-1" office:value-type="percentage" office:value="-0.242618741976893" calcext:value-type="percentage">
            <text:p>-24%</text:p>
          </table:table-cell>
          <table:table-cell table:style-name="ce5" table:formula="of:=[.V24]/[.U24]-1" office:value-type="percentage" office:value="0.159322033898305" calcext:value-type="percentage">
            <text:p>16%</text:p>
          </table:table-cell>
          <table:table-cell table:style-name="ce5" table:formula="of:=[.W24]/[.V24]-1" office:value-type="percentage" office:value="-17.7792397660819" calcext:value-type="percentage">
            <text:p>-1778%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unknown</text:p>
          </table:table-cell>
          <table:table-cell table:style-name="Default"/>
          <table:table-cell table:style-name="ce5"/>
          <table:table-cell table:style-name="ce5" table:formula="of:=[.D25]/[.C25]-1" office:value-type="percentage" office:value="-32" calcext:value-type="percentage">
            <text:p>-3200%</text:p>
          </table:table-cell>
          <table:table-cell table:style-name="ce5" table:formula="of:=[.E25]/[.D25]-1" office:value-type="percentage" office:value="-0.967741935483871" calcext:value-type="percentage">
            <text:p>-97%</text:p>
          </table:table-cell>
          <table:table-cell table:style-name="ce5" table:formula="of:=[.F25]/[.E25]-1" office:value-type="percentage" office:value="17" calcext:value-type="percentage">
            <text:p>1700%</text:p>
          </table:table-cell>
          <table:table-cell table:style-name="ce5" table:formula="of:=[.G25]/[.F25]-1" office:value-type="percentage" office:value="-0.388888888888889" calcext:value-type="percentage">
            <text:p>-39%</text:p>
          </table:table-cell>
          <table:table-cell table:style-name="ce5" table:formula="of:=[.H25]/[.G25]-1" office:value-type="percentage" office:value="-0.909090909090909" calcext:value-type="percentage">
            <text:p>-91%</text:p>
          </table:table-cell>
          <table:table-cell table:style-name="ce5" table:formula="of:=[.I25]/[.H25]-1" office:value-type="percentage" office:value="23" calcext:value-type="percentage">
            <text:p>2300%</text:p>
          </table:table-cell>
          <table:table-cell table:style-name="ce5" table:formula="of:=[.J25]/[.I25]-1" office:value-type="percentage" office:value="-0.916666666666667" calcext:value-type="percentage">
            <text:p>-92%</text:p>
          </table:table-cell>
          <table:table-cell table:style-name="ce5" table:formula="of:=[.K25]/[.J25]-1" office:value-type="percentage" office:value="4.5" calcext:value-type="percentage">
            <text:p>450%</text:p>
          </table:table-cell>
          <table:table-cell table:style-name="ce5" table:formula="of:=[.L25]/[.K25]-1" office:value-type="percentage" office:value="-0.818181818181818" calcext:value-type="percentage">
            <text:p>-82%</text:p>
          </table:table-cell>
          <table:table-cell table:style-name="ce5" table:formula="of:=[.M25]/[.L25]-1" office:value-type="percentage" office:value="5.5" calcext:value-type="percentage">
            <text:p>550%</text:p>
          </table:table-cell>
          <table:table-cell table:style-name="ce5" table:formula="of:=[.N25]/[.M25]-1" office:value-type="percentage" office:value="-0.923076923076923" calcext:value-type="percentage">
            <text:p>-92%</text:p>
          </table:table-cell>
          <table:table-cell table:style-name="ce5" table:formula="of:=[.O25]/[.N25]-1" office:value-type="percentage" office:value="12" calcext:value-type="percentage">
            <text:p>1200%</text:p>
          </table:table-cell>
          <table:table-cell table:style-name="ce5" table:formula="of:=[.P25]/[.O25]-1" office:value-type="percentage" office:value="-1.15384615384615" calcext:value-type="percentage">
            <text:p>-115%</text:p>
          </table:table-cell>
          <table:table-cell table:style-name="ce5" table:formula="of:=[.Q25]/[.P25]-1" office:value-type="percentage" office:value="-15" calcext:value-type="percentage">
            <text:p>-1500%</text:p>
          </table:table-cell>
          <table:table-cell table:style-name="ce5" table:formula="of:=[.R25]/[.Q25]-1" office:value-type="percentage" office:value="-0.678571428571429" calcext:value-type="percentage">
            <text:p>-68%</text:p>
          </table:table-cell>
          <table:table-cell table:style-name="ce5" table:formula="of:=[.S25]/[.R25]-1" office:value-type="percentage" office:value="2.88888888888889" calcext:value-type="percentage">
            <text:p>289%</text:p>
          </table:table-cell>
          <table:table-cell table:style-name="ce5" table:formula="of:=[.T25]/[.S25]-1" office:value-type="percentage" office:value="-0.8" calcext:value-type="percentage">
            <text:p>-80%</text:p>
          </table:table-cell>
          <table:table-cell table:style-name="ce5" table:formula="of:=[.U25]/[.T25]-1" office:value-type="percentage" office:value="-0.142857142857143" calcext:value-type="percentage">
            <text:p>-14%</text:p>
          </table:table-cell>
          <table:table-cell table:style-name="ce5" table:formula="of:=[.V25]/[.U25]-1" office:value-type="percentage" office:value="-0.166666666666667" calcext:value-type="percentage">
            <text:p>-17%</text:p>
          </table:table-cell>
          <table:table-cell table:style-name="ce5" table:formula="of:=[.W25]/[.V25]-1" office:value-type="percentage" office:value="-46" calcext:value-type="percentage">
            <text:p>-4600%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ll Ages</text:p>
          </table:table-cell>
          <table:table-cell table:style-name="Default"/>
          <table:table-cell table:style-name="ce5"/>
          <table:table-cell table:style-name="ce5" table:formula="of:=[.D26]/[.C26]-1" office:value-type="percentage" office:value="0.781275221953188" calcext:value-type="percentage">
            <text:p>78%</text:p>
          </table:table-cell>
          <table:table-cell table:style-name="ce5" table:formula="of:=[.E26]/[.D26]-1" office:value-type="percentage" office:value="-0.297462618939737" calcext:value-type="percentage">
            <text:p>-30%</text:p>
          </table:table-cell>
          <table:table-cell table:style-name="ce5" table:formula="of:=[.F26]/[.E26]-1" office:value-type="percentage" office:value="0.156078684295389" calcext:value-type="percentage">
            <text:p>16%</text:p>
          </table:table-cell>
          <table:table-cell table:style-name="ce5" table:formula="of:=[.G26]/[.F26]-1" office:value-type="percentage" office:value="0.134728033472803" calcext:value-type="percentage">
            <text:p>13%</text:p>
          </table:table-cell>
          <table:table-cell table:style-name="ce5" table:formula="of:=[.H26]/[.G26]-1" office:value-type="percentage" office:value="-0.334070796460177" calcext:value-type="percentage">
            <text:p>-33%</text:p>
          </table:table-cell>
          <table:table-cell table:style-name="ce5" table:formula="of:=[.I26]/[.H26]-1" office:value-type="percentage" office:value="0.702842377260982" calcext:value-type="percentage">
            <text:p>70%</text:p>
          </table:table-cell>
          <table:table-cell table:style-name="ce5" table:formula="of:=[.J26]/[.I26]-1" office:value-type="percentage" office:value="-0.201387383481465" calcext:value-type="percentage">
            <text:p>-20%</text:p>
          </table:table-cell>
          <table:table-cell table:style-name="ce5" table:formula="of:=[.K26]/[.J26]-1" office:value-type="percentage" office:value="0.0684039087947883" calcext:value-type="percentage">
            <text:p>7%</text:p>
          </table:table-cell>
          <table:table-cell table:style-name="ce5" table:formula="of:=[.L26]/[.K26]-1" office:value-type="percentage" office:value="0.0162601626016261" calcext:value-type="percentage">
            <text:p>2%</text:p>
          </table:table-cell>
          <table:table-cell table:style-name="ce5" table:formula="of:=[.M26]/[.L26]-1" office:value-type="percentage" office:value="0.6455" calcext:value-type="percentage">
            <text:p>65%</text:p>
          </table:table-cell>
          <table:table-cell table:style-name="ce5" table:formula="of:=[.N26]/[.M26]-1" office:value-type="percentage" office:value="-0.307049529018535" calcext:value-type="percentage">
            <text:p>-31%</text:p>
          </table:table-cell>
          <table:table-cell table:style-name="ce5" table:formula="of:=[.O26]/[.N26]-1" office:value-type="percentage" office:value="-0.0999780749835563" calcext:value-type="percentage">
            <text:p>-10%</text:p>
          </table:table-cell>
          <table:table-cell table:style-name="ce5" table:formula="of:=[.P26]/[.O26]-1" office:value-type="percentage" office:value="-0.069183922046285" calcext:value-type="percentage">
            <text:p>-7%</text:p>
          </table:table-cell>
          <table:table-cell table:style-name="ce5" table:formula="of:=[.Q26]/[.P26]-1" office:value-type="percentage" office:value="0.524470034022507" calcext:value-type="percentage">
            <text:p>52%</text:p>
          </table:table-cell>
          <table:table-cell table:style-name="ce5" table:formula="of:=[.R26]/[.Q26]-1" office:value-type="percentage" office:value="-0.0381115879828326" calcext:value-type="percentage">
            <text:p>-4%</text:p>
          </table:table-cell>
          <table:table-cell table:style-name="ce5" table:formula="of:=[.S26]/[.R26]-1" office:value-type="percentage" office:value="0.342316616098519" calcext:value-type="percentage">
            <text:p>34%</text:p>
          </table:table-cell>
          <table:table-cell table:style-name="ce5" table:formula="of:=[.T26]/[.S26]-1" office:value-type="percentage" office:value="-0.111288392500997" calcext:value-type="percentage">
            <text:p>-11%</text:p>
          </table:table-cell>
          <table:table-cell table:style-name="ce5" table:formula="of:=[.U26]/[.T26]-1" office:value-type="percentage" office:value="-0.355774985038899" calcext:value-type="percentage">
            <text:p>-36%</text:p>
          </table:table-cell>
          <table:table-cell table:style-name="ce5" table:formula="of:=[.V26]/[.U26]-1" office:value-type="percentage" office:value="0.322573153738969" calcext:value-type="percentage">
            <text:p>32%</text:p>
          </table:table-cell>
          <table:table-cell table:style-name="ce5" table:formula="of:=[.W26]/[.V26]-1" office:value-type="percentage" office:value="-19.3336259877085" calcext:value-type="percentage">
            <text:p>-1933%</text:p>
          </table:table-cell>
          <table:table-cell table:number-columns-repeated="41"/>
        </table:table-row>
        <table:table-row table:style-name="ro1">
          <table:table-cell table:style-name="Default" table:number-columns-repeated="23"/>
          <table:table-cell table:number-columns-repeated="41"/>
        </table:table-row>
        <table:table-row table:style-name="ro1">
          <table:table-cell office:value-type="string" calcext:value-type="string">
            <text:p>100k</text:p>
          </table:table-cell>
          <table:table-cell table:style-name="Default" table:number-columns-repeated="22"/>
          <table:table-cell/>
          <table:table-cell>
            <draw:frame draw:z-index="2" draw:style-name="gr3" draw:text-style-name="P2" svg:width="6.3083in" svg:height="3.5425in" svg:x="0.4327in" svg:y="0.163in">
              <draw:object draw:notify-on-update-of-ranges="'Age-Gender-Raw'.B39:'Age-Gender-Raw'.V39 'Age-Gender-Raw'.A40:'Age-Gender-Raw'.A40 'Age-Gender-Raw'.B40:'Age-Gender-Raw'.V40 'Age-Gender-Raw'.A41:'Age-Gender-Raw'.A41 'Age-Gender-Raw'.B41:'Age-Gender-Raw'.V41 'Age-Gender-Raw'.A42:'Age-Gender-Raw'.A42 'Age-Gender-Raw'.B42:'Age-Gender-Raw'.V42 'Age-Gender-Raw'.A43:'Age-Gender-Raw'.A43 'Age-Gender-Raw'.B43:'Age-Gender-Raw'.V43 'Age-Gender-Raw'.A44:'Age-Gender-Raw'.A44 'Age-Gender-Raw'.B44:'Age-Gender-Raw'.V4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9"/>
        </table:table-row>
        <table:table-row table:style-name="ro1">
          <table:table-cell table:style-name="Default"/>
          <table:table-cell table:style-name="ce9" table:formula="of:=[.B1]" office:value-type="date" office:date-value="2020-03-23" calcext:value-type="date">
            <text:p>03-23</text:p>
          </table:table-cell>
          <table:table-cell table:style-name="ce9" table:formula="of:=[.C1]" office:value-type="date" office:date-value="2020-03-24" calcext:value-type="date">
            <text:p>03-24</text:p>
          </table:table-cell>
          <table:table-cell table:style-name="ce9" table:formula="of:=[.D1]" office:value-type="date" office:date-value="2020-03-25" calcext:value-type="date">
            <text:p>03-25</text:p>
          </table:table-cell>
          <table:table-cell table:style-name="ce9" table:formula="of:=[.E1]" office:value-type="date" office:date-value="2020-03-26" calcext:value-type="date">
            <text:p>03-26</text:p>
          </table:table-cell>
          <table:table-cell table:style-name="ce9" table:formula="of:=[.F1]" office:value-type="date" office:date-value="2020-03-27" calcext:value-type="date">
            <text:p>03-27</text:p>
          </table:table-cell>
          <table:table-cell table:style-name="ce9" table:formula="of:=[.G1]" office:value-type="date" office:date-value="2020-03-28" calcext:value-type="date">
            <text:p>03-28</text:p>
          </table:table-cell>
          <table:table-cell table:style-name="ce9" table:formula="of:=[.H1]" office:value-type="date" office:date-value="2020-03-29" calcext:value-type="date">
            <text:p>03-29</text:p>
          </table:table-cell>
          <table:table-cell table:style-name="ce9" table:formula="of:=[.I1]" office:value-type="date" office:date-value="2020-03-30" calcext:value-type="date">
            <text:p>03-30</text:p>
          </table:table-cell>
          <table:table-cell table:style-name="ce9" table:formula="of:=[.J1]" office:value-type="date" office:date-value="2020-03-31" calcext:value-type="date">
            <text:p>03-31</text:p>
          </table:table-cell>
          <table:table-cell table:style-name="ce9" table:formula="of:=[.K1]" office:value-type="date" office:date-value="2020-04-01" calcext:value-type="date">
            <text:p>04-01</text:p>
          </table:table-cell>
          <table:table-cell table:style-name="ce9" table:formula="of:=[.L1]" office:value-type="date" office:date-value="2020-04-02" calcext:value-type="date">
            <text:p>04-02</text:p>
          </table:table-cell>
          <table:table-cell table:style-name="ce9" table:formula="of:=[.M1]" office:value-type="date" office:date-value="2020-04-03" calcext:value-type="date">
            <text:p>04-03</text:p>
          </table:table-cell>
          <table:table-cell table:style-name="ce9" table:formula="of:=[.N1]" office:value-type="date" office:date-value="2020-04-04" calcext:value-type="date">
            <text:p>04-04</text:p>
          </table:table-cell>
          <table:table-cell table:style-name="ce9" table:formula="of:=[.O1]" office:value-type="date" office:date-value="2020-04-05" calcext:value-type="date">
            <text:p>04-05</text:p>
          </table:table-cell>
          <table:table-cell table:style-name="ce9" table:formula="of:=[.P1]" office:value-type="date" office:date-value="2020-04-06" calcext:value-type="date">
            <text:p>04-06</text:p>
          </table:table-cell>
          <table:table-cell table:style-name="ce9" table:formula="of:=[.Q1]" office:value-type="date" office:date-value="2020-04-07" calcext:value-type="date">
            <text:p>04-07</text:p>
          </table:table-cell>
          <table:table-cell table:style-name="ce9" table:formula="of:=[.R1]" office:value-type="date" office:date-value="2020-04-08" calcext:value-type="date">
            <text:p>04-08</text:p>
          </table:table-cell>
          <table:table-cell table:style-name="ce9" table:formula="of:=[.S1]" office:value-type="date" office:date-value="2020-04-09" calcext:value-type="date">
            <text:p>04-09</text:p>
          </table:table-cell>
          <table:table-cell table:style-name="ce9" table:formula="of:=[.T1]" office:value-type="date" office:date-value="2020-04-10" calcext:value-type="date">
            <text:p>04-10</text:p>
          </table:table-cell>
          <table:table-cell table:style-name="ce9" table:formula="of:=[.U1]" office:value-type="date" office:date-value="2020-04-11" calcext:value-type="date">
            <text:p>04-11</text:p>
          </table:table-cell>
          <table:table-cell table:style-name="ce9" table:formula="of:=[.V1]" office:value-type="date" office:date-value="2020-04-12" calcext:value-type="date">
            <text:p>04-12</text:p>
          </table:table-cell>
          <table:table-cell table:style-name="ce9" table:formula="of:=[.W1]" office:value-type="date" office:date-value="2020-04-13" calcext:value-type="date">
            <text:p>04-1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-17</text:p>
          </table:table-cell>
          <table:table-cell table:formula="of:=[.B3]/[$'100K Coefficient'.$B4]" office:value-type="float" office:value="19.6060844407034" calcext:value-type="float">
            <text:p>20</text:p>
          </table:table-cell>
          <table:table-cell table:formula="of:=[.C3]/[$'100K Coefficient'.$B4]" office:value-type="float" office:value="22.0784059390912" calcext:value-type="float">
            <text:p>22</text:p>
          </table:table-cell>
          <table:table-cell table:formula="of:=[.D3]/[$'100K Coefficient'.$B4]" office:value-type="float" office:value="25.6431485646736" calcext:value-type="float">
            <text:p>26</text:p>
          </table:table-cell>
          <table:table-cell table:formula="of:=[.E3]/[$'100K Coefficient'.$B4]" office:value-type="float" office:value="28.4604451558597" calcext:value-type="float">
            <text:p>28</text:p>
          </table:table-cell>
          <table:table-cell table:formula="of:=[.F3]/[$'100K Coefficient'.$B4]" office:value-type="float" office:value="31.2202458982461" calcext:value-type="float">
            <text:p>31</text:p>
          </table:table-cell>
          <table:table-cell table:formula="of:=[.G3]/[$'100K Coefficient'.$B4]" office:value-type="float" office:value="33.9800466406325" calcext:value-type="float">
            <text:p>34</text:p>
          </table:table-cell>
          <table:table-cell table:formula="of:=[.H3]/[$'100K Coefficient'.$B4]" office:value-type="float" office:value="35.5899304070246" calcext:value-type="float">
            <text:p>36</text:p>
          </table:table-cell>
          <table:table-cell table:formula="of:=[.I3]/[$'100K Coefficient'.$B4]" office:value-type="float" office:value="41.0520360429977" calcext:value-type="float">
            <text:p>41</text:p>
          </table:table-cell>
          <table:table-cell table:formula="of:=[.J3]/[$'100K Coefficient'.$B4]" office:value-type="float" office:value="43.5243575413855" calcext:value-type="float">
            <text:p>44</text:p>
          </table:table-cell>
          <table:table-cell table:formula="of:=[.K3]/[$'100K Coefficient'.$B4]" office:value-type="float" office:value="46.9166126205688" calcext:value-type="float">
            <text:p>47</text:p>
          </table:table-cell>
          <table:table-cell table:formula="of:=[.L3]/[$'100K Coefficient'.$B4]" office:value-type="float" office:value="50.6538427925504" calcext:value-type="float">
            <text:p>51</text:p>
          </table:table-cell>
          <table:table-cell table:formula="of:=[.M3]/[$'100K Coefficient'.$B4]" office:value-type="float" office:value="56.8058986141201" calcext:value-type="float">
            <text:p>57</text:p>
          </table:table-cell>
          <table:table-cell table:formula="of:=[.N3]/[$'100K Coefficient'.$B4]" office:value-type="float" office:value="61.9230291572948" calcext:value-type="float">
            <text:p>62</text:p>
          </table:table-cell>
          <table:table-cell table:formula="of:=[.O3]/[$'100K Coefficient'.$B4]" office:value-type="float" office:value="65.2577883876784" calcext:value-type="float">
            <text:p>65</text:p>
          </table:table-cell>
          <table:table-cell table:formula="of:=[.P3]/[$'100K Coefficient'.$B4]" office:value-type="float" office:value="69.2250019548589" calcext:value-type="float">
            <text:p>69</text:p>
          </table:table-cell>
          <table:table-cell table:formula="of:=[.Q3]/[$'100K Coefficient'.$B4]" office:value-type="float" office:value="78.9992962508107" calcext:value-type="float">
            <text:p>79</text:p>
          </table:table-cell>
          <table:table-cell table:formula="of:=[.R3]/[$'100K Coefficient'.$B4]" office:value-type="float" office:value="87.5661777219685" calcext:value-type="float">
            <text:p>88</text:p>
          </table:table-cell>
          <table:table-cell table:formula="of:=[.S3]/[$'100K Coefficient'.$B4]" office:value-type="float" office:value="99.237835028311" calcext:value-type="float">
            <text:p>99</text:p>
          </table:table-cell>
          <table:table-cell table:formula="of:=[.T3]/[$'100K Coefficient'.$B4]" office:value-type="float" office:value="107.344749709071" calcext:value-type="float">
            <text:p>107</text:p>
          </table:table-cell>
          <table:table-cell table:formula="of:=[.U3]/[$'100K Coefficient'.$B4]" office:value-type="float" office:value="110.851996485854" calcext:value-type="float">
            <text:p>111</text:p>
          </table:table-cell>
          <table:table-cell table:formula="of:=[.V3]/[$'100K Coefficient'.$B4]" office:value-type="float" office:value="116.429093819426" calcext:value-type="float">
            <text:p>116</text:p>
          </table:table-cell>
          <table:table-cell table:formula="of:=[.W3]/[$'100K Coefficient'.$B4]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18-44</text:p>
          </table:table-cell>
          <table:table-cell table:formula="of:=[.B4]/[$'100K Coefficient'.$B5]" office:value-type="float" office:value="179.723978514125" calcext:value-type="float">
            <text:p>180</text:p>
          </table:table-cell>
          <table:table-cell table:formula="of:=[.C4]/[$'100K Coefficient'.$B5]" office:value-type="float" office:value="211.26129305372" calcext:value-type="float">
            <text:p>211</text:p>
          </table:table-cell>
          <table:table-cell table:formula="of:=[.D4]/[$'100K Coefficient'.$B5]" office:value-type="float" office:value="264.448869793775" calcext:value-type="float">
            <text:p>264</text:p>
          </table:table-cell>
          <table:table-cell table:formula="of:=[.E4]/[$'100K Coefficient'.$B5]" office:value-type="float" office:value="302.120921628135" calcext:value-type="float">
            <text:p>302</text:p>
          </table:table-cell>
          <table:table-cell table:formula="of:=[.F4]/[$'100K Coefficient'.$B5]" office:value-type="float" office:value="345.957491035392" calcext:value-type="float">
            <text:p>346</text:p>
          </table:table-cell>
          <table:table-cell table:formula="of:=[.G4]/[$'100K Coefficient'.$B5]" office:value-type="float" office:value="393.486814930759" calcext:value-type="float">
            <text:p>393</text:p>
          </table:table-cell>
          <table:table-cell table:formula="of:=[.H4]/[$'100K Coefficient'.$B5]" office:value-type="float" office:value="423.862698623288" calcext:value-type="float">
            <text:p>424</text:p>
          </table:table-cell>
          <table:table-cell table:formula="of:=[.I4]/[$'100K Coefficient'.$B5]" office:value-type="float" office:value="477.318297866511" calcext:value-type="float">
            <text:p>477</text:p>
          </table:table-cell>
          <table:table-cell table:formula="of:=[.J4]/[$'100K Coefficient'.$B5]" office:value-type="float" office:value="516.598484719888" calcext:value-type="float">
            <text:p>517</text:p>
          </table:table-cell>
          <table:table-cell table:formula="of:=[.K4]/[$'100K Coefficient'.$B5]" office:value-type="float" office:value="558.886479664388" calcext:value-type="float">
            <text:p>559</text:p>
          </table:table-cell>
          <table:table-cell table:formula="of:=[.L4]/[$'100K Coefficient'.$B5]" office:value-type="float" office:value="604.926789653259" calcext:value-type="float">
            <text:p>605</text:p>
          </table:table-cell>
          <table:table-cell table:formula="of:=[.M4]/[$'100K Coefficient'.$B5]" office:value-type="float" office:value="668.09075956684" calcext:value-type="float">
            <text:p>668</text:p>
          </table:table-cell>
          <table:table-cell table:formula="of:=[.N4]/[$'100K Coefficient'.$B5]" office:value-type="float" office:value="713.297221768073" calcext:value-type="float">
            <text:p>713</text:p>
          </table:table-cell>
          <table:table-cell table:formula="of:=[.O4]/[$'100K Coefficient'.$B5]" office:value-type="float" office:value="755.912799772002" calcext:value-type="float">
            <text:p>756</text:p>
          </table:table-cell>
          <table:table-cell table:formula="of:=[.P4]/[$'100K Coefficient'.$B5]" office:value-type="float" office:value="795.609910519198" calcext:value-type="float">
            <text:p>796</text:p>
          </table:table-cell>
          <table:table-cell table:formula="of:=[.Q4]/[$'100K Coefficient'.$B5]" office:value-type="float" office:value="858.565418485869" calcext:value-type="float">
            <text:p>859</text:p>
          </table:table-cell>
          <table:table-cell table:formula="of:=[.R4]/[$'100K Coefficient'.$B5]" office:value-type="float" office:value="919.525647817835" calcext:value-type="float">
            <text:p>920</text:p>
          </table:table-cell>
          <table:table-cell table:formula="of:=[.S4]/[$'100K Coefficient'.$B5]" office:value-type="float" office:value="1009.73011027339" calcext:value-type="float">
            <text:p>1,010</text:p>
          </table:table-cell>
          <table:table-cell table:formula="of:=[.T4]/[$'100K Coefficient'.$B5]" office:value-type="float" office:value="1086.23564478918" calcext:value-type="float">
            <text:p>1,086</text:p>
          </table:table-cell>
          <table:table-cell table:formula="of:=[.U4]/[$'100K Coefficient'.$B5]" office:value-type="float" office:value="1126.73682304589" calcext:value-type="float">
            <text:p>1,127</text:p>
          </table:table-cell>
          <table:table-cell table:formula="of:=[.V4]/[$'100K Coefficient'.$B5]" office:value-type="float" office:value="1182.39616287072" calcext:value-type="float">
            <text:p>1,182</text:p>
          </table:table-cell>
          <table:table-cell table:formula="of:=[.W4]/[$'100K Coefficient'.$B5]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45-64</text:p>
          </table:table-cell>
          <table:table-cell table:formula="of:=[.B5]/[$'100K Coefficient'.$B6]" office:value-type="float" office:value="211.226675939954" calcext:value-type="float">
            <text:p>211</text:p>
          </table:table-cell>
          <table:table-cell table:formula="of:=[.C5]/[$'100K Coefficient'.$B6]" office:value-type="float" office:value="252.616015388469" calcext:value-type="float">
            <text:p>253</text:p>
          </table:table-cell>
          <table:table-cell table:formula="of:=[.D5]/[$'100K Coefficient'.$B6]" office:value-type="float" office:value="330.044720913775" calcext:value-type="float">
            <text:p>330</text:p>
          </table:table-cell>
          <table:table-cell table:formula="of:=[.E5]/[$'100K Coefficient'.$B6]" office:value-type="float" office:value="382.717640564471" calcext:value-type="float">
            <text:p>383</text:p>
          </table:table-cell>
          <table:table-cell table:formula="of:=[.F5]/[$'100K Coefficient'.$B6]" office:value-type="float" office:value="445.409601256757" calcext:value-type="float">
            <text:p>445</text:p>
          </table:table-cell>
          <table:table-cell table:formula="of:=[.G5]/[$'100K Coefficient'.$B6]" office:value-type="float" office:value="515.348344061651" calcext:value-type="float">
            <text:p>515</text:p>
          </table:table-cell>
          <table:table-cell table:formula="of:=[.H5]/[$'100K Coefficient'.$B6]" office:value-type="float" office:value="563.060379313112" calcext:value-type="float">
            <text:p>563</text:p>
          </table:table-cell>
          <table:table-cell table:formula="of:=[.I5]/[$'100K Coefficient'.$B6]" office:value-type="float" office:value="649.000406111615" calcext:value-type="float">
            <text:p>649</text:p>
          </table:table-cell>
          <table:table-cell table:formula="of:=[.J5]/[$'100K Coefficient'.$B6]" office:value-type="float" office:value="714.415989611324" calcext:value-type="float">
            <text:p>714</text:p>
          </table:table-cell>
          <table:table-cell table:formula="of:=[.K5]/[$'100K Coefficient'.$B6]" office:value-type="float" office:value="783.236101620312" calcext:value-type="float">
            <text:p>783</text:p>
          </table:table-cell>
          <table:table-cell table:formula="of:=[.L5]/[$'100K Coefficient'.$B6]" office:value-type="float" office:value="850.986218954956" calcext:value-type="float">
            <text:p>851</text:p>
          </table:table-cell>
          <table:table-cell table:formula="of:=[.M5]/[$'100K Coefficient'.$B6]" office:value-type="float" office:value="971.311983697172" calcext:value-type="float">
            <text:p>971</text:p>
          </table:table-cell>
          <table:table-cell table:formula="of:=[.N5]/[$'100K Coefficient'.$B6]" office:value-type="float" office:value="1052.68021506893" calcext:value-type="float">
            <text:p>1,053</text:p>
          </table:table-cell>
          <table:table-cell table:formula="of:=[.O5]/[$'100K Coefficient'.$B6]" office:value-type="float" office:value="1125.19667231656" calcext:value-type="float">
            <text:p>1,125</text:p>
          </table:table-cell>
          <table:table-cell table:formula="of:=[.P5]/[$'100K Coefficient'.$B6]" office:value-type="float" office:value="1197.76176568576" calcext:value-type="float">
            <text:p>1,198</text:p>
          </table:table-cell>
          <table:table-cell table:formula="of:=[.Q5]/[$'100K Coefficient'.$B6]" office:value-type="float" office:value="1301.25943236783" calcext:value-type="float">
            <text:p>1,301</text:p>
          </table:table-cell>
          <table:table-cell table:formula="of:=[.R5]/[$'100K Coefficient'.$B6]" office:value-type="float" office:value="1395.85668880421" calcext:value-type="float">
            <text:p>1,396</text:p>
          </table:table-cell>
          <table:table-cell table:formula="of:=[.S5]/[$'100K Coefficient'.$B6]" office:value-type="float" office:value="1530.67601777164" calcext:value-type="float">
            <text:p>1,531</text:p>
          </table:table-cell>
          <table:table-cell table:formula="of:=[.T5]/[$'100K Coefficient'.$B6]" office:value-type="float" office:value="1649.4454266239" calcext:value-type="float">
            <text:p>1,649</text:p>
          </table:table-cell>
          <table:table-cell table:formula="of:=[.U5]/[$'100K Coefficient'.$B6]" office:value-type="float" office:value="1730.23002453692" calcext:value-type="float">
            <text:p>1,730</text:p>
          </table:table-cell>
          <table:table-cell table:formula="of:=[.V5]/[$'100K Coefficient'.$B6]" office:value-type="float" office:value="1840.92583721004" calcext:value-type="float">
            <text:p>1,841</text:p>
          </table:table-cell>
          <table:table-cell table:formula="of:=[.W5]/[$'100K Coefficient'.$B6]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65-75</text:p>
          </table:table-cell>
          <table:table-cell table:formula="of:=[.B6]/[$'100K Coefficient'.$B7]" office:value-type="float" office:value="200.304027796827" calcext:value-type="float">
            <text:p>200</text:p>
          </table:table-cell>
          <table:table-cell table:formula="of:=[.C6]/[$'100K Coefficient'.$B7]" office:value-type="float" office:value="241.307776711014" calcext:value-type="float">
            <text:p>241</text:p>
          </table:table-cell>
          <table:table-cell table:formula="of:=[.D6]/[$'100K Coefficient'.$B7]" office:value-type="float" office:value="318.029076944178" calcext:value-type="float">
            <text:p>318</text:p>
          </table:table-cell>
          <table:table-cell table:formula="of:=[.E6]/[$'100K Coefficient'.$B7]" office:value-type="float" office:value="375.320029259818" calcext:value-type="float">
            <text:p>375</text:p>
          </table:table-cell>
          <table:table-cell table:formula="of:=[.F6]/[$'100K Coefficient'.$B7]" office:value-type="float" office:value="433.468202807114" calcext:value-type="float">
            <text:p>433</text:p>
          </table:table-cell>
          <table:table-cell table:formula="of:=[.G6]/[$'100K Coefficient'.$B7]" office:value-type="float" office:value="510.189503040278" calcext:value-type="float">
            <text:p>510</text:p>
          </table:table-cell>
          <table:table-cell table:formula="of:=[.H6]/[$'100K Coefficient'.$B7]" office:value-type="float" office:value="564.908791660952" calcext:value-type="float">
            <text:p>565</text:p>
          </table:table-cell>
          <table:table-cell table:formula="of:=[.I6]/[$'100K Coefficient'.$B7]" office:value-type="float" office:value="642.344442920496" calcext:value-type="float">
            <text:p>642</text:p>
          </table:table-cell>
          <table:table-cell table:formula="of:=[.J6]/[$'100K Coefficient'.$B7]" office:value-type="float" office:value="716.494079458693" calcext:value-type="float">
            <text:p>716</text:p>
          </table:table-cell>
          <table:table-cell table:formula="of:=[.K6]/[$'100K Coefficient'.$B7]" office:value-type="float" office:value="797.787226260687" calcext:value-type="float">
            <text:p>798</text:p>
          </table:table-cell>
          <table:table-cell table:formula="of:=[.L6]/[$'100K Coefficient'.$B7]" office:value-type="float" office:value="870.793901156677" calcext:value-type="float">
            <text:p>871</text:p>
          </table:table-cell>
          <table:table-cell table:formula="of:=[.M6]/[$'100K Coefficient'.$B7]" office:value-type="float" office:value="1009.23513006904" calcext:value-type="float">
            <text:p>1,009</text:p>
          </table:table-cell>
          <table:table-cell table:formula="of:=[.N6]/[$'100K Coefficient'.$B7]" office:value-type="float" office:value="1102.38650390893" calcext:value-type="float">
            <text:p>1,102</text:p>
          </table:table-cell>
          <table:table-cell table:formula="of:=[.O6]/[$'100K Coefficient'.$B7]" office:value-type="float" office:value="1180.10789557902" calcext:value-type="float">
            <text:p>1,180</text:p>
          </table:table-cell>
          <table:table-cell table:formula="of:=[.P6]/[$'100K Coefficient'.$B7]" office:value-type="float" office:value="1249.97142595894" calcext:value-type="float">
            <text:p>1,250</text:p>
          </table:table-cell>
          <table:table-cell table:formula="of:=[.Q6]/[$'100K Coefficient'.$B7]" office:value-type="float" office:value="1353.26658437343" calcext:value-type="float">
            <text:p>1,353</text:p>
          </table:table-cell>
          <table:table-cell table:formula="of:=[.R6]/[$'100K Coefficient'.$B7]" office:value-type="float" office:value="1459.99062771453" calcext:value-type="float">
            <text:p>1,460</text:p>
          </table:table-cell>
          <table:table-cell table:formula="of:=[.S6]/[$'100K Coefficient'.$B7]" office:value-type="float" office:value="1570.14355598226" calcext:value-type="float">
            <text:p>1,570</text:p>
          </table:table-cell>
          <table:table-cell table:formula="of:=[.T6]/[$'100K Coefficient'.$B7]" office:value-type="float" office:value="1676.72472911809" calcext:value-type="float">
            <text:p>1,677</text:p>
          </table:table-cell>
          <table:table-cell table:formula="of:=[.U6]/[$'100K Coefficient'.$B7]" office:value-type="float" office:value="1766.44721803136" calcext:value-type="float">
            <text:p>1,766</text:p>
          </table:table-cell>
          <table:table-cell table:formula="of:=[.V6]/[$'100K Coefficient'.$B7]" office:value-type="float" office:value="1875.60005486216" calcext:value-type="float">
            <text:p>1,876</text:p>
          </table:table-cell>
          <table:table-cell table:formula="of:=[.W6]/[$'100K Coefficient'.$B7]"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f2d(x) = 2x – 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75+</text:p>
          </table:table-cell>
          <table:table-cell table:formula="of:=[.B7]/[$'100K Coefficient'.$B8]" office:value-type="float" office:value="181.10363233763" calcext:value-type="float">
            <text:p>181</text:p>
          </table:table-cell>
          <table:table-cell table:formula="of:=[.C7]/[$'100K Coefficient'.$B8]" office:value-type="float" office:value="224.913114249263" calcext:value-type="float">
            <text:p>225</text:p>
          </table:table-cell>
          <table:table-cell table:formula="of:=[.D7]/[$'100K Coefficient'.$B8]" office:value-type="float" office:value="299.33424251756" calcext:value-type="float">
            <text:p>299</text:p>
          </table:table-cell>
          <table:table-cell table:formula="of:=[.E7]/[$'100K Coefficient'.$B8]" office:value-type="float" office:value="354.691830539791" calcext:value-type="float">
            <text:p>355</text:p>
          </table:table-cell>
          <table:table-cell table:formula="of:=[.F7]/[$'100K Coefficient'.$B8]" office:value-type="float" office:value="419.031278870265" calcext:value-type="float">
            <text:p>419</text:p>
          </table:table-cell>
          <table:table-cell table:formula="of:=[.G7]/[$'100K Coefficient'.$B8]" office:value-type="float" office:value="499.31811182966" calcext:value-type="float">
            <text:p>499</text:p>
          </table:table-cell>
          <table:table-cell table:formula="of:=[.H7]/[$'100K Coefficient'.$B8]" office:value-type="float" office:value="553.57588022231" calcext:value-type="float">
            <text:p>554</text:p>
          </table:table-cell>
          <table:table-cell table:formula="of:=[.I7]/[$'100K Coefficient'.$B8]" office:value-type="float" office:value="625.064156145059" calcext:value-type="float">
            <text:p>625</text:p>
          </table:table-cell>
          <table:table-cell table:formula="of:=[.J7]/[$'100K Coefficient'.$B8]" office:value-type="float" office:value="708.650447993196" calcext:value-type="float">
            <text:p>709</text:p>
          </table:table-cell>
          <table:table-cell table:formula="of:=[.K7]/[$'100K Coefficient'.$B8]" office:value-type="float" office:value="793.336559470913" calcext:value-type="float">
            <text:p>793</text:p>
          </table:table-cell>
          <table:table-cell table:formula="of:=[.L7]/[$'100K Coefficient'.$B8]" office:value-type="float" office:value="881.872039652164" calcext:value-type="float">
            <text:p>882</text:p>
          </table:table-cell>
          <table:table-cell table:formula="of:=[.M7]/[$'100K Coefficient'.$B8]" office:value-type="float" office:value="1046.47837754608" calcext:value-type="float">
            <text:p>1,046</text:p>
          </table:table-cell>
          <table:table-cell table:formula="of:=[.N7]/[$'100K Coefficient'.$B8]" office:value-type="float" office:value="1161.59283210887" calcext:value-type="float">
            <text:p>1,162</text:p>
          </table:table-cell>
          <table:table-cell table:formula="of:=[.O7]/[$'100K Coefficient'.$B8]" office:value-type="float" office:value="1265.70909037584" calcext:value-type="float">
            <text:p>1,266</text:p>
          </table:table-cell>
          <table:table-cell table:formula="of:=[.P7]/[$'100K Coefficient'.$B8]" office:value-type="float" office:value="1346.36252987843" calcext:value-type="float">
            <text:p>1,346</text:p>
          </table:table-cell>
          <table:table-cell table:formula="of:=[.Q7]/[$'100K Coefficient'.$B8]" office:value-type="float" office:value="1467.70929567551" calcext:value-type="float">
            <text:p>1,468</text:p>
          </table:table-cell>
          <table:table-cell table:formula="of:=[.R7]/[$'100K Coefficient'.$B8]" office:value-type="float" office:value="1597.12140542284" calcext:value-type="float">
            <text:p>1,597</text:p>
          </table:table-cell>
          <table:table-cell table:formula="of:=[.S7]/[$'100K Coefficient'.$B8]" office:value-type="float" office:value="1727.45003152816" calcext:value-type="float">
            <text:p>1,727</text:p>
          </table:table-cell>
          <table:table-cell table:formula="of:=[.T7]/[$'100K Coefficient'.$B8]" office:value-type="float" office:value="1870.24328010206" calcext:value-type="float">
            <text:p>1,870</text:p>
          </table:table-cell>
          <table:table-cell table:formula="of:=[.U7]/[$'100K Coefficient'.$B8]" office:value-type="float" office:value="1978.39221034417" calcext:value-type="float">
            <text:p>1,978</text:p>
          </table:table-cell>
          <table:table-cell table:formula="of:=[.V7]/[$'100K Coefficient'.$B8]" office:value-type="float" office:value="2103.77164811638" calcext:value-type="float">
            <text:p>2,104</text:p>
          </table:table-cell>
          <table:table-cell table:formula="of:=[.W7]/[$'100K Coefficient'.$B8]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table:style-name="Default"/>
          <table:table-cell/>
          <table:table-cell table:style-name="Default" table:number-columns-repeated="21"/>
          <table:table-cell table:number-columns-repeated="10"/>
          <table:table-cell>
            <draw:frame draw:z-index="1" draw:style-name="gr3" draw:text-style-name="P2" svg:width="6.3083in" svg:height="3.5425in" svg:x="0.3819in" svg:y="0.035in">
              <draw:object draw:notify-on-update-of-ranges="'Age-Gender-Raw'.B53:'Age-Gender-Raw'.V53 'Age-Gender-Raw'.A54:'Age-Gender-Raw'.A54 'Age-Gender-Raw'.B54:'Age-Gender-Raw'.V54 'Age-Gender-Raw'.A55:'Age-Gender-Raw'.A55 'Age-Gender-Raw'.B55:'Age-Gender-Raw'.V55 'Age-Gender-Raw'.A56:'Age-Gender-Raw'.A56 'Age-Gender-Raw'.B56:'Age-Gender-Raw'.V56 'Age-Gender-Raw'.A57:'Age-Gender-Raw'.A57 'Age-Gender-Raw'.B57:'Age-Gender-Raw'.V57 'Age-Gender-Raw'.A58:'Age-Gender-Raw'.A58 'Age-Gender-Raw'.B58:'Age-Gender-Raw'.V58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30"/>
        </table:table-row>
        <table:table-row table:style-name="ro1">
          <table:table-cell table:style-name="Default"/>
          <table:table-cell table:style-name="ce9" table:formula="of:=[.B1]" office:value-type="date" office:date-value="2020-03-23" calcext:value-type="date">
            <text:p>03-23</text:p>
          </table:table-cell>
          <table:table-cell table:style-name="ce9" table:formula="of:=[.C1]" office:value-type="date" office:date-value="2020-03-24" calcext:value-type="date">
            <text:p>03-24</text:p>
          </table:table-cell>
          <table:table-cell table:style-name="ce9" table:formula="of:=[.D1]" office:value-type="date" office:date-value="2020-03-25" calcext:value-type="date">
            <text:p>03-25</text:p>
          </table:table-cell>
          <table:table-cell table:style-name="ce9" table:formula="of:=[.E1]" office:value-type="date" office:date-value="2020-03-26" calcext:value-type="date">
            <text:p>03-26</text:p>
          </table:table-cell>
          <table:table-cell table:style-name="ce9" table:formula="of:=[.F1]" office:value-type="date" office:date-value="2020-03-27" calcext:value-type="date">
            <text:p>03-27</text:p>
          </table:table-cell>
          <table:table-cell table:style-name="ce9" table:formula="of:=[.G1]" office:value-type="date" office:date-value="2020-03-28" calcext:value-type="date">
            <text:p>03-28</text:p>
          </table:table-cell>
          <table:table-cell table:style-name="ce9" table:formula="of:=[.H1]" office:value-type="date" office:date-value="2020-03-29" calcext:value-type="date">
            <text:p>03-29</text:p>
          </table:table-cell>
          <table:table-cell table:style-name="ce9" table:formula="of:=[.I1]" office:value-type="date" office:date-value="2020-03-30" calcext:value-type="date">
            <text:p>03-30</text:p>
          </table:table-cell>
          <table:table-cell table:style-name="ce9" table:formula="of:=[.J1]" office:value-type="date" office:date-value="2020-03-31" calcext:value-type="date">
            <text:p>03-31</text:p>
          </table:table-cell>
          <table:table-cell table:style-name="ce9" table:formula="of:=[.K1]" office:value-type="date" office:date-value="2020-04-01" calcext:value-type="date">
            <text:p>04-01</text:p>
          </table:table-cell>
          <table:table-cell table:style-name="ce9" table:formula="of:=[.L1]" office:value-type="date" office:date-value="2020-04-02" calcext:value-type="date">
            <text:p>04-02</text:p>
          </table:table-cell>
          <table:table-cell table:style-name="ce9" table:formula="of:=[.M1]" office:value-type="date" office:date-value="2020-04-03" calcext:value-type="date">
            <text:p>04-03</text:p>
          </table:table-cell>
          <table:table-cell table:style-name="ce9" table:formula="of:=[.N1]" office:value-type="date" office:date-value="2020-04-04" calcext:value-type="date">
            <text:p>04-04</text:p>
          </table:table-cell>
          <table:table-cell table:style-name="ce9" table:formula="of:=[.O1]" office:value-type="date" office:date-value="2020-04-05" calcext:value-type="date">
            <text:p>04-05</text:p>
          </table:table-cell>
          <table:table-cell table:style-name="ce9" table:formula="of:=[.P1]" office:value-type="date" office:date-value="2020-04-06" calcext:value-type="date">
            <text:p>04-06</text:p>
          </table:table-cell>
          <table:table-cell table:style-name="ce9" table:formula="of:=[.Q1]" office:value-type="date" office:date-value="2020-04-07" calcext:value-type="date">
            <text:p>04-07</text:p>
          </table:table-cell>
          <table:table-cell table:style-name="ce9" table:formula="of:=[.R1]" office:value-type="date" office:date-value="2020-04-08" calcext:value-type="date">
            <text:p>04-08</text:p>
          </table:table-cell>
          <table:table-cell table:style-name="ce9" table:formula="of:=[.S1]" office:value-type="date" office:date-value="2020-04-09" calcext:value-type="date">
            <text:p>04-09</text:p>
          </table:table-cell>
          <table:table-cell table:style-name="ce9" table:formula="of:=[.T1]" office:value-type="date" office:date-value="2020-04-10" calcext:value-type="date">
            <text:p>04-10</text:p>
          </table:table-cell>
          <table:table-cell table:style-name="ce9" table:formula="of:=[.U1]" office:value-type="date" office:date-value="2020-04-11" calcext:value-type="date">
            <text:p>04-11</text:p>
          </table:table-cell>
          <table:table-cell table:style-name="ce9" table:formula="of:=[.V1]" office:value-type="date" office:date-value="2020-04-12" calcext:value-type="date">
            <text:p>04-12</text:p>
          </table:table-cell>
          <table:table-cell table:style-name="ce9" table:formula="of:=[.W1]" office:value-type="date" office:date-value="2020-04-13" calcext:value-type="date">
            <text:p>04-13</text:p>
          </table:table-cell>
          <table:table-cell table:number-columns-repeated="41"/>
        </table:table-row>
        <table:table-row table:style-name="ro1">
          <table:table-cell table:style-name="Default" office:value-type="string" calcext:value-type="string">
            <text:p>Cumulative</text:p>
          </table:table-cell>
          <table:table-cell table:style-name="ce8" table:formula="of:=[.B2]" office:value-type="float" office:value="13119" calcext:value-type="float">
            <text:p>13,119</text:p>
          </table:table-cell>
          <table:table-cell table:style-name="ce8" table:formula="of:=[.C2]" office:value-type="float" office:value="15597" calcext:value-type="float">
            <text:p>15,597</text:p>
          </table:table-cell>
          <table:table-cell table:style-name="ce8" table:formula="of:=[.D2]" office:value-type="float" office:value="20011" calcext:value-type="float">
            <text:p>20,011</text:p>
          </table:table-cell>
          <table:table-cell table:style-name="ce8" table:formula="of:=[.E2]" office:value-type="float" office:value="23112" calcext:value-type="float">
            <text:p>23,112</text:p>
          </table:table-cell>
          <table:table-cell table:style-name="ce8" table:formula="of:=[.F2]" office:value-type="float" office:value="26697" calcext:value-type="float">
            <text:p>26,697</text:p>
          </table:table-cell>
          <table:table-cell table:style-name="ce8" table:formula="of:=[.G2]" office:value-type="float" office:value="30765" calcext:value-type="float">
            <text:p>30,765</text:p>
          </table:table-cell>
          <table:table-cell table:style-name="ce8" table:formula="of:=[.H2]" office:value-type="float" office:value="33474" calcext:value-type="float">
            <text:p>33,474</text:p>
          </table:table-cell>
          <table:table-cell table:style-name="ce8" table:formula="of:=[.I2]" office:value-type="float" office:value="38087" calcext:value-type="float">
            <text:p>38,087</text:p>
          </table:table-cell>
          <table:table-cell table:style-name="ce8" table:formula="of:=[.J2]" office:value-type="float" office:value="41771" calcext:value-type="float">
            <text:p>41,771</text:p>
          </table:table-cell>
          <table:table-cell table:style-name="ce8" table:formula="of:=[.K2]" office:value-type="float" office:value="45707" calcext:value-type="float">
            <text:p>45,707</text:p>
          </table:table-cell>
          <table:table-cell table:style-name="ce8" table:formula="of:=[.L2]" office:value-type="float" office:value="49707" calcext:value-type="float">
            <text:p>49,707</text:p>
          </table:table-cell>
          <table:table-cell table:style-name="ce8" table:formula="of:=[.M2]" office:value-type="float" office:value="56289" calcext:value-type="float">
            <text:p>56,289</text:p>
          </table:table-cell>
          <table:table-cell table:style-name="ce8" table:formula="of:=[.N2]" office:value-type="float" office:value="60850" calcext:value-type="float">
            <text:p>60,850</text:p>
          </table:table-cell>
          <table:table-cell table:style-name="ce8" table:formula="of:=[.O2]" office:value-type="float" office:value="64955" calcext:value-type="float">
            <text:p>64,955</text:p>
          </table:table-cell>
          <table:table-cell table:style-name="ce8" table:formula="of:=[.P2]" office:value-type="float" office:value="68776" calcext:value-type="float">
            <text:p>68,776</text:p>
          </table:table-cell>
          <table:table-cell table:style-name="ce8" table:formula="of:=[.Q2]" office:value-type="float" office:value="74601" calcext:value-type="float">
            <text:p>74,601</text:p>
          </table:table-cell>
          <table:table-cell table:style-name="ce8" table:formula="of:=[.R2]" office:value-type="float" office:value="80204" calcext:value-type="float">
            <text:p>80,204</text:p>
          </table:table-cell>
          <table:table-cell table:style-name="ce8" table:formula="of:=[.S2]" office:value-type="float" office:value="87725" calcext:value-type="float">
            <text:p>87,725</text:p>
          </table:table-cell>
          <table:table-cell table:style-name="ce8" table:formula="of:=[.T2]" office:value-type="float" office:value="94409" calcext:value-type="float">
            <text:p>94,409</text:p>
          </table:table-cell>
          <table:table-cell table:style-name="ce8" table:formula="of:=[.U2]" office:value-type="float" office:value="98715" calcext:value-type="float">
            <text:p>98,715</text:p>
          </table:table-cell>
          <table:table-cell table:style-name="ce8" table:formula="of:=[.V2]" office:value-type="float" office:value="104410" calcext:value-type="float">
            <text:p>104,410</text:p>
          </table:table-cell>
          <table:table-cell table:style-name="Default"/>
          <table:table-cell table:number-columns-repeated="41"/>
        </table:table-row>
        <table:table-row table:style-name="ro1">
          <table:table-cell table:style-name="Default" office:value-type="string" calcext:value-type="string">
            <text:p>Change</text:p>
          </table:table-cell>
          <table:table-cell table:style-name="Default" table:formula="of:=SUM([.B20:.B25])" office:value-type="float" office:value="0" calcext:value-type="float">
            <text:p>0</text:p>
          </table:table-cell>
          <table:table-cell table:style-name="Default" table:formula="of:=SUM([.C20:.C25])" office:value-type="float" office:value="2478" calcext:value-type="float">
            <text:p>2478</text:p>
          </table:table-cell>
          <table:table-cell table:style-name="Default" table:formula="of:=SUM([.D20:.D25])" office:value-type="float" office:value="4414" calcext:value-type="float">
            <text:p>4414</text:p>
          </table:table-cell>
          <table:table-cell table:style-name="Default" table:formula="of:=SUM([.E20:.E25])" office:value-type="float" office:value="3101" calcext:value-type="float">
            <text:p>3101</text:p>
          </table:table-cell>
          <table:table-cell table:style-name="Default" table:formula="of:=SUM([.F20:.F25])" office:value-type="float" office:value="3585" calcext:value-type="float">
            <text:p>3585</text:p>
          </table:table-cell>
          <table:table-cell table:style-name="Default" table:formula="of:=SUM([.G20:.G25])" office:value-type="float" office:value="4068" calcext:value-type="float">
            <text:p>4068</text:p>
          </table:table-cell>
          <table:table-cell table:style-name="Default" table:formula="of:=SUM([.H20:.H25])" office:value-type="float" office:value="2709" calcext:value-type="float">
            <text:p>2709</text:p>
          </table:table-cell>
          <table:table-cell table:style-name="Default" table:formula="of:=SUM([.I20:.I25])" office:value-type="float" office:value="4613" calcext:value-type="float">
            <text:p>4613</text:p>
          </table:table-cell>
          <table:table-cell table:style-name="Default" table:formula="of:=SUM([.J20:.J25])" office:value-type="float" office:value="3684" calcext:value-type="float">
            <text:p>3684</text:p>
          </table:table-cell>
          <table:table-cell table:style-name="Default" table:formula="of:=SUM([.K20:.K25])" office:value-type="float" office:value="3936" calcext:value-type="float">
            <text:p>3936</text:p>
          </table:table-cell>
          <table:table-cell table:style-name="Default" table:formula="of:=SUM([.L20:.L25])" office:value-type="float" office:value="4000" calcext:value-type="float">
            <text:p>4000</text:p>
          </table:table-cell>
          <table:table-cell table:style-name="Default" table:formula="of:=SUM([.M20:.M25])" office:value-type="float" office:value="6582" calcext:value-type="float">
            <text:p>6582</text:p>
          </table:table-cell>
          <table:table-cell table:style-name="Default" table:formula="of:=SUM([.N20:.N25])" office:value-type="float" office:value="4561" calcext:value-type="float">
            <text:p>4561</text:p>
          </table:table-cell>
          <table:table-cell table:style-name="Default" table:formula="of:=SUM([.O20:.O25])" office:value-type="float" office:value="4105" calcext:value-type="float">
            <text:p>4105</text:p>
          </table:table-cell>
          <table:table-cell table:style-name="Default" table:formula="of:=SUM([.P20:.P25])" office:value-type="float" office:value="3821" calcext:value-type="float">
            <text:p>3821</text:p>
          </table:table-cell>
          <table:table-cell table:style-name="Default" table:formula="of:=SUM([.Q20:.Q25])" office:value-type="float" office:value="5825" calcext:value-type="float">
            <text:p>5825</text:p>
          </table:table-cell>
          <table:table-cell table:style-name="Default" table:formula="of:=SUM([.R20:.R25])" office:value-type="float" office:value="5603" calcext:value-type="float">
            <text:p>5603</text:p>
          </table:table-cell>
          <table:table-cell table:style-name="Default" table:formula="of:=SUM([.S20:.S25])" office:value-type="float" office:value="7521" calcext:value-type="float">
            <text:p>7521</text:p>
          </table:table-cell>
          <table:table-cell table:style-name="Default" table:formula="of:=SUM([.T20:.T25])" office:value-type="float" office:value="6684" calcext:value-type="float">
            <text:p>6684</text:p>
          </table:table-cell>
          <table:table-cell table:style-name="Default" table:formula="of:=SUM([.U20:.U25])" office:value-type="float" office:value="4306" calcext:value-type="float">
            <text:p>4306</text:p>
          </table:table-cell>
          <table:table-cell table:style-name="Default" table:formula="of:=SUM([.V20:.V25])" office:value-type="float" office:value="5695" calcext:value-type="float">
            <text:p>5695</text:p>
          </table:table-cell>
          <table:table-cell table:style-name="Default"/>
          <table:table-cell table:number-columns-repeated="41"/>
        </table:table-row>
        <table:table-row table:style-name="ro1">
          <table:table-cell table:style-name="Default" office:value-type="string" calcext:value-type="string">
            <text:p>Log Cumulative</text:p>
          </table:table-cell>
          <table:table-cell table:style-name="ce15" table:formula="of:=LOG([.B47])" office:value-type="float" office:value="4.11790073206452" calcext:value-type="float">
            <text:p>4.12</text:p>
          </table:table-cell>
          <table:table-cell table:style-name="ce15" table:formula="of:=LOG([.C47])" office:value-type="float" office:value="4.19304107215324" calcext:value-type="float">
            <text:p>4.19</text:p>
          </table:table-cell>
          <table:table-cell table:style-name="ce15" table:formula="of:=LOG([.D47])" office:value-type="float" office:value="4.30126879196606" calcext:value-type="float">
            <text:p>4.30</text:p>
          </table:table-cell>
          <table:table-cell table:style-name="ce15" table:formula="of:=LOG([.E47])" office:value-type="float" office:value="4.36383752883614" calcext:value-type="float">
            <text:p>4.36</text:p>
          </table:table-cell>
          <table:table-cell table:style-name="ce15" table:formula="of:=LOG([.F47])" office:value-type="float" office:value="4.42646246149016" calcext:value-type="float">
            <text:p>4.43</text:p>
          </table:table-cell>
          <table:table-cell table:style-name="ce15" table:formula="of:=LOG([.G47])" office:value-type="float" office:value="4.48805691942405" calcext:value-type="float">
            <text:p>4.49</text:p>
          </table:table-cell>
          <table:table-cell table:style-name="ce15" table:formula="of:=LOG([.H47])" office:value-type="float" office:value="4.52470761179401" calcext:value-type="float">
            <text:p>4.52</text:p>
          </table:table-cell>
          <table:table-cell table:style-name="ce15" table:formula="of:=LOG([.I47])" office:value-type="float" office:value="4.58077676592016" calcext:value-type="float">
            <text:p>4.58</text:p>
          </table:table-cell>
          <table:table-cell table:style-name="ce15" table:formula="of:=LOG([.J47])" office:value-type="float" office:value="4.62087487242297" calcext:value-type="float">
            <text:p>4.62</text:p>
          </table:table-cell>
          <table:table-cell table:style-name="ce15" table:formula="of:=LOG([.K47])" office:value-type="float" office:value="4.65998271710638" calcext:value-type="float">
            <text:p>4.66</text:p>
          </table:table-cell>
          <table:table-cell table:style-name="ce15" table:formula="of:=LOG([.L47])" office:value-type="float" office:value="4.696417552663" calcext:value-type="float">
            <text:p>4.70</text:p>
          </table:table-cell>
          <table:table-cell table:style-name="ce15" table:formula="of:=LOG([.M47])" office:value-type="float" office:value="4.75042353328732" calcext:value-type="float">
            <text:p>4.75</text:p>
          </table:table-cell>
          <table:table-cell table:style-name="ce15" table:formula="of:=LOG([.N47])" office:value-type="float" office:value="4.78426058256608" calcext:value-type="float">
            <text:p>4.78</text:p>
          </table:table-cell>
          <table:table-cell table:style-name="ce15" table:formula="of:=LOG([.O47])" office:value-type="float" office:value="4.81261258710776" calcext:value-type="float">
            <text:p>4.81</text:p>
          </table:table-cell>
          <table:table-cell table:style-name="ce15" table:formula="of:=LOG([.P47])" office:value-type="float" office:value="4.8374369137302" calcext:value-type="float">
            <text:p>4.84</text:p>
          </table:table-cell>
          <table:table-cell table:style-name="ce15" table:formula="of:=LOG([.Q47])" office:value-type="float" office:value="4.8727446490755" calcext:value-type="float">
            <text:p>4.87</text:p>
          </table:table-cell>
          <table:table-cell table:style-name="ce15" table:formula="of:=LOG([.R47])" office:value-type="float" office:value="4.90419602831668" calcext:value-type="float">
            <text:p>4.90</text:p>
          </table:table-cell>
          <table:table-cell table:style-name="ce15" table:formula="of:=LOG([.S47])" office:value-type="float" office:value="4.94312337688744" calcext:value-type="float">
            <text:p>4.94</text:p>
          </table:table-cell>
          <table:table-cell table:style-name="ce15" table:formula="of:=LOG([.T47])" office:value-type="float" office:value="4.97501339751868" calcext:value-type="float">
            <text:p>4.98</text:p>
          </table:table-cell>
          <table:table-cell table:style-name="ce15" table:formula="of:=LOG([.U47])" office:value-type="float" office:value="4.99438314985568" calcext:value-type="float">
            <text:p>4.99</text:p>
          </table:table-cell>
          <table:table-cell table:style-name="ce15" table:formula="of:=LOG([.V47])" office:value-type="float" office:value="5.01874209576238" calcext:value-type="float">
            <text:p>5.02</text:p>
          </table:table-cell>
          <table:table-cell table:style-name="Default"/>
          <table:table-cell table:number-columns-repeated="41"/>
        </table:table-row>
        <table:table-row table:style-name="ro1">
          <table:table-cell table:style-name="Default" office:value-type="string" calcext:value-type="string">
            <text:p>log Change</text:p>
          </table:table-cell>
          <table:table-cell table:style-name="ce15" table:formula="of:=LOG([.B48])" office:value-type="string" office:string-value="" calcext:value-type="error">
            <text:p>Err:502</text:p>
          </table:table-cell>
          <table:table-cell table:style-name="ce15" table:formula="of:=LOG([.C48])" office:value-type="float" office:value="3.39410130204004" calcext:value-type="float">
            <text:p>3.39</text:p>
          </table:table-cell>
          <table:table-cell table:style-name="ce15" table:formula="of:=LOG([.D48])" office:value-type="float" office:value="3.64483232882564" calcext:value-type="float">
            <text:p>3.64</text:p>
          </table:table-cell>
          <table:table-cell table:style-name="ce15" table:formula="of:=LOG([.E48])" office:value-type="float" office:value="3.49150176623733" calcext:value-type="float">
            <text:p>3.49</text:p>
          </table:table-cell>
          <table:table-cell table:style-name="ce15" table:formula="of:=LOG([.F48])" office:value-type="float" office:value="3.55448916000382" calcext:value-type="float">
            <text:p>3.55</text:p>
          </table:table-cell>
          <table:table-cell table:style-name="ce15" table:formula="of:=LOG([.G48])" office:value-type="float" office:value="3.60938094425071" calcext:value-type="float">
            <text:p>3.61</text:p>
          </table:table-cell>
          <table:table-cell table:style-name="ce15" table:formula="of:=LOG([.H48])" office:value-type="float" office:value="3.43280900503317" calcext:value-type="float">
            <text:p>3.43</text:p>
          </table:table-cell>
          <table:table-cell table:style-name="ce15" table:formula="of:=LOG([.I48])" office:value-type="float" office:value="3.66398345460827" calcext:value-type="float">
            <text:p>3.66</text:p>
          </table:table-cell>
          <table:table-cell table:style-name="ce15" table:formula="of:=LOG([.J48])" office:value-type="float" office:value="3.56631962152481" calcext:value-type="float">
            <text:p>3.57</text:p>
          </table:table-cell>
          <table:table-cell table:style-name="ce15" table:formula="of:=LOG([.K48])" office:value-type="float" office:value="3.5950550897593" calcext:value-type="float">
            <text:p>3.60</text:p>
          </table:table-cell>
          <table:table-cell table:style-name="ce15" table:formula="of:=LOG([.L48])" office:value-type="float" office:value="3.60205999132796" calcext:value-type="float">
            <text:p>3.60</text:p>
          </table:table-cell>
          <table:table-cell table:style-name="ce15" table:formula="of:=LOG([.M48])" office:value-type="float" office:value="3.81835787795835" calcext:value-type="float">
            <text:p>3.82</text:p>
          </table:table-cell>
          <table:table-cell table:style-name="ce15" table:formula="of:=LOG([.N48])" office:value-type="float" office:value="3.65906007224094" calcext:value-type="float">
            <text:p>3.66</text:p>
          </table:table-cell>
          <table:table-cell table:style-name="ce15" table:formula="of:=LOG([.O48])" office:value-type="float" office:value="3.61331316145546" calcext:value-type="float">
            <text:p>3.61</text:p>
          </table:table-cell>
          <table:table-cell table:style-name="ce15" table:formula="of:=LOG([.P48])" office:value-type="float" office:value="3.58217703768841" calcext:value-type="float">
            <text:p>3.58</text:p>
          </table:table-cell>
          <table:table-cell table:style-name="ce15" table:formula="of:=LOG([.Q48])" office:value-type="float" office:value="3.76529592969806" calcext:value-type="float">
            <text:p>3.77</text:p>
          </table:table-cell>
          <table:table-cell table:style-name="ce15" table:formula="of:=LOG([.R48])" office:value-type="float" office:value="3.74842062246757" calcext:value-type="float">
            <text:p>3.75</text:p>
          </table:table-cell>
          <table:table-cell table:style-name="ce15" table:formula="of:=LOG([.S48])" office:value-type="float" office:value="3.87627558867788" calcext:value-type="float">
            <text:p>3.88</text:p>
          </table:table-cell>
          <table:table-cell table:style-name="ce15" table:formula="of:=LOG([.T48])" office:value-type="float" office:value="3.82503644122135" calcext:value-type="float">
            <text:p>3.83</text:p>
          </table:table-cell>
          <table:table-cell table:style-name="ce15" table:formula="of:=LOG([.U48])" office:value-type="float" office:value="3.63407402548747" calcext:value-type="float">
            <text:p>3.63</text:p>
          </table:table-cell>
          <table:table-cell table:style-name="ce15" table:formula="of:=LOG([.V48])" office:value-type="float" office:value="3.75549372841512" calcext:value-type="float">
            <text:p>3.76</text:p>
          </table:table-cell>
          <table:table-cell table:style-name="Default"/>
          <table:table-cell table:number-columns-repeated="41"/>
        </table:table-row>
        <table:table-row table:style-name="ro1" table:number-rows-repeated="2">
          <table:table-cell table:style-name="Default" table:number-columns-repeated="23"/>
          <table:table-cell table:number-columns-repeated="41"/>
        </table:table-row>
        <table:table-row table:style-name="ro1"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formula="of:=[.B53]+1" office:value-type="float" office:value="2" calcext:value-type="float">
            <text:p>2</text:p>
          </table:table-cell>
          <table:table-cell table:style-name="Default" table:formula="of:=[.C53]+1" office:value-type="float" office:value="3" calcext:value-type="float">
            <text:p>3</text:p>
          </table:table-cell>
          <table:table-cell table:style-name="Default" table:formula="of:=[.D53]+1" office:value-type="float" office:value="4" calcext:value-type="float">
            <text:p>4</text:p>
          </table:table-cell>
          <table:table-cell table:style-name="Default" table:formula="of:=[.E53]+1" office:value-type="float" office:value="5" calcext:value-type="float">
            <text:p>5</text:p>
          </table:table-cell>
          <table:table-cell table:style-name="Default" table:formula="of:=[.F53]+1" office:value-type="float" office:value="6" calcext:value-type="float">
            <text:p>6</text:p>
          </table:table-cell>
          <table:table-cell table:style-name="Default" table:formula="of:=[.G53]+1" office:value-type="float" office:value="7" calcext:value-type="float">
            <text:p>7</text:p>
          </table:table-cell>
          <table:table-cell table:style-name="Default" table:formula="of:=[.H53]+1" office:value-type="float" office:value="8" calcext:value-type="float">
            <text:p>8</text:p>
          </table:table-cell>
          <table:table-cell table:style-name="Default" table:formula="of:=[.I53]+1" office:value-type="float" office:value="9" calcext:value-type="float">
            <text:p>9</text:p>
          </table:table-cell>
          <table:table-cell table:style-name="Default" table:formula="of:=[.J53]+1" office:value-type="float" office:value="10" calcext:value-type="float">
            <text:p>10</text:p>
          </table:table-cell>
          <table:table-cell table:style-name="Default" table:formula="of:=[.K53]+1" office:value-type="float" office:value="11" calcext:value-type="float">
            <text:p>11</text:p>
          </table:table-cell>
          <table:table-cell table:style-name="Default" table:formula="of:=[.L53]+1" office:value-type="float" office:value="12" calcext:value-type="float">
            <text:p>12</text:p>
          </table:table-cell>
          <table:table-cell table:style-name="Default" table:formula="of:=[.M53]+1" office:value-type="float" office:value="13" calcext:value-type="float">
            <text:p>13</text:p>
          </table:table-cell>
          <table:table-cell table:style-name="Default" table:formula="of:=[.N53]+1" office:value-type="float" office:value="14" calcext:value-type="float">
            <text:p>14</text:p>
          </table:table-cell>
          <table:table-cell table:style-name="Default" table:formula="of:=[.O53]+1" office:value-type="float" office:value="15" calcext:value-type="float">
            <text:p>15</text:p>
          </table:table-cell>
          <table:table-cell table:style-name="Default" table:formula="of:=[.P53]+1" office:value-type="float" office:value="16" calcext:value-type="float">
            <text:p>16</text:p>
          </table:table-cell>
          <table:table-cell table:style-name="Default" table:formula="of:=[.Q53]+1" office:value-type="float" office:value="17" calcext:value-type="float">
            <text:p>17</text:p>
          </table:table-cell>
          <table:table-cell table:style-name="Default" table:formula="of:=[.R53]+1" office:value-type="float" office:value="18" calcext:value-type="float">
            <text:p>18</text:p>
          </table:table-cell>
          <table:table-cell table:style-name="Default" table:formula="of:=[.S53]+1" office:value-type="float" office:value="19" calcext:value-type="float">
            <text:p>19</text:p>
          </table:table-cell>
          <table:table-cell table:style-name="Default" table:formula="of:=[.T53]+1" office:value-type="float" office:value="20" calcext:value-type="float">
            <text:p>20</text:p>
          </table:table-cell>
          <table:table-cell table:style-name="Default" table:formula="of:=[.U53]+1" office:value-type="float" office:value="21" calcext:value-type="float">
            <text:p>21</text:p>
          </table:table-cell>
          <table:table-cell table:style-name="Default" table:formula="of:=[.V53]+1" office:value-type="float" office:value="22" calcext:value-type="float">
            <text:p>22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-17</text:p>
          </table:table-cell>
          <table:table-cell table:style-name="ce8" table:formula="of:=[.B40]" office:value-type="float" office:value="19.6060844407034" calcext:value-type="float">
            <text:p>20</text:p>
          </table:table-cell>
          <table:table-cell table:style-name="ce8" table:formula="of:=[.C40]" office:value-type="float" office:value="22.0784059390912" calcext:value-type="float">
            <text:p>22</text:p>
          </table:table-cell>
          <table:table-cell table:style-name="ce8" table:formula="of:=[.D40]" office:value-type="float" office:value="25.6431485646736" calcext:value-type="float">
            <text:p>26</text:p>
          </table:table-cell>
          <table:table-cell table:style-name="ce8" table:formula="of:=[.E40]" office:value-type="float" office:value="28.4604451558597" calcext:value-type="float">
            <text:p>28</text:p>
          </table:table-cell>
          <table:table-cell table:style-name="ce8" table:formula="of:=[.F40]" office:value-type="float" office:value="31.2202458982461" calcext:value-type="float">
            <text:p>31</text:p>
          </table:table-cell>
          <table:table-cell table:style-name="ce8" table:formula="of:=[.G40]" office:value-type="float" office:value="33.9800466406325" calcext:value-type="float">
            <text:p>34</text:p>
          </table:table-cell>
          <table:table-cell table:style-name="ce8" table:formula="of:=[.H40]" office:value-type="float" office:value="35.5899304070246" calcext:value-type="float">
            <text:p>36</text:p>
          </table:table-cell>
          <table:table-cell table:style-name="ce8" table:formula="of:=[.I40]" office:value-type="float" office:value="41.0520360429977" calcext:value-type="float">
            <text:p>41</text:p>
          </table:table-cell>
          <table:table-cell table:style-name="ce8" table:formula="of:=[.J40]" office:value-type="float" office:value="43.5243575413855" calcext:value-type="float">
            <text:p>44</text:p>
          </table:table-cell>
          <table:table-cell table:style-name="ce8" table:formula="of:=[.K40]" office:value-type="float" office:value="46.9166126205688" calcext:value-type="float">
            <text:p>47</text:p>
          </table:table-cell>
          <table:table-cell table:style-name="ce8" table:formula="of:=[.L40]" office:value-type="float" office:value="50.6538427925504" calcext:value-type="float">
            <text:p>51</text:p>
          </table:table-cell>
          <table:table-cell table:style-name="ce8" table:formula="of:=[.M40]" office:value-type="float" office:value="56.8058986141201" calcext:value-type="float">
            <text:p>57</text:p>
          </table:table-cell>
          <table:table-cell table:style-name="ce8" table:formula="of:=[.N40]" office:value-type="float" office:value="61.9230291572948" calcext:value-type="float">
            <text:p>62</text:p>
          </table:table-cell>
          <table:table-cell table:style-name="ce8" table:formula="of:=[.O40]" office:value-type="float" office:value="65.2577883876784" calcext:value-type="float">
            <text:p>65</text:p>
          </table:table-cell>
          <table:table-cell table:style-name="ce8" table:formula="of:=[.P40]" office:value-type="float" office:value="69.2250019548589" calcext:value-type="float">
            <text:p>69</text:p>
          </table:table-cell>
          <table:table-cell table:style-name="ce8" table:formula="of:=[.Q40]" office:value-type="float" office:value="78.9992962508107" calcext:value-type="float">
            <text:p>79</text:p>
          </table:table-cell>
          <table:table-cell table:style-name="ce8" table:formula="of:=[.R40]" office:value-type="float" office:value="87.5661777219685" calcext:value-type="float">
            <text:p>88</text:p>
          </table:table-cell>
          <table:table-cell table:style-name="ce8" table:formula="of:=[.S40]" office:value-type="float" office:value="99.237835028311" calcext:value-type="float">
            <text:p>99</text:p>
          </table:table-cell>
          <table:table-cell table:style-name="ce8" table:formula="of:=[.T40]" office:value-type="float" office:value="107.344749709071" calcext:value-type="float">
            <text:p>107</text:p>
          </table:table-cell>
          <table:table-cell table:style-name="ce8" table:formula="of:=[.U40]" office:value-type="float" office:value="110.851996485854" calcext:value-type="float">
            <text:p>111</text:p>
          </table:table-cell>
          <table:table-cell table:style-name="ce8" table:formula="of:=[.V40]" office:value-type="float" office:value="116.429093819426" calcext:value-type="float">
            <text:p>116</text:p>
          </table:table-cell>
          <table:table-cell table:style-name="ce8" table:formula="of:=[.W40]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18-44</text:p>
          </table:table-cell>
          <table:table-cell table:style-name="ce8" table:formula="of:=[.B41]" office:value-type="float" office:value="179.723978514125" calcext:value-type="float">
            <text:p>180</text:p>
          </table:table-cell>
          <table:table-cell table:style-name="ce8" table:formula="of:=[.C41]" office:value-type="float" office:value="211.26129305372" calcext:value-type="float">
            <text:p>211</text:p>
          </table:table-cell>
          <table:table-cell table:style-name="ce8" table:formula="of:=[.D41]" office:value-type="float" office:value="264.448869793775" calcext:value-type="float">
            <text:p>264</text:p>
          </table:table-cell>
          <table:table-cell table:style-name="ce8" table:formula="of:=[.E41]" office:value-type="float" office:value="302.120921628135" calcext:value-type="float">
            <text:p>302</text:p>
          </table:table-cell>
          <table:table-cell table:style-name="ce8" table:formula="of:=[.F41]" office:value-type="float" office:value="345.957491035392" calcext:value-type="float">
            <text:p>346</text:p>
          </table:table-cell>
          <table:table-cell table:style-name="ce8" table:formula="of:=[.G41]" office:value-type="float" office:value="393.486814930759" calcext:value-type="float">
            <text:p>393</text:p>
          </table:table-cell>
          <table:table-cell table:style-name="ce8" table:formula="of:=[.H41]" office:value-type="float" office:value="423.862698623288" calcext:value-type="float">
            <text:p>424</text:p>
          </table:table-cell>
          <table:table-cell table:style-name="ce8" table:formula="of:=[.I41]" office:value-type="float" office:value="477.318297866511" calcext:value-type="float">
            <text:p>477</text:p>
          </table:table-cell>
          <table:table-cell table:style-name="ce8" table:formula="of:=[.J41]" office:value-type="float" office:value="516.598484719888" calcext:value-type="float">
            <text:p>517</text:p>
          </table:table-cell>
          <table:table-cell table:style-name="ce8" table:formula="of:=[.K41]" office:value-type="float" office:value="558.886479664388" calcext:value-type="float">
            <text:p>559</text:p>
          </table:table-cell>
          <table:table-cell table:style-name="ce8" table:formula="of:=[.L41]" office:value-type="float" office:value="604.926789653259" calcext:value-type="float">
            <text:p>605</text:p>
          </table:table-cell>
          <table:table-cell table:style-name="ce8" table:formula="of:=[.M41]" office:value-type="float" office:value="668.09075956684" calcext:value-type="float">
            <text:p>668</text:p>
          </table:table-cell>
          <table:table-cell table:style-name="ce8" table:formula="of:=[.N41]" office:value-type="float" office:value="713.297221768073" calcext:value-type="float">
            <text:p>713</text:p>
          </table:table-cell>
          <table:table-cell table:style-name="ce8" table:formula="of:=[.O41]" office:value-type="float" office:value="755.912799772002" calcext:value-type="float">
            <text:p>756</text:p>
          </table:table-cell>
          <table:table-cell table:style-name="ce8" table:formula="of:=[.P41]" office:value-type="float" office:value="795.609910519198" calcext:value-type="float">
            <text:p>796</text:p>
          </table:table-cell>
          <table:table-cell table:style-name="ce8" table:formula="of:=[.Q41]" office:value-type="float" office:value="858.565418485869" calcext:value-type="float">
            <text:p>859</text:p>
          </table:table-cell>
          <table:table-cell table:style-name="ce8" table:formula="of:=[.R41]" office:value-type="float" office:value="919.525647817835" calcext:value-type="float">
            <text:p>920</text:p>
          </table:table-cell>
          <table:table-cell table:style-name="ce8" table:formula="of:=[.S41]" office:value-type="float" office:value="1009.73011027339" calcext:value-type="float">
            <text:p>1,010</text:p>
          </table:table-cell>
          <table:table-cell table:style-name="ce8" table:formula="of:=[.T41]" office:value-type="float" office:value="1086.23564478918" calcext:value-type="float">
            <text:p>1,086</text:p>
          </table:table-cell>
          <table:table-cell table:style-name="ce8" table:formula="of:=[.U41]" office:value-type="float" office:value="1126.73682304589" calcext:value-type="float">
            <text:p>1,127</text:p>
          </table:table-cell>
          <table:table-cell table:style-name="ce8" table:formula="of:=[.V41]" office:value-type="float" office:value="1182.39616287072" calcext:value-type="float">
            <text:p>1,182</text:p>
          </table:table-cell>
          <table:table-cell table:style-name="ce8" table:formula="of:=[.W41]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45-64</text:p>
          </table:table-cell>
          <table:table-cell table:style-name="ce8" table:formula="of:=[.B42]" office:value-type="float" office:value="211.226675939954" calcext:value-type="float">
            <text:p>211</text:p>
          </table:table-cell>
          <table:table-cell table:style-name="ce8" table:formula="of:=[.C42]" office:value-type="float" office:value="252.616015388469" calcext:value-type="float">
            <text:p>253</text:p>
          </table:table-cell>
          <table:table-cell table:style-name="ce8" table:formula="of:=[.D42]" office:value-type="float" office:value="330.044720913775" calcext:value-type="float">
            <text:p>330</text:p>
          </table:table-cell>
          <table:table-cell table:style-name="ce8" table:formula="of:=[.E42]" office:value-type="float" office:value="382.717640564471" calcext:value-type="float">
            <text:p>383</text:p>
          </table:table-cell>
          <table:table-cell table:style-name="ce8" table:formula="of:=[.F42]" office:value-type="float" office:value="445.409601256757" calcext:value-type="float">
            <text:p>445</text:p>
          </table:table-cell>
          <table:table-cell table:style-name="ce8" table:formula="of:=[.G42]" office:value-type="float" office:value="515.348344061651" calcext:value-type="float">
            <text:p>515</text:p>
          </table:table-cell>
          <table:table-cell table:style-name="ce8" table:formula="of:=[.H42]" office:value-type="float" office:value="563.060379313112" calcext:value-type="float">
            <text:p>563</text:p>
          </table:table-cell>
          <table:table-cell table:style-name="ce8" table:formula="of:=[.I42]" office:value-type="float" office:value="649.000406111615" calcext:value-type="float">
            <text:p>649</text:p>
          </table:table-cell>
          <table:table-cell table:style-name="ce8" table:formula="of:=[.J42]" office:value-type="float" office:value="714.415989611324" calcext:value-type="float">
            <text:p>714</text:p>
          </table:table-cell>
          <table:table-cell table:style-name="ce8" table:formula="of:=[.K42]" office:value-type="float" office:value="783.236101620312" calcext:value-type="float">
            <text:p>783</text:p>
          </table:table-cell>
          <table:table-cell table:style-name="ce8" table:formula="of:=[.L42]" office:value-type="float" office:value="850.986218954956" calcext:value-type="float">
            <text:p>851</text:p>
          </table:table-cell>
          <table:table-cell table:style-name="ce8" table:formula="of:=[.M42]" office:value-type="float" office:value="971.311983697172" calcext:value-type="float">
            <text:p>971</text:p>
          </table:table-cell>
          <table:table-cell table:style-name="ce8" table:formula="of:=[.N42]" office:value-type="float" office:value="1052.68021506893" calcext:value-type="float">
            <text:p>1,053</text:p>
          </table:table-cell>
          <table:table-cell table:style-name="ce8" table:formula="of:=[.O42]" office:value-type="float" office:value="1125.19667231656" calcext:value-type="float">
            <text:p>1,125</text:p>
          </table:table-cell>
          <table:table-cell table:style-name="ce8" table:formula="of:=[.P42]" office:value-type="float" office:value="1197.76176568576" calcext:value-type="float">
            <text:p>1,198</text:p>
          </table:table-cell>
          <table:table-cell table:style-name="ce8" table:formula="of:=[.Q42]" office:value-type="float" office:value="1301.25943236783" calcext:value-type="float">
            <text:p>1,301</text:p>
          </table:table-cell>
          <table:table-cell table:style-name="ce8" table:formula="of:=[.R42]" office:value-type="float" office:value="1395.85668880421" calcext:value-type="float">
            <text:p>1,396</text:p>
          </table:table-cell>
          <table:table-cell table:style-name="ce8" table:formula="of:=[.S42]" office:value-type="float" office:value="1530.67601777164" calcext:value-type="float">
            <text:p>1,531</text:p>
          </table:table-cell>
          <table:table-cell table:style-name="ce8" table:formula="of:=[.T42]" office:value-type="float" office:value="1649.4454266239" calcext:value-type="float">
            <text:p>1,649</text:p>
          </table:table-cell>
          <table:table-cell table:style-name="ce8" table:formula="of:=[.U42]" office:value-type="float" office:value="1730.23002453692" calcext:value-type="float">
            <text:p>1,730</text:p>
          </table:table-cell>
          <table:table-cell table:style-name="ce8" table:formula="of:=[.V42]" office:value-type="float" office:value="1840.92583721004" calcext:value-type="float">
            <text:p>1,841</text:p>
          </table:table-cell>
          <table:table-cell table:style-name="ce8" table:formula="of:=[.W42]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65-75</text:p>
          </table:table-cell>
          <table:table-cell table:style-name="ce8" table:formula="of:=[.B43]" office:value-type="float" office:value="200.304027796827" calcext:value-type="float">
            <text:p>200</text:p>
          </table:table-cell>
          <table:table-cell table:style-name="ce8" table:formula="of:=[.C43]" office:value-type="float" office:value="241.307776711014" calcext:value-type="float">
            <text:p>241</text:p>
          </table:table-cell>
          <table:table-cell table:style-name="ce8" table:formula="of:=[.D43]" office:value-type="float" office:value="318.029076944178" calcext:value-type="float">
            <text:p>318</text:p>
          </table:table-cell>
          <table:table-cell table:style-name="ce8" table:formula="of:=[.E43]" office:value-type="float" office:value="375.320029259818" calcext:value-type="float">
            <text:p>375</text:p>
          </table:table-cell>
          <table:table-cell table:style-name="ce8" table:formula="of:=[.F43]" office:value-type="float" office:value="433.468202807114" calcext:value-type="float">
            <text:p>433</text:p>
          </table:table-cell>
          <table:table-cell table:style-name="ce8" table:formula="of:=[.G43]" office:value-type="float" office:value="510.189503040278" calcext:value-type="float">
            <text:p>510</text:p>
          </table:table-cell>
          <table:table-cell table:style-name="ce8" table:formula="of:=[.H43]" office:value-type="float" office:value="564.908791660952" calcext:value-type="float">
            <text:p>565</text:p>
          </table:table-cell>
          <table:table-cell table:style-name="ce8" table:formula="of:=[.I43]" office:value-type="float" office:value="642.344442920496" calcext:value-type="float">
            <text:p>642</text:p>
          </table:table-cell>
          <table:table-cell table:style-name="ce8" table:formula="of:=[.J43]" office:value-type="float" office:value="716.494079458693" calcext:value-type="float">
            <text:p>716</text:p>
          </table:table-cell>
          <table:table-cell table:style-name="ce8" table:formula="of:=[.K43]" office:value-type="float" office:value="797.787226260687" calcext:value-type="float">
            <text:p>798</text:p>
          </table:table-cell>
          <table:table-cell table:style-name="ce8" table:formula="of:=[.L43]" office:value-type="float" office:value="870.793901156677" calcext:value-type="float">
            <text:p>871</text:p>
          </table:table-cell>
          <table:table-cell table:style-name="ce8" table:formula="of:=[.M43]" office:value-type="float" office:value="1009.23513006904" calcext:value-type="float">
            <text:p>1,009</text:p>
          </table:table-cell>
          <table:table-cell table:style-name="ce8" table:formula="of:=[.N43]" office:value-type="float" office:value="1102.38650390893" calcext:value-type="float">
            <text:p>1,102</text:p>
          </table:table-cell>
          <table:table-cell table:style-name="ce8" table:formula="of:=[.O43]" office:value-type="float" office:value="1180.10789557902" calcext:value-type="float">
            <text:p>1,180</text:p>
          </table:table-cell>
          <table:table-cell table:style-name="ce8" table:formula="of:=[.P43]" office:value-type="float" office:value="1249.97142595894" calcext:value-type="float">
            <text:p>1,250</text:p>
          </table:table-cell>
          <table:table-cell table:style-name="ce8" table:formula="of:=[.Q43]" office:value-type="float" office:value="1353.26658437343" calcext:value-type="float">
            <text:p>1,353</text:p>
          </table:table-cell>
          <table:table-cell table:style-name="ce8" table:formula="of:=[.R43]" office:value-type="float" office:value="1459.99062771453" calcext:value-type="float">
            <text:p>1,460</text:p>
          </table:table-cell>
          <table:table-cell table:style-name="ce8" table:formula="of:=[.S43]" office:value-type="float" office:value="1570.14355598226" calcext:value-type="float">
            <text:p>1,570</text:p>
          </table:table-cell>
          <table:table-cell table:style-name="ce8" table:formula="of:=[.T43]" office:value-type="float" office:value="1676.72472911809" calcext:value-type="float">
            <text:p>1,677</text:p>
          </table:table-cell>
          <table:table-cell table:style-name="ce8" table:formula="of:=[.U43]" office:value-type="float" office:value="1766.44721803136" calcext:value-type="float">
            <text:p>1,766</text:p>
          </table:table-cell>
          <table:table-cell table:style-name="ce8" table:formula="of:=[.V43]" office:value-type="float" office:value="1875.60005486216" calcext:value-type="float">
            <text:p>1,876</text:p>
          </table:table-cell>
          <table:table-cell table:style-name="ce8" table:formula="of:=[.W43]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75+</text:p>
          </table:table-cell>
          <table:table-cell table:style-name="ce8" table:formula="of:=[.B44]" office:value-type="float" office:value="181.10363233763" calcext:value-type="float">
            <text:p>181</text:p>
          </table:table-cell>
          <table:table-cell table:style-name="ce8" table:formula="of:=[.C44]" office:value-type="float" office:value="224.913114249263" calcext:value-type="float">
            <text:p>225</text:p>
          </table:table-cell>
          <table:table-cell table:style-name="ce8" table:formula="of:=[.D44]" office:value-type="float" office:value="299.33424251756" calcext:value-type="float">
            <text:p>299</text:p>
          </table:table-cell>
          <table:table-cell table:style-name="ce8" table:formula="of:=[.E44]" office:value-type="float" office:value="354.691830539791" calcext:value-type="float">
            <text:p>355</text:p>
          </table:table-cell>
          <table:table-cell table:style-name="ce8" table:formula="of:=[.F44]" office:value-type="float" office:value="419.031278870265" calcext:value-type="float">
            <text:p>419</text:p>
          </table:table-cell>
          <table:table-cell table:style-name="ce8" table:formula="of:=[.G44]" office:value-type="float" office:value="499.31811182966" calcext:value-type="float">
            <text:p>499</text:p>
          </table:table-cell>
          <table:table-cell table:style-name="ce8" table:formula="of:=[.H44]" office:value-type="float" office:value="553.57588022231" calcext:value-type="float">
            <text:p>554</text:p>
          </table:table-cell>
          <table:table-cell table:style-name="ce8" table:formula="of:=[.I44]" office:value-type="float" office:value="625.064156145059" calcext:value-type="float">
            <text:p>625</text:p>
          </table:table-cell>
          <table:table-cell table:style-name="ce8" table:formula="of:=[.J44]" office:value-type="float" office:value="708.650447993196" calcext:value-type="float">
            <text:p>709</text:p>
          </table:table-cell>
          <table:table-cell table:style-name="ce8" table:formula="of:=[.K44]" office:value-type="float" office:value="793.336559470913" calcext:value-type="float">
            <text:p>793</text:p>
          </table:table-cell>
          <table:table-cell table:style-name="ce8" table:formula="of:=[.L44]" office:value-type="float" office:value="881.872039652164" calcext:value-type="float">
            <text:p>882</text:p>
          </table:table-cell>
          <table:table-cell table:style-name="ce8" table:formula="of:=[.M44]" office:value-type="float" office:value="1046.47837754608" calcext:value-type="float">
            <text:p>1,046</text:p>
          </table:table-cell>
          <table:table-cell table:style-name="ce8" table:formula="of:=[.N44]" office:value-type="float" office:value="1161.59283210887" calcext:value-type="float">
            <text:p>1,162</text:p>
          </table:table-cell>
          <table:table-cell table:style-name="ce8" table:formula="of:=[.O44]" office:value-type="float" office:value="1265.70909037584" calcext:value-type="float">
            <text:p>1,266</text:p>
          </table:table-cell>
          <table:table-cell table:style-name="ce8" table:formula="of:=[.P44]" office:value-type="float" office:value="1346.36252987843" calcext:value-type="float">
            <text:p>1,346</text:p>
          </table:table-cell>
          <table:table-cell table:style-name="ce8" table:formula="of:=[.Q44]" office:value-type="float" office:value="1467.70929567551" calcext:value-type="float">
            <text:p>1,468</text:p>
          </table:table-cell>
          <table:table-cell table:style-name="ce8" table:formula="of:=[.R44]" office:value-type="float" office:value="1597.12140542284" calcext:value-type="float">
            <text:p>1,597</text:p>
          </table:table-cell>
          <table:table-cell table:style-name="ce8" table:formula="of:=[.S44]" office:value-type="float" office:value="1727.45003152816" calcext:value-type="float">
            <text:p>1,727</text:p>
          </table:table-cell>
          <table:table-cell table:style-name="ce8" table:formula="of:=[.T44]" office:value-type="float" office:value="1870.24328010206" calcext:value-type="float">
            <text:p>1,870</text:p>
          </table:table-cell>
          <table:table-cell table:style-name="ce8" table:formula="of:=[.U44]" office:value-type="float" office:value="1978.39221034417" calcext:value-type="float">
            <text:p>1,978</text:p>
          </table:table-cell>
          <table:table-cell table:style-name="ce8" table:formula="of:=[.V44]" office:value-type="float" office:value="2103.77164811638" calcext:value-type="float">
            <text:p>2,104</text:p>
          </table:table-cell>
          <table:table-cell table:style-name="ce8" table:formula="of:=[.W44]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table:style-name="Default"/>
          <table:table-cell table:style-name="ce8"/>
          <table:table-cell table:style-name="Default" table:number-columns-repeated="21"/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25">
      <number:number number:decimal-places="1" loext:min-decimal-places="1" number:min-integer-digits="1"/>
      <number:text>%</number:text>
    </number:percentage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 style:data-style-name="N2" text:time-value="09:01:11.4542047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Y_20_State_20_Counties" style:display-name="PageStyle_NY State Counti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ge-Gender-Raw" style:display-name="PageStyle_Age-Gender-Raw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100K_20_Coefficient" style:display-name="PageStyle_100K Coefficient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06T13:05:40</meta:creation-date>
    <dc:language>en-US</dc:language>
    <dc:date>2020-04-13T10:44:40.169772995</dc:date>
    <meta:editing-cycles>6</meta:editing-cycles>
    <meta:editing-duration>PT2H18M39S</meta:editing-duration>
    <meta:generator>LibreOffice/6.4.2.2$MacOSX_X86_64 LibreOffice_project/4e471d8c02c9c90f512f7f9ead8875b57fcb1ec3</meta:generator>
    <meta:document-statistic meta:table-count="4" meta:cell-count="3138" meta:object-count="7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date-style style:name="N82">
      <number:month number:style="long"/>
      <number:text>-</number:text>
      <number:day number:style="long"/>
    </number:date-style>
    <style:style style:name="ch1" style:family="chart">
      <style:graphic-properties draw:stroke="solid" svg:stroke-width="0.026cm"/>
    </style:style>
    <style:style style:name="ch2" style:family="chart">
      <style:chart-properties style:rotation-angle="0"/>
      <style:text-properties style:text-position="0% 100%" fo:font-family="Arial" fo:font-size="16pt" fo:font-weight="bold" style:font-size-asian="16pt" style:font-weight-asian="bold" style:font-size-complex="16pt" style:font-weight-complex="bold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/>
    </style:style>
    <style:style style:name="ch6" style:family="chart" style:data-style-name="N82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axis-label-position="outside-start" chart:tick-mark-position="at-axis" style:rotation-angle="90"/>
      <style:graphic-properties svg:stroke-color="#b3b3b3"/>
      <style:text-properties style:text-position="0% 100%" fo:font-family="Arial" fo:font-size="10pt" fo:font-weight="bold" style:font-size-asian="10pt" style:font-weight-asian="bold" style:font-size-complex="10pt" style:font-weight-complex="bold"/>
    </style:style>
    <style:style style:name="ch7" style:family="chart">
      <style:chart-properties style:rotation-angle="0"/>
      <style:text-properties style:text-position="0% 100%" fo:font-family="Arial" fo:font-size="12pt" fo:font-weight="bold" style:font-size-asian="12pt" style:font-weight-asian="bold" style:font-size-complex="12pt" style:font-weight-complex="bold"/>
    </style:style>
    <style:style style:name="ch8" style:family="chart" style:data-style-name="N1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9" style:family="chart">
      <style:chart-properties style:rotation-angle="90"/>
      <style:text-properties style:text-position="0% 100%" fo:font-family="Arial" fo:font-size="10pt" fo:font-weight="bold" style:font-size-asian="10pt" style:font-weight-asian="bold" style:font-size-complex="10pt" style:font-weight-complex="bold"/>
    </style:style>
    <style:style style:name="ch10" style:family="chart">
      <style:graphic-properties svg:stroke-color="#b3b3b3"/>
    </style:style>
    <style:style style:name="ch11" style:family="chart" style:data-style-name="N10">
      <style:chart-properties chart:symbol-type="none" chart:link-data-style-to-source="true" chart:label-position="right"/>
      <style:graphic-properties svg:stroke-width="0.051cm" svg:stroke-color="#ff420e" draw:fill-color="#ff420e" fo:wrap-option="wrap"/>
      <style:text-properties style:text-position="0% 100%" fo:font-family="Arial" fo:font-size="10pt" style:font-size-asian="10pt" style:font-size-complex="10pt"/>
    </style:style>
    <style:style style:name="ch12" style:family="chart" style:data-style-name="N10">
      <style:chart-properties chart:symbol-type="none" chart:link-data-style-to-source="true" chart:label-position="right"/>
      <style:graphic-properties svg:stroke-width="0.051cm" svg:stroke-color="#ffd320" draw:fill-color="#ffd320" fo:wrap-option="wrap"/>
      <style:text-properties style:text-position="0% 100%" fo:font-family="Arial" fo:font-size="10pt" style:font-size-asian="10pt" style:font-size-complex="10pt"/>
    </style:style>
    <style:style style:name="ch13" style:family="chart" style:data-style-name="N10">
      <style:chart-properties chart:symbol-type="none" chart:link-data-style-to-source="true" chart:label-position="right"/>
      <style:graphic-properties svg:stroke-width="0.051cm" svg:stroke-color="#579d1c" draw:fill-color="#579d1c" fo:wrap-option="wrap"/>
      <style:text-properties style:text-position="0% 100%" fo:font-family="Arial" fo:font-size="10pt" style:font-size-asian="10pt" style:font-size-complex="10pt"/>
    </style:style>
    <style:style style:name="ch14" style:family="chart" style:data-style-name="N10">
      <style:chart-properties chart:symbol-type="none" chart:link-data-style-to-source="true" chart:label-position="right"/>
      <style:graphic-properties svg:stroke-width="0.051cm" svg:stroke-color="#7e0021" draw:fill-color="#7e0021" fo:wrap-option="wrap"/>
      <style:text-properties style:text-position="0% 100%" fo:font-family="Arial" fo:font-size="10pt" style:font-size-asian="10pt" style:font-size-complex="10pt"/>
    </style:style>
    <style:style style:name="ch15" style:family="chart">
      <style:graphic-properties draw:stroke="solid" svg:stroke-color="#b3b3b3"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7.708cm" svg:height="9.874cm" xlink:href=".." xlink:type="simple" chart:class="chart:line" chart:style-name="ch1">
        <chart:title svg:x="5.346cm" svg:y="0.227cm" chart:style-name="ch2">
          <text:p>Daily Change in New Cases</text:p>
        </chart:title>
        <chart:subtitle svg:x="7.555cm" svg:y="1.014cm" chart:style-name="ch3">
          <text:p>By Age Group</text:p>
        </chart:subtitle>
        <chart:legend chart:legend-position="end" svg:x="15.45cm" svg:y="3.927cm" style:legend-expansion="high" chart:style-name="ch4"/>
        <chart:plot-area chart:style-name="ch5" table:cell-range-address="'Age-Gender-Raw'.B29:'Age-Gender-Raw'.V29 'Age-Gender-Raw'.A31:'Age-Gender-Raw'.V34" chart:data-source-has-labels="both" svg:x="0.96cm" svg:y="2.113cm" svg:width="13.928cm" svg:height="6.193cm">
          <chartooo:coordinate-region svg:x="2.125cm" svg:y="2.303cm" svg:width="12.763cm" svg:height="4.839cm"/>
          <chart:axis chart:dimension="x" chart:name="primary-x" chart:style-name="ch6" chartooo:axis-type="auto">
            <chartooo:date-scale/>
            <chart:title svg:x="7.48cm" svg:y="8.753cm" chart:style-name="ch7">
              <text:p>Reporting Date</text:p>
            </chart:title>
            <chart:categories table:cell-range-address="'Age-Gender-Raw'.B29:'Age-Gender-Raw'.V29"/>
          </chart:axis>
          <chart:axis chart:dimension="y" chart:name="primary-y" chart:style-name="ch8">
            <chart:title svg:x="0.227cm" svg:y="7.386cm" chart:style-name="ch9">
              <text:p>% of Prior Days New Cases</text:p>
            </chart:title>
            <chart:grid chart:style-name="ch10" chart:class="major"/>
          </chart:axis>
          <chart:series chart:style-name="ch11" chart:values-cell-range-address="'Age-Gender-Raw'.B31:'Age-Gender-Raw'.V31" chart:label-cell-address="'Age-Gender-Raw'.A31:'Age-Gender-Raw'.A31" chart:class="chart:line">
            <chart:data-point chart:repeated="21"/>
          </chart:series>
          <chart:series chart:style-name="ch12" chart:values-cell-range-address="'Age-Gender-Raw'.B32:'Age-Gender-Raw'.V32" chart:label-cell-address="'Age-Gender-Raw'.A32:'Age-Gender-Raw'.A32" chart:class="chart:line">
            <chart:data-point chart:repeated="21"/>
          </chart:series>
          <chart:series chart:style-name="ch13" chart:values-cell-range-address="'Age-Gender-Raw'.B33:'Age-Gender-Raw'.V33" chart:label-cell-address="'Age-Gender-Raw'.A33:'Age-Gender-Raw'.A33" chart:class="chart:line">
            <chart:data-point chart:repeated="21"/>
          </chart:series>
          <chart:series chart:style-name="ch14" chart:values-cell-range-address="'Age-Gender-Raw'.B34:'Age-Gender-Raw'.V34" chart:label-cell-address="'Age-Gender-Raw'.A34:'Age-Gender-Raw'.A34" chart:class="chart:line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float" office:value="43913">
                <text:p>43913</text:p>
                <draw:g>
                  <svg:desc>'Age-Gender-Raw'.B29:'Age-Gender-Raw'.V29</svg:desc>
                </draw:g>
              </table:table-cell>
              <table:table-cell office:value-type="float" office:value="43914">
                <text:p>43914</text:p>
              </table:table-cell>
              <table:table-cell office:value-type="float" office:value="43915">
                <text:p>43915</text:p>
              </table:table-cell>
              <table:table-cell office:value-type="float" office:value="43916">
                <text:p>43916</text:p>
              </table:table-cell>
              <table:table-cell office:value-type="float" office:value="43917">
                <text:p>43917</text:p>
              </table:table-cell>
              <table:table-cell office:value-type="float" office:value="43918">
                <text:p>43918</text:p>
              </table:table-cell>
              <table:table-cell office:value-type="float" office:value="43919">
                <text:p>43919</text:p>
              </table:table-cell>
              <table:table-cell office:value-type="float" office:value="43920">
                <text:p>43920</text:p>
              </table:table-cell>
              <table:table-cell office:value-type="float" office:value="43921">
                <text:p>43921</text:p>
              </table:table-cell>
              <table:table-cell office:value-type="float" office:value="43922">
                <text:p>43922</text:p>
              </table:table-cell>
              <table:table-cell office:value-type="float" office:value="43923">
                <text:p>43923</text:p>
              </table:table-cell>
              <table:table-cell office:value-type="float" office:value="43924">
                <text:p>43924</text:p>
              </table:table-cell>
              <table:table-cell office:value-type="float" office:value="43925">
                <text:p>43925</text:p>
              </table:table-cell>
              <table:table-cell office:value-type="float" office:value="43926">
                <text:p>43926</text:p>
              </table:table-cell>
              <table:table-cell office:value-type="float" office:value="43927">
                <text:p>43927</text:p>
              </table:table-cell>
              <table:table-cell office:value-type="float" office:value="43928">
                <text:p>43928</text:p>
              </table:table-cell>
              <table:table-cell office:value-type="float" office:value="43929">
                <text:p>43929</text:p>
              </table:table-cell>
              <table:table-cell office:value-type="float" office:value="43930">
                <text:p>43930</text:p>
              </table:table-cell>
              <table:table-cell office:value-type="float" office:value="43931">
                <text:p>43931</text:p>
              </table:table-cell>
              <table:table-cell office:value-type="float" office:value="43932">
                <text:p>43932</text:p>
              </table:table-cell>
              <table:table-cell office:value-type="float" office:value="43933">
                <text:p>43933</text:p>
              </table:table-cell>
            </table:table-row>
          </table:table-header-rows>
          <table:table-rows>
            <table:table-row>
              <table:table-cell office:value-type="string">
                <text:p>18-44</text:p>
                <draw:g>
                  <svg:desc>'Age-Gender-Raw'.A31:'Age-Gender-Raw'.A31</svg:desc>
                </draw:g>
              </table:table-cell>
              <table:table-cell office:value-type="float" office:value="NaN">
                <text:p>NaN</text:p>
                <draw:g>
                  <svg:desc>'Age-Gender-Raw'.B31:'Age-Gender-Raw'.V3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686496694995279">
                <text:p>0.686496694995279</text:p>
              </table:table-cell>
              <table:table-cell office:value-type="float" office:value="-0.291713325867861">
                <text:p>-0.291713325867861</text:p>
              </table:table-cell>
              <table:table-cell office:value-type="float" office:value="0.163636363636364">
                <text:p>0.163636363636364</text:p>
              </table:table-cell>
              <table:table-cell office:value-type="float" office:value="0.0842391304347827">
                <text:p>0.0842391304347827</text:p>
              </table:table-cell>
              <table:table-cell office:value-type="float" office:value="-0.360902255639098">
                <text:p>-0.360902255639098</text:p>
              </table:table-cell>
              <table:table-cell office:value-type="float" office:value="0.759803921568627">
                <text:p>0.759803921568627</text:p>
              </table:table-cell>
              <table:table-cell office:value-type="float" office:value="-0.265181058495822">
                <text:p>-0.265181058495822</text:p>
              </table:table-cell>
              <table:table-cell office:value-type="float" office:value="0.0765731614859742">
                <text:p>0.0765731614859742</text:p>
              </table:table-cell>
              <table:table-cell office:value-type="float" office:value="0.0887323943661973">
                <text:p>0.0887323943661973</text:p>
              </table:table-cell>
              <table:table-cell office:value-type="float" office:value="0.371927554980595">
                <text:p>0.371927554980595</text:p>
              </table:table-cell>
              <table:table-cell office:value-type="float" office:value="-0.284299858557284">
                <text:p>-0.284299858557284</text:p>
              </table:table-cell>
              <table:table-cell office:value-type="float" office:value="-0.0573122529644269">
                <text:p>-0.0573122529644269</text:p>
              </table:table-cell>
              <table:table-cell office:value-type="float" office:value="-0.0684835779175402">
                <text:p>-0.0684835779175402</text:p>
              </table:table-cell>
              <table:table-cell office:value-type="float" office:value="0.58589647411853">
                <text:p>0.58589647411853</text:p>
              </table:table-cell>
              <table:table-cell office:value-type="float" office:value="-0.0316934720908231">
                <text:p>-0.0316934720908231</text:p>
              </table:table-cell>
              <table:table-cell office:value-type="float" office:value="0.479726428920371">
                <text:p>0.479726428920371</text:p>
              </table:table-cell>
              <table:table-cell office:value-type="float" office:value="-0.151865302079894">
                <text:p>-0.151865302079894</text:p>
              </table:table-cell>
              <table:table-cell office:value-type="float" office:value="-0.470611132736473">
                <text:p>-0.470611132736473</text:p>
              </table:table-cell>
              <table:table-cell office:value-type="float" office:value="0.374264705882353">
                <text:p>0.374264705882353</text:p>
              </table:table-cell>
            </table:table-row>
            <table:table-row>
              <table:table-cell office:value-type="string">
                <text:p>45-64</text:p>
                <draw:g>
                  <svg:desc>'Age-Gender-Raw'.A32:'Age-Gender-Raw'.A32</svg:desc>
                </draw:g>
              </table:table-cell>
              <table:table-cell office:value-type="float" office:value="NaN">
                <text:p>NaN</text:p>
                <draw:g>
                  <svg:desc>'Age-Gender-Raw'.B32:'Age-Gender-Raw'.V3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870740305522914">
                <text:p>0.870740305522914</text:p>
              </table:table-cell>
              <table:table-cell office:value-type="float" office:value="-0.319723618090452">
                <text:p>-0.319723618090452</text:p>
              </table:table-cell>
              <table:table-cell office:value-type="float" office:value="0.190212373037858">
                <text:p>0.190212373037858</text:p>
              </table:table-cell>
              <table:table-cell office:value-type="float" office:value="0.115593483320403">
                <text:p>0.115593483320403</text:p>
              </table:table-cell>
              <table:table-cell office:value-type="float" office:value="-0.317802503477051">
                <text:p>-0.317802503477051</text:p>
              </table:table-cell>
              <table:table-cell office:value-type="float" office:value="0.801223241590214">
                <text:p>0.801223241590214</text:p>
              </table:table-cell>
              <table:table-cell office:value-type="float" office:value="-0.23882286361064">
                <text:p>-0.23882286361064</text:p>
              </table:table-cell>
              <table:table-cell office:value-type="float" office:value="0.0520446096654275">
                <text:p>0.0520446096654275</text:p>
              </table:table-cell>
              <table:table-cell office:value-type="float" office:value="-0.015547703180212">
                <text:p>-0.015547703180212</text:p>
              </table:table-cell>
              <table:table-cell office:value-type="float" office:value="0.776022972002872">
                <text:p>0.776022972002872</text:p>
              </table:table-cell>
              <table:table-cell office:value-type="float" office:value="-0.323767178658044">
                <text:p>-0.323767178658044</text:p>
              </table:table-cell>
              <table:table-cell office:value-type="float" office:value="-0.108786610878661">
                <text:p>-0.108786610878661</text:p>
              </table:table-cell>
              <table:table-cell office:value-type="float" office:value="0.000670690811535923">
                <text:p>0.000670690811535923</text:p>
              </table:table-cell>
              <table:table-cell office:value-type="float" office:value="0.42627345844504">
                <text:p>0.42627345844504</text:p>
              </table:table-cell>
              <table:table-cell office:value-type="float" office:value="-0.0859962406015038">
                <text:p>-0.0859962406015038</text:p>
              </table:table-cell>
              <table:table-cell office:value-type="float" office:value="0.425192802056555">
                <text:p>0.425192802056555</text:p>
              </table:table-cell>
              <table:table-cell office:value-type="float" office:value="-0.119047619047619">
                <text:p>-0.119047619047619</text:p>
              </table:table-cell>
              <table:table-cell office:value-type="float" office:value="-0.31981981981982">
                <text:p>-0.31981981981982</text:p>
              </table:table-cell>
              <table:table-cell office:value-type="float" office:value="0.370258880192655">
                <text:p>0.370258880192655</text:p>
              </table:table-cell>
            </table:table-row>
            <table:table-row>
              <table:table-cell office:value-type="string">
                <text:p>65-75</text:p>
                <draw:g>
                  <svg:desc>'Age-Gender-Raw'.A33:'Age-Gender-Raw'.A33</svg:desc>
                </draw:g>
              </table:table-cell>
              <table:table-cell office:value-type="float" office:value="NaN">
                <text:p>NaN</text:p>
                <draw:g>
                  <svg:desc>'Age-Gender-Raw'.B33:'Age-Gender-Raw'.V3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871080139372822">
                <text:p>0.871080139372822</text:p>
              </table:table-cell>
              <table:table-cell office:value-type="float" office:value="-0.253258845437616">
                <text:p>-0.253258845437616</text:p>
              </table:table-cell>
              <table:table-cell office:value-type="float" office:value="0.0149625935162094">
                <text:p>0.0149625935162094</text:p>
              </table:table-cell>
              <table:table-cell office:value-type="float" office:value="0.319410319410319">
                <text:p>0.319410319410319</text:p>
              </table:table-cell>
              <table:table-cell office:value-type="float" office:value="-0.286778398510242">
                <text:p>-0.286778398510242</text:p>
              </table:table-cell>
              <table:table-cell office:value-type="float" office:value="0.415143603133159">
                <text:p>0.415143603133159</text:p>
              </table:table-cell>
              <table:table-cell office:value-type="float" office:value="-0.0424354243542435">
                <text:p>-0.0424354243542435</text:p>
              </table:table-cell>
              <table:table-cell office:value-type="float" office:value="0.0963391136801541">
                <text:p>0.0963391136801541</text:p>
              </table:table-cell>
              <table:table-cell office:value-type="float" office:value="-0.101933216168717">
                <text:p>-0.101933216168717</text:p>
              </table:table-cell>
              <table:table-cell office:value-type="float" office:value="0.896281800391389">
                <text:p>0.896281800391389</text:p>
              </table:table-cell>
              <table:table-cell office:value-type="float" office:value="-0.327141382868937">
                <text:p>-0.327141382868937</text:p>
              </table:table-cell>
              <table:table-cell office:value-type="float" office:value="-0.165644171779141">
                <text:p>-0.165644171779141</text:p>
              </table:table-cell>
              <table:table-cell office:value-type="float" office:value="-0.101102941176471">
                <text:p>-0.101102941176471</text:p>
              </table:table-cell>
              <table:table-cell office:value-type="float" office:value="0.478527607361963">
                <text:p>0.478527607361963</text:p>
              </table:table-cell>
              <table:table-cell office:value-type="float" office:value="0.0331950207468881">
                <text:p>0.0331950207468881</text:p>
              </table:table-cell>
              <table:table-cell office:value-type="float" office:value="0.0321285140562249">
                <text:p>0.0321285140562249</text:p>
              </table:table-cell>
              <table:table-cell office:value-type="float" office:value="-0.0324254215304799">
                <text:p>-0.0324254215304799</text:p>
              </table:table-cell>
              <table:table-cell office:value-type="float" office:value="-0.158176943699732">
                <text:p>-0.158176943699732</text:p>
              </table:table-cell>
              <table:table-cell office:value-type="float" office:value="0.21656050955414">
                <text:p>0.21656050955414</text:p>
              </table:table-cell>
            </table:table-row>
            <table:table-row>
              <table:table-cell office:value-type="string">
                <text:p>75+</text:p>
                <draw:g>
                  <svg:desc>'Age-Gender-Raw'.A34:'Age-Gender-Raw'.A34</svg:desc>
                </draw:g>
              </table:table-cell>
              <table:table-cell office:value-type="float" office:value="NaN">
                <text:p>NaN</text:p>
                <draw:g>
                  <svg:desc>'Age-Gender-Raw'.B34:'Age-Gender-Raw'.V3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698744769874477">
                <text:p>0.698744769874477</text:p>
              </table:table-cell>
              <table:table-cell office:value-type="float" office:value="-0.25615763546798">
                <text:p>-0.25615763546798</text:p>
              </table:table-cell>
              <table:table-cell office:value-type="float" office:value="0.162251655629139">
                <text:p>0.162251655629139</text:p>
              </table:table-cell>
              <table:table-cell office:value-type="float" office:value="0.247863247863248">
                <text:p>0.247863247863248</text:p>
              </table:table-cell>
              <table:table-cell office:value-type="float" office:value="-0.324200913242009">
                <text:p>-0.324200913242009</text:p>
              </table:table-cell>
              <table:table-cell office:value-type="float" office:value="0.317567567567568">
                <text:p>0.317567567567568</text:p>
              </table:table-cell>
              <table:table-cell office:value-type="float" office:value="0.169230769230769">
                <text:p>0.169230769230769</text:p>
              </table:table-cell>
              <table:table-cell office:value-type="float" office:value="0.013157894736842">
                <text:p>0.013157894736842</text:p>
              </table:table-cell>
              <table:table-cell office:value-type="float" office:value="0.0454545454545454">
                <text:p>0.0454545454545454</text:p>
              </table:table-cell>
              <table:table-cell office:value-type="float" office:value="0.859213250517598">
                <text:p>0.859213250517598</text:p>
              </table:table-cell>
              <table:table-cell office:value-type="float" office:value="-0.300668151447661">
                <text:p>-0.300668151447661</text:p>
              </table:table-cell>
              <table:table-cell office:value-type="float" office:value="-0.0955414012738853">
                <text:p>-0.0955414012738853</text:p>
              </table:table-cell>
              <table:table-cell office:value-type="float" office:value="-0.225352112676056">
                <text:p>-0.225352112676056</text:p>
              </table:table-cell>
              <table:table-cell office:value-type="float" office:value="0.504545454545455">
                <text:p>0.504545454545455</text:p>
              </table:table-cell>
              <table:table-cell office:value-type="float" office:value="0.066465256797583">
                <text:p>0.066465256797583</text:p>
              </table:table-cell>
              <table:table-cell office:value-type="float" office:value="0.00708215297450421">
                <text:p>0.00708215297450421</text:p>
              </table:table-cell>
              <table:table-cell office:value-type="float" office:value="0.0956399437412096">
                <text:p>0.0956399437412096</text:p>
              </table:table-cell>
              <table:table-cell office:value-type="float" office:value="-0.242618741976893">
                <text:p>-0.242618741976893</text:p>
              </table:table-cell>
              <table:table-cell office:value-type="float" office:value="0.159322033898305">
                <text:p>0.1593220338983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82">
      <number:month number:style="long"/>
      <number:text>-</number:text>
      <number:day number:style="long"/>
    </number:date-style>
    <style:style style:name="ch1" style:family="chart">
      <style:graphic-properties draw:stroke="solid" svg:stroke-width="0.026cm"/>
    </style:style>
    <style:style style:name="ch2" style:family="chart">
      <style:chart-properties style:rotation-angle="0"/>
      <style:text-properties style:text-position="0% 100%" fo:font-family="Arial" fo:font-size="16pt" fo:font-weight="bold" style:font-size-asian="16pt" style:font-weight-asian="bold" style:font-size-complex="16pt" style:font-weight-complex="bold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/>
    </style:style>
    <style:style style:name="ch6" style:family="chart" style:data-style-name="N82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90"/>
      <style:graphic-properties svg:stroke-color="#b3b3b3"/>
      <style:text-properties style:text-position="0% 100%" fo:font-family="Arial" fo:font-size="10pt" fo:font-weight="bold" style:font-size-asian="10pt" style:font-weight-asian="bold" style:font-size-complex="10pt" style:font-weight-complex="bold"/>
    </style:style>
    <style:style style:name="ch7" style:family="chart">
      <style:chart-properties style:rotation-angle="0"/>
      <style:text-properties style:text-position="0% 100%" fo:font-family="Arial" fo:font-size="12pt" fo:font-weight="bold" style:font-size-asian="12pt" style:font-weight-asian="bold" style:font-size-complex="12pt" style:font-weight-complex="bold"/>
    </style:style>
    <style:style style:name="ch8" style:family="chart" style:data-style-name="N3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9" style:family="chart">
      <style:chart-properties chart:auto-position="true" style:rotation-angle="90"/>
      <style:text-properties style:text-position="0% 100%" fo:font-family="Arial" fo:font-size="10pt" fo:font-weight="bold" style:font-size-asian="10pt" style:font-weight-asian="bold" style:font-size-complex="10pt" style:font-weight-complex="bold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 fo:wrap-option="wrap"/>
      <style:text-properties style:text-position="0% 100%" fo:font-family="Arial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 fo:wrap-option="wrap"/>
      <style:text-properties style:text-position="0% 100%" fo:font-family="Arial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/>
      <style:graphic-properties svg:stroke-width="0.08cm" svg:stroke-color="#ffd320" draw:fill-color="#ffd320" fo:wrap-option="wrap"/>
      <style:text-properties style:text-position="0% 100%" fo:font-family="Arial" fo:font-size="10pt" style:font-size-asian="10pt" style:font-size-complex="10pt"/>
    </style:style>
    <style:style style:name="ch14" style:family="chart" style:data-style-name="N3">
      <style:chart-properties chart:symbol-type="none" chart:link-data-style-to-source="true" chart:label-position="right"/>
      <style:graphic-properties svg:stroke-width="0.08cm" svg:stroke-color="#579d1c" draw:fill-color="#579d1c" fo:wrap-option="wrap"/>
      <style:text-properties style:text-position="0% 100%" fo:font-family="Arial" fo:font-size="10pt" style:font-size-asian="10pt" style:font-size-complex="10pt"/>
    </style:style>
    <style:style style:name="ch15" style:family="chart" style:data-style-name="N0">
      <style:chart-properties chart:symbol-type="none" chart:link-data-style-to-source="true" chart:label-position="right"/>
      <style:graphic-properties svg:stroke-width="0.08cm" svg:stroke-color="#7e0021" draw:fill-color="#7e0021" fo:wrap-option="wrap"/>
      <style:text-properties style:text-position="0% 100%" fo:font-family="Arial" fo:font-size="10pt" style:font-size-asian="10pt" style:font-size-complex="10pt"/>
    </style:style>
    <style:style style:name="ch16" style:family="chart">
      <style:graphic-properties draw:stroke="solid" svg:stroke-color="#b3b3b3"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16.024cm" svg:height="8.999cm" xlink:href=".." xlink:type="simple" chart:class="chart:line" chart:style-name="ch1">
        <chart:title svg:x="4.096cm" svg:y="0cm" chart:style-name="ch2">
          <text:p>Total New Cases per 100,000</text:p>
        </chart:title>
        <chart:subtitle svg:x="6.712cm" svg:y="0.856cm" chart:style-name="ch3">
          <text:p>By AgeGroup</text:p>
        </chart:subtitle>
        <chart:legend chart:legend-position="end" svg:x="13.766cm" svg:y="3.249cm" style:legend-expansion="high" chart:style-name="ch4"/>
        <chart:plot-area chart:style-name="ch5" table:cell-range-address="'Age-Gender-Raw'.A39:'Age-Gender-Raw'.V44" chart:data-source-has-labels="both" svg:x="0.511cm" svg:y="1.519cm" svg:width="13.08cm" svg:height="6.138cm">
          <chartooo:coordinate-region svg:x="1.653cm" svg:y="1.709cm" svg:width="11.938cm" svg:height="4.784cm"/>
          <chart:axis chart:dimension="x" chart:name="primary-x" chart:style-name="ch6" chartooo:axis-type="auto">
            <chartooo:date-scale/>
            <chart:title svg:x="5.961cm" svg:y="7.958cm" chart:style-name="ch7">
              <text:p>Reporting Date</text:p>
            </chart:title>
            <chart:categories table:cell-range-address="'Age-Gender-Raw'.B39:'Age-Gender-Raw'.V39"/>
          </chart:axis>
          <chart:axis chart:dimension="y" chart:name="primary-y" chart:style-name="ch8">
            <chart:title svg:x="0.001cm" svg:y="5.599cm" chart:style-name="ch9">
              <text:p>New Cases</text:p>
            </chart:title>
            <chart:grid chart:style-name="ch10" chart:class="major"/>
          </chart:axis>
          <chart:series chart:style-name="ch11" chart:values-cell-range-address="'Age-Gender-Raw'.B40:'Age-Gender-Raw'.V40" chart:label-cell-address="'Age-Gender-Raw'.A40:'Age-Gender-Raw'.A40" chart:class="chart:line">
            <chart:data-point chart:repeated="21"/>
          </chart:series>
          <chart:series chart:style-name="ch12" chart:values-cell-range-address="'Age-Gender-Raw'.B41:'Age-Gender-Raw'.V41" chart:label-cell-address="'Age-Gender-Raw'.A41:'Age-Gender-Raw'.A41" chart:class="chart:line">
            <chart:data-point chart:repeated="21"/>
          </chart:series>
          <chart:series chart:style-name="ch13" chart:values-cell-range-address="'Age-Gender-Raw'.B42:'Age-Gender-Raw'.V42" chart:label-cell-address="'Age-Gender-Raw'.A42:'Age-Gender-Raw'.A42" chart:class="chart:line">
            <chart:data-point chart:repeated="21"/>
          </chart:series>
          <chart:series chart:style-name="ch14" chart:values-cell-range-address="'Age-Gender-Raw'.B43:'Age-Gender-Raw'.V43" chart:label-cell-address="'Age-Gender-Raw'.A43:'Age-Gender-Raw'.A43" chart:class="chart:line">
            <chart:data-point chart:repeated="21"/>
          </chart:series>
          <chart:series chart:style-name="ch15" chart:values-cell-range-address="'Age-Gender-Raw'.B44:'Age-Gender-Raw'.V44" chart:label-cell-address="'Age-Gender-Raw'.A44:'Age-Gender-Raw'.A44" chart:class="chart:line">
            <chart:data-point chart:repeated="2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float" office:value="43913">
                <text:p>43913</text:p>
                <draw:g>
                  <svg:desc>'Age-Gender-Raw'.B39:'Age-Gender-Raw'.V39</svg:desc>
                </draw:g>
              </table:table-cell>
              <table:table-cell office:value-type="float" office:value="43914">
                <text:p>43914</text:p>
              </table:table-cell>
              <table:table-cell office:value-type="float" office:value="43915">
                <text:p>43915</text:p>
              </table:table-cell>
              <table:table-cell office:value-type="float" office:value="43916">
                <text:p>43916</text:p>
              </table:table-cell>
              <table:table-cell office:value-type="float" office:value="43917">
                <text:p>43917</text:p>
              </table:table-cell>
              <table:table-cell office:value-type="float" office:value="43918">
                <text:p>43918</text:p>
              </table:table-cell>
              <table:table-cell office:value-type="float" office:value="43919">
                <text:p>43919</text:p>
              </table:table-cell>
              <table:table-cell office:value-type="float" office:value="43920">
                <text:p>43920</text:p>
              </table:table-cell>
              <table:table-cell office:value-type="float" office:value="43921">
                <text:p>43921</text:p>
              </table:table-cell>
              <table:table-cell office:value-type="float" office:value="43922">
                <text:p>43922</text:p>
              </table:table-cell>
              <table:table-cell office:value-type="float" office:value="43923">
                <text:p>43923</text:p>
              </table:table-cell>
              <table:table-cell office:value-type="float" office:value="43924">
                <text:p>43924</text:p>
              </table:table-cell>
              <table:table-cell office:value-type="float" office:value="43925">
                <text:p>43925</text:p>
              </table:table-cell>
              <table:table-cell office:value-type="float" office:value="43926">
                <text:p>43926</text:p>
              </table:table-cell>
              <table:table-cell office:value-type="float" office:value="43927">
                <text:p>43927</text:p>
              </table:table-cell>
              <table:table-cell office:value-type="float" office:value="43928">
                <text:p>43928</text:p>
              </table:table-cell>
              <table:table-cell office:value-type="float" office:value="43929">
                <text:p>43929</text:p>
              </table:table-cell>
              <table:table-cell office:value-type="float" office:value="43930">
                <text:p>43930</text:p>
              </table:table-cell>
              <table:table-cell office:value-type="float" office:value="43931">
                <text:p>43931</text:p>
              </table:table-cell>
              <table:table-cell office:value-type="float" office:value="43932">
                <text:p>43932</text:p>
              </table:table-cell>
              <table:table-cell office:value-type="float" office:value="43933">
                <text:p>43933</text:p>
              </table:table-cell>
            </table:table-row>
          </table:table-header-rows>
          <table:table-rows>
            <table:table-row>
              <table:table-cell office:value-type="string">
                <text:p>0-17</text:p>
                <draw:g>
                  <svg:desc>'Age-Gender-Raw'.A40:'Age-Gender-Raw'.A40</svg:desc>
                </draw:g>
              </table:table-cell>
              <table:table-cell office:value-type="float" office:value="19.6060844407034">
                <text:p>19.6060844407034</text:p>
                <draw:g>
                  <svg:desc>'Age-Gender-Raw'.B40:'Age-Gender-Raw'.V40</svg:desc>
                </draw:g>
              </table:table-cell>
              <table:table-cell office:value-type="float" office:value="22.0784059390912">
                <text:p>22.0784059390912</text:p>
              </table:table-cell>
              <table:table-cell office:value-type="float" office:value="25.6431485646736">
                <text:p>25.6431485646736</text:p>
              </table:table-cell>
              <table:table-cell office:value-type="float" office:value="28.4604451558597">
                <text:p>28.4604451558597</text:p>
              </table:table-cell>
              <table:table-cell office:value-type="float" office:value="31.2202458982461">
                <text:p>31.2202458982461</text:p>
              </table:table-cell>
              <table:table-cell office:value-type="float" office:value="33.9800466406325">
                <text:p>33.9800466406325</text:p>
              </table:table-cell>
              <table:table-cell office:value-type="float" office:value="35.5899304070246">
                <text:p>35.5899304070246</text:p>
              </table:table-cell>
              <table:table-cell office:value-type="float" office:value="41.0520360429977">
                <text:p>41.0520360429977</text:p>
              </table:table-cell>
              <table:table-cell office:value-type="float" office:value="43.5243575413855">
                <text:p>43.5243575413855</text:p>
              </table:table-cell>
              <table:table-cell office:value-type="float" office:value="46.9166126205688">
                <text:p>46.9166126205688</text:p>
              </table:table-cell>
              <table:table-cell office:value-type="float" office:value="50.6538427925504">
                <text:p>50.6538427925504</text:p>
              </table:table-cell>
              <table:table-cell office:value-type="float" office:value="56.8058986141201">
                <text:p>56.8058986141201</text:p>
              </table:table-cell>
              <table:table-cell office:value-type="float" office:value="61.9230291572948">
                <text:p>61.9230291572948</text:p>
              </table:table-cell>
              <table:table-cell office:value-type="float" office:value="65.2577883876784">
                <text:p>65.2577883876784</text:p>
              </table:table-cell>
              <table:table-cell office:value-type="float" office:value="69.2250019548589">
                <text:p>69.2250019548589</text:p>
              </table:table-cell>
              <table:table-cell office:value-type="float" office:value="78.9992962508107">
                <text:p>78.9992962508107</text:p>
              </table:table-cell>
              <table:table-cell office:value-type="float" office:value="87.5661777219685">
                <text:p>87.5661777219685</text:p>
              </table:table-cell>
              <table:table-cell office:value-type="float" office:value="99.237835028311">
                <text:p>99.237835028311</text:p>
              </table:table-cell>
              <table:table-cell office:value-type="float" office:value="107.344749709071">
                <text:p>107.344749709071</text:p>
              </table:table-cell>
              <table:table-cell office:value-type="float" office:value="110.851996485854">
                <text:p>110.851996485854</text:p>
              </table:table-cell>
              <table:table-cell office:value-type="float" office:value="116.429093819426">
                <text:p>116.429093819426</text:p>
              </table:table-cell>
            </table:table-row>
            <table:table-row>
              <table:table-cell office:value-type="string">
                <text:p>18-44</text:p>
                <draw:g>
                  <svg:desc>'Age-Gender-Raw'.A41:'Age-Gender-Raw'.A41</svg:desc>
                </draw:g>
              </table:table-cell>
              <table:table-cell office:value-type="float" office:value="179.723978514125">
                <text:p>179.723978514125</text:p>
                <draw:g>
                  <svg:desc>'Age-Gender-Raw'.B41:'Age-Gender-Raw'.V41</svg:desc>
                </draw:g>
              </table:table-cell>
              <table:table-cell office:value-type="float" office:value="211.26129305372">
                <text:p>211.26129305372</text:p>
              </table:table-cell>
              <table:table-cell office:value-type="float" office:value="264.448869793775">
                <text:p>264.448869793775</text:p>
              </table:table-cell>
              <table:table-cell office:value-type="float" office:value="302.120921628135">
                <text:p>302.120921628135</text:p>
              </table:table-cell>
              <table:table-cell office:value-type="float" office:value="345.957491035392">
                <text:p>345.957491035392</text:p>
              </table:table-cell>
              <table:table-cell office:value-type="float" office:value="393.486814930759">
                <text:p>393.486814930759</text:p>
              </table:table-cell>
              <table:table-cell office:value-type="float" office:value="423.862698623288">
                <text:p>423.862698623288</text:p>
              </table:table-cell>
              <table:table-cell office:value-type="float" office:value="477.318297866511">
                <text:p>477.318297866511</text:p>
              </table:table-cell>
              <table:table-cell office:value-type="float" office:value="516.598484719888">
                <text:p>516.598484719888</text:p>
              </table:table-cell>
              <table:table-cell office:value-type="float" office:value="558.886479664388">
                <text:p>558.886479664388</text:p>
              </table:table-cell>
              <table:table-cell office:value-type="float" office:value="604.926789653259">
                <text:p>604.926789653259</text:p>
              </table:table-cell>
              <table:table-cell office:value-type="float" office:value="668.09075956684">
                <text:p>668.09075956684</text:p>
              </table:table-cell>
              <table:table-cell office:value-type="float" office:value="713.297221768073">
                <text:p>713.297221768073</text:p>
              </table:table-cell>
              <table:table-cell office:value-type="float" office:value="755.912799772002">
                <text:p>755.912799772002</text:p>
              </table:table-cell>
              <table:table-cell office:value-type="float" office:value="795.609910519198">
                <text:p>795.609910519198</text:p>
              </table:table-cell>
              <table:table-cell office:value-type="float" office:value="858.565418485869">
                <text:p>858.565418485869</text:p>
              </table:table-cell>
              <table:table-cell office:value-type="float" office:value="919.525647817835">
                <text:p>919.525647817835</text:p>
              </table:table-cell>
              <table:table-cell office:value-type="float" office:value="1009.73011027339">
                <text:p>1009.73011027339</text:p>
              </table:table-cell>
              <table:table-cell office:value-type="float" office:value="1086.23564478918">
                <text:p>1086.23564478918</text:p>
              </table:table-cell>
              <table:table-cell office:value-type="float" office:value="1126.73682304589">
                <text:p>1126.73682304589</text:p>
              </table:table-cell>
              <table:table-cell office:value-type="float" office:value="1182.39616287072">
                <text:p>1182.39616287072</text:p>
              </table:table-cell>
            </table:table-row>
            <table:table-row>
              <table:table-cell office:value-type="string">
                <text:p>45-64</text:p>
                <draw:g>
                  <svg:desc>'Age-Gender-Raw'.A42:'Age-Gender-Raw'.A42</svg:desc>
                </draw:g>
              </table:table-cell>
              <table:table-cell office:value-type="float" office:value="211.226675939954">
                <text:p>211.226675939954</text:p>
                <draw:g>
                  <svg:desc>'Age-Gender-Raw'.B42:'Age-Gender-Raw'.V42</svg:desc>
                </draw:g>
              </table:table-cell>
              <table:table-cell office:value-type="float" office:value="252.616015388469">
                <text:p>252.616015388469</text:p>
              </table:table-cell>
              <table:table-cell office:value-type="float" office:value="330.044720913775">
                <text:p>330.044720913775</text:p>
              </table:table-cell>
              <table:table-cell office:value-type="float" office:value="382.717640564471">
                <text:p>382.717640564471</text:p>
              </table:table-cell>
              <table:table-cell office:value-type="float" office:value="445.409601256757">
                <text:p>445.409601256757</text:p>
              </table:table-cell>
              <table:table-cell office:value-type="float" office:value="515.348344061651">
                <text:p>515.348344061651</text:p>
              </table:table-cell>
              <table:table-cell office:value-type="float" office:value="563.060379313112">
                <text:p>563.060379313112</text:p>
              </table:table-cell>
              <table:table-cell office:value-type="float" office:value="649.000406111615">
                <text:p>649.000406111615</text:p>
              </table:table-cell>
              <table:table-cell office:value-type="float" office:value="714.415989611324">
                <text:p>714.415989611324</text:p>
              </table:table-cell>
              <table:table-cell office:value-type="float" office:value="783.236101620312">
                <text:p>783.236101620312</text:p>
              </table:table-cell>
              <table:table-cell office:value-type="float" office:value="850.986218954956">
                <text:p>850.986218954956</text:p>
              </table:table-cell>
              <table:table-cell office:value-type="float" office:value="971.311983697172">
                <text:p>971.311983697172</text:p>
              </table:table-cell>
              <table:table-cell office:value-type="float" office:value="1052.68021506893">
                <text:p>1052.68021506893</text:p>
              </table:table-cell>
              <table:table-cell office:value-type="float" office:value="1125.19667231656">
                <text:p>1125.19667231656</text:p>
              </table:table-cell>
              <table:table-cell office:value-type="float" office:value="1197.76176568576">
                <text:p>1197.76176568576</text:p>
              </table:table-cell>
              <table:table-cell office:value-type="float" office:value="1301.25943236783">
                <text:p>1301.25943236783</text:p>
              </table:table-cell>
              <table:table-cell office:value-type="float" office:value="1395.85668880421">
                <text:p>1395.85668880421</text:p>
              </table:table-cell>
              <table:table-cell office:value-type="float" office:value="1530.67601777164">
                <text:p>1530.67601777164</text:p>
              </table:table-cell>
              <table:table-cell office:value-type="float" office:value="1649.4454266239">
                <text:p>1649.4454266239</text:p>
              </table:table-cell>
              <table:table-cell office:value-type="float" office:value="1730.23002453692">
                <text:p>1730.23002453692</text:p>
              </table:table-cell>
              <table:table-cell office:value-type="float" office:value="1840.92583721004">
                <text:p>1840.92583721004</text:p>
              </table:table-cell>
            </table:table-row>
            <table:table-row>
              <table:table-cell office:value-type="string">
                <text:p>65-75</text:p>
                <draw:g>
                  <svg:desc>'Age-Gender-Raw'.A43:'Age-Gender-Raw'.A43</svg:desc>
                </draw:g>
              </table:table-cell>
              <table:table-cell office:value-type="float" office:value="200.304027796827">
                <text:p>200.304027796827</text:p>
                <draw:g>
                  <svg:desc>'Age-Gender-Raw'.B43:'Age-Gender-Raw'.V43</svg:desc>
                </draw:g>
              </table:table-cell>
              <table:table-cell office:value-type="float" office:value="241.307776711014">
                <text:p>241.307776711014</text:p>
              </table:table-cell>
              <table:table-cell office:value-type="float" office:value="318.029076944178">
                <text:p>318.029076944178</text:p>
              </table:table-cell>
              <table:table-cell office:value-type="float" office:value="375.320029259818">
                <text:p>375.320029259818</text:p>
              </table:table-cell>
              <table:table-cell office:value-type="float" office:value="433.468202807114">
                <text:p>433.468202807114</text:p>
              </table:table-cell>
              <table:table-cell office:value-type="float" office:value="510.189503040278">
                <text:p>510.189503040278</text:p>
              </table:table-cell>
              <table:table-cell office:value-type="float" office:value="564.908791660952">
                <text:p>564.908791660952</text:p>
              </table:table-cell>
              <table:table-cell office:value-type="float" office:value="642.344442920496">
                <text:p>642.344442920496</text:p>
              </table:table-cell>
              <table:table-cell office:value-type="float" office:value="716.494079458693">
                <text:p>716.494079458693</text:p>
              </table:table-cell>
              <table:table-cell office:value-type="float" office:value="797.787226260687">
                <text:p>797.787226260687</text:p>
              </table:table-cell>
              <table:table-cell office:value-type="float" office:value="870.793901156677">
                <text:p>870.793901156677</text:p>
              </table:table-cell>
              <table:table-cell office:value-type="float" office:value="1009.23513006904">
                <text:p>1009.23513006904</text:p>
              </table:table-cell>
              <table:table-cell office:value-type="float" office:value="1102.38650390893">
                <text:p>1102.38650390893</text:p>
              </table:table-cell>
              <table:table-cell office:value-type="float" office:value="1180.10789557902">
                <text:p>1180.10789557902</text:p>
              </table:table-cell>
              <table:table-cell office:value-type="float" office:value="1249.97142595894">
                <text:p>1249.97142595894</text:p>
              </table:table-cell>
              <table:table-cell office:value-type="float" office:value="1353.26658437343">
                <text:p>1353.26658437343</text:p>
              </table:table-cell>
              <table:table-cell office:value-type="float" office:value="1459.99062771453">
                <text:p>1459.99062771453</text:p>
              </table:table-cell>
              <table:table-cell office:value-type="float" office:value="1570.14355598226">
                <text:p>1570.14355598226</text:p>
              </table:table-cell>
              <table:table-cell office:value-type="float" office:value="1676.72472911809">
                <text:p>1676.72472911809</text:p>
              </table:table-cell>
              <table:table-cell office:value-type="float" office:value="1766.44721803136">
                <text:p>1766.44721803136</text:p>
              </table:table-cell>
              <table:table-cell office:value-type="float" office:value="1875.60005486216">
                <text:p>1875.60005486216</text:p>
              </table:table-cell>
            </table:table-row>
            <table:table-row>
              <table:table-cell office:value-type="string">
                <text:p>75+</text:p>
                <draw:g>
                  <svg:desc>'Age-Gender-Raw'.A44:'Age-Gender-Raw'.A44</svg:desc>
                </draw:g>
              </table:table-cell>
              <table:table-cell office:value-type="float" office:value="181.10363233763">
                <text:p>181.10363233763</text:p>
                <draw:g>
                  <svg:desc>'Age-Gender-Raw'.B44:'Age-Gender-Raw'.V44</svg:desc>
                </draw:g>
              </table:table-cell>
              <table:table-cell office:value-type="float" office:value="224.913114249263">
                <text:p>224.913114249263</text:p>
              </table:table-cell>
              <table:table-cell office:value-type="float" office:value="299.33424251756">
                <text:p>299.33424251756</text:p>
              </table:table-cell>
              <table:table-cell office:value-type="float" office:value="354.691830539791">
                <text:p>354.691830539791</text:p>
              </table:table-cell>
              <table:table-cell office:value-type="float" office:value="419.031278870265">
                <text:p>419.031278870265</text:p>
              </table:table-cell>
              <table:table-cell office:value-type="float" office:value="499.31811182966">
                <text:p>499.31811182966</text:p>
              </table:table-cell>
              <table:table-cell office:value-type="float" office:value="553.57588022231">
                <text:p>553.57588022231</text:p>
              </table:table-cell>
              <table:table-cell office:value-type="float" office:value="625.064156145059">
                <text:p>625.064156145059</text:p>
              </table:table-cell>
              <table:table-cell office:value-type="float" office:value="708.650447993196">
                <text:p>708.650447993196</text:p>
              </table:table-cell>
              <table:table-cell office:value-type="float" office:value="793.336559470913">
                <text:p>793.336559470913</text:p>
              </table:table-cell>
              <table:table-cell office:value-type="float" office:value="881.872039652164">
                <text:p>881.872039652164</text:p>
              </table:table-cell>
              <table:table-cell office:value-type="float" office:value="1046.47837754608">
                <text:p>1046.47837754608</text:p>
              </table:table-cell>
              <table:table-cell office:value-type="float" office:value="1161.59283210887">
                <text:p>1161.59283210887</text:p>
              </table:table-cell>
              <table:table-cell office:value-type="float" office:value="1265.70909037584">
                <text:p>1265.70909037584</text:p>
              </table:table-cell>
              <table:table-cell office:value-type="float" office:value="1346.36252987843">
                <text:p>1346.36252987843</text:p>
              </table:table-cell>
              <table:table-cell office:value-type="float" office:value="1467.70929567551">
                <text:p>1467.70929567551</text:p>
              </table:table-cell>
              <table:table-cell office:value-type="float" office:value="1597.12140542284">
                <text:p>1597.12140542284</text:p>
              </table:table-cell>
              <table:table-cell office:value-type="float" office:value="1727.45003152816">
                <text:p>1727.45003152816</text:p>
              </table:table-cell>
              <table:table-cell office:value-type="float" office:value="1870.24328010206">
                <text:p>1870.24328010206</text:p>
              </table:table-cell>
              <table:table-cell office:value-type="float" office:value="1978.39221034417">
                <text:p>1978.39221034417</text:p>
              </table:table-cell>
              <table:table-cell office:value-type="float" office:value="2103.77164811638">
                <text:p>2103.771648116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2">
      <number:number number:decimal-places="2" loext:min-decimal-places="2" number:min-integer-digits="1"/>
    </number:number-style>
    <number:date-style style:name="N82">
      <number:month number:style="long"/>
      <number:text>-</number:text>
      <number:day number:style="long"/>
    </number:date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82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3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59cm" svg:y="0.315cm" chart:style-name="ch2">
          <text:p>NYC New Cases</text:p>
        </chart:title>
        <chart:legend chart:legend-position="end" svg:x="1.605cm" svg:y="1.592cm" style:legend-expansion="custom" chartooo:width="3.629cm" chartooo:height="1.06cm" style:legend-expansion-aspect-ratio="3.42358490566038" chart:style-name="ch3"/>
        <chart:plot-area chart:style-name="ch4" table:cell-range-address="'Age-Gender-Raw'.B46:'Age-Gender-Raw'.V46 'Age-Gender-Raw'.A49:'Age-Gender-Raw'.V50" chart:data-source-has-labels="both" svg:x="0.928cm" svg:y="1.136cm" svg:width="15.069cm" svg:height="7.358cm">
          <chartooo:coordinate-region svg:x="1.87cm" svg:y="1.326cm" svg:width="14.127cm" svg:height="6.205cm"/>
          <chart:axis chart:dimension="x" chart:name="primary-x" chart:style-name="ch5" chartooo:axis-type="auto">
            <chartooo:date-scale/>
            <chart:title svg:x="7.335cm" svg:y="8.453cm" chart:style-name="ch6">
              <text:p>Reporting Date</text:p>
            </chart:title>
            <chart:categories table:cell-range-address="'Age-Gender-Raw'.B46:'Age-Gender-Raw'.V46"/>
          </chart:axis>
          <chart:axis chart:dimension="y" chart:name="primary-y" chart:style-name="ch7">
            <chart:title svg:x="0.061cm" svg:y="5.14cm" chart:style-name="ch8">
              <text:p>Log</text:p>
            </chart:title>
            <chart:grid chart:style-name="ch9" chart:class="major"/>
          </chart:axis>
          <chart:series chart:style-name="ch10" chart:values-cell-range-address="'Age-Gender-Raw'.B49:'Age-Gender-Raw'.V49" chart:label-cell-address="'Age-Gender-Raw'.A49:'Age-Gender-Raw'.A49" chart:class="chart:line">
            <chart:data-point chart:repeated="21"/>
          </chart:series>
          <chart:series chart:style-name="ch11" chart:values-cell-range-address="'Age-Gender-Raw'.B50:'Age-Gender-Raw'.V50" chart:label-cell-address="'Age-Gender-Raw'.A50:'Age-Gender-Raw'.A50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float" office:value="43913">
                <text:p>43913</text:p>
                <draw:g>
                  <svg:desc>'Age-Gender-Raw'.B46:'Age-Gender-Raw'.V46</svg:desc>
                </draw:g>
              </table:table-cell>
              <table:table-cell office:value-type="float" office:value="43914">
                <text:p>43914</text:p>
              </table:table-cell>
              <table:table-cell office:value-type="float" office:value="43915">
                <text:p>43915</text:p>
              </table:table-cell>
              <table:table-cell office:value-type="float" office:value="43916">
                <text:p>43916</text:p>
              </table:table-cell>
              <table:table-cell office:value-type="float" office:value="43917">
                <text:p>43917</text:p>
              </table:table-cell>
              <table:table-cell office:value-type="float" office:value="43918">
                <text:p>43918</text:p>
              </table:table-cell>
              <table:table-cell office:value-type="float" office:value="43919">
                <text:p>43919</text:p>
              </table:table-cell>
              <table:table-cell office:value-type="float" office:value="43920">
                <text:p>43920</text:p>
              </table:table-cell>
              <table:table-cell office:value-type="float" office:value="43921">
                <text:p>43921</text:p>
              </table:table-cell>
              <table:table-cell office:value-type="float" office:value="43922">
                <text:p>43922</text:p>
              </table:table-cell>
              <table:table-cell office:value-type="float" office:value="43923">
                <text:p>43923</text:p>
              </table:table-cell>
              <table:table-cell office:value-type="float" office:value="43924">
                <text:p>43924</text:p>
              </table:table-cell>
              <table:table-cell office:value-type="float" office:value="43925">
                <text:p>43925</text:p>
              </table:table-cell>
              <table:table-cell office:value-type="float" office:value="43926">
                <text:p>43926</text:p>
              </table:table-cell>
              <table:table-cell office:value-type="float" office:value="43927">
                <text:p>43927</text:p>
              </table:table-cell>
              <table:table-cell office:value-type="float" office:value="43928">
                <text:p>43928</text:p>
              </table:table-cell>
              <table:table-cell office:value-type="float" office:value="43929">
                <text:p>43929</text:p>
              </table:table-cell>
              <table:table-cell office:value-type="float" office:value="43930">
                <text:p>43930</text:p>
              </table:table-cell>
              <table:table-cell office:value-type="float" office:value="43931">
                <text:p>43931</text:p>
              </table:table-cell>
              <table:table-cell office:value-type="float" office:value="43932">
                <text:p>43932</text:p>
              </table:table-cell>
              <table:table-cell office:value-type="float" office:value="43933">
                <text:p>43933</text:p>
              </table:table-cell>
            </table:table-row>
          </table:table-header-rows>
          <table:table-rows>
            <table:table-row>
              <table:table-cell office:value-type="string">
                <text:p>Log Cumulative</text:p>
                <draw:g>
                  <svg:desc>'Age-Gender-Raw'.A49:'Age-Gender-Raw'.A49</svg:desc>
                </draw:g>
              </table:table-cell>
              <table:table-cell office:value-type="float" office:value="4.11790073206452">
                <text:p>4.11790073206452</text:p>
                <draw:g>
                  <svg:desc>'Age-Gender-Raw'.B49:'Age-Gender-Raw'.V49</svg:desc>
                </draw:g>
              </table:table-cell>
              <table:table-cell office:value-type="float" office:value="4.19304107215324">
                <text:p>4.19304107215324</text:p>
              </table:table-cell>
              <table:table-cell office:value-type="float" office:value="4.30126879196606">
                <text:p>4.30126879196606</text:p>
              </table:table-cell>
              <table:table-cell office:value-type="float" office:value="4.36383752883614">
                <text:p>4.36383752883614</text:p>
              </table:table-cell>
              <table:table-cell office:value-type="float" office:value="4.42646246149016">
                <text:p>4.42646246149016</text:p>
              </table:table-cell>
              <table:table-cell office:value-type="float" office:value="4.48805691942405">
                <text:p>4.48805691942405</text:p>
              </table:table-cell>
              <table:table-cell office:value-type="float" office:value="4.52470761179401">
                <text:p>4.52470761179401</text:p>
              </table:table-cell>
              <table:table-cell office:value-type="float" office:value="4.58077676592016">
                <text:p>4.58077676592016</text:p>
              </table:table-cell>
              <table:table-cell office:value-type="float" office:value="4.62087487242297">
                <text:p>4.62087487242297</text:p>
              </table:table-cell>
              <table:table-cell office:value-type="float" office:value="4.65998271710638">
                <text:p>4.65998271710638</text:p>
              </table:table-cell>
              <table:table-cell office:value-type="float" office:value="4.696417552663">
                <text:p>4.696417552663</text:p>
              </table:table-cell>
              <table:table-cell office:value-type="float" office:value="4.75042353328732">
                <text:p>4.75042353328732</text:p>
              </table:table-cell>
              <table:table-cell office:value-type="float" office:value="4.78426058256608">
                <text:p>4.78426058256608</text:p>
              </table:table-cell>
              <table:table-cell office:value-type="float" office:value="4.81261258710776">
                <text:p>4.81261258710776</text:p>
              </table:table-cell>
              <table:table-cell office:value-type="float" office:value="4.8374369137302">
                <text:p>4.8374369137302</text:p>
              </table:table-cell>
              <table:table-cell office:value-type="float" office:value="4.8727446490755">
                <text:p>4.8727446490755</text:p>
              </table:table-cell>
              <table:table-cell office:value-type="float" office:value="4.90419602831668">
                <text:p>4.90419602831668</text:p>
              </table:table-cell>
              <table:table-cell office:value-type="float" office:value="4.94312337688744">
                <text:p>4.94312337688744</text:p>
              </table:table-cell>
              <table:table-cell office:value-type="float" office:value="4.97501339751868">
                <text:p>4.97501339751868</text:p>
              </table:table-cell>
              <table:table-cell office:value-type="float" office:value="4.99438314985568">
                <text:p>4.99438314985568</text:p>
              </table:table-cell>
              <table:table-cell office:value-type="float" office:value="5.01874209576238">
                <text:p>5.01874209576238</text:p>
              </table:table-cell>
            </table:table-row>
            <table:table-row>
              <table:table-cell office:value-type="string">
                <text:p>log Change</text:p>
                <draw:g>
                  <svg:desc>'Age-Gender-Raw'.A50:'Age-Gender-Raw'.A50</svg:desc>
                </draw:g>
              </table:table-cell>
              <table:table-cell office:value-type="float" office:value="NaN">
                <text:p>NaN</text:p>
                <draw:g>
                  <svg:desc>'Age-Gender-Raw'.B50:'Age-Gender-Raw'.V50</svg:desc>
                </draw:g>
              </table:table-cell>
              <table:table-cell office:value-type="float" office:value="3.39410130204004">
                <text:p>3.39410130204004</text:p>
              </table:table-cell>
              <table:table-cell office:value-type="float" office:value="3.64483232882564">
                <text:p>3.64483232882564</text:p>
              </table:table-cell>
              <table:table-cell office:value-type="float" office:value="3.49150176623733">
                <text:p>3.49150176623733</text:p>
              </table:table-cell>
              <table:table-cell office:value-type="float" office:value="3.55448916000382">
                <text:p>3.55448916000382</text:p>
              </table:table-cell>
              <table:table-cell office:value-type="float" office:value="3.60938094425071">
                <text:p>3.60938094425071</text:p>
              </table:table-cell>
              <table:table-cell office:value-type="float" office:value="3.43280900503317">
                <text:p>3.43280900503317</text:p>
              </table:table-cell>
              <table:table-cell office:value-type="float" office:value="3.66398345460827">
                <text:p>3.66398345460827</text:p>
              </table:table-cell>
              <table:table-cell office:value-type="float" office:value="3.56631962152481">
                <text:p>3.56631962152481</text:p>
              </table:table-cell>
              <table:table-cell office:value-type="float" office:value="3.5950550897593">
                <text:p>3.5950550897593</text:p>
              </table:table-cell>
              <table:table-cell office:value-type="float" office:value="3.60205999132796">
                <text:p>3.60205999132796</text:p>
              </table:table-cell>
              <table:table-cell office:value-type="float" office:value="3.81835787795835">
                <text:p>3.81835787795835</text:p>
              </table:table-cell>
              <table:table-cell office:value-type="float" office:value="3.65906007224094">
                <text:p>3.65906007224094</text:p>
              </table:table-cell>
              <table:table-cell office:value-type="float" office:value="3.61331316145546">
                <text:p>3.61331316145546</text:p>
              </table:table-cell>
              <table:table-cell office:value-type="float" office:value="3.58217703768841">
                <text:p>3.58217703768841</text:p>
              </table:table-cell>
              <table:table-cell office:value-type="float" office:value="3.76529592969806">
                <text:p>3.76529592969806</text:p>
              </table:table-cell>
              <table:table-cell office:value-type="float" office:value="3.74842062246757">
                <text:p>3.74842062246757</text:p>
              </table:table-cell>
              <table:table-cell office:value-type="float" office:value="3.87627558867788">
                <text:p>3.87627558867788</text:p>
              </table:table-cell>
              <table:table-cell office:value-type="float" office:value="3.82503644122135">
                <text:p>3.82503644122135</text:p>
              </table:table-cell>
              <table:table-cell office:value-type="float" office:value="3.63407402548747">
                <text:p>3.63407402548747</text:p>
              </table:table-cell>
              <table:table-cell office:value-type="float" office:value="3.75549372841512">
                <text:p>3.755493728415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date-style style:name="N82">
      <number:month number:style="long"/>
      <number:text>-</number:text>
      <number:day number:style="long"/>
    </number:date-style>
    <style:style style:name="ch1" style:family="chart">
      <style:graphic-properties draw:stroke="solid" svg:stroke-width="0.026cm"/>
    </style:style>
    <style:style style:name="ch2" style:family="chart">
      <style:chart-properties style:rotation-angle="0"/>
      <style:text-properties style:text-position="0% 100%" fo:font-family="Arial" fo:font-size="16pt" fo:font-weight="bold" style:font-size-asian="16pt" style:font-weight-asian="bold" style:font-size-complex="16pt" style:font-weight-complex="bold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/>
    </style:style>
    <style:style style:name="ch6" style:family="chart" style:data-style-name="N82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axis-label-position="outside-start" chart:tick-mark-position="at-axis" style:rotation-angle="90"/>
      <style:graphic-properties svg:stroke-color="#b3b3b3"/>
      <style:text-properties style:text-position="0% 100%" fo:font-family="Arial" fo:font-size="10pt" fo:font-weight="bold" style:font-size-asian="10pt" style:font-weight-asian="bold" style:font-size-complex="10pt" style:font-weight-complex="bold"/>
    </style:style>
    <style:style style:name="ch7" style:family="chart">
      <style:chart-properties style:rotation-angle="0"/>
      <style:text-properties style:text-position="0% 100%" fo:font-family="Arial" fo:font-size="12pt" fo:font-weight="bold" style:font-size-asian="12pt" style:font-weight-asian="bold" style:font-size-complex="12pt" style:font-weight-complex="bold"/>
    </style:style>
    <style:style style:name="ch8" style:family="chart" style:data-style-name="N1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9" style:family="chart">
      <style:chart-properties style:rotation-angle="90"/>
      <style:text-properties style:text-position="0% 100%" fo:font-family="Arial" fo:font-size="10pt" fo:font-weight="bold" style:font-size-asian="10pt" style:font-weight-asian="bold" style:font-size-complex="10pt" style:font-weight-complex="bold"/>
    </style:style>
    <style:style style:name="ch10" style:family="chart">
      <style:graphic-properties svg:stroke-color="#b3b3b3"/>
    </style:style>
    <style:style style:name="ch11" style:family="chart" style:data-style-name="N10">
      <style:chart-properties chart:symbol-type="none" chart:link-data-style-to-source="true"/>
      <style:graphic-properties svg:stroke-width="0.051cm" svg:stroke-color="#ff3838" draw:fill-color="#ff3838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draw:stroke="dash" draw:stroke-dash="Dashed_20__28_var_29_" svg:stroke-width="0.051cm" svg:stroke-color="#ff5429"/>
    </style:style>
    <style:style style:name="ch13" style:family="chart">
      <style:graphic-properties draw:stroke="solid" svg:stroke-width="0.102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7.708cm" svg:height="9.874cm" xlink:href=".." xlink:type="simple" chart:class="chart:line" chart:style-name="ch1">
        <chart:title svg:x="5.348cm" svg:y="0.227cm" chart:style-name="ch2">
          <text:p>Daily Change in New Cases</text:p>
        </chart:title>
        <chart:subtitle svg:x="7.047cm" svg:y="1.103cm" chart:style-name="ch3">
          <text:p>(Day over Day Change)</text:p>
        </chart:subtitle>
        <chart:legend chart:legend-position="end" svg:x="0.599cm" svg:y="0.463cm" style:legend-expansion="custom" chartooo:width="4.585cm" chartooo:height="1.06cm" style:legend-expansion-aspect-ratio="4.32547169811321" chart:style-name="ch4"/>
        <chart:plot-area chart:style-name="ch5" table:cell-range-address="'Age-Gender-Raw'.B29:'Age-Gender-Raw'.V29 'Age-Gender-Raw'.A36:'Age-Gender-Raw'.V36" chart:data-source-has-labels="both" svg:x="0.96cm" svg:y="2.113cm" svg:width="16.013cm" svg:height="6.192cm">
          <chartooo:coordinate-region svg:x="2.125cm" svg:y="2.303cm" svg:width="14.848cm" svg:height="4.838cm"/>
          <chart:axis chart:dimension="x" chart:name="primary-x" chart:style-name="ch6" chartooo:axis-type="auto">
            <chartooo:date-scale/>
            <chart:title svg:x="7.48cm" svg:y="8.753cm" chart:style-name="ch7">
              <text:p>Reporting Date</text:p>
            </chart:title>
            <chart:categories table:cell-range-address="'Age-Gender-Raw'.B29:'Age-Gender-Raw'.V29"/>
          </chart:axis>
          <chart:axis chart:dimension="y" chart:name="primary-y" chart:style-name="ch8">
            <chart:title svg:x="0.229cm" svg:y="7.384cm" chart:style-name="ch9">
              <text:p>% of Prior Days New Cases</text:p>
            </chart:title>
            <chart:grid chart:style-name="ch10" chart:class="major"/>
          </chart:axis>
          <chart:series chart:style-name="ch11" chart:values-cell-range-address="'Age-Gender-Raw'.B36:'Age-Gender-Raw'.V36" chart:label-cell-address="'Age-Gender-Raw'.A36:'Age-Gender-Raw'.A36" chart:class="chart:line">
            <chart:regression-curve chart:style-name="ch12"/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float" office:value="43913">
                <text:p>43913</text:p>
                <draw:g>
                  <svg:desc>'Age-Gender-Raw'.B29:'Age-Gender-Raw'.V29</svg:desc>
                </draw:g>
              </table:table-cell>
              <table:table-cell office:value-type="float" office:value="43914">
                <text:p>43914</text:p>
              </table:table-cell>
              <table:table-cell office:value-type="float" office:value="43915">
                <text:p>43915</text:p>
              </table:table-cell>
              <table:table-cell office:value-type="float" office:value="43916">
                <text:p>43916</text:p>
              </table:table-cell>
              <table:table-cell office:value-type="float" office:value="43917">
                <text:p>43917</text:p>
              </table:table-cell>
              <table:table-cell office:value-type="float" office:value="43918">
                <text:p>43918</text:p>
              </table:table-cell>
              <table:table-cell office:value-type="float" office:value="43919">
                <text:p>43919</text:p>
              </table:table-cell>
              <table:table-cell office:value-type="float" office:value="43920">
                <text:p>43920</text:p>
              </table:table-cell>
              <table:table-cell office:value-type="float" office:value="43921">
                <text:p>43921</text:p>
              </table:table-cell>
              <table:table-cell office:value-type="float" office:value="43922">
                <text:p>43922</text:p>
              </table:table-cell>
              <table:table-cell office:value-type="float" office:value="43923">
                <text:p>43923</text:p>
              </table:table-cell>
              <table:table-cell office:value-type="float" office:value="43924">
                <text:p>43924</text:p>
              </table:table-cell>
              <table:table-cell office:value-type="float" office:value="43925">
                <text:p>43925</text:p>
              </table:table-cell>
              <table:table-cell office:value-type="float" office:value="43926">
                <text:p>43926</text:p>
              </table:table-cell>
              <table:table-cell office:value-type="float" office:value="43927">
                <text:p>43927</text:p>
              </table:table-cell>
              <table:table-cell office:value-type="float" office:value="43928">
                <text:p>43928</text:p>
              </table:table-cell>
              <table:table-cell office:value-type="float" office:value="43929">
                <text:p>43929</text:p>
              </table:table-cell>
              <table:table-cell office:value-type="float" office:value="43930">
                <text:p>43930</text:p>
              </table:table-cell>
              <table:table-cell office:value-type="float" office:value="43931">
                <text:p>43931</text:p>
              </table:table-cell>
              <table:table-cell office:value-type="float" office:value="43932">
                <text:p>43932</text:p>
              </table:table-cell>
              <table:table-cell office:value-type="float" office:value="43933">
                <text:p>43933</text:p>
              </table:table-cell>
            </table:table-row>
          </table:table-header-rows>
          <table:table-rows>
            <table:table-row>
              <table:table-cell office:value-type="string">
                <text:p>All Ages</text:p>
                <draw:g>
                  <svg:desc>'Age-Gender-Raw'.A36:'Age-Gender-Raw'.A36</svg:desc>
                </draw:g>
              </table:table-cell>
              <table:table-cell office:value-type="float" office:value="NaN">
                <text:p>NaN</text:p>
                <draw:g>
                  <svg:desc>'Age-Gender-Raw'.B36:'Age-Gender-Raw'.V3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781275221953188">
                <text:p>0.781275221953188</text:p>
              </table:table-cell>
              <table:table-cell office:value-type="float" office:value="-0.297462618939737">
                <text:p>-0.297462618939737</text:p>
              </table:table-cell>
              <table:table-cell office:value-type="float" office:value="0.156078684295389">
                <text:p>0.156078684295389</text:p>
              </table:table-cell>
              <table:table-cell office:value-type="float" office:value="0.134728033472803">
                <text:p>0.134728033472803</text:p>
              </table:table-cell>
              <table:table-cell office:value-type="float" office:value="-0.334070796460177">
                <text:p>-0.334070796460177</text:p>
              </table:table-cell>
              <table:table-cell office:value-type="float" office:value="0.702842377260982">
                <text:p>0.702842377260982</text:p>
              </table:table-cell>
              <table:table-cell office:value-type="float" office:value="-0.201387383481465">
                <text:p>-0.201387383481465</text:p>
              </table:table-cell>
              <table:table-cell office:value-type="float" office:value="0.0684039087947883">
                <text:p>0.0684039087947883</text:p>
              </table:table-cell>
              <table:table-cell office:value-type="float" office:value="0.0162601626016261">
                <text:p>0.0162601626016261</text:p>
              </table:table-cell>
              <table:table-cell office:value-type="float" office:value="0.6455">
                <text:p>0.6455</text:p>
              </table:table-cell>
              <table:table-cell office:value-type="float" office:value="-0.307049529018535">
                <text:p>-0.307049529018535</text:p>
              </table:table-cell>
              <table:table-cell office:value-type="float" office:value="-0.0999780749835563">
                <text:p>-0.0999780749835563</text:p>
              </table:table-cell>
              <table:table-cell office:value-type="float" office:value="-0.069183922046285">
                <text:p>-0.069183922046285</text:p>
              </table:table-cell>
              <table:table-cell office:value-type="float" office:value="0.524470034022507">
                <text:p>0.524470034022507</text:p>
              </table:table-cell>
              <table:table-cell office:value-type="float" office:value="-0.0381115879828326">
                <text:p>-0.0381115879828326</text:p>
              </table:table-cell>
              <table:table-cell office:value-type="float" office:value="0.342316616098519">
                <text:p>0.342316616098519</text:p>
              </table:table-cell>
              <table:table-cell office:value-type="float" office:value="-0.111288392500997">
                <text:p>-0.111288392500997</text:p>
              </table:table-cell>
              <table:table-cell office:value-type="float" office:value="-0.355774985038899">
                <text:p>-0.355774985038899</text:p>
              </table:table-cell>
              <table:table-cell office:value-type="float" office:value="0.322573153738969">
                <text:p>0.32257315373896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82">
      <number:month number:style="long"/>
      <number:text>-</number:text>
      <number:day number:style="long"/>
    </number:date-style>
    <number:number-style style:name="N126">
      <number:number number:decimal-places="3" loext:min-decimal-places="3" number:min-integer-digits="1"/>
    </number:number-style>
    <style:style style:name="ch1" style:family="chart">
      <style:graphic-properties draw:stroke="solid" svg:stroke-width="0.026cm"/>
    </style:style>
    <style:style style:name="ch2" style:family="chart">
      <style:chart-properties style:rotation-angle="0"/>
      <style:text-properties style:text-position="0% 100%" fo:font-family="Arial" fo:font-size="16pt" fo:font-weight="bold" style:font-size-asian="16pt" style:font-weight-asian="bold" style:font-size-complex="16pt" style:font-weight-complex="bold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/>
    </style:style>
    <style:style style:name="ch6" style:family="chart" style:data-style-name="N82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90"/>
      <style:graphic-properties svg:stroke-color="#b3b3b3"/>
      <style:text-properties style:text-position="0% 100%" fo:font-family="Arial" fo:font-size="10pt" fo:font-weight="bold" style:font-size-asian="10pt" style:font-weight-asian="bold" style:font-size-complex="10pt" style:font-weight-complex="bold"/>
    </style:style>
    <style:style style:name="ch7" style:family="chart">
      <style:chart-properties style:rotation-angle="0"/>
      <style:text-properties style:text-position="0% 100%" fo:font-family="Arial" fo:font-size="12pt" fo:font-weight="bold" style:font-size-asian="12pt" style:font-weight-asian="bold" style:font-size-complex="12pt" style:font-weight-complex="bold"/>
    </style:style>
    <style:style style:name="ch8" style:family="chart" style:data-style-name="N3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9" style:family="chart">
      <style:chart-properties chart:auto-position="true" style:rotation-angle="90"/>
      <style:text-properties style:text-position="0% 100%" fo:font-family="Arial" fo:font-size="10pt" fo:font-weight="bold" style:font-size-asian="10pt" style:font-weight-asian="bold" style:font-size-complex="10pt" style:font-weight-complex="bold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 fo:wrap-option="wrap"/>
      <style:text-properties style:text-position="0% 100%" fo:font-family="Arial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 fo:wrap-option="wrap"/>
      <style:text-properties style:text-position="0% 100%" fo:font-family="Arial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/>
      <style:graphic-properties svg:stroke-width="0.08cm" svg:stroke-color="#ffd320" draw:fill-color="#ffd320" fo:wrap-option="wrap"/>
      <style:text-properties style:text-position="0% 100%" fo:font-family="Arial" fo:font-size="10pt" style:font-size-asian="10pt" style:font-size-complex="10pt"/>
    </style:style>
    <style:style style:name="ch14" style:family="chart" style:data-style-name="N3">
      <style:chart-properties chart:symbol-type="none" chart:link-data-style-to-source="true" chart:label-position="right"/>
      <style:graphic-properties svg:stroke-width="0.08cm" svg:stroke-color="#579d1c" draw:fill-color="#579d1c" fo:wrap-option="wrap"/>
      <style:text-properties style:text-position="0% 100%" fo:font-family="Arial" fo:font-size="10pt" style:font-size-asian="10pt" style:font-size-complex="10pt"/>
    </style:style>
    <style:style style:name="ch15" style:family="chart" style:data-style-name="N0">
      <style:chart-properties chart:symbol-type="none" chart:link-data-style-to-source="true" chart:label-position="right"/>
      <style:graphic-properties svg:stroke-width="0.08cm" svg:stroke-color="#7e0021" draw:fill-color="#7e0021" fo:wrap-option="wrap"/>
      <style:text-properties style:text-position="0% 100%" fo:font-family="Arial" fo:font-size="10pt" style:font-size-asian="10pt" style:font-size-complex="10pt"/>
    </style:style>
    <style:style style:name="ch16" style:family="chart">
      <style:chart-properties loext:regression-name="2-Poly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17" style:family="chart" style:data-style-name="N126">
      <style:chart-properties loext:regression-y-name="f2(x)"/>
      <style:graphic-properties draw:stroke="solid" draw:fill="solid" draw:fill-color="#ffffff"/>
      <style:text-properties fo:font-size="8pt"/>
    </style:style>
    <style:style style:name="ch18" style:family="chart">
      <style:graphic-properties draw:stroke="solid" svg:stroke-color="#b3b3b3" draw:fill="none" draw:fill-color="#d9d9d9"/>
    </style:style>
    <style:style style:name="ch19" style:family="chart">
      <style:graphic-properties draw:fill-color="#d9d9d9"/>
    </style:style>
  </office:automatic-styles>
  <office:body>
    <office:chart>
      <chart:chart svg:width="16.024cm" svg:height="8.999cm" xlink:href=".." xlink:type="simple" chart:class="chart:line" chart:style-name="ch1">
        <chart:title svg:x="4.098cm" svg:y="0cm" chart:style-name="ch2">
          <text:p>Total New Cases per 100,000</text:p>
        </chart:title>
        <chart:subtitle svg:x="6.714cm" svg:y="0.858cm" chart:style-name="ch3">
          <text:p>By AgeGroup</text:p>
        </chart:subtitle>
        <chart:legend chart:legend-position="end" svg:x="13.655cm" svg:y="3.009cm" style:legend-expansion="high" chart:style-name="ch4"/>
        <chart:plot-area chart:style-name="ch5" table:cell-range-address="'Age-Gender-Raw'.A53:'Age-Gender-Raw'.V58" chart:data-source-has-labels="both" svg:x="0.511cm" svg:y="1.519cm" svg:width="13.27cm" svg:height="5.625cm">
          <chartooo:coordinate-region svg:x="1.653cm" svg:y="1.709cm" svg:width="11.938cm" svg:height="4.784cm"/>
          <chart:axis chart:dimension="x" chart:name="primary-x" chart:style-name="ch6" chartooo:axis-type="auto">
            <chartooo:date-scale/>
            <chart:title svg:x="5.961cm" svg:y="7.958cm" chart:style-name="ch7">
              <text:p>Reporting Date</text:p>
            </chart:title>
            <chart:categories table:cell-range-address="'Age-Gender-Raw'.B53:'Age-Gender-Raw'.V53"/>
          </chart:axis>
          <chart:axis chart:dimension="y" chart:name="primary-y" chart:style-name="ch8">
            <chart:title svg:x="0.001cm" svg:y="5.342cm" chart:style-name="ch9">
              <text:p>New Cases</text:p>
            </chart:title>
            <chart:grid chart:style-name="ch10" chart:class="major"/>
          </chart:axis>
          <chart:series chart:style-name="ch11" chart:values-cell-range-address="'Age-Gender-Raw'.B54:'Age-Gender-Raw'.V54" chart:label-cell-address="'Age-Gender-Raw'.A54:'Age-Gender-Raw'.A54" chart:class="chart:line">
            <chart:data-point chart:repeated="21"/>
          </chart:series>
          <chart:series chart:style-name="ch12" chart:values-cell-range-address="'Age-Gender-Raw'.B55:'Age-Gender-Raw'.V55" chart:label-cell-address="'Age-Gender-Raw'.A55:'Age-Gender-Raw'.A55" chart:class="chart:line">
            <chart:data-point chart:repeated="21"/>
          </chart:series>
          <chart:series chart:style-name="ch13" chart:values-cell-range-address="'Age-Gender-Raw'.B56:'Age-Gender-Raw'.V56" chart:label-cell-address="'Age-Gender-Raw'.A56:'Age-Gender-Raw'.A56" chart:class="chart:line">
            <chart:data-point chart:repeated="21"/>
          </chart:series>
          <chart:series chart:style-name="ch14" chart:values-cell-range-address="'Age-Gender-Raw'.B57:'Age-Gender-Raw'.V57" chart:label-cell-address="'Age-Gender-Raw'.A57:'Age-Gender-Raw'.A57" chart:class="chart:line">
            <chart:data-point chart:repeated="21"/>
          </chart:series>
          <chart:series chart:style-name="ch15" chart:values-cell-range-address="'Age-Gender-Raw'.B58:'Age-Gender-Raw'.V58" chart:label-cell-address="'Age-Gender-Raw'.A58:'Age-Gender-Raw'.A58" chart:class="chart:line">
            <chart:regression-curve chart:style-name="ch16">
              <chart:equation chart:display-equation="true" chart:display-r-square="true" svg:x="1.594cm" svg:y="1.722cm" chart:style-name="ch17"/>
            </chart:regression-curve>
            <chart:data-point chart:repeated="2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Age-Gender-Raw'.B53:'Age-Gender-Raw'.V5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</table:table-header-rows>
          <table:table-rows>
            <table:table-row>
              <table:table-cell office:value-type="string">
                <text:p>0-17</text:p>
                <draw:g>
                  <svg:desc>'Age-Gender-Raw'.A54:'Age-Gender-Raw'.A54</svg:desc>
                </draw:g>
              </table:table-cell>
              <table:table-cell office:value-type="float" office:value="19.6060844407034">
                <text:p>19.6060844407034</text:p>
                <draw:g>
                  <svg:desc>'Age-Gender-Raw'.B54:'Age-Gender-Raw'.V54</svg:desc>
                </draw:g>
              </table:table-cell>
              <table:table-cell office:value-type="float" office:value="22.0784059390912">
                <text:p>22.0784059390912</text:p>
              </table:table-cell>
              <table:table-cell office:value-type="float" office:value="25.6431485646736">
                <text:p>25.6431485646736</text:p>
              </table:table-cell>
              <table:table-cell office:value-type="float" office:value="28.4604451558597">
                <text:p>28.4604451558597</text:p>
              </table:table-cell>
              <table:table-cell office:value-type="float" office:value="31.2202458982461">
                <text:p>31.2202458982461</text:p>
              </table:table-cell>
              <table:table-cell office:value-type="float" office:value="33.9800466406325">
                <text:p>33.9800466406325</text:p>
              </table:table-cell>
              <table:table-cell office:value-type="float" office:value="35.5899304070246">
                <text:p>35.5899304070246</text:p>
              </table:table-cell>
              <table:table-cell office:value-type="float" office:value="41.0520360429977">
                <text:p>41.0520360429977</text:p>
              </table:table-cell>
              <table:table-cell office:value-type="float" office:value="43.5243575413855">
                <text:p>43.5243575413855</text:p>
              </table:table-cell>
              <table:table-cell office:value-type="float" office:value="46.9166126205688">
                <text:p>46.9166126205688</text:p>
              </table:table-cell>
              <table:table-cell office:value-type="float" office:value="50.6538427925504">
                <text:p>50.6538427925504</text:p>
              </table:table-cell>
              <table:table-cell office:value-type="float" office:value="56.8058986141201">
                <text:p>56.8058986141201</text:p>
              </table:table-cell>
              <table:table-cell office:value-type="float" office:value="61.9230291572948">
                <text:p>61.9230291572948</text:p>
              </table:table-cell>
              <table:table-cell office:value-type="float" office:value="65.2577883876784">
                <text:p>65.2577883876784</text:p>
              </table:table-cell>
              <table:table-cell office:value-type="float" office:value="69.2250019548589">
                <text:p>69.2250019548589</text:p>
              </table:table-cell>
              <table:table-cell office:value-type="float" office:value="78.9992962508107">
                <text:p>78.9992962508107</text:p>
              </table:table-cell>
              <table:table-cell office:value-type="float" office:value="87.5661777219685">
                <text:p>87.5661777219685</text:p>
              </table:table-cell>
              <table:table-cell office:value-type="float" office:value="99.237835028311">
                <text:p>99.237835028311</text:p>
              </table:table-cell>
              <table:table-cell office:value-type="float" office:value="107.344749709071">
                <text:p>107.344749709071</text:p>
              </table:table-cell>
              <table:table-cell office:value-type="float" office:value="110.851996485854">
                <text:p>110.851996485854</text:p>
              </table:table-cell>
              <table:table-cell office:value-type="float" office:value="116.429093819426">
                <text:p>116.429093819426</text:p>
              </table:table-cell>
            </table:table-row>
            <table:table-row>
              <table:table-cell office:value-type="string">
                <text:p>18-44</text:p>
                <draw:g>
                  <svg:desc>'Age-Gender-Raw'.A55:'Age-Gender-Raw'.A55</svg:desc>
                </draw:g>
              </table:table-cell>
              <table:table-cell office:value-type="float" office:value="179.723978514125">
                <text:p>179.723978514125</text:p>
                <draw:g>
                  <svg:desc>'Age-Gender-Raw'.B55:'Age-Gender-Raw'.V55</svg:desc>
                </draw:g>
              </table:table-cell>
              <table:table-cell office:value-type="float" office:value="211.26129305372">
                <text:p>211.26129305372</text:p>
              </table:table-cell>
              <table:table-cell office:value-type="float" office:value="264.448869793775">
                <text:p>264.448869793775</text:p>
              </table:table-cell>
              <table:table-cell office:value-type="float" office:value="302.120921628135">
                <text:p>302.120921628135</text:p>
              </table:table-cell>
              <table:table-cell office:value-type="float" office:value="345.957491035392">
                <text:p>345.957491035392</text:p>
              </table:table-cell>
              <table:table-cell office:value-type="float" office:value="393.486814930759">
                <text:p>393.486814930759</text:p>
              </table:table-cell>
              <table:table-cell office:value-type="float" office:value="423.862698623288">
                <text:p>423.862698623288</text:p>
              </table:table-cell>
              <table:table-cell office:value-type="float" office:value="477.318297866511">
                <text:p>477.318297866511</text:p>
              </table:table-cell>
              <table:table-cell office:value-type="float" office:value="516.598484719888">
                <text:p>516.598484719888</text:p>
              </table:table-cell>
              <table:table-cell office:value-type="float" office:value="558.886479664388">
                <text:p>558.886479664388</text:p>
              </table:table-cell>
              <table:table-cell office:value-type="float" office:value="604.926789653259">
                <text:p>604.926789653259</text:p>
              </table:table-cell>
              <table:table-cell office:value-type="float" office:value="668.09075956684">
                <text:p>668.09075956684</text:p>
              </table:table-cell>
              <table:table-cell office:value-type="float" office:value="713.297221768073">
                <text:p>713.297221768073</text:p>
              </table:table-cell>
              <table:table-cell office:value-type="float" office:value="755.912799772002">
                <text:p>755.912799772002</text:p>
              </table:table-cell>
              <table:table-cell office:value-type="float" office:value="795.609910519198">
                <text:p>795.609910519198</text:p>
              </table:table-cell>
              <table:table-cell office:value-type="float" office:value="858.565418485869">
                <text:p>858.565418485869</text:p>
              </table:table-cell>
              <table:table-cell office:value-type="float" office:value="919.525647817835">
                <text:p>919.525647817835</text:p>
              </table:table-cell>
              <table:table-cell office:value-type="float" office:value="1009.73011027339">
                <text:p>1009.73011027339</text:p>
              </table:table-cell>
              <table:table-cell office:value-type="float" office:value="1086.23564478918">
                <text:p>1086.23564478918</text:p>
              </table:table-cell>
              <table:table-cell office:value-type="float" office:value="1126.73682304589">
                <text:p>1126.73682304589</text:p>
              </table:table-cell>
              <table:table-cell office:value-type="float" office:value="1182.39616287072">
                <text:p>1182.39616287072</text:p>
              </table:table-cell>
            </table:table-row>
            <table:table-row>
              <table:table-cell office:value-type="string">
                <text:p>45-64</text:p>
                <draw:g>
                  <svg:desc>'Age-Gender-Raw'.A56:'Age-Gender-Raw'.A56</svg:desc>
                </draw:g>
              </table:table-cell>
              <table:table-cell office:value-type="float" office:value="211.226675939954">
                <text:p>211.226675939954</text:p>
                <draw:g>
                  <svg:desc>'Age-Gender-Raw'.B56:'Age-Gender-Raw'.V56</svg:desc>
                </draw:g>
              </table:table-cell>
              <table:table-cell office:value-type="float" office:value="252.616015388469">
                <text:p>252.616015388469</text:p>
              </table:table-cell>
              <table:table-cell office:value-type="float" office:value="330.044720913775">
                <text:p>330.044720913775</text:p>
              </table:table-cell>
              <table:table-cell office:value-type="float" office:value="382.717640564471">
                <text:p>382.717640564471</text:p>
              </table:table-cell>
              <table:table-cell office:value-type="float" office:value="445.409601256757">
                <text:p>445.409601256757</text:p>
              </table:table-cell>
              <table:table-cell office:value-type="float" office:value="515.348344061651">
                <text:p>515.348344061651</text:p>
              </table:table-cell>
              <table:table-cell office:value-type="float" office:value="563.060379313112">
                <text:p>563.060379313112</text:p>
              </table:table-cell>
              <table:table-cell office:value-type="float" office:value="649.000406111615">
                <text:p>649.000406111615</text:p>
              </table:table-cell>
              <table:table-cell office:value-type="float" office:value="714.415989611324">
                <text:p>714.415989611324</text:p>
              </table:table-cell>
              <table:table-cell office:value-type="float" office:value="783.236101620312">
                <text:p>783.236101620312</text:p>
              </table:table-cell>
              <table:table-cell office:value-type="float" office:value="850.986218954956">
                <text:p>850.986218954956</text:p>
              </table:table-cell>
              <table:table-cell office:value-type="float" office:value="971.311983697172">
                <text:p>971.311983697172</text:p>
              </table:table-cell>
              <table:table-cell office:value-type="float" office:value="1052.68021506893">
                <text:p>1052.68021506893</text:p>
              </table:table-cell>
              <table:table-cell office:value-type="float" office:value="1125.19667231656">
                <text:p>1125.19667231656</text:p>
              </table:table-cell>
              <table:table-cell office:value-type="float" office:value="1197.76176568576">
                <text:p>1197.76176568576</text:p>
              </table:table-cell>
              <table:table-cell office:value-type="float" office:value="1301.25943236783">
                <text:p>1301.25943236783</text:p>
              </table:table-cell>
              <table:table-cell office:value-type="float" office:value="1395.85668880421">
                <text:p>1395.85668880421</text:p>
              </table:table-cell>
              <table:table-cell office:value-type="float" office:value="1530.67601777164">
                <text:p>1530.67601777164</text:p>
              </table:table-cell>
              <table:table-cell office:value-type="float" office:value="1649.4454266239">
                <text:p>1649.4454266239</text:p>
              </table:table-cell>
              <table:table-cell office:value-type="float" office:value="1730.23002453692">
                <text:p>1730.23002453692</text:p>
              </table:table-cell>
              <table:table-cell office:value-type="float" office:value="1840.92583721004">
                <text:p>1840.92583721004</text:p>
              </table:table-cell>
            </table:table-row>
            <table:table-row>
              <table:table-cell office:value-type="string">
                <text:p>65-75</text:p>
                <draw:g>
                  <svg:desc>'Age-Gender-Raw'.A57:'Age-Gender-Raw'.A57</svg:desc>
                </draw:g>
              </table:table-cell>
              <table:table-cell office:value-type="float" office:value="200.304027796827">
                <text:p>200.304027796827</text:p>
                <draw:g>
                  <svg:desc>'Age-Gender-Raw'.B57:'Age-Gender-Raw'.V57</svg:desc>
                </draw:g>
              </table:table-cell>
              <table:table-cell office:value-type="float" office:value="241.307776711014">
                <text:p>241.307776711014</text:p>
              </table:table-cell>
              <table:table-cell office:value-type="float" office:value="318.029076944178">
                <text:p>318.029076944178</text:p>
              </table:table-cell>
              <table:table-cell office:value-type="float" office:value="375.320029259818">
                <text:p>375.320029259818</text:p>
              </table:table-cell>
              <table:table-cell office:value-type="float" office:value="433.468202807114">
                <text:p>433.468202807114</text:p>
              </table:table-cell>
              <table:table-cell office:value-type="float" office:value="510.189503040278">
                <text:p>510.189503040278</text:p>
              </table:table-cell>
              <table:table-cell office:value-type="float" office:value="564.908791660952">
                <text:p>564.908791660952</text:p>
              </table:table-cell>
              <table:table-cell office:value-type="float" office:value="642.344442920496">
                <text:p>642.344442920496</text:p>
              </table:table-cell>
              <table:table-cell office:value-type="float" office:value="716.494079458693">
                <text:p>716.494079458693</text:p>
              </table:table-cell>
              <table:table-cell office:value-type="float" office:value="797.787226260687">
                <text:p>797.787226260687</text:p>
              </table:table-cell>
              <table:table-cell office:value-type="float" office:value="870.793901156677">
                <text:p>870.793901156677</text:p>
              </table:table-cell>
              <table:table-cell office:value-type="float" office:value="1009.23513006904">
                <text:p>1009.23513006904</text:p>
              </table:table-cell>
              <table:table-cell office:value-type="float" office:value="1102.38650390893">
                <text:p>1102.38650390893</text:p>
              </table:table-cell>
              <table:table-cell office:value-type="float" office:value="1180.10789557902">
                <text:p>1180.10789557902</text:p>
              </table:table-cell>
              <table:table-cell office:value-type="float" office:value="1249.97142595894">
                <text:p>1249.97142595894</text:p>
              </table:table-cell>
              <table:table-cell office:value-type="float" office:value="1353.26658437343">
                <text:p>1353.26658437343</text:p>
              </table:table-cell>
              <table:table-cell office:value-type="float" office:value="1459.99062771453">
                <text:p>1459.99062771453</text:p>
              </table:table-cell>
              <table:table-cell office:value-type="float" office:value="1570.14355598226">
                <text:p>1570.14355598226</text:p>
              </table:table-cell>
              <table:table-cell office:value-type="float" office:value="1676.72472911809">
                <text:p>1676.72472911809</text:p>
              </table:table-cell>
              <table:table-cell office:value-type="float" office:value="1766.44721803136">
                <text:p>1766.44721803136</text:p>
              </table:table-cell>
              <table:table-cell office:value-type="float" office:value="1875.60005486216">
                <text:p>1875.60005486216</text:p>
              </table:table-cell>
            </table:table-row>
            <table:table-row>
              <table:table-cell office:value-type="string">
                <text:p>75+</text:p>
                <draw:g>
                  <svg:desc>'Age-Gender-Raw'.A58:'Age-Gender-Raw'.A58</svg:desc>
                </draw:g>
              </table:table-cell>
              <table:table-cell office:value-type="float" office:value="181.10363233763">
                <text:p>181.10363233763</text:p>
                <draw:g>
                  <svg:desc>'Age-Gender-Raw'.B58:'Age-Gender-Raw'.V58</svg:desc>
                </draw:g>
              </table:table-cell>
              <table:table-cell office:value-type="float" office:value="224.913114249263">
                <text:p>224.913114249263</text:p>
              </table:table-cell>
              <table:table-cell office:value-type="float" office:value="299.33424251756">
                <text:p>299.33424251756</text:p>
              </table:table-cell>
              <table:table-cell office:value-type="float" office:value="354.691830539791">
                <text:p>354.691830539791</text:p>
              </table:table-cell>
              <table:table-cell office:value-type="float" office:value="419.031278870265">
                <text:p>419.031278870265</text:p>
              </table:table-cell>
              <table:table-cell office:value-type="float" office:value="499.31811182966">
                <text:p>499.31811182966</text:p>
              </table:table-cell>
              <table:table-cell office:value-type="float" office:value="553.57588022231">
                <text:p>553.57588022231</text:p>
              </table:table-cell>
              <table:table-cell office:value-type="float" office:value="625.064156145059">
                <text:p>625.064156145059</text:p>
              </table:table-cell>
              <table:table-cell office:value-type="float" office:value="708.650447993196">
                <text:p>708.650447993196</text:p>
              </table:table-cell>
              <table:table-cell office:value-type="float" office:value="793.336559470913">
                <text:p>793.336559470913</text:p>
              </table:table-cell>
              <table:table-cell office:value-type="float" office:value="881.872039652164">
                <text:p>881.872039652164</text:p>
              </table:table-cell>
              <table:table-cell office:value-type="float" office:value="1046.47837754608">
                <text:p>1046.47837754608</text:p>
              </table:table-cell>
              <table:table-cell office:value-type="float" office:value="1161.59283210887">
                <text:p>1161.59283210887</text:p>
              </table:table-cell>
              <table:table-cell office:value-type="float" office:value="1265.70909037584">
                <text:p>1265.70909037584</text:p>
              </table:table-cell>
              <table:table-cell office:value-type="float" office:value="1346.36252987843">
                <text:p>1346.36252987843</text:p>
              </table:table-cell>
              <table:table-cell office:value-type="float" office:value="1467.70929567551">
                <text:p>1467.70929567551</text:p>
              </table:table-cell>
              <table:table-cell office:value-type="float" office:value="1597.12140542284">
                <text:p>1597.12140542284</text:p>
              </table:table-cell>
              <table:table-cell office:value-type="float" office:value="1727.45003152816">
                <text:p>1727.45003152816</text:p>
              </table:table-cell>
              <table:table-cell office:value-type="float" office:value="1870.24328010206">
                <text:p>1870.24328010206</text:p>
              </table:table-cell>
              <table:table-cell office:value-type="float" office:value="1978.39221034417">
                <text:p>1978.39221034417</text:p>
              </table:table-cell>
              <table:table-cell office:value-type="float" office:value="2103.77164811638">
                <text:p>2103.7716481163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